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24.7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/>
    <style:style style:name="ce3" style:family="table-cell" style:parent-style-name="Default" style:data-style-name="N61"/>
    <style:style style:name="ce4" style:family="table-cell" style:parent-style-name="Default"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MM3" table:style-name="ta1">
        <table:table-column table:style-name="co1" table:number-columns-repeated="3" table:default-cell-style-name="ce1"/>
        <table:table-column table:style-name="co1" table:number-columns-repeated="1008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CONCATENATE(&quot;'&quot;;[.A1];&quot;', &quot;)" office:value-type="string" office:string-value="'1', " calcext:value-type="string">
            <text:p>'1', </text:p>
          </table:table-cell>
          <table:table-cell/>
          <table:table-cell table:formula="of:=CONCATENATE(&quot;'&quot;;[.A1];&quot;': {'element': '&quot;;[.B1];&quot;'},&quot;)" office:value-type="string" office:string-value="'1': {'element': 'C'}," calcext:value-type="string">
            <text:p>'1': {'element': 'C'},</text:p>
          </table:table-cell>
          <table:table-cell office:value-type="string" calcext:value-type="string">
            <text:p>'1': {'element': 'C'},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CONCATENATE([.C1];&quot;'&quot;;[.A2];&quot;', &quot;)" office:value-type="string" office:string-value="'1', '2', " calcext:value-type="string">
            <text:p>'1', '2', </text:p>
          </table:table-cell>
          <table:table-cell/>
          <table:table-cell table:formula="of:=CONCATENATE(&quot;'&quot;;[.A2];&quot;': {'element': '&quot;;[.B2];&quot;'},&quot;)" office:value-type="string" office:string-value="'2': {'element': 'C'}," calcext:value-type="string">
            <text:p>'2': {'element': 'C'},</text:p>
          </table:table-cell>
          <table:table-cell office:value-type="string" calcext:value-type="string">
            <text:p>'2': {'element': 'C'},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CONCATENATE([.C2];&quot;'&quot;;[.A3];&quot;', &quot;)" office:value-type="string" office:string-value="'1', '2', '3', " calcext:value-type="string">
            <text:p>'1', '2', '3', </text:p>
          </table:table-cell>
          <table:table-cell/>
          <table:table-cell table:formula="of:=CONCATENATE(&quot;'&quot;;[.A3];&quot;': {'element': '&quot;;[.B3];&quot;'},&quot;)" office:value-type="string" office:string-value="'3': {'element': 'C'}," calcext:value-type="string">
            <text:p>'3': {'element': 'C'},</text:p>
          </table:table-cell>
          <table:table-cell office:value-type="string" calcext:value-type="string">
            <text:p>'3': {'element': 'C'},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CONCATENATE([.C3];&quot;'&quot;;[.A4];&quot;', &quot;)" office:value-type="string" office:string-value="'1', '2', '3', '4', " calcext:value-type="string">
            <text:p>'1', '2', '3', '4', </text:p>
          </table:table-cell>
          <table:table-cell/>
          <table:table-cell table:formula="of:=CONCATENATE(&quot;'&quot;;[.A4];&quot;': {'element': '&quot;;[.B4];&quot;'},&quot;)" office:value-type="string" office:string-value="'4': {'element': 'C'}," calcext:value-type="string">
            <text:p>'4': {'element': 'C'},</text:p>
          </table:table-cell>
          <table:table-cell office:value-type="string" calcext:value-type="string">
            <text:p>'4': {'element': 'C'},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NCATENATE([.C4];&quot;'&quot;;[.A5];&quot;', &quot;)" office:value-type="string" office:string-value="'1', '2', '3', '4', '5', " calcext:value-type="string">
            <text:p>'1', '2', '3', '4', '5', </text:p>
          </table:table-cell>
          <table:table-cell/>
          <table:table-cell table:formula="of:=CONCATENATE(&quot;'&quot;;[.A5];&quot;': {'element': '&quot;;[.B5];&quot;'},&quot;)" office:value-type="string" office:string-value="'5': {'element': 'H'}," calcext:value-type="string">
            <text:p>'5': {'element': 'H'},</text:p>
          </table:table-cell>
          <table:table-cell office:value-type="string" calcext:value-type="string">
            <text:p>'5': {'element': 'H'},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formula="of:=CONCATENATE([.C5];&quot;'&quot;;[.A6];&quot;', &quot;)" office:value-type="string" office:string-value="'1', '2', '3', '4', '5', '6', " calcext:value-type="string">
            <text:p>'1', '2', '3', '4', '5', '6', </text:p>
          </table:table-cell>
          <table:table-cell/>
          <table:table-cell table:formula="of:=CONCATENATE(&quot;'&quot;;[.A6];&quot;': {'element': '&quot;;[.B6];&quot;'},&quot;)" office:value-type="string" office:string-value="'6': {'element': 'O'}," calcext:value-type="string">
            <text:p>'6': {'element': 'O'},</text:p>
          </table:table-cell>
          <table:table-cell office:value-type="string" calcext:value-type="string">
            <text:p>'6': {'element': 'O'},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formula="of:=CONCATENATE([.C6];&quot;'&quot;;[.A7];&quot;', &quot;)" office:value-type="string" office:string-value="'1', '2', '3', '4', '5', '6', '7', " calcext:value-type="string">
            <text:p>'1', '2', '3', '4', '5', '6', '7', </text:p>
          </table:table-cell>
          <table:table-cell/>
          <table:table-cell table:formula="of:=CONCATENATE(&quot;'&quot;;[.A7];&quot;': {'element': '&quot;;[.B7];&quot;'},&quot;)" office:value-type="string" office:string-value="'7': {'element': 'O'}," calcext:value-type="string">
            <text:p>'7': {'element': 'O'},</text:p>
          </table:table-cell>
          <table:table-cell office:value-type="string" calcext:value-type="string">
            <text:p>'7': {'element': 'O'},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formula="of:=CONCATENATE([.C7];&quot;'&quot;;[.A8];&quot;', &quot;)" office:value-type="string" office:string-value="'1', '2', '3', '4', '5', '6', '7', '8', " calcext:value-type="string">
            <text:p>'1', '2', '3', '4', '5', '6', '7', '8', </text:p>
          </table:table-cell>
          <table:table-cell/>
          <table:table-cell table:formula="of:=CONCATENATE(&quot;'&quot;;[.A8];&quot;': {'element': '&quot;;[.B8];&quot;'},&quot;)" office:value-type="string" office:string-value="'8': {'element': 'N'}," calcext:value-type="string">
            <text:p>'8': {'element': 'N'},</text:p>
          </table:table-cell>
          <table:table-cell office:value-type="string" calcext:value-type="string">
            <text:p>'8': {'element': 'N'},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formula="of:=CONCATENATE([.C8];&quot;'&quot;;[.A9];&quot;', &quot;)" office:value-type="string" office:string-value="'1', '2', '3', '4', '5', '6', '7', '8', '9', " calcext:value-type="string">
            <text:p>'1', '2', '3', '4', '5', '6', '7', '8', '9', </text:p>
          </table:table-cell>
          <table:table-cell/>
          <table:table-cell table:formula="of:=CONCATENATE(&quot;'&quot;;[.A9];&quot;': {'element': '&quot;;[.B9];&quot;'},&quot;)" office:value-type="string" office:string-value="'9': {'element': 'N'}," calcext:value-type="string">
            <text:p>'9': {'element': 'N'},</text:p>
          </table:table-cell>
          <table:table-cell office:value-type="string" calcext:value-type="string">
            <text:p>'9': {'element': 'N'},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CONCATENATE([.C9];&quot;'&quot;;[.A10];&quot;', &quot;)" office:value-type="string" office:string-value="'1', '2', '3', '4', '5', '6', '7', '8', '9', '10', " calcext:value-type="string">
            <text:p>'1', '2', '3', '4', '5', '6', '7', '8', '9', '10', </text:p>
          </table:table-cell>
          <table:table-cell/>
          <table:table-cell table:formula="of:=CONCATENATE(&quot;'&quot;;[.A10];&quot;': {'element': '&quot;;[.B10];&quot;'},&quot;)" office:value-type="string" office:string-value="'10': {'element': 'N'}," calcext:value-type="string">
            <text:p>'10': {'element': 'N'},</text:p>
          </table:table-cell>
          <table:table-cell office:value-type="string" calcext:value-type="string">
            <text:p>'10': {'element': 'N'},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table:formula="of:=CONCATENATE([.C10];&quot;'&quot;;[.A11];&quot;', &quot;)" office:value-type="string" office:string-value="'1', '2', '3', '4', '5', '6', '7', '8', '9', '10', '11', " calcext:value-type="string">
            <text:p>'1', '2', '3', '4', '5', '6', '7', '8', '9', '10', '11', </text:p>
          </table:table-cell>
          <table:table-cell/>
          <table:table-cell table:formula="of:=CONCATENATE(&quot;'&quot;;[.A11];&quot;': {'element': '&quot;;[.B11];&quot;'},&quot;)" office:value-type="string" office:string-value="'11': {'element': 'F'}," calcext:value-type="string">
            <text:p>'11': {'element': 'F'},</text:p>
          </table:table-cell>
          <table:table-cell office:value-type="string" calcext:value-type="string">
            <text:p>'11': {'element': 'F'},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</text:p>
          </table:table-cell>
          <table:table-cell table:formula="of:=CONCATENATE([.C11];&quot;'&quot;;[.A12];&quot;', &quot;)" office:value-type="string" office:string-value="'1', '2', '3', '4', '5', '6', '7', '8', '9', '10', '11', '12', " calcext:value-type="string">
            <text:p>'1', '2', '3', '4', '5', '6', '7', '8', '9', '10', '11', '12', </text:p>
          </table:table-cell>
          <table:table-cell/>
          <table:table-cell table:formula="of:=CONCATENATE(&quot;'&quot;;[.A12];&quot;': {'element': '&quot;;[.B12];&quot;'},&quot;)" office:value-type="string" office:string-value="'12': {'element': 'Cl'}," calcext:value-type="string">
            <text:p>'12': {'element': 'Cl'},</text:p>
          </table:table-cell>
          <table:table-cell office:value-type="string" calcext:value-type="string">
            <text:p>'12': {'element': 'Cl'},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</text:p>
          </table:table-cell>
          <table:table-cell table:formula="of:=CONCATENATE([.C12];&quot;'&quot;;[.A13];&quot;', &quot;)" office:value-type="string" office:string-value="'1', '2', '3', '4', '5', '6', '7', '8', '9', '10', '11', '12', '13', " calcext:value-type="string">
            <text:p>'1', '2', '3', '4', '5', '6', '7', '8', '9', '10', '11', '12', '13', </text:p>
          </table:table-cell>
          <table:table-cell/>
          <table:table-cell table:formula="of:=CONCATENATE(&quot;'&quot;;[.A13];&quot;': {'element': '&quot;;[.B13];&quot;'},&quot;)" office:value-type="string" office:string-value="'13': {'element': 'Br'}," calcext:value-type="string">
            <text:p>'13': {'element': 'Br'},</text:p>
          </table:table-cell>
          <table:table-cell office:value-type="string" calcext:value-type="string">
            <text:p>'13': {'element': 'Br'},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table:formula="of:=CONCATENATE([.C13];&quot;'&quot;;[.A14];&quot;', &quot;)" office:value-type="string" office:string-value="'1', '2', '3', '4', '5', '6', '7', '8', '9', '10', '11', '12', '13', '14', " calcext:value-type="string">
            <text:p>'1', '2', '3', '4', '5', '6', '7', '8', '9', '10', '11', '12', '13', '14', </text:p>
          </table:table-cell>
          <table:table-cell/>
          <table:table-cell table:formula="of:=CONCATENATE(&quot;'&quot;;[.A14];&quot;': {'element': '&quot;;[.B14];&quot;'},&quot;)" office:value-type="string" office:string-value="'14': {'element': 'I'}," calcext:value-type="string">
            <text:p>'14': {'element': 'I'},</text:p>
          </table:table-cell>
          <table:table-cell office:value-type="string" calcext:value-type="string">
            <text:p>'14': {'element': 'I'},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NCATENATE([.C14];&quot;'&quot;;[.A15];&quot;', &quot;)" office:value-type="string" office:string-value="'1', '2', '3', '4', '5', '6', '7', '8', '9', '10', '11', '12', '13', '14', '15', " calcext:value-type="string">
            <text:p>'1', '2', '3', '4', '5', '6', '7', '8', '9', '10', '11', '12', '13', '14', '15', </text:p>
          </table:table-cell>
          <table:table-cell table:style-name="ce1"/>
          <table:table-cell table:formula="of:=CONCATENATE(&quot;'&quot;;[.A15];&quot;': {'element': '&quot;;[.B15];&quot;'},&quot;)" office:value-type="string" office:string-value="'15': {'element': 'S'}," calcext:value-type="string">
            <text:p>'15': {'element': 'S'},</text:p>
          </table:table-cell>
          <table:table-cell table:style-name="ce1" office:value-type="string" calcext:value-type="string">
            <text:p>'15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NCATENATE([.C15];&quot;'&quot;;[.A16];&quot;', &quot;)" office:value-type="string" office:string-value="'1', '2', '3', '4', '5', '6', '7', '8', '9', '10', '11', '12', '13', '14', '15', '16', " calcext:value-type="string">
            <text:p>'1', '2', '3', '4', '5', '6', '7', '8', '9', '10', '11', '12', '13', '14', '15', '16', </text:p>
          </table:table-cell>
          <table:table-cell table:style-name="ce1"/>
          <table:table-cell table:formula="of:=CONCATENATE(&quot;'&quot;;[.A16];&quot;': {'element': '&quot;;[.B16];&quot;'},&quot;)" office:value-type="string" office:string-value="'16': {'element': 'S'}," calcext:value-type="string">
            <text:p>'16': {'element': 'S'},</text:p>
          </table:table-cell>
          <table:table-cell table:style-name="ce1" office:value-type="string" calcext:value-type="string">
            <text:p>'16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NCATENATE([.C16];&quot;'&quot;;[.A17];&quot;', &quot;)" office:value-type="string" office:string-value="'1', '2', '3', '4', '5', '6', '7', '8', '9', '10', '11', '12', '13', '14', '15', '16', '17', " calcext:value-type="string">
            <text:p>'1', '2', '3', '4', '5', '6', '7', '8', '9', '10', '11', '12', '13', '14', '15', '16', '17', </text:p>
          </table:table-cell>
          <table:table-cell table:style-name="ce1"/>
          <table:table-cell table:formula="of:=CONCATENATE(&quot;'&quot;;[.A17];&quot;': {'element': '&quot;;[.B17];&quot;'},&quot;)" office:value-type="string" office:string-value="'17': {'element': 'S'}," calcext:value-type="string">
            <text:p>'17': {'element': 'S'},</text:p>
          </table:table-cell>
          <table:table-cell table:style-name="ce1" office:value-type="string" calcext:value-type="string">
            <text:p>'17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NCATENATE([.C17];&quot;'&quot;;[.A18];&quot;', &quot;)" office:value-type="string" office:string-value="'1', '2', '3', '4', '5', '6', '7', '8', '9', '10', '11', '12', '13', '14', '15', '16', '17', '18', " calcext:value-type="string">
            <text:p>'1', '2', '3', '4', '5', '6', '7', '8', '9', '10', '11', '12', '13', '14', '15', '16', '17', '18', </text:p>
          </table:table-cell>
          <table:table-cell table:style-name="ce1"/>
          <table:table-cell table:formula="of:=CONCATENATE(&quot;'&quot;;[.A18];&quot;': {'element': '&quot;;[.B18];&quot;'},&quot;)" office:value-type="string" office:string-value="'18': {'element': 'S'}," calcext:value-type="string">
            <text:p>'18': {'element': 'S'},</text:p>
          </table:table-cell>
          <table:table-cell table:style-name="ce1" office:value-type="string" calcext:value-type="string">
            <text:p>'18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</text:p>
          </table:table-cell>
          <table:table-cell table:formula="of:=CONCATENATE([.C18];&quot;'&quot;;[.A19];&quot;', &quot;)" office:value-type="string" office:string-value="'1', '2', '3', '4', '5', '6', '7', '8', '9', '10', '11', '12', '13', '14', '15', '16', '17', '18', '19', " calcext:value-type="string">
            <text:p>'1', '2', '3', '4', '5', '6', '7', '8', '9', '10', '11', '12', '13', '14', '15', '16', '17', '18', '19', </text:p>
          </table:table-cell>
          <table:table-cell table:style-name="ce1"/>
          <table:table-cell table:formula="of:=CONCATENATE(&quot;'&quot;;[.A19];&quot;': {'element': '&quot;;[.B19];&quot;'},&quot;)" office:value-type="string" office:string-value="'19': {'element': 'Si'}," calcext:value-type="string">
            <text:p>'19': {'element': 'Si'},</text:p>
          </table:table-cell>
          <table:table-cell table:style-name="ce1" office:value-type="string" calcext:value-type="string">
            <text:p>'19': {'element': 'Si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NCATENATE([.C19];&quot;'&quot;;[.A20];&quot;', &quot;)" office:value-type="string" office:string-value="'1', '2', '3', '4', '5', '6', '7', '8', '9', '10', '11', '12', '13', '14', '15', '16', '17', '18', '19', '20', " calcext:value-type="string">
            <text:p>'1', '2', '3', '4', '5', '6', '7', '8', '9', '10', '11', '12', '13', '14', '15', '16', '17', '18', '19', '20', </text:p>
          </table:table-cell>
          <table:table-cell table:style-name="ce1"/>
          <table:table-cell table:formula="of:=CONCATENATE(&quot;'&quot;;[.A20];&quot;': {'element': '&quot;;[.B20];&quot;'},&quot;)" office:value-type="string" office:string-value="'20': {'element': ''}," calcext:value-type="string">
            <text:p>'20': {'element': ''},</text:p>
          </table:table-cell>
          <table:table-cell table:style-name="ce1" office:value-type="string" calcext:value-type="string">
            <text:p>'20': {'element': '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formula="of:=CONCATENATE([.C20];&quot;'&quot;;[.A21];&quot;', &quot;)" office:value-type="string" office:string-value="'1', '2', '3', '4', '5', '6', '7', '8', '9', '10', '11', '12', '13', '14', '15', '16', '17', '18', '19', '20', '21', " calcext:value-type="string">
            <text:p>'1', '2', '3', '4', '5', '6', '7', '8', '9', '10', '11', '12', '13', '14', '15', '16', '17', '18', '19', '20', '21', </text:p>
          </table:table-cell>
          <table:table-cell table:style-name="ce1"/>
          <table:table-cell table:formula="of:=CONCATENATE(&quot;'&quot;;[.A21];&quot;': {'element': '&quot;;[.B21];&quot;'},&quot;)" office:value-type="string" office:string-value="'21': {'element': 'H'}," calcext:value-type="string">
            <text:p>'21': {'element': 'H'},</text:p>
          </table:table-cell>
          <table:table-cell table:style-name="ce1" office:value-type="string" calcext:value-type="string">
            <text:p>'21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table:formula="of:=CONCATENATE([.C21];&quot;'&quot;;[.A22];&quot;', &quot;)" office:value-type="string" office:string-value="'1', '2', '3', '4', '5', '6', '7', '8', '9', '10', '11', '12', '13', '14', '15', '16', '17', '18', '19', '20', '21', '22', " calcext:value-type="string">
            <text:p>'1', '2', '3', '4', '5', '6', '7', '8', '9', '10', '11', '12', '13', '14', '15', '16', '17', '18', '19', '20', '21', '22', </text:p>
          </table:table-cell>
          <table:table-cell table:style-name="ce1"/>
          <table:table-cell table:formula="of:=CONCATENATE(&quot;'&quot;;[.A22];&quot;': {'element': '&quot;;[.B22];&quot;'},&quot;)" office:value-type="string" office:string-value="'22': {'element': 'C'}," calcext:value-type="string">
            <text:p>'22': {'element': 'C'},</text:p>
          </table:table-cell>
          <table:table-cell table:style-name="ce1" office:value-type="string" calcext:value-type="string">
            <text:p>'22': {'element': 'C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table:formula="of:=CONCATENATE([.C22];&quot;'&quot;;[.A23];&quot;', &quot;)" office:value-type="string" office:string-value="'1', '2', '3', '4', '5', '6', '7', '8', '9', '10', '11', '12', '13', '14', '15', '16', '17', '18', '19', '20', '21', '22', '23', " calcext:value-type="string">
            <text:p>'1', '2', '3', '4', '5', '6', '7', '8', '9', '10', '11', '12', '13', '14', '15', '16', '17', '18', '19', '20', '21', '22', '23', </text:p>
          </table:table-cell>
          <table:table-cell table:style-name="ce1"/>
          <table:table-cell table:formula="of:=CONCATENATE(&quot;'&quot;;[.A23];&quot;': {'element': '&quot;;[.B23];&quot;'},&quot;)" office:value-type="string" office:string-value="'23': {'element': 'H'}," calcext:value-type="string">
            <text:p>'23': {'element': 'H'},</text:p>
          </table:table-cell>
          <table:table-cell table:style-name="ce1" office:value-type="string" calcext:value-type="string">
            <text:p>'23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table:formula="of:=CONCATENATE([.C23];&quot;'&quot;;[.A24];&quot;', &quot;)" office:value-type="string" office:string-value="'1', '2', '3', '4', '5', '6', '7', '8', '9', '10', '11', '12', '13', '14', '15', '16', '17', '18', '19', '20', '21', '22', '23', '24', " calcext:value-type="string">
            <text:p>'1', '2', '3', '4', '5', '6', '7', '8', '9', '10', '11', '12', '13', '14', '15', '16', '17', '18', '19', '20', '21', '22', '23', '24', </text:p>
          </table:table-cell>
          <table:table-cell table:style-name="ce1"/>
          <table:table-cell table:formula="of:=CONCATENATE(&quot;'&quot;;[.A24];&quot;': {'element': '&quot;;[.B24];&quot;'},&quot;)" office:value-type="string" office:string-value="'24': {'element': 'H'}," calcext:value-type="string">
            <text:p>'24': {'element': 'H'},</text:p>
          </table:table-cell>
          <table:table-cell table:style-name="ce1" office:value-type="string" calcext:value-type="string">
            <text:p>'24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table:formula="of:=CONCATENATE([.C24];&quot;'&quot;;[.A25];&quot;', &quot;)" office:value-type="string" office:string-value="'1', '2', '3', '4', '5', '6', '7', '8', '9', '10', '11', '12', '13', '14', '15', '16', '17', '18', '19', '20', '21', '22', '23', '24', '25', " calcext:value-type="string">
            <text:p>'1', '2', '3', '4', '5', '6', '7', '8', '9', '10', '11', '12', '13', '14', '15', '16', '17', '18', '19', '20', '21', '22', '23', '24', '25', </text:p>
          </table:table-cell>
          <table:table-cell table:style-name="ce1"/>
          <table:table-cell table:formula="of:=CONCATENATE(&quot;'&quot;;[.A25];&quot;': {'element': '&quot;;[.B25];&quot;'},&quot;)" office:value-type="string" office:string-value="'25': {'element': 'P'}," calcext:value-type="string">
            <text:p>'25': {'element': 'P'},</text:p>
          </table:table-cell>
          <table:table-cell table:style-name="ce1" office:value-type="string" calcext:value-type="string">
            <text:p>'25': {'element': 'P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table:formula="of:=CONCATENATE([.C25];&quot;'&quot;;[.A26];&quot;', &quot;)" office:value-type="string" office:string-value="'1', '2', '3', '4', '5', '6', '7', '8', '9', '10', '11', '12', '13', '14', '15', '16', '17', '18', '19', '20', '21', '22', '23', '24', '25', '26', " calcext:value-type="string">
            <text:p>'1', '2', '3', '4', '5', '6', '7', '8', '9', '10', '11', '12', '13', '14', '15', '16', '17', '18', '19', '20', '21', '22', '23', '24', '25', '26', </text:p>
          </table:table-cell>
          <table:table-cell table:style-name="ce1"/>
          <table:table-cell table:formula="of:=CONCATENATE(&quot;'&quot;;[.A26];&quot;': {'element': '&quot;;[.B26];&quot;'},&quot;)" office:value-type="string" office:string-value="'26': {'element': 'B'}," calcext:value-type="string">
            <text:p>'26': {'element': 'B'},</text:p>
          </table:table-cell>
          <table:table-cell table:style-name="ce1" office:value-type="string" calcext:value-type="string">
            <text:p>'26': {'element': 'B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table:formula="of:=CONCATENATE([.C26];&quot;'&quot;;[.A27];&quot;', &quot;)" office:value-type="string" office:string-value="'1', '2', '3', '4', '5', '6', '7', '8', '9', '10', '11', '12', '13', '14', '15', '16', '17', '18', '19', '20', '21', '22', '23', '24', '25', '26', '27', " calcext:value-type="string">
            <text:p>'1', '2', '3', '4', '5', '6', '7', '8', '9', '10', '11', '12', '13', '14', '15', '16', '17', '18', '19', '20', '21', '22', '23', '24', '25', '26', '27', </text:p>
          </table:table-cell>
          <table:table-cell table:style-name="ce1"/>
          <table:table-cell table:formula="of:=CONCATENATE(&quot;'&quot;;[.A27];&quot;': {'element': '&quot;;[.B27];&quot;'},&quot;)" office:value-type="string" office:string-value="'27': {'element': 'B'}," calcext:value-type="string">
            <text:p>'27': {'element': 'B'},</text:p>
          </table:table-cell>
          <table:table-cell table:style-name="ce1" office:value-type="string" calcext:value-type="string">
            <text:p>'27': {'element': 'B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table:formula="of:=CONCATENATE([.C27];&quot;'&quot;;[.A28];&quot;', &quot;)" office:value-type="string" office:string-value="'1', '2', '3', '4', '5', '6', '7', '8', '9', '10', '11', '12', '13', '14', '15', '16', '17', '18', '19', '20', '21', '22', '23', '24', '25', '26', '27', '28', " calcext:value-type="string">
            <text:p>'1', '2', '3', '4', '5', '6', '7', '8', '9', '10', '11', '12', '13', '14', '15', '16', '17', '18', '19', '20', '21', '22', '23', '24', '25', '26', '27', '28', </text:p>
          </table:table-cell>
          <table:table-cell table:style-name="ce1"/>
          <table:table-cell table:formula="of:=CONCATENATE(&quot;'&quot;;[.A28];&quot;': {'element': '&quot;;[.B28];&quot;'},&quot;)" office:value-type="string" office:string-value="'28': {'element': 'H'}," calcext:value-type="string">
            <text:p>'28': {'element': 'H'},</text:p>
          </table:table-cell>
          <table:table-cell table:style-name="ce1" office:value-type="string" calcext:value-type="string">
            <text:p>'28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table:formula="of:=CONCATENATE([.C28];&quot;'&quot;;[.A29];&quot;', &quot;)" office:value-type="string" office:string-value="'1', '2', '3', '4', '5', '6', '7', '8', '9', '10', '11', '12', '13', '14', '15', '16', '17', '18', '19', '20', '21', '22', '23', '24', '25', '26', '27', '28', '29', " calcext:value-type="string">
            <text:p>'1', '2', '3', '4', '5', '6', '7', '8', '9', '10', '11', '12', '13', '14', '15', '16', '17', '18', '19', '20', '21', '22', '23', '24', '25', '26', '27', '28', '29', </text:p>
          </table:table-cell>
          <table:table-cell table:style-name="ce1"/>
          <table:table-cell table:formula="of:=CONCATENATE(&quot;'&quot;;[.A29];&quot;': {'element': '&quot;;[.B29];&quot;'},&quot;)" office:value-type="string" office:string-value="'29': {'element': 'C'}," calcext:value-type="string">
            <text:p>'29': {'element': 'C'},</text:p>
          </table:table-cell>
          <table:table-cell table:style-name="ce1" office:value-type="string" calcext:value-type="string">
            <text:p>'29': {'element': 'C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formula="of:=CONCATENATE([.C29];&quot;'&quot;;[.A30];&quot;', &quot;)" office:value-type="string" office:string-value="'1', '2', '3', '4', '5', '6', '7', '8', '9', '10', '11', '12', '13', '14', '15', '16', '17', '18', '19', '20', '21', '22', '23', '24', '25', '26', '27', '28', '29', '30', " calcext:value-type="string">
            <text:p>'1', '2', '3', '4', '5', '6', '7', '8', '9', '10', '11', '12', '13', '14', '15', '16', '17', '18', '19', '20', '21', '22', '23', '24', '25', '26', '27', '28', '29', '30', </text:p>
          </table:table-cell>
          <table:table-cell table:style-name="ce1"/>
          <table:table-cell table:formula="of:=CONCATENATE(&quot;'&quot;;[.A30];&quot;': {'element': '&quot;;[.B30];&quot;'},&quot;)" office:value-type="string" office:string-value="'30': {'element': 'C'}," calcext:value-type="string">
            <text:p>'30': {'element': 'C'},</text:p>
          </table:table-cell>
          <table:table-cell table:style-name="ce1" office:value-type="string" calcext:value-type="string">
            <text:p>'30': {'element': 'C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</text:p>
          </table:table-cell>
          <table:table-cell table:formula="of:=CONCATENATE([.C30];&quot;'&quot;;[.A31];&quot;', &quot;)" office:value-type="string" office:string-value="'1', '2', '3', '4', '5', '6', '7', '8', '9', '10', '11', '12', '13', '14', '15', '16', '17', '18', '19', '20', '21', '22', '23', '24', '25', '26', '27', '28', '29', '30', '31', " calcext:value-type="string">
            <text:p>'1', '2', '3', '4', '5', '6', '7', '8', '9', '10', '11', '12', '13', '14', '15', '16', '17', '18', '19', '20', '21', '22', '23', '24', '25', '26', '27', '28', '29', '30', '31', </text:p>
          </table:table-cell>
          <table:table-cell table:style-name="ce1"/>
          <table:table-cell table:formula="of:=CONCATENATE(&quot;'&quot;;[.A31];&quot;': {'element': '&quot;;[.B31];&quot;'},&quot;)" office:value-type="string" office:string-value="'31': {'element': 'Ge'}," calcext:value-type="string">
            <text:p>'31': {'element': 'Ge'},</text:p>
          </table:table-cell>
          <table:table-cell table:style-name="ce1" office:value-type="string" calcext:value-type="string">
            <text:p>'31': {'element': 'Ge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n</text:p>
          </table:table-cell>
          <table:table-cell table:formula="of:=CONCATENATE([.C31];&quot;'&quot;;[.A32];&quot;', &quot;)" office:value-type="string" office:string-value="'1', '2', '3', '4', '5', '6', '7', '8', '9', '10', '11', '12', '13', '14', '15', '16', '17', '18', '19', '20', '21', '22', '23', '24', '25', '26', '27', '28', '29', '30', '31', '32', " calcext:value-type="string">
            <text:p>'1', '2', '3', '4', '5', '6', '7', '8', '9', '10', '11', '12', '13', '14', '15', '16', '17', '18', '19', '20', '21', '22', '23', '24', '25', '26', '27', '28', '29', '30', '31', '32', </text:p>
          </table:table-cell>
          <table:table-cell table:style-name="ce1"/>
          <table:table-cell table:formula="of:=CONCATENATE(&quot;'&quot;;[.A32];&quot;': {'element': '&quot;;[.B32];&quot;'},&quot;)" office:value-type="string" office:string-value="'32': {'element': 'Sn'}," calcext:value-type="string">
            <text:p>'32': {'element': 'Sn'},</text:p>
          </table:table-cell>
          <table:table-cell table:style-name="ce1" office:value-type="string" calcext:value-type="string">
            <text:p>'32': {'element': 'Sn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</text:p>
          </table:table-cell>
          <table:table-cell table:formula="of:=CONCATENATE([.C32];&quot;'&quot;;[.A33];&quot;', &quot;)" office:value-type="string" office:string-value="'1', '2', '3', '4', '5', '6', '7', '8', '9', '10', '11', '12', '13', '14', '15', '16', '17', '18', '19', '20', '21', '22', '23', '24', '25', '26', '27', '28', '29', '30', '31', '32', '33', " calcext:value-type="string">
            <text:p>'1', '2', '3', '4', '5', '6', '7', '8', '9', '10', '11', '12', '13', '14', '15', '16', '17', '18', '19', '20', '21', '22', '23', '24', '25', '26', '27', '28', '29', '30', '31', '32', '33', </text:p>
          </table:table-cell>
          <table:table-cell table:style-name="ce1"/>
          <table:table-cell table:formula="of:=CONCATENATE(&quot;'&quot;;[.A33];&quot;': {'element': '&quot;;[.B33];&quot;'},&quot;)" office:value-type="string" office:string-value="'33': {'element': 'Pb'}," calcext:value-type="string">
            <text:p>'33': {'element': 'Pb'},</text:p>
          </table:table-cell>
          <table:table-cell table:style-name="ce1" office:value-type="string" calcext:value-type="string">
            <text:p>'33': {'element': 'Pb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table:formula="of:=CONCATENATE([.C33];&quot;'&quot;;[.A34];&quot;', &quot;)" office:value-type="string" office:string-value="'1', '2', '3', '4', '5', '6', '7', '8', '9', '10', '11', '12', '13', '14', '15', '16', '17', '18', '19', '20', '21', '22', '23', '24', '25', '26', '27', '28', '29', '30', '31', '32', '33', '34', " calcext:value-type="string">
            <text:p>'1', '2', '3', '4', '5', '6', '7', '8', '9', '10', '11', '12', '13', '14', '15', '16', '17', '18', '19', '20', '21', '22', '23', '24', '25', '26', '27', '28', '29', '30', '31', '32', '33', '34', </text:p>
          </table:table-cell>
          <table:table-cell/>
          <table:table-cell table:formula="of:=CONCATENATE(&quot;'&quot;;[.A34];&quot;': {'element': '&quot;;[.B34];&quot;'},&quot;)" office:value-type="string" office:string-value="'34': {'element': 'Se'}," calcext:value-type="string">
            <text:p>'34': {'element': 'Se'},</text:p>
          </table:table-cell>
          <table:table-cell office:value-type="string" calcext:value-type="string">
            <text:p>'34': {'element': 'Se'},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</text:p>
          </table:table-cell>
          <table:table-cell table:formula="of:=CONCATENATE([.C34];&quot;'&quot;;[.A35];&quot;', &quot;)" office:value-type="string" office:string-value="'1', '2', '3', '4', '5', '6', '7', '8', '9', '10', '11', '12', '13', '14', '15', '16', '17', '18', '19', '20', '21', '22', '23', '24', '25', '26', '27', '28', '29', '30', '31', '32', '33', '34', '35', " calcext:value-type="string">
            <text:p>'1', '2', '3', '4', '5', '6', '7', '8', '9', '10', '11', '12', '13', '14', '15', '16', '17', '18', '19', '20', '21', '22', '23', '24', '25', '26', '27', '28', '29', '30', '31', '32', '33', '34', '35', </text:p>
          </table:table-cell>
          <table:table-cell/>
          <table:table-cell table:formula="of:=CONCATENATE(&quot;'&quot;;[.A35];&quot;': {'element': '&quot;;[.B35];&quot;'},&quot;)" office:value-type="string" office:string-value="'35': {'element': 'Te'}," calcext:value-type="string">
            <text:p>'35': {'element': 'Te'},</text:p>
          </table:table-cell>
          <table:table-cell office:value-type="string" calcext:value-type="string">
            <text:p>'35': {'element': 'Te'},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formula="of:=CONCATENATE([.C35];&quot;'&quot;;[.A36];&quot;', &quot;)" office:value-type="string" office:string-value="'1', '2', '3', '4', '5', '6', '7', '8', '9', '10', '11', '12', '13', '14', '15', '16', '17', '18', '19', '20', '21', '22', '23', '24', '25', '26', '27', '28', '29', '30', '31', '32', '33', '34', '35', '36', " calcext:value-type="string">
            <text:p>'1', '2', '3', '4', '5', '6', '7', '8', '9', '10', '11', '12', '13', '14', '15', '16', '17', '18', '19', '20', '21', '22', '23', '24', '25', '26', '27', '28', '29', '30', '31', '32', '33', '34', '35', '36', </text:p>
          </table:table-cell>
          <table:table-cell/>
          <table:table-cell table:formula="of:=CONCATENATE(&quot;'&quot;;[.A36];&quot;': {'element': '&quot;;[.B36];&quot;'},&quot;)" office:value-type="string" office:string-value="'36': {'element': 'C'}," calcext:value-type="string">
            <text:p>'36': {'element': 'C'},</text:p>
          </table:table-cell>
          <table:table-cell office:value-type="string" calcext:value-type="string">
            <text:p>'36': {'element': 'C'},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formula="of:=CONCATENATE([.C36];&quot;'&quot;;[.A3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" calcext:value-type="string">
            <text:p>'1', '2', '3', '4', '5', '6', '7', '8', '9', '10', '11', '12', '13', '14', '15', '16', '17', '18', '19', '20', '21', '22', '23', '24', '25', '26', '27', '28', '29', '30', '31', '32', '33', '34', '35', '36', '37', </text:p>
          </table:table-cell>
          <table:table-cell/>
          <table:table-cell table:formula="of:=CONCATENATE(&quot;'&quot;;[.A37];&quot;': {'element': '&quot;;[.B37];&quot;'},&quot;)" office:value-type="string" office:string-value="'37': {'element': 'N'}," calcext:value-type="string">
            <text:p>'37': {'element': 'N'},</text:p>
          </table:table-cell>
          <table:table-cell office:value-type="string" calcext:value-type="string">
            <text:p>'37': {'element': 'N'},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table:formula="of:=CONCATENATE([.C37];&quot;'&quot;;[.A3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" calcext:value-type="string">
            <text:p>'1', '2', '3', '4', '5', '6', '7', '8', '9', '10', '11', '12', '13', '14', '15', '16', '17', '18', '19', '20', '21', '22', '23', '24', '25', '26', '27', '28', '29', '30', '31', '32', '33', '34', '35', '36', '37', '38', </text:p>
          </table:table-cell>
          <table:table-cell/>
          <table:table-cell table:formula="of:=CONCATENATE(&quot;'&quot;;[.A38];&quot;': {'element': '&quot;;[.B38];&quot;'},&quot;)" office:value-type="string" office:string-value="'38': {'element': 'C'}," calcext:value-type="string">
            <text:p>'38': {'element': 'C'},</text:p>
          </table:table-cell>
          <table:table-cell office:value-type="string" calcext:value-type="string">
            <text:p>'38': {'element': 'C'},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table:formula="of:=CONCATENATE([.C38];&quot;'&quot;;[.A3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</text:p>
          </table:table-cell>
          <table:table-cell/>
          <table:table-cell table:formula="of:=CONCATENATE(&quot;'&quot;;[.A39];&quot;': {'element': '&quot;;[.B39];&quot;'},&quot;)" office:value-type="string" office:string-value="'39': {'element': 'N'}," calcext:value-type="string">
            <text:p>'39': {'element': 'N'},</text:p>
          </table:table-cell>
          <table:table-cell office:value-type="string" calcext:value-type="string">
            <text:p>'39': {'element': 'N'},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table:formula="of:=CONCATENATE([.C39];&quot;'&quot;;[.A4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</text:p>
          </table:table-cell>
          <table:table-cell/>
          <table:table-cell table:formula="of:=CONCATENATE(&quot;'&quot;;[.A40];&quot;': {'element': '&quot;;[.B40];&quot;'},&quot;)" office:value-type="string" office:string-value="'40': {'element': 'N'}," calcext:value-type="string">
            <text:p>'40': {'element': 'N'},</text:p>
          </table:table-cell>
          <table:table-cell office:value-type="string" calcext:value-type="string">
            <text:p>'40': {'element': 'N'},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formula="of:=CONCATENATE([.C40];&quot;'&quot;;[.A4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</text:p>
          </table:table-cell>
          <table:table-cell/>
          <table:table-cell table:formula="of:=CONCATENATE(&quot;'&quot;;[.A41];&quot;': {'element': '&quot;;[.B41];&quot;'},&quot;)" office:value-type="string" office:string-value="'41': {'element': 'O'}," calcext:value-type="string">
            <text:p>'41': {'element': 'O'},</text:p>
          </table:table-cell>
          <table:table-cell office:value-type="string" calcext:value-type="string">
            <text:p>'41': {'element': 'O'},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formula="of:=CONCATENATE([.C41];&quot;'&quot;;[.A4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</text:p>
          </table:table-cell>
          <table:table-cell/>
          <table:table-cell table:formula="of:=CONCATENATE(&quot;'&quot;;[.A42];&quot;': {'element': '&quot;;[.B42];&quot;'},&quot;)" office:value-type="string" office:string-value="'42': {'element': 'S'}," calcext:value-type="string">
            <text:p>'42': {'element': 'S'},</text:p>
          </table:table-cell>
          <table:table-cell office:value-type="string" calcext:value-type="string">
            <text:p>'42': {'element': 'S'},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table:formula="of:=CONCATENATE([.C42];&quot;'&quot;;[.A4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</text:p>
          </table:table-cell>
          <table:table-cell/>
          <table:table-cell table:formula="of:=CONCATENATE(&quot;'&quot;;[.A43];&quot;': {'element': '&quot;;[.B43];&quot;'},&quot;)" office:value-type="string" office:string-value="'43': {'element': 'N'}," calcext:value-type="string">
            <text:p>'43': {'element': 'N'},</text:p>
          </table:table-cell>
          <table:table-cell office:value-type="string" calcext:value-type="string">
            <text:p>'43': {'element': 'N'},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table:formula="of:=CONCATENATE([.C43];&quot;'&quot;;[.A4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</text:p>
          </table:table-cell>
          <table:table-cell/>
          <table:table-cell table:formula="of:=CONCATENATE(&quot;'&quot;;[.A44];&quot;': {'element': '&quot;;[.B44];&quot;'},&quot;)" office:value-type="string" office:string-value="'44': {'element': 'H'}," calcext:value-type="string">
            <text:p>'44': {'element': 'H'},</text:p>
          </table:table-cell>
          <table:table-cell office:value-type="string" calcext:value-type="string">
            <text:p>'44': {'element': 'H'},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table:formula="of:=CONCATENATE([.C44];&quot;'&quot;;[.A4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</text:p>
          </table:table-cell>
          <table:table-cell/>
          <table:table-cell table:formula="of:=CONCATENATE(&quot;'&quot;;[.A45];&quot;': {'element': '&quot;;[.B45];&quot;'},&quot;)" office:value-type="string" office:string-value="'45': {'element': 'N'}," calcext:value-type="string">
            <text:p>'45': {'element': 'N'},</text:p>
          </table:table-cell>
          <table:table-cell office:value-type="string" calcext:value-type="string">
            <text:p>'45': {'element': 'N'},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table:formula="of:=CONCATENATE([.C45];&quot;'&quot;;[.A4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</text:p>
          </table:table-cell>
          <table:table-cell/>
          <table:table-cell table:formula="of:=CONCATENATE(&quot;'&quot;;[.A46];&quot;': {'element': '&quot;;[.B46];&quot;'},&quot;)" office:value-type="string" office:string-value="'46': {'element': 'N'}," calcext:value-type="string">
            <text:p>'46': {'element': 'N'},</text:p>
          </table:table-cell>
          <table:table-cell office:value-type="string" calcext:value-type="string">
            <text:p>'46': {'element': 'N'},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formula="of:=CONCATENATE([.C46];&quot;'&quot;;[.A4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</text:p>
          </table:table-cell>
          <table:table-cell/>
          <table:table-cell table:formula="of:=CONCATENATE(&quot;'&quot;;[.A47];&quot;': {'element': '&quot;;[.B47];&quot;'},&quot;)" office:value-type="string" office:string-value="'47': {'element': 'O'}," calcext:value-type="string">
            <text:p>'47': {'element': 'O'},</text:p>
          </table:table-cell>
          <table:table-cell office:value-type="string" calcext:value-type="string">
            <text:p>'47': {'element': 'O'},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</text:p>
          </table:table-cell>
          <table:table-cell table:formula="of:=CONCATENATE([.C47];&quot;'&quot;;[.A4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</text:p>
          </table:table-cell>
          <table:table-cell/>
          <table:table-cell table:formula="of:=CONCATENATE(&quot;'&quot;;[.A48];&quot;': {'element': '&quot;;[.B48];&quot;'},&quot;)" office:value-type="string" office:string-value="'48': {'element': 'H'}," calcext:value-type="string">
            <text:p>'48': {'element': 'H'},</text:p>
          </table:table-cell>
          <table:table-cell office:value-type="string" calcext:value-type="string">
            <text:p>'48': {'element': 'H'},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table:formula="of:=CONCATENATE([.C48];&quot;'&quot;;[.A4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</text:p>
          </table:table-cell>
          <table:table-cell/>
          <table:table-cell table:formula="of:=CONCATENATE(&quot;'&quot;;[.A49];&quot;': {'element': '&quot;;[.B49];&quot;'},&quot;)" office:value-type="string" office:string-value="'49': {'element': 'O'}," calcext:value-type="string">
            <text:p>'49': {'element': 'O'},</text:p>
          </table:table-cell>
          <table:table-cell office:value-type="string" calcext:value-type="string">
            <text:p>'49': {'element': 'O'},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formula="of:=CONCATENATE([.C49];&quot;'&quot;;[.A5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</text:p>
          </table:table-cell>
          <table:table-cell/>
          <table:table-cell table:formula="of:=CONCATENATE(&quot;'&quot;;[.A50];&quot;': {'element': '&quot;;[.B50];&quot;'},&quot;)" office:value-type="string" office:string-value="'50': {'element': 'C'}," calcext:value-type="string">
            <text:p>'50': {'element': 'C'},</text:p>
          </table:table-cell>
          <table:table-cell office:value-type="string" calcext:value-type="string">
            <text:p>'50': {'element': 'C'},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</text:p>
          </table:table-cell>
          <table:table-cell table:formula="of:=CONCATENATE([.C50];&quot;'&quot;;[.A5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</text:p>
          </table:table-cell>
          <table:table-cell/>
          <table:table-cell table:formula="of:=CONCATENATE(&quot;'&quot;;[.A51];&quot;': {'element': '&quot;;[.B51];&quot;'},&quot;)" office:value-type="string" office:string-value="'51': {'element': 'He'}," calcext:value-type="string">
            <text:p>'51': {'element': 'He'},</text:p>
          </table:table-cell>
          <table:table-cell office:value-type="string" calcext:value-type="string">
            <text:p>'51': {'element': 'He'},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</text:p>
          </table:table-cell>
          <table:table-cell table:formula="of:=CONCATENATE([.C51];&quot;'&quot;;[.A5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</text:p>
          </table:table-cell>
          <table:table-cell/>
          <table:table-cell table:formula="of:=CONCATENATE(&quot;'&quot;;[.A52];&quot;': {'element': '&quot;;[.B52];&quot;'},&quot;)" office:value-type="string" office:string-value="'52': {'element': 'Ne'}," calcext:value-type="string">
            <text:p>'52': {'element': 'Ne'},</text:p>
          </table:table-cell>
          <table:table-cell office:value-type="string" calcext:value-type="string">
            <text:p>'52': {'element': 'Ne'},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r</text:p>
          </table:table-cell>
          <table:table-cell table:formula="of:=CONCATENATE([.C52];&quot;'&quot;;[.A5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</text:p>
          </table:table-cell>
          <table:table-cell/>
          <table:table-cell table:formula="of:=CONCATENATE(&quot;'&quot;;[.A53];&quot;': {'element': '&quot;;[.B53];&quot;'},&quot;)" office:value-type="string" office:string-value="'53': {'element': 'Ar'}," calcext:value-type="string">
            <text:p>'53': {'element': 'Ar'},</text:p>
          </table:table-cell>
          <table:table-cell office:value-type="string" calcext:value-type="string">
            <text:p>'53': {'element': 'Ar'},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r</text:p>
          </table:table-cell>
          <table:table-cell table:formula="of:=CONCATENATE([.C53];&quot;'&quot;;[.A5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</text:p>
          </table:table-cell>
          <table:table-cell/>
          <table:table-cell table:formula="of:=CONCATENATE(&quot;'&quot;;[.A54];&quot;': {'element': '&quot;;[.B54];&quot;'},&quot;)" office:value-type="string" office:string-value="'54': {'element': 'Kr'}," calcext:value-type="string">
            <text:p>'54': {'element': 'Kr'},</text:p>
          </table:table-cell>
          <table:table-cell office:value-type="string" calcext:value-type="string">
            <text:p>'54': {'element': 'Kr'},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e</text:p>
          </table:table-cell>
          <table:table-cell table:formula="of:=CONCATENATE([.C54];&quot;'&quot;;[.A5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</text:p>
          </table:table-cell>
          <table:table-cell/>
          <table:table-cell table:formula="of:=CONCATENATE(&quot;'&quot;;[.A55];&quot;': {'element': '&quot;;[.B55];&quot;'},&quot;)" office:value-type="string" office:string-value="'55': {'element': 'Xe'}," calcext:value-type="string">
            <text:p>'55': {'element': 'Xe'},</text:p>
          </table:table-cell>
          <table:table-cell office:value-type="string" calcext:value-type="string">
            <text:p>'55': {'element': 'Xe'},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table:formula="of:=CONCATENATE([.C55];&quot;'&quot;;[.A5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</text:p>
          </table:table-cell>
          <table:table-cell/>
          <table:table-cell table:formula="of:=CONCATENATE(&quot;'&quot;;[.A56];&quot;': {'element': '&quot;;[.B56];&quot;'},&quot;)" office:value-type="string" office:string-value="'56': {'element': 'C'}," calcext:value-type="string">
            <text:p>'56': {'element': 'C'},</text:p>
          </table:table-cell>
          <table:table-cell office:value-type="string" calcext:value-type="string">
            <text:p>'56': {'element': 'C'},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table:formula="of:=CONCATENATE([.C56];&quot;'&quot;;[.A5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</text:p>
          </table:table-cell>
          <table:table-cell/>
          <table:table-cell table:formula="of:=CONCATENATE(&quot;'&quot;;[.A57];&quot;': {'element': '&quot;;[.B57];&quot;'},&quot;)" office:value-type="string" office:string-value="'57': {'element': 'C'}," calcext:value-type="string">
            <text:p>'57': {'element': 'C'},</text:p>
          </table:table-cell>
          <table:table-cell office:value-type="string" calcext:value-type="string">
            <text:p>'57': {'element': 'C'},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table:formula="of:=CONCATENATE([.C57];&quot;'&quot;;[.A5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</text:p>
          </table:table-cell>
          <table:table-cell/>
          <table:table-cell table:formula="of:=CONCATENATE(&quot;'&quot;;[.A58];&quot;': {'element': '&quot;;[.B58];&quot;'},&quot;)" office:value-type="string" office:string-value="'58': {'element': 'C'}," calcext:value-type="string">
            <text:p>'58': {'element': 'C'},</text:p>
          </table:table-cell>
          <table:table-cell office:value-type="string" calcext:value-type="string">
            <text:p>'58': {'element': 'C'},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g</text:p>
          </table:table-cell>
          <table:table-cell table:formula="of:=CONCATENATE([.C58];&quot;'&quot;;[.A5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</text:p>
          </table:table-cell>
          <table:table-cell/>
          <table:table-cell table:formula="of:=CONCATENATE(&quot;'&quot;;[.A59];&quot;': {'element': '&quot;;[.B59];&quot;'},&quot;)" office:value-type="string" office:string-value="'59': {'element': 'Mg'}," calcext:value-type="string">
            <text:p>'59': {'element': 'Mg'},</text:p>
          </table:table-cell>
          <table:table-cell office:value-type="string" calcext:value-type="string">
            <text:p>'59': {'element': 'Mg'},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table:formula="of:=CONCATENATE([.C59];&quot;'&quot;;[.A6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</text:p>
          </table:table-cell>
          <table:table-cell/>
          <table:table-cell table:formula="of:=CONCATENATE(&quot;'&quot;;[.A60];&quot;': {'element': '&quot;;[.B60];&quot;'},&quot;)" office:value-type="string" office:string-value="'60': {'element': 'P'}," calcext:value-type="string">
            <text:p>'60': {'element': 'P'},</text:p>
          </table:table-cell>
          <table:table-cell office:value-type="string" calcext:value-type="string">
            <text:p>'60': {'element': 'P'},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e</text:p>
          </table:table-cell>
          <table:table-cell table:formula="of:=CONCATENATE([.C60];&quot;'&quot;;[.A6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</text:p>
          </table:table-cell>
          <table:table-cell/>
          <table:table-cell table:formula="of:=CONCATENATE(&quot;'&quot;;[.A61];&quot;': {'element': '&quot;;[.B61];&quot;'},&quot;)" office:value-type="string" office:string-value="'61': {'element': 'Fe'}," calcext:value-type="string">
            <text:p>'61': {'element': 'Fe'},</text:p>
          </table:table-cell>
          <table:table-cell office:value-type="string" calcext:value-type="string">
            <text:p>'61': {'element': 'Fe'},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</text:p>
          </table:table-cell>
          <table:table-cell table:formula="of:=CONCATENATE([.C61];&quot;'&quot;;[.A6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</text:p>
          </table:table-cell>
          <table:table-cell/>
          <table:table-cell table:formula="of:=CONCATENATE(&quot;'&quot;;[.A62];&quot;': {'element': '&quot;;[.B62];&quot;'},&quot;)" office:value-type="string" office:string-value="'62': {'element': 'Fe'}," calcext:value-type="string">
            <text:p>'62': {'element': 'Fe'},</text:p>
          </table:table-cell>
          <table:table-cell office:value-type="string" calcext:value-type="string">
            <text:p>'62': {'element': 'Fe'},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i</text:p>
          </table:table-cell>
          <table:table-cell table:formula="of:=CONCATENATE([.C62];&quot;'&quot;;[.A6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</text:p>
          </table:table-cell>
          <table:table-cell/>
          <table:table-cell table:formula="of:=CONCATENATE(&quot;'&quot;;[.A63];&quot;': {'element': '&quot;;[.B63];&quot;'},&quot;)" office:value-type="string" office:string-value="'63': {'element': 'Ni'}," calcext:value-type="string">
            <text:p>'63': {'element': 'Ni'},</text:p>
          </table:table-cell>
          <table:table-cell office:value-type="string" calcext:value-type="string">
            <text:p>'63': {'element': 'Ni'},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i</text:p>
          </table:table-cell>
          <table:table-cell table:formula="of:=CONCATENATE([.C63];&quot;'&quot;;[.A6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</text:p>
          </table:table-cell>
          <table:table-cell/>
          <table:table-cell table:formula="of:=CONCATENATE(&quot;'&quot;;[.A64];&quot;': {'element': '&quot;;[.B64];&quot;'},&quot;)" office:value-type="string" office:string-value="'64': {'element': 'Ni'}," calcext:value-type="string">
            <text:p>'64': {'element': 'Ni'},</text:p>
          </table:table-cell>
          <table:table-cell office:value-type="string" calcext:value-type="string">
            <text:p>'64': {'element': 'Ni'},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</text:p>
          </table:table-cell>
          <table:table-cell table:formula="of:=CONCATENATE([.C64];&quot;'&quot;;[.A6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</text:p>
          </table:table-cell>
          <table:table-cell/>
          <table:table-cell table:formula="of:=CONCATENATE(&quot;'&quot;;[.A65];&quot;': {'element': '&quot;;[.B65];&quot;'},&quot;)" office:value-type="string" office:string-value="'65': {'element': 'Co'}," calcext:value-type="string">
            <text:p>'65': {'element': 'Co'},</text:p>
          </table:table-cell>
          <table:table-cell office:value-type="string" calcext:value-type="string">
            <text:p>'65': {'element': 'Co'},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</text:p>
          </table:table-cell>
          <table:table-cell table:formula="of:=CONCATENATE([.C65];&quot;'&quot;;[.A6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</text:p>
          </table:table-cell>
          <table:table-cell/>
          <table:table-cell table:formula="of:=CONCATENATE(&quot;'&quot;;[.A66];&quot;': {'element': '&quot;;[.B66];&quot;'},&quot;)" office:value-type="string" office:string-value="'66': {'element': 'Co'}," calcext:value-type="string">
            <text:p>'66': {'element': 'Co'},</text:p>
          </table:table-cell>
          <table:table-cell office:value-type="string" calcext:value-type="string">
            <text:p>'66': {'element': 'Co'},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formula="of:=CONCATENATE([.C66];&quot;'&quot;;[.A6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</text:p>
          </table:table-cell>
          <table:table-cell/>
          <table:table-cell table:formula="of:=CONCATENATE(&quot;'&quot;;[.A67];&quot;': {'element': '&quot;;[.B67];&quot;'},&quot;)" office:value-type="string" office:string-value="'67': {'element': 'C'}," calcext:value-type="string">
            <text:p>'67': {'element': 'C'},</text:p>
          </table:table-cell>
          <table:table-cell office:value-type="string" calcext:value-type="string">
            <text:p>'67': {'element': 'C'},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table:formula="of:=CONCATENATE([.C67];&quot;'&quot;;[.A6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</text:p>
          </table:table-cell>
          <table:table-cell/>
          <table:table-cell table:formula="of:=CONCATENATE(&quot;'&quot;;[.A68];&quot;': {'element': '&quot;;[.B68];&quot;'},&quot;)" office:value-type="string" office:string-value="'68': {'element': 'C'}," calcext:value-type="string">
            <text:p>'68': {'element': 'C'},</text:p>
          </table:table-cell>
          <table:table-cell office:value-type="string" calcext:value-type="string">
            <text:p>'68': {'element': 'C'},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table:formula="of:=CONCATENATE([.C68];&quot;'&quot;;[.A6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</text:p>
          </table:table-cell>
          <table:table-cell/>
          <table:table-cell table:formula="of:=CONCATENATE(&quot;'&quot;;[.A69];&quot;': {'element': '&quot;;[.B69];&quot;'},&quot;)" office:value-type="string" office:string-value="'69': {'element': 'O'}," calcext:value-type="string">
            <text:p>'69': {'element': 'O'},</text:p>
          </table:table-cell>
          <table:table-cell office:value-type="string" calcext:value-type="string">
            <text:p>'69': {'element': 'O'},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formula="of:=CONCATENATE([.C69];&quot;'&quot;;[.A7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</text:p>
          </table:table-cell>
          <table:table-cell/>
          <table:table-cell table:formula="of:=CONCATENATE(&quot;'&quot;;[.A70];&quot;': {'element': '&quot;;[.B70];&quot;'},&quot;)" office:value-type="string" office:string-value="'70': {'element': 'O'}," calcext:value-type="string">
            <text:p>'70': {'element': 'O'},</text:p>
          </table:table-cell>
          <table:table-cell office:value-type="string" calcext:value-type="string">
            <text:p>'70': {'element': 'O'},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table:formula="of:=CONCATENATE([.C70];&quot;'&quot;;[.A7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</text:p>
          </table:table-cell>
          <table:table-cell/>
          <table:table-cell table:formula="of:=CONCATENATE(&quot;'&quot;;[.A71];&quot;': {'element': '&quot;;[.B71];&quot;'},&quot;)" office:value-type="string" office:string-value="'71': {'element': 'C'}," calcext:value-type="string">
            <text:p>'71': {'element': 'C'},</text:p>
          </table:table-cell>
          <table:table-cell office:value-type="string" calcext:value-type="string">
            <text:p>'71': {'element': 'C'},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table:formula="of:=CONCATENATE([.C71];&quot;'&quot;;[.A7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</text:p>
          </table:table-cell>
          <table:table-cell/>
          <table:table-cell table:formula="of:=CONCATENATE(&quot;'&quot;;[.A72];&quot;': {'element': '&quot;;[.B72];&quot;'},&quot;)" office:value-type="string" office:string-value="'72': {'element': 'N'}," calcext:value-type="string">
            <text:p>'72': {'element': 'N'},</text:p>
          </table:table-cell>
          <table:table-cell office:value-type="string" calcext:value-type="string">
            <text:p>'72': {'element': 'N'},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</text:p>
          </table:table-cell>
          <table:table-cell table:formula="of:=CONCATENATE([.C72];&quot;'&quot;;[.A7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</text:p>
          </table:table-cell>
          <table:table-cell/>
          <table:table-cell table:formula="of:=CONCATENATE(&quot;'&quot;;[.A73];&quot;': {'element': '&quot;;[.B73];&quot;'},&quot;)" office:value-type="string" office:string-value="'73': {'element': 'H'}," calcext:value-type="string">
            <text:p>'73': {'element': 'H'},</text:p>
          </table:table-cell>
          <table:table-cell office:value-type="string" calcext:value-type="string">
            <text:p>'73': {'element': 'H'},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</text:p>
          </table:table-cell>
          <table:table-cell table:formula="of:=CONCATENATE([.C73];&quot;'&quot;;[.A7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</text:p>
          </table:table-cell>
          <table:table-cell/>
          <table:table-cell table:formula="of:=CONCATENATE(&quot;'&quot;;[.A74];&quot;': {'element': '&quot;;[.B74];&quot;'},&quot;)" office:value-type="string" office:string-value="'74': {'element': 'S'}," calcext:value-type="string">
            <text:p>'74': {'element': 'S'},</text:p>
          </table:table-cell>
          <table:table-cell office:value-type="string" calcext:value-type="string">
            <text:p>'74': {'element': 'S'},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formula="of:=CONCATENATE([.C74];&quot;'&quot;;[.A7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</text:p>
          </table:table-cell>
          <table:table-cell/>
          <table:table-cell table:formula="of:=CONCATENATE(&quot;'&quot;;[.A75];&quot;': {'element': '&quot;;[.B75];&quot;'},&quot;)" office:value-type="string" office:string-value="'75': {'element': 'O'}," calcext:value-type="string">
            <text:p>'75': {'element': 'O'},</text:p>
          </table:table-cell>
          <table:table-cell office:value-type="string" calcext:value-type="string">
            <text:p>'75': {'element': 'O'},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</text:p>
          </table:table-cell>
          <table:table-cell table:formula="of:=CONCATENATE([.C75];&quot;'&quot;;[.A7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</text:p>
          </table:table-cell>
          <table:table-cell/>
          <table:table-cell table:formula="of:=CONCATENATE(&quot;'&quot;;[.A76];&quot;': {'element': '&quot;;[.B76];&quot;'},&quot;)" office:value-type="string" office:string-value="'76': {'element': 'O'}," calcext:value-type="string">
            <text:p>'76': {'element': 'O'},</text:p>
          </table:table-cell>
          <table:table-cell office:value-type="string" calcext:value-type="string">
            <text:p>'76': {'element': 'O'},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formula="of:=CONCATENATE([.C76];&quot;'&quot;;[.A7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</text:p>
          </table:table-cell>
          <table:table-cell/>
          <table:table-cell table:formula="of:=CONCATENATE(&quot;'&quot;;[.A77];&quot;': {'element': '&quot;;[.B77];&quot;'},&quot;)" office:value-type="string" office:string-value="'77': {'element': 'O'}," calcext:value-type="string">
            <text:p>'77': {'element': 'O'},</text:p>
          </table:table-cell>
          <table:table-cell office:value-type="string" calcext:value-type="string">
            <text:p>'77': {'element': 'O'},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</text:p>
          </table:table-cell>
          <table:table-cell table:formula="of:=CONCATENATE([.C77];&quot;'&quot;;[.A7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</text:p>
          </table:table-cell>
          <table:table-cell/>
          <table:table-cell table:formula="of:=CONCATENATE(&quot;'&quot;;[.A78];&quot;': {'element': '&quot;;[.B78];&quot;'},&quot;)" office:value-type="string" office:string-value="'78': {'element': 'O'}," calcext:value-type="string">
            <text:p>'78': {'element': 'O'},</text:p>
          </table:table-cell>
          <table:table-cell office:value-type="string" calcext:value-type="string">
            <text:p>'78': {'element': 'O'},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table:formula="of:=CONCATENATE([.C78];&quot;'&quot;;[.A7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</text:p>
          </table:table-cell>
          <table:table-cell/>
          <table:table-cell table:formula="of:=CONCATENATE(&quot;'&quot;;[.A79];&quot;': {'element': '&quot;;[.B79];&quot;'},&quot;)" office:value-type="string" office:string-value="'79': {'element': 'O'}," calcext:value-type="string">
            <text:p>'79': {'element': 'O'},</text:p>
          </table:table-cell>
          <table:table-cell office:value-type="string" calcext:value-type="string">
            <text:p>'79': {'element': 'O'},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  <table:table-cell table:formula="of:=CONCATENATE([.C79];&quot;'&quot;;[.A8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</text:p>
          </table:table-cell>
          <table:table-cell/>
          <table:table-cell table:formula="of:=CONCATENATE(&quot;'&quot;;[.A80];&quot;': {'element': '&quot;;[.B80];&quot;'},&quot;)" office:value-type="string" office:string-value="'80': {'element': 'O'}," calcext:value-type="string">
            <text:p>'80': {'element': 'O'},</text:p>
          </table:table-cell>
          <table:table-cell office:value-type="string" calcext:value-type="string">
            <text:p>'80': {'element': 'O'},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</text:p>
          </table:table-cell>
          <table:table-cell table:formula="of:=CONCATENATE([.C80];&quot;'&quot;;[.A8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</text:p>
          </table:table-cell>
          <table:table-cell/>
          <table:table-cell table:formula="of:=CONCATENATE(&quot;'&quot;;[.A81];&quot;': {'element': '&quot;;[.B81];&quot;'},&quot;)" office:value-type="string" office:string-value="'81': {'element': 'O'}," calcext:value-type="string">
            <text:p>'81': {'element': 'O'},</text:p>
          </table:table-cell>
          <table:table-cell office:value-type="string" calcext:value-type="string">
            <text:p>'81': {'element': 'O'},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table:formula="of:=CONCATENATE([.C81];&quot;'&quot;;[.A8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</text:p>
          </table:table-cell>
          <table:table-cell/>
          <table:table-cell table:formula="of:=CONCATENATE(&quot;'&quot;;[.A82];&quot;': {'element': '&quot;;[.B82];&quot;'},&quot;)" office:value-type="string" office:string-value="'82': {'element': 'O'}," calcext:value-type="string">
            <text:p>'82': {'element': 'O'},</text:p>
          </table:table-cell>
          <table:table-cell office:value-type="string" calcext:value-type="string">
            <text:p>'82': {'element': 'O'},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</text:p>
          </table:table-cell>
          <table:table-cell table:formula="of:=CONCATENATE([.C82];&quot;'&quot;;[.A8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</text:p>
          </table:table-cell>
          <table:table-cell/>
          <table:table-cell table:formula="of:=CONCATENATE(&quot;'&quot;;[.A83];&quot;': {'element': '&quot;;[.B83];&quot;'},&quot;)" office:value-type="string" office:string-value="'83': {'element': 'O'}," calcext:value-type="string">
            <text:p>'83': {'element': 'O'},</text:p>
          </table:table-cell>
          <table:table-cell office:value-type="string" calcext:value-type="string">
            <text:p>'83': {'element': 'O'},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  <table:table-cell table:formula="of:=CONCATENATE([.C83];&quot;'&quot;;[.A8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</text:p>
          </table:table-cell>
          <table:table-cell/>
          <table:table-cell table:formula="of:=CONCATENATE(&quot;'&quot;;[.A84];&quot;': {'element': '&quot;;[.B84];&quot;'},&quot;)" office:value-type="string" office:string-value="'84': {'element': 'O'}," calcext:value-type="string">
            <text:p>'84': {'element': 'O'},</text:p>
          </table:table-cell>
          <table:table-cell office:value-type="string" calcext:value-type="string">
            <text:p>'84': {'element': 'O'},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formula="of:=CONCATENATE([.C84];&quot;'&quot;;[.A8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</text:p>
          </table:table-cell>
          <table:table-cell/>
          <table:table-cell table:formula="of:=CONCATENATE(&quot;'&quot;;[.A85];&quot;': {'element': '&quot;;[.B85];&quot;'},&quot;)" office:value-type="string" office:string-value="'85': {'element': 'O'}," calcext:value-type="string">
            <text:p>'85': {'element': 'O'},</text:p>
          </table:table-cell>
          <table:table-cell office:value-type="string" calcext:value-type="string">
            <text:p>'85': {'element': 'O'},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formula="of:=CONCATENATE([.C85];&quot;'&quot;;[.A8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</text:p>
          </table:table-cell>
          <table:table-cell/>
          <table:table-cell table:formula="of:=CONCATENATE(&quot;'&quot;;[.A86];&quot;': {'element': '&quot;;[.B86];&quot;'},&quot;)" office:value-type="string" office:string-value="'86': {'element': 'O'}," calcext:value-type="string">
            <text:p>'86': {'element': 'O'},</text:p>
          </table:table-cell>
          <table:table-cell office:value-type="string" calcext:value-type="string">
            <text:p>'86': {'element': 'O'},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formula="of:=CONCATENATE([.C86];&quot;'&quot;;[.A8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</text:p>
          </table:table-cell>
          <table:table-cell/>
          <table:table-cell table:formula="of:=CONCATENATE(&quot;'&quot;;[.A87];&quot;': {'element': '&quot;;[.B87];&quot;'},&quot;)" office:value-type="string" office:string-value="'87': {'element': 'O'}," calcext:value-type="string">
            <text:p>'87': {'element': 'O'},</text:p>
          </table:table-cell>
          <table:table-cell office:value-type="string" calcext:value-type="string">
            <text:p>'87': {'element': 'O'},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formula="of:=CONCATENATE([.C87];&quot;'&quot;;[.A8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</text:p>
          </table:table-cell>
          <table:table-cell/>
          <table:table-cell table:formula="of:=CONCATENATE(&quot;'&quot;;[.A88];&quot;': {'element': '&quot;;[.B88];&quot;'},&quot;)" office:value-type="string" office:string-value="'88': {'element': 'O'}," calcext:value-type="string">
            <text:p>'88': {'element': 'O'},</text:p>
          </table:table-cell>
          <table:table-cell office:value-type="string" calcext:value-type="string">
            <text:p>'88': {'element': 'O'},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formula="of:=CONCATENATE([.C88];&quot;'&quot;;[.A8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</text:p>
          </table:table-cell>
          <table:table-cell/>
          <table:table-cell table:formula="of:=CONCATENATE(&quot;'&quot;;[.A89];&quot;': {'element': '&quot;;[.B89];&quot;'},&quot;)" office:value-type="string" office:string-value="'89': {'element': 'O'}," calcext:value-type="string">
            <text:p>'89': {'element': 'O'},</text:p>
          </table:table-cell>
          <table:table-cell office:value-type="string" calcext:value-type="string">
            <text:p>'89': {'element': 'O'},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formula="of:=CONCATENATE([.C89];&quot;'&quot;;[.A9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</text:p>
          </table:table-cell>
          <table:table-cell/>
          <table:table-cell table:formula="of:=CONCATENATE(&quot;'&quot;;[.A90];&quot;': {'element': '&quot;;[.B90];&quot;'},&quot;)" office:value-type="string" office:string-value="'90': {'element': 'O'}," calcext:value-type="string">
            <text:p>'90': {'element': 'O'},</text:p>
          </table:table-cell>
          <table:table-cell office:value-type="string" calcext:value-type="string">
            <text:p>'90': {'element': 'O'},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formula="of:=CONCATENATE([.C90];&quot;'&quot;;[.A9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</text:p>
          </table:table-cell>
          <table:table-cell/>
          <table:table-cell table:formula="of:=CONCATENATE(&quot;'&quot;;[.A91];&quot;': {'element': '&quot;;[.B91];&quot;'},&quot;)" office:value-type="string" office:string-value="'91': {'element': 'O'}," calcext:value-type="string">
            <text:p>'91': {'element': 'O'},</text:p>
          </table:table-cell>
          <table:table-cell office:value-type="string" calcext:value-type="string">
            <text:p>'91': {'element': 'O'},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formula="of:=CONCATENATE([.C91];&quot;'&quot;;[.A9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</text:p>
          </table:table-cell>
          <table:table-cell/>
          <table:table-cell table:formula="of:=CONCATENATE(&quot;'&quot;;[.A92];&quot;': {'element': '&quot;;[.B92];&quot;'},&quot;)" office:value-type="string" office:string-value="'92': {'element': 'O'}," calcext:value-type="string">
            <text:p>'92': {'element': 'O'},</text:p>
          </table:table-cell>
          <table:table-cell office:value-type="string" calcext:value-type="string">
            <text:p>'92': {'element': 'O'},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formula="of:=CONCATENATE([.C92];&quot;'&quot;;[.A9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</text:p>
          </table:table-cell>
          <table:table-cell/>
          <table:table-cell table:formula="of:=CONCATENATE(&quot;'&quot;;[.A93];&quot;': {'element': '&quot;;[.B93];&quot;'},&quot;)" office:value-type="string" office:string-value="'93': {'element': 'O'}," calcext:value-type="string">
            <text:p>'93': {'element': 'O'},</text:p>
          </table:table-cell>
          <table:table-cell office:value-type="string" calcext:value-type="string">
            <text:p>'93': {'element': 'O'},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formula="of:=CONCATENATE([.C93];&quot;'&quot;;[.A9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</text:p>
          </table:table-cell>
          <table:table-cell/>
          <table:table-cell table:formula="of:=CONCATENATE(&quot;'&quot;;[.A94];&quot;': {'element': '&quot;;[.B94];&quot;'},&quot;)" office:value-type="string" office:string-value="'94': {'element': 'O'}," calcext:value-type="string">
            <text:p>'94': {'element': 'O'},</text:p>
          </table:table-cell>
          <table:table-cell office:value-type="string" calcext:value-type="string">
            <text:p>'94': {'element': 'O'},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formula="of:=CONCATENATE([.C94];&quot;'&quot;;[.A9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</text:p>
          </table:table-cell>
          <table:table-cell/>
          <table:table-cell table:formula="of:=CONCATENATE(&quot;'&quot;;[.A95];&quot;': {'element': '&quot;;[.B95];&quot;'},&quot;)" office:value-type="string" office:string-value="'95': {'element': 'O'}," calcext:value-type="string">
            <text:p>'95': {'element': 'O'},</text:p>
          </table:table-cell>
          <table:table-cell office:value-type="string" calcext:value-type="string">
            <text:p>'95': {'element': 'O'},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formula="of:=CONCATENATE([.C95];&quot;'&quot;;[.A9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</text:p>
          </table:table-cell>
          <table:table-cell/>
          <table:table-cell table:formula="of:=CONCATENATE(&quot;'&quot;;[.A96];&quot;': {'element': '&quot;;[.B96];&quot;'},&quot;)" office:value-type="string" office:string-value="'96': {'element': 'O'}," calcext:value-type="string">
            <text:p>'96': {'element': 'O'},</text:p>
          </table:table-cell>
          <table:table-cell office:value-type="string" calcext:value-type="string">
            <text:p>'96': {'element': 'O'},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formula="of:=CONCATENATE([.C96];&quot;'&quot;;[.A9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</text:p>
          </table:table-cell>
          <table:table-cell/>
          <table:table-cell table:formula="of:=CONCATENATE(&quot;'&quot;;[.A97];&quot;': {'element': '&quot;;[.B97];&quot;'},&quot;)" office:value-type="string" office:string-value="'97': {'element': 'O'}," calcext:value-type="string">
            <text:p>'97': {'element': 'O'},</text:p>
          </table:table-cell>
          <table:table-cell office:value-type="string" calcext:value-type="string">
            <text:p>'97': {'element': 'O'},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formula="of:=CONCATENATE([.C97];&quot;'&quot;;[.A9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</text:p>
          </table:table-cell>
          <table:table-cell/>
          <table:table-cell table:formula="of:=CONCATENATE(&quot;'&quot;;[.A98];&quot;': {'element': '&quot;;[.B98];&quot;'},&quot;)" office:value-type="string" office:string-value="'98': {'element': 'O'}," calcext:value-type="string">
            <text:p>'98': {'element': 'O'},</text:p>
          </table:table-cell>
          <table:table-cell office:value-type="string" calcext:value-type="string">
            <text:p>'98': {'element': 'O'},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formula="of:=CONCATENATE([.C98];&quot;'&quot;;[.A9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</text:p>
          </table:table-cell>
          <table:table-cell/>
          <table:table-cell table:formula="of:=CONCATENATE(&quot;'&quot;;[.A99];&quot;': {'element': '&quot;;[.B99];&quot;'},&quot;)" office:value-type="string" office:string-value="'99': {'element': 'O'}," calcext:value-type="string">
            <text:p>'99': {'element': 'O'},</text:p>
          </table:table-cell>
          <table:table-cell office:value-type="string" calcext:value-type="string">
            <text:p>'99': {'element': 'O'},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formula="of:=CONCATENATE([.C99];&quot;'&quot;;[.A10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</text:p>
          </table:table-cell>
          <table:table-cell/>
          <table:table-cell table:formula="of:=CONCATENATE(&quot;'&quot;;[.A100];&quot;': {'element': '&quot;;[.B100];&quot;'},&quot;)" office:value-type="string" office:string-value="'100': {'element': 'O'}," calcext:value-type="string">
            <text:p>'100': {'element': 'O'},</text:p>
          </table:table-cell>
          <table:table-cell office:value-type="string" calcext:value-type="string">
            <text:p>'100': {'element': 'O'},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formula="of:=CONCATENATE([.C100];&quot;'&quot;;[.A10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</text:p>
          </table:table-cell>
          <table:table-cell/>
          <table:table-cell table:formula="of:=CONCATENATE(&quot;'&quot;;[.A101];&quot;': {'element': '&quot;;[.B101];&quot;'},&quot;)" office:value-type="string" office:string-value="'101': {'element': 'O'}," calcext:value-type="string">
            <text:p>'101': {'element': 'O'},</text:p>
          </table:table-cell>
          <table:table-cell office:value-type="string" calcext:value-type="string">
            <text:p>'101': {'element': 'O'},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formula="of:=CONCATENATE([.C101];&quot;'&quot;;[.A10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</text:p>
          </table:table-cell>
          <table:table-cell/>
          <table:table-cell table:formula="of:=CONCATENATE(&quot;'&quot;;[.A102];&quot;': {'element': '&quot;;[.B102];&quot;'},&quot;)" office:value-type="string" office:string-value="'102': {'element': 'O'}," calcext:value-type="string">
            <text:p>'102': {'element': 'O'},</text:p>
          </table:table-cell>
          <table:table-cell office:value-type="string" calcext:value-type="string">
            <text:p>'102': {'element': 'O'},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formula="of:=CONCATENATE([.C102];&quot;'&quot;;[.A10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</text:p>
          </table:table-cell>
          <table:table-cell/>
          <table:table-cell table:formula="of:=CONCATENATE(&quot;'&quot;;[.A103];&quot;': {'element': '&quot;;[.B103];&quot;'},&quot;)" office:value-type="string" office:string-value="'103': {'element': 'O'}," calcext:value-type="string">
            <text:p>'103': {'element': 'O'},</text:p>
          </table:table-cell>
          <table:table-cell office:value-type="string" calcext:value-type="string">
            <text:p>'103': {'element': 'O'},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</text:p>
          </table:table-cell>
          <table:table-cell table:formula="of:=CONCATENATE([.C103];&quot;'&quot;;[.A10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</text:p>
          </table:table-cell>
          <table:table-cell/>
          <table:table-cell table:formula="of:=CONCATENATE(&quot;'&quot;;[.A104];&quot;': {'element': '&quot;;[.B104];&quot;'},&quot;)" office:value-type="string" office:string-value="'104': {'element': 'S'}," calcext:value-type="string">
            <text:p>'104': {'element': 'S'},</text:p>
          </table:table-cell>
          <table:table-cell office:value-type="string" calcext:value-type="string">
            <text:p>'104': {'element': 'S'},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</text:p>
          </table:table-cell>
          <table:table-cell table:formula="of:=CONCATENATE([.C104];&quot;'&quot;;[.A10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</text:p>
          </table:table-cell>
          <table:table-cell/>
          <table:table-cell table:formula="of:=CONCATENATE(&quot;'&quot;;[.A105];&quot;': {'element': '&quot;;[.B105];&quot;'},&quot;)" office:value-type="string" office:string-value="'105': {'element': 'S'}," calcext:value-type="string">
            <text:p>'105': {'element': 'S'},</text:p>
          </table:table-cell>
          <table:table-cell office:value-type="string" calcext:value-type="string">
            <text:p>'105': {'element': 'S'},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table:formula="of:=CONCATENATE([.C105];&quot;'&quot;;[.A10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</text:p>
          </table:table-cell>
          <table:table-cell/>
          <table:table-cell table:formula="of:=CONCATENATE(&quot;'&quot;;[.A106];&quot;': {'element': '&quot;;[.B106];&quot;'},&quot;)" office:value-type="string" office:string-value="'106': {'element': 'C'}," calcext:value-type="string">
            <text:p>'106': {'element': 'C'},</text:p>
          </table:table-cell>
          <table:table-cell office:value-type="string" calcext:value-type="string">
            <text:p>'106': {'element': 'C'},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table:formula="of:=CONCATENATE([.C106];&quot;'&quot;;[.A10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</text:p>
          </table:table-cell>
          <table:table-cell/>
          <table:table-cell table:formula="of:=CONCATENATE(&quot;'&quot;;[.A107];&quot;': {'element': '&quot;;[.B107];&quot;'},&quot;)" office:value-type="string" office:string-value="'107': {'element': 'N'}," calcext:value-type="string">
            <text:p>'107': {'element': 'N'},</text:p>
          </table:table-cell>
          <table:table-cell office:value-type="string" calcext:value-type="string">
            <text:p>'107': {'element': 'N'},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table:formula="of:=CONCATENATE([.C107];&quot;'&quot;;[.A10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</text:p>
          </table:table-cell>
          <table:table-cell/>
          <table:table-cell table:formula="of:=CONCATENATE(&quot;'&quot;;[.A108];&quot;': {'element': '&quot;;[.B108];&quot;'},&quot;)" office:value-type="string" office:string-value="'108': {'element': 'N'}," calcext:value-type="string">
            <text:p>'108': {'element': 'N'},</text:p>
          </table:table-cell>
          <table:table-cell office:value-type="string" calcext:value-type="string">
            <text:p>'108': {'element': 'N'},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table:formula="of:=CONCATENATE([.C108];&quot;'&quot;;[.A10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</text:p>
          </table:table-cell>
          <table:table-cell/>
          <table:table-cell table:formula="of:=CONCATENATE(&quot;'&quot;;[.A109];&quot;': {'element': '&quot;;[.B109];&quot;'},&quot;)" office:value-type="string" office:string-value="'109': {'element': 'N'}," calcext:value-type="string">
            <text:p>'109': {'element': 'N'},</text:p>
          </table:table-cell>
          <table:table-cell office:value-type="string" calcext:value-type="string">
            <text:p>'109': {'element': 'N'},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formula="of:=CONCATENATE([.C109];&quot;'&quot;;[.A11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</text:p>
          </table:table-cell>
          <table:table-cell/>
          <table:table-cell table:formula="of:=CONCATENATE(&quot;'&quot;;[.A110];&quot;': {'element': '&quot;;[.B110];&quot;'},&quot;)" office:value-type="string" office:string-value="'110': {'element': 'N'}," calcext:value-type="string">
            <text:p>'110': {'element': 'N'},</text:p>
          </table:table-cell>
          <table:table-cell office:value-type="string" calcext:value-type="string">
            <text:p>'110': {'element': 'N'},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table:formula="of:=CONCATENATE([.C110];&quot;'&quot;;[.A11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</text:p>
          </table:table-cell>
          <table:table-cell/>
          <table:table-cell table:formula="of:=CONCATENATE(&quot;'&quot;;[.A111];&quot;': {'element': '&quot;;[.B111];&quot;'},&quot;)" office:value-type="string" office:string-value="'111': {'element': 'N'}," calcext:value-type="string">
            <text:p>'111': {'element': 'N'},</text:p>
          </table:table-cell>
          <table:table-cell office:value-type="string" calcext:value-type="string">
            <text:p>'111': {'element': 'N'},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CONCATENATE([.C111];&quot;'&quot;;[.A11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</text:p>
          </table:table-cell>
          <table:table-cell/>
          <table:table-cell table:formula="of:=CONCATENATE(&quot;'&quot;;[.A112];&quot;': {'element': '&quot;;[.B112];&quot;'},&quot;)" office:value-type="string" office:string-value="'112': {'element': ''}," calcext:value-type="string">
            <text:p>'112': {'element': ''},</text:p>
          </table:table-cell>
          <table:table-cell office:value-type="string" calcext:value-type="string">
            <text:p>'112': {'element': ''},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table:formula="of:=CONCATENATE([.C112];&quot;'&quot;;[.A11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</text:p>
          </table:table-cell>
          <table:table-cell/>
          <table:table-cell table:formula="of:=CONCATENATE(&quot;'&quot;;[.A113];&quot;': {'element': '&quot;;[.B113];&quot;'},&quot;)" office:value-type="string" office:string-value="'113': {'element': 'C'}," calcext:value-type="string">
            <text:p>'113': {'element': 'C'},</text:p>
          </table:table-cell>
          <table:table-cell office:value-type="string" calcext:value-type="string">
            <text:p>'113': {'element': 'C'},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table:formula="of:=CONCATENATE([.C113];&quot;'&quot;;[.A11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</text:p>
          </table:table-cell>
          <table:table-cell/>
          <table:table-cell table:formula="of:=CONCATENATE(&quot;'&quot;;[.A114];&quot;': {'element': '&quot;;[.B114];&quot;'},&quot;)" office:value-type="string" office:string-value="'114': {'element': 'C'}," calcext:value-type="string">
            <text:p>'114': {'element': 'C'},</text:p>
          </table:table-cell>
          <table:table-cell office:value-type="string" calcext:value-type="string">
            <text:p>'114': {'element': 'C'},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formula="of:=CONCATENATE([.C114];&quot;'&quot;;[.A11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</text:p>
          </table:table-cell>
          <table:table-cell/>
          <table:table-cell table:formula="of:=CONCATENATE(&quot;'&quot;;[.A115];&quot;': {'element': '&quot;;[.B115];&quot;'},&quot;)" office:value-type="string" office:string-value="'115': {'element': 'O'}," calcext:value-type="string">
            <text:p>'115': {'element': 'O'},</text:p>
          </table:table-cell>
          <table:table-cell office:value-type="string" calcext:value-type="string">
            <text:p>'115': {'element': 'O'},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formula="of:=CONCATENATE([.C115];&quot;'&quot;;[.A11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</text:p>
          </table:table-cell>
          <table:table-cell/>
          <table:table-cell table:formula="of:=CONCATENATE(&quot;'&quot;;[.A116];&quot;': {'element': '&quot;;[.B116];&quot;'},&quot;)" office:value-type="string" office:string-value="'116': {'element': 'O'}," calcext:value-type="string">
            <text:p>'116': {'element': 'O'},</text:p>
          </table:table-cell>
          <table:table-cell office:value-type="string" calcext:value-type="string">
            <text:p>'116': {'element': 'O'},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formula="of:=CONCATENATE([.C116];&quot;'&quot;;[.A11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</text:p>
          </table:table-cell>
          <table:table-cell/>
          <table:table-cell table:formula="of:=CONCATENATE(&quot;'&quot;;[.A117];&quot;': {'element': '&quot;;[.B117];&quot;'},&quot;)" office:value-type="string" office:string-value="'117': {'element': 'O'}," calcext:value-type="string">
            <text:p>'117': {'element': 'O'},</text:p>
          </table:table-cell>
          <table:table-cell office:value-type="string" calcext:value-type="string">
            <text:p>'117': {'element': 'O'},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formula="of:=CONCATENATE([.C117];&quot;'&quot;;[.A11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</text:p>
          </table:table-cell>
          <table:table-cell/>
          <table:table-cell table:formula="of:=CONCATENATE(&quot;'&quot;;[.A118];&quot;': {'element': '&quot;;[.B118];&quot;'},&quot;)" office:value-type="string" office:string-value="'118': {'element': 'O'}," calcext:value-type="string">
            <text:p>'118': {'element': 'O'},</text:p>
          </table:table-cell>
          <table:table-cell office:value-type="string" calcext:value-type="string">
            <text:p>'118': {'element': 'O'},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formula="of:=CONCATENATE([.C118];&quot;'&quot;;[.A11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</text:p>
          </table:table-cell>
          <table:table-cell/>
          <table:table-cell table:formula="of:=CONCATENATE(&quot;'&quot;;[.A119];&quot;': {'element': '&quot;;[.B119];&quot;'},&quot;)" office:value-type="string" office:string-value="'119': {'element': 'O'}," calcext:value-type="string">
            <text:p>'119': {'element': 'O'},</text:p>
          </table:table-cell>
          <table:table-cell office:value-type="string" calcext:value-type="string">
            <text:p>'119': {'element': 'O'},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formula="of:=CONCATENATE([.C119];&quot;'&quot;;[.A12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</text:p>
          </table:table-cell>
          <table:table-cell/>
          <table:table-cell table:formula="of:=CONCATENATE(&quot;'&quot;;[.A120];&quot;': {'element': '&quot;;[.B120];&quot;'},&quot;)" office:value-type="string" office:string-value="'120': {'element': 'O'}," calcext:value-type="string">
            <text:p>'120': {'element': 'O'},</text:p>
          </table:table-cell>
          <table:table-cell office:value-type="string" calcext:value-type="string">
            <text:p>'120': {'element': 'O'},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formula="of:=CONCATENATE([.C120];&quot;'&quot;;[.A12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</text:p>
          </table:table-cell>
          <table:table-cell/>
          <table:table-cell table:formula="of:=CONCATENATE(&quot;'&quot;;[.A121];&quot;': {'element': '&quot;;[.B121];&quot;'},&quot;)" office:value-type="string" office:string-value="'121': {'element': 'O'}," calcext:value-type="string">
            <text:p>'121': {'element': 'O'},</text:p>
          </table:table-cell>
          <table:table-cell office:value-type="string" calcext:value-type="string">
            <text:p>'121': {'element': 'O'},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CONCATENATE([.C121];&quot;'&quot;;[.A12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</text:p>
          </table:table-cell>
          <table:table-cell/>
          <table:table-cell table:formula="of:=CONCATENATE(&quot;'&quot;;[.A122];&quot;': {'element': '&quot;;[.B122];&quot;'},&quot;)" office:value-type="string" office:string-value="'122': {'element': ''}," calcext:value-type="string">
            <text:p>'122': {'element': ''},</text:p>
          </table:table-cell>
          <table:table-cell office:value-type="string" calcext:value-type="string">
            <text:p>'122': {'element': ''},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CONCATENATE([.C122];&quot;'&quot;;[.A12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</text:p>
          </table:table-cell>
          <table:table-cell/>
          <table:table-cell table:formula="of:=CONCATENATE(&quot;'&quot;;[.A123];&quot;': {'element': '&quot;;[.B123];&quot;'},&quot;)" office:value-type="string" office:string-value="'123': {'element': ''}," calcext:value-type="string">
            <text:p>'123': {'element': ''},</text:p>
          </table:table-cell>
          <table:table-cell office:value-type="string" calcext:value-type="string">
            <text:p>'123': {'element': ''},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</text:p>
          </table:table-cell>
          <table:table-cell table:formula="of:=CONCATENATE([.C123];&quot;'&quot;;[.A12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</text:p>
          </table:table-cell>
          <table:table-cell/>
          <table:table-cell table:formula="of:=CONCATENATE(&quot;'&quot;;[.A124];&quot;': {'element': '&quot;;[.B124];&quot;'},&quot;)" office:value-type="string" office:string-value="'124': {'element': 'H'}," calcext:value-type="string">
            <text:p>'124': {'element': 'H'},</text:p>
          </table:table-cell>
          <table:table-cell office:value-type="string" calcext:value-type="string">
            <text:p>'124': {'element': 'H'},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</text:p>
          </table:table-cell>
          <table:table-cell table:formula="of:=CONCATENATE([.C124];&quot;'&quot;;[.A12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</text:p>
          </table:table-cell>
          <table:table-cell/>
          <table:table-cell table:formula="of:=CONCATENATE(&quot;'&quot;;[.A125];&quot;': {'element': '&quot;;[.B125];&quot;'},&quot;)" office:value-type="string" office:string-value="'125': {'element': 'Ca'}," calcext:value-type="string">
            <text:p>'125': {'element': 'Ca'},</text:p>
          </table:table-cell>
          <table:table-cell office:value-type="string" calcext:value-type="string">
            <text:p>'125': {'element': 'Ca'},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r</text:p>
          </table:table-cell>
          <table:table-cell table:formula="of:=CONCATENATE([.C125];&quot;'&quot;;[.A12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</text:p>
          </table:table-cell>
          <table:table-cell/>
          <table:table-cell table:formula="of:=CONCATENATE(&quot;'&quot;;[.A126];&quot;': {'element': '&quot;;[.B126];&quot;'},&quot;)" office:value-type="string" office:string-value="'126': {'element': 'Sr'}," calcext:value-type="string">
            <text:p>'126': {'element': 'Sr'},</text:p>
          </table:table-cell>
          <table:table-cell office:value-type="string" calcext:value-type="string">
            <text:p>'126': {'element': 'Sr'},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</text:p>
          </table:table-cell>
          <table:table-cell table:formula="of:=CONCATENATE([.C126];&quot;'&quot;;[.A12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</text:p>
          </table:table-cell>
          <table:table-cell/>
          <table:table-cell table:formula="of:=CONCATENATE(&quot;'&quot;;[.A127];&quot;': {'element': '&quot;;[.B127];&quot;'},&quot;)" office:value-type="string" office:string-value="'127': {'element': 'Ba'}," calcext:value-type="string">
            <text:p>'127': {'element': 'Ba'},</text:p>
          </table:table-cell>
          <table:table-cell office:value-type="string" calcext:value-type="string">
            <text:p>'127': {'element': 'Ba'},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</text:p>
          </table:table-cell>
          <table:table-cell table:formula="of:=CONCATENATE([.C127];&quot;'&quot;;[.A12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</text:p>
          </table:table-cell>
          <table:table-cell/>
          <table:table-cell table:formula="of:=CONCATENATE(&quot;'&quot;;[.A128];&quot;': {'element': '&quot;;[.B128];&quot;'},&quot;)" office:value-type="string" office:string-value="'128': {'element': 'La'}," calcext:value-type="string">
            <text:p>'128': {'element': 'La'},</text:p>
          </table:table-cell>
          <table:table-cell office:value-type="string" calcext:value-type="string">
            <text:p>'128': {'element': 'La'},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e</text:p>
          </table:table-cell>
          <table:table-cell table:formula="of:=CONCATENATE([.C128];&quot;'&quot;;[.A12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</text:p>
          </table:table-cell>
          <table:table-cell/>
          <table:table-cell table:formula="of:=CONCATENATE(&quot;'&quot;;[.A129];&quot;': {'element': '&quot;;[.B129];&quot;'},&quot;)" office:value-type="string" office:string-value="'129': {'element': 'Ce'}," calcext:value-type="string">
            <text:p>'129': {'element': 'Ce'},</text:p>
          </table:table-cell>
          <table:table-cell office:value-type="string" calcext:value-type="string">
            <text:p>'129': {'element': 'Ce'},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</text:p>
          </table:table-cell>
          <table:table-cell table:formula="of:=CONCATENATE([.C129];&quot;'&quot;;[.A13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</text:p>
          </table:table-cell>
          <table:table-cell/>
          <table:table-cell table:formula="of:=CONCATENATE(&quot;'&quot;;[.A130];&quot;': {'element': '&quot;;[.B130];&quot;'},&quot;)" office:value-type="string" office:string-value="'130': {'element': 'Pr'}," calcext:value-type="string">
            <text:p>'130': {'element': 'Pr'},</text:p>
          </table:table-cell>
          <table:table-cell office:value-type="string" calcext:value-type="string">
            <text:p>'130': {'element': 'Pr'},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d</text:p>
          </table:table-cell>
          <table:table-cell table:formula="of:=CONCATENATE([.C130];&quot;'&quot;;[.A13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</text:p>
          </table:table-cell>
          <table:table-cell/>
          <table:table-cell table:formula="of:=CONCATENATE(&quot;'&quot;;[.A131];&quot;': {'element': '&quot;;[.B131];&quot;'},&quot;)" office:value-type="string" office:string-value="'131': {'element': 'Nd'}," calcext:value-type="string">
            <text:p>'131': {'element': 'Nd'},</text:p>
          </table:table-cell>
          <table:table-cell office:value-type="string" calcext:value-type="string">
            <text:p>'131': {'element': 'Nd'},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m</text:p>
          </table:table-cell>
          <table:table-cell table:formula="of:=CONCATENATE([.C131];&quot;'&quot;;[.A13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</text:p>
          </table:table-cell>
          <table:table-cell/>
          <table:table-cell table:formula="of:=CONCATENATE(&quot;'&quot;;[.A132];&quot;': {'element': '&quot;;[.B132];&quot;'},&quot;)" office:value-type="string" office:string-value="'132': {'element': 'Pm'}," calcext:value-type="string">
            <text:p>'132': {'element': 'Pm'},</text:p>
          </table:table-cell>
          <table:table-cell office:value-type="string" calcext:value-type="string">
            <text:p>'132': {'element': 'Pm'},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m</text:p>
          </table:table-cell>
          <table:table-cell table:formula="of:=CONCATENATE([.C132];&quot;'&quot;;[.A13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</text:p>
          </table:table-cell>
          <table:table-cell/>
          <table:table-cell table:formula="of:=CONCATENATE(&quot;'&quot;;[.A133];&quot;': {'element': '&quot;;[.B133];&quot;'},&quot;)" office:value-type="string" office:string-value="'133': {'element': 'Sm'}," calcext:value-type="string">
            <text:p>'133': {'element': 'Sm'},</text:p>
          </table:table-cell>
          <table:table-cell office:value-type="string" calcext:value-type="string">
            <text:p>'133': {'element': 'Sm'},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u</text:p>
          </table:table-cell>
          <table:table-cell table:formula="of:=CONCATENATE([.C133];&quot;'&quot;;[.A13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</text:p>
          </table:table-cell>
          <table:table-cell/>
          <table:table-cell table:formula="of:=CONCATENATE(&quot;'&quot;;[.A134];&quot;': {'element': '&quot;;[.B134];&quot;'},&quot;)" office:value-type="string" office:string-value="'134': {'element': 'Eu'}," calcext:value-type="string">
            <text:p>'134': {'element': 'Eu'},</text:p>
          </table:table-cell>
          <table:table-cell office:value-type="string" calcext:value-type="string">
            <text:p>'134': {'element': 'Eu'},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d</text:p>
          </table:table-cell>
          <table:table-cell table:formula="of:=CONCATENATE([.C134];&quot;'&quot;;[.A13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</text:p>
          </table:table-cell>
          <table:table-cell/>
          <table:table-cell table:formula="of:=CONCATENATE(&quot;'&quot;;[.A135];&quot;': {'element': '&quot;;[.B135];&quot;'},&quot;)" office:value-type="string" office:string-value="'135': {'element': 'Gd'}," calcext:value-type="string">
            <text:p>'135': {'element': 'Gd'},</text:p>
          </table:table-cell>
          <table:table-cell office:value-type="string" calcext:value-type="string">
            <text:p>'135': {'element': 'Gd'},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b</text:p>
          </table:table-cell>
          <table:table-cell table:formula="of:=CONCATENATE([.C135];&quot;'&quot;;[.A13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</text:p>
          </table:table-cell>
          <table:table-cell/>
          <table:table-cell table:formula="of:=CONCATENATE(&quot;'&quot;;[.A136];&quot;': {'element': '&quot;;[.B136];&quot;'},&quot;)" office:value-type="string" office:string-value="'136': {'element': 'Tb'}," calcext:value-type="string">
            <text:p>'136': {'element': 'Tb'},</text:p>
          </table:table-cell>
          <table:table-cell office:value-type="string" calcext:value-type="string">
            <text:p>'136': {'element': 'Tb'},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y</text:p>
          </table:table-cell>
          <table:table-cell table:formula="of:=CONCATENATE([.C136];&quot;'&quot;;[.A13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</text:p>
          </table:table-cell>
          <table:table-cell/>
          <table:table-cell table:formula="of:=CONCATENATE(&quot;'&quot;;[.A137];&quot;': {'element': '&quot;;[.B137];&quot;'},&quot;)" office:value-type="string" office:string-value="'137': {'element': 'Dy'}," calcext:value-type="string">
            <text:p>'137': {'element': 'Dy'},</text:p>
          </table:table-cell>
          <table:table-cell office:value-type="string" calcext:value-type="string">
            <text:p>'137': {'element': 'Dy'},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</text:p>
          </table:table-cell>
          <table:table-cell table:formula="of:=CONCATENATE([.C137];&quot;'&quot;;[.A13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</text:p>
          </table:table-cell>
          <table:table-cell/>
          <table:table-cell table:formula="of:=CONCATENATE(&quot;'&quot;;[.A138];&quot;': {'element': '&quot;;[.B138];&quot;'},&quot;)" office:value-type="string" office:string-value="'138': {'element': 'Ho'}," calcext:value-type="string">
            <text:p>'138': {'element': 'Ho'},</text:p>
          </table:table-cell>
          <table:table-cell office:value-type="string" calcext:value-type="string">
            <text:p>'138': {'element': 'Ho'},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r</text:p>
          </table:table-cell>
          <table:table-cell table:formula="of:=CONCATENATE([.C138];&quot;'&quot;;[.A13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</text:p>
          </table:table-cell>
          <table:table-cell/>
          <table:table-cell table:formula="of:=CONCATENATE(&quot;'&quot;;[.A139];&quot;': {'element': '&quot;;[.B139];&quot;'},&quot;)" office:value-type="string" office:string-value="'139': {'element': 'Er'}," calcext:value-type="string">
            <text:p>'139': {'element': 'Er'},</text:p>
          </table:table-cell>
          <table:table-cell office:value-type="string" calcext:value-type="string">
            <text:p>'139': {'element': 'Er'},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m</text:p>
          </table:table-cell>
          <table:table-cell table:formula="of:=CONCATENATE([.C139];&quot;'&quot;;[.A14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</text:p>
          </table:table-cell>
          <table:table-cell/>
          <table:table-cell table:formula="of:=CONCATENATE(&quot;'&quot;;[.A140];&quot;': {'element': '&quot;;[.B140];&quot;'},&quot;)" office:value-type="string" office:string-value="'140': {'element': 'Tm'}," calcext:value-type="string">
            <text:p>'140': {'element': 'Tm'},</text:p>
          </table:table-cell>
          <table:table-cell office:value-type="string" calcext:value-type="string">
            <text:p>'140': {'element': 'Tm'},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table:formula="of:=CONCATENATE([.C140];&quot;'&quot;;[.A14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</text:p>
          </table:table-cell>
          <table:table-cell/>
          <table:table-cell table:formula="of:=CONCATENATE(&quot;'&quot;;[.A141];&quot;': {'element': '&quot;;[.B141];&quot;'},&quot;)" office:value-type="string" office:string-value="'141': {'element': 'Yb'}," calcext:value-type="string">
            <text:p>'141': {'element': 'Yb'},</text:p>
          </table:table-cell>
          <table:table-cell office:value-type="string" calcext:value-type="string">
            <text:p>'141': {'element': 'Yb'},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</text:p>
          </table:table-cell>
          <table:table-cell table:formula="of:=CONCATENATE([.C141];&quot;'&quot;;[.A14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</text:p>
          </table:table-cell>
          <table:table-cell/>
          <table:table-cell table:formula="of:=CONCATENATE(&quot;'&quot;;[.A142];&quot;': {'element': '&quot;;[.B142];&quot;'},&quot;)" office:value-type="string" office:string-value="'142': {'element': 'Lu'}," calcext:value-type="string">
            <text:p>'142': {'element': 'Lu'},</text:p>
          </table:table-cell>
          <table:table-cell office:value-type="string" calcext:value-type="string">
            <text:p>'142': {'element': 'Lu'},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</text:p>
          </table:table-cell>
          <table:table-cell table:formula="of:=CONCATENATE([.C142];&quot;'&quot;;[.A14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</text:p>
          </table:table-cell>
          <table:table-cell/>
          <table:table-cell table:formula="of:=CONCATENATE(&quot;'&quot;;[.A143];&quot;': {'element': '&quot;;[.B143];&quot;'},&quot;)" office:value-type="string" office:string-value="'143': {'element': 'N'}," calcext:value-type="string">
            <text:p>'143': {'element': 'N'},</text:p>
          </table:table-cell>
          <table:table-cell office:value-type="string" calcext:value-type="string">
            <text:p>'143': {'element': 'N'},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</text:p>
          </table:table-cell>
          <table:table-cell table:formula="of:=CONCATENATE([.C143];&quot;'&quot;;[.A14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</text:p>
          </table:table-cell>
          <table:table-cell/>
          <table:table-cell table:formula="of:=CONCATENATE(&quot;'&quot;;[.A144];&quot;': {'element': '&quot;;[.B144];&quot;'},&quot;)" office:value-type="string" office:string-value="'144': {'element': 'N'}," calcext:value-type="string">
            <text:p>'144': {'element': 'N'},</text:p>
          </table:table-cell>
          <table:table-cell office:value-type="string" calcext:value-type="string">
            <text:p>'144': {'element': 'N'},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</text:p>
          </table:table-cell>
          <table:table-cell table:formula="of:=CONCATENATE([.C144];&quot;'&quot;;[.A14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</text:p>
          </table:table-cell>
          <table:table-cell/>
          <table:table-cell table:formula="of:=CONCATENATE(&quot;'&quot;;[.A145];&quot;': {'element': '&quot;;[.B145];&quot;'},&quot;)" office:value-type="string" office:string-value="'145': {'element': 'O'}," calcext:value-type="string">
            <text:p>'145': {'element': 'O'},</text:p>
          </table:table-cell>
          <table:table-cell office:value-type="string" calcext:value-type="string">
            <text:p>'145': {'element': 'O'},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</text:p>
          </table:table-cell>
          <table:table-cell table:formula="of:=CONCATENATE([.C145];&quot;'&quot;;[.A14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</text:p>
          </table:table-cell>
          <table:table-cell/>
          <table:table-cell table:formula="of:=CONCATENATE(&quot;'&quot;;[.A146];&quot;': {'element': '&quot;;[.B146];&quot;'},&quot;)" office:value-type="string" office:string-value="'146': {'element': 'N'}," calcext:value-type="string">
            <text:p>'146': {'element': 'N'},</text:p>
          </table:table-cell>
          <table:table-cell office:value-type="string" calcext:value-type="string">
            <text:p>'146': {'element': 'N'},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CONCATENATE([.C146];&quot;'&quot;;[.A14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</text:p>
          </table:table-cell>
          <table:table-cell/>
          <table:table-cell table:formula="of:=CONCATENATE(&quot;'&quot;;[.A147];&quot;': {'element': '&quot;;[.B147];&quot;'},&quot;)" office:value-type="string" office:string-value="'147': {'element': ''}," calcext:value-type="string">
            <text:p>'147': {'element': ''},</text:p>
          </table:table-cell>
          <table:table-cell office:value-type="string" calcext:value-type="string">
            <text:p>'147': {'element': ''},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table:formula="of:=CONCATENATE([.C147];&quot;'&quot;;[.A14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</text:p>
          </table:table-cell>
          <table:table-cell/>
          <table:table-cell table:formula="of:=CONCATENATE(&quot;'&quot;;[.A148];&quot;': {'element': '&quot;;[.B148];&quot;'},&quot;)" office:value-type="string" office:string-value="'148': {'element': 'O'}," calcext:value-type="string">
            <text:p>'148': {'element': 'O'},</text:p>
          </table:table-cell>
          <table:table-cell office:value-type="string" calcext:value-type="string">
            <text:p>'148': {'element': 'O'},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</text:p>
          </table:table-cell>
          <table:table-cell table:formula="of:=CONCATENATE([.C148];&quot;'&quot;;[.A14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</text:p>
          </table:table-cell>
          <table:table-cell/>
          <table:table-cell table:formula="of:=CONCATENATE(&quot;'&quot;;[.A149];&quot;': {'element': '&quot;;[.B149];&quot;'},&quot;)" office:value-type="string" office:string-value="'149': {'element': 'O'}," calcext:value-type="string">
            <text:p>'149': {'element': 'O'},</text:p>
          </table:table-cell>
          <table:table-cell office:value-type="string" calcext:value-type="string">
            <text:p>'149': {'element': 'O'},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</text:p>
          </table:table-cell>
          <table:table-cell table:formula="of:=CONCATENATE([.C149];&quot;'&quot;;[.A15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</text:p>
          </table:table-cell>
          <table:table-cell/>
          <table:table-cell table:formula="of:=CONCATENATE(&quot;'&quot;;[.A150];&quot;': {'element': '&quot;;[.B150];&quot;'},&quot;)" office:value-type="string" office:string-value="'150': {'element': 'N'}," calcext:value-type="string">
            <text:p>'150': {'element': 'N'},</text:p>
          </table:table-cell>
          <table:table-cell office:value-type="string" calcext:value-type="string">
            <text:p>'150': {'element': 'N'},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</text:p>
          </table:table-cell>
          <table:table-cell table:formula="of:=CONCATENATE([.C150];&quot;'&quot;;[.A15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</text:p>
          </table:table-cell>
          <table:table-cell/>
          <table:table-cell table:formula="of:=CONCATENATE(&quot;'&quot;;[.A151];&quot;': {'element': '&quot;;[.B151];&quot;'},&quot;)" office:value-type="string" office:string-value="'151': {'element': 'N'}," calcext:value-type="string">
            <text:p>'151': {'element': 'N'},</text:p>
          </table:table-cell>
          <table:table-cell office:value-type="string" calcext:value-type="string">
            <text:p>'151': {'element': 'N'},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CONCATENATE([.C151];&quot;'&quot;;[.A15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</text:p>
          </table:table-cell>
          <table:table-cell/>
          <table:table-cell table:formula="of:=CONCATENATE(&quot;'&quot;;[.A152];&quot;': {'element': '&quot;;[.B152];&quot;'},&quot;)" office:value-type="string" office:string-value="'152': {'element': ''}," calcext:value-type="string">
            <text:p>'152': {'element': ''},</text:p>
          </table:table-cell>
          <table:table-cell office:value-type="string" calcext:value-type="string">
            <text:p>'152': {'element': ''},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</text:p>
          </table:table-cell>
          <table:table-cell table:formula="of:=CONCATENATE([.C152];&quot;'&quot;;[.A15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</text:p>
          </table:table-cell>
          <table:table-cell/>
          <table:table-cell table:formula="of:=CONCATENATE(&quot;'&quot;;[.A153];&quot;': {'element': '&quot;;[.B153];&quot;'},&quot;)" office:value-type="string" office:string-value="'153': {'element': 'P'}," calcext:value-type="string">
            <text:p>'153': {'element': 'P'},</text:p>
          </table:table-cell>
          <table:table-cell office:value-type="string" calcext:value-type="string">
            <text:p>'153': {'element': 'P'},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</text:p>
          </table:table-cell>
          <table:table-cell table:formula="of:=CONCATENATE([.C153];&quot;'&quot;;[.A15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</text:p>
          </table:table-cell>
          <table:table-cell/>
          <table:table-cell table:formula="of:=CONCATENATE(&quot;'&quot;;[.A154];&quot;': {'element': '&quot;;[.B154];&quot;'},&quot;)" office:value-type="string" office:string-value="'154': {'element': 'S'}," calcext:value-type="string">
            <text:p>'154': {'element': 'S'},</text:p>
          </table:table-cell>
          <table:table-cell office:value-type="string" calcext:value-type="string">
            <text:p>'154': {'element': 'S'},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</text:p>
          </table:table-cell>
          <table:table-cell table:formula="of:=CONCATENATE([.C154];&quot;'&quot;;[.A15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</text:p>
          </table:table-cell>
          <table:table-cell/>
          <table:table-cell table:formula="of:=CONCATENATE(&quot;'&quot;;[.A155];&quot;': {'element': '&quot;;[.B155];&quot;'},&quot;)" office:value-type="string" office:string-value="'155': {'element': 'N'}," calcext:value-type="string">
            <text:p>'155': {'element': 'N'},</text:p>
          </table:table-cell>
          <table:table-cell office:value-type="string" calcext:value-type="string">
            <text:p>'155': {'element': 'N'},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CONCATENATE([.C155];&quot;'&quot;;[.A15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</text:p>
          </table:table-cell>
          <table:table-cell/>
          <table:table-cell table:formula="of:=CONCATENATE(&quot;'&quot;;[.A156];&quot;': {'element': '&quot;;[.B156];&quot;'},&quot;)" office:value-type="string" office:string-value="'156': {'element': ''}," calcext:value-type="string">
            <text:p>'156': {'element': ''},</text:p>
          </table:table-cell>
          <table:table-cell office:value-type="string" calcext:value-type="string">
            <text:p>'156': {'element': ''},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CONCATENATE([.C156];&quot;'&quot;;[.A15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</text:p>
          </table:table-cell>
          <table:table-cell/>
          <table:table-cell table:formula="of:=CONCATENATE(&quot;'&quot;;[.A157];&quot;': {'element': '&quot;;[.B157];&quot;'},&quot;)" office:value-type="string" office:string-value="'157': {'element': ''}," calcext:value-type="string">
            <text:p>'157': {'element': ''},</text:p>
          </table:table-cell>
          <table:table-cell office:value-type="string" calcext:value-type="string">
            <text:p>'157': {'element': ''},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CONCATENATE([.C157];&quot;'&quot;;[.A15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</text:p>
          </table:table-cell>
          <table:table-cell/>
          <table:table-cell table:formula="of:=CONCATENATE(&quot;'&quot;;[.A158];&quot;': {'element': '&quot;;[.B158];&quot;'},&quot;)" office:value-type="string" office:string-value="'158': {'element': ''}," calcext:value-type="string">
            <text:p>'158': {'element': ''},</text:p>
          </table:table-cell>
          <table:table-cell office:value-type="string" calcext:value-type="string">
            <text:p>'158': {'element': ''},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</text:p>
          </table:table-cell>
          <table:table-cell table:formula="of:=CONCATENATE([.C158];&quot;'&quot;;[.A15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</text:p>
          </table:table-cell>
          <table:table-cell/>
          <table:table-cell table:formula="of:=CONCATENATE(&quot;'&quot;;[.A159];&quot;': {'element': '&quot;;[.B159];&quot;'},&quot;)" office:value-type="string" office:string-value="'159': {'element': 'O'}," calcext:value-type="string">
            <text:p>'159': {'element': 'O'},</text:p>
          </table:table-cell>
          <table:table-cell office:value-type="string" calcext:value-type="string">
            <text:p>'159': {'element': 'O'},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table:formula="of:=CONCATENATE([.C159];&quot;'&quot;;[.A16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</text:p>
          </table:table-cell>
          <table:table-cell/>
          <table:table-cell table:formula="of:=CONCATENATE(&quot;'&quot;;[.A160];&quot;': {'element': '&quot;;[.B160];&quot;'},&quot;)" office:value-type="string" office:string-value="'160': {'element': 'C'}," calcext:value-type="string">
            <text:p>'160': {'element': 'C'},</text:p>
          </table:table-cell>
          <table:table-cell office:value-type="string" calcext:value-type="string">
            <text:p>'160': {'element': 'C'},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</text:p>
          </table:table-cell>
          <table:table-cell table:formula="of:=CONCATENATE([.C160];&quot;'&quot;;[.A16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</text:p>
          </table:table-cell>
          <table:table-cell/>
          <table:table-cell table:formula="of:=CONCATENATE(&quot;'&quot;;[.A161];&quot;': {'element': '&quot;;[.B161];&quot;'},&quot;)" office:value-type="string" office:string-value="'161': {'element': 'C'}," calcext:value-type="string">
            <text:p>'161': {'element': 'C'},</text:p>
          </table:table-cell>
          <table:table-cell office:value-type="string" calcext:value-type="string">
            <text:p>'161': {'element': 'C'},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</text:p>
          </table:table-cell>
          <table:table-cell table:formula="of:=CONCATENATE([.C161];&quot;'&quot;;[.A16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</text:p>
          </table:table-cell>
          <table:table-cell/>
          <table:table-cell table:formula="of:=CONCATENATE(&quot;'&quot;;[.A162];&quot;': {'element': '&quot;;[.B162];&quot;'},&quot;)" office:value-type="string" office:string-value="'162': {'element': 'C'}," calcext:value-type="string">
            <text:p>'162': {'element': 'C'},</text:p>
          </table:table-cell>
          <table:table-cell office:value-type="string" calcext:value-type="string">
            <text:p>'162': {'element': 'C'},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i</text:p>
          </table:table-cell>
          <table:table-cell table:formula="of:=CONCATENATE([.C162];&quot;'&quot;;[.A16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</text:p>
          </table:table-cell>
          <table:table-cell/>
          <table:table-cell table:formula="of:=CONCATENATE(&quot;'&quot;;[.A163];&quot;': {'element': '&quot;;[.B163];&quot;'},&quot;)" office:value-type="string" office:string-value="'163': {'element': 'Li'}," calcext:value-type="string">
            <text:p>'163': {'element': 'Li'},</text:p>
          </table:table-cell>
          <table:table-cell office:value-type="string" calcext:value-type="string">
            <text:p>'163': {'element': 'Li'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N</text:p>
          </table:table-cell>
          <table:table-cell table:formula="of:=CONCATENATE([.C163];&quot;'&quot;;[.A16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'16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'164', </text:p>
          </table:table-cell>
          <table:table-cell/>
          <table:table-cell table:formula="of:=CONCATENATE(&quot;'&quot;;[.A164];&quot;': {'element': '&quot;;[.B164];&quot;'},&quot;)" office:value-type="string" office:string-value="'164': {'element': 'N'}," calcext:value-type="string">
            <text:p>'164': {'element': 'N'},</text:p>
          </table:table-cell>
          <table:table-cell office:value-type="string" calcext:value-type="string">
            <text:p>'164': {'element': 'N'},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'164', </text:p>
          </table:table-cell>
          <table:table-cell table:number-columns-repeated="1021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FF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987" table:default-cell-style-name="ce2"/>
        <table:table-column table:style-name="co3" table:default-cell-style-name="ce2"/>
        <table:table-column table:style-name="co1" table:number-columns-repeated="2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 table:formula="of:=CONCATENATE(&quot;'&quot;;[.A1];&quot;', &quot;)" office:value-type="string" office:string-value="'c', " calcext:value-type="string">
            <text:p>'c', </text:p>
          </table:table-cell>
          <table:table-cell table:style-name="ce1" office:value-type="string" calcext:value-type="string">
            <text:p><text:s/>['3', '2']</text:p>
          </table:table-cell>
          <table:table-cell table:style-name="ce1" table:formula="of:=CONCATENATE(&quot;'&quot;;UPPER([.A1]);&quot;': {'element': '&quot;;[.B1];&quot;', 'mm3':&quot;; [.D1];&quot;},&quot;)" office:value-type="string" office:string-value="'C': {'element': 'C', 'mm3': ['3', '2']}," calcext:value-type="string">
            <text:p>'C': {'element': 'C', 'mm3': ['3', '2']},</text:p>
          </table:table-cell>
          <table:table-cell table:style-name="ce1" office:value-type="string" calcext:value-type="string">
            <text:p>'C': {'element': 'C', 'mm3': ['3', '2']},</text:p>
          </table:table-cell>
          <table:table-cell table:style-name="ce1" table:number-columns-repeated="984"/>
          <table:table-cell table:number-columns-repeated="3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table:style-name="ce3" table:formula="of:=CONCATENATE([.C1];&quot;'&quot;;[.A2];&quot;', &quot;)" office:value-type="string" office:string-value="'c', 'c1', " calcext:value-type="string">
            <text:p>'c', 'c1', </text:p>
          </table:table-cell>
          <table:table-cell office:value-type="string" calcext:value-type="string">
            <text:p><text:s/>['4']</text:p>
          </table:table-cell>
          <table:table-cell table:style-name="ce1" table:formula="of:=CONCATENATE(&quot;'&quot;;UPPER([.A2]);&quot;': {'element': '&quot;;[.B2];&quot;', 'mm3':&quot;; [.D2];&quot;},&quot;)" office:value-type="string" office:string-value="'C1': {'element': 'C', 'mm3': ['4']}," calcext:value-type="string">
            <text:p>'C1': {'element': 'C', 'mm3': ['4']},</text:p>
          </table:table-cell>
          <table:table-cell office:value-type="string" calcext:value-type="string">
            <text:p>'C1': {'element': 'C', 'mm3': ['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table:style-name="ce3" table:formula="of:=CONCATENATE([.C2];&quot;'&quot;;[.A3];&quot;', &quot;)" office:value-type="string" office:string-value="'c', 'c1', 'c2', " calcext:value-type="string">
            <text:p>'c', 'c1', 'c2', </text:p>
          </table:table-cell>
          <table:table-cell office:value-type="string" calcext:value-type="string">
            <text:p><text:s/>['2', '38', '57']</text:p>
          </table:table-cell>
          <table:table-cell table:style-name="ce1" table:formula="of:=CONCATENATE(&quot;'&quot;;UPPER([.A3]);&quot;': {'element': '&quot;;[.B3];&quot;', 'mm3':&quot;; [.D3];&quot;},&quot;)" office:value-type="string" office:string-value="'C2': {'element': 'C', 'mm3': ['2', '38', '57']}," calcext:value-type="string">
            <text:p>'C2': {'element': 'C', 'mm3': ['2', '38', '57']},</text:p>
          </table:table-cell>
          <table:table-cell office:value-type="string" calcext:value-type="string">
            <text:p>'C2': {'element': 'C', 'mm3': ['2', '38', '5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table:style-name="ce3" table:formula="of:=CONCATENATE([.C3];&quot;'&quot;;[.A4];&quot;', &quot;)" office:value-type="string" office:string-value="'c', 'c1', 'c2', 'c3', " calcext:value-type="string">
            <text:p>'c', 'c1', 'c2', 'c3', </text:p>
          </table:table-cell>
          <table:table-cell office:value-type="string" calcext:value-type="string">
            <text:p><text:s/>['1', '22', '56']</text:p>
          </table:table-cell>
          <table:table-cell table:style-name="ce1" table:formula="of:=CONCATENATE(&quot;'&quot;;UPPER([.A4]);&quot;': {'element': '&quot;;[.B4];&quot;', 'mm3':&quot;; [.D4];&quot;},&quot;)" office:value-type="string" office:string-value="'C3': {'element': 'C', 'mm3': ['1', '22', '56']}," calcext:value-type="string">
            <text:p>'C3': {'element': 'C', 'mm3': ['1', '22', '56']},</text:p>
          </table:table-cell>
          <table:table-cell office:value-type="string" calcext:value-type="string">
            <text:p>'C3': {'element': 'C', 'mm3': ['1', '22', '5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table:style-name="ce3" table:formula="of:=CONCATENATE([.C4];&quot;'&quot;;[.A5];&quot;', &quot;)" office:value-type="string" office:string-value="'c', 'c1', 'c2', 'c3', 'ca', " calcext:value-type="string">
            <text:p>'c', 'c1', 'c2', 'c3', 'ca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5]);&quot;': {'element': '&quot;;[.B5];&quot;', 'mm3':&quot;; [.D5];&quot;},&quot;)" office:value-type="string" office:string-value="'CA': {'element': 'C', 'mm3': ['2']}," calcext:value-type="string">
            <text:p>'CA': {'element': 'C', 'mm3': ['2']},</text:p>
          </table:table-cell>
          <table:table-cell office:value-type="string" calcext:value-type="string">
            <text:p>'CA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</text:p>
          </table:table-cell>
          <table:table-cell table:style-name="ce3" table:formula="of:=CONCATENATE([.C5];&quot;'&quot;;[.A6];&quot;', &quot;)" office:value-type="string" office:string-value="'c', 'c1', 'c2', 'c3', 'ca', 'cp', " calcext:value-type="string">
            <text:p>'c', 'c1', 'c2', 'c3', 'ca', 'cp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6]);&quot;': {'element': '&quot;;[.B6];&quot;', 'mm3':&quot;; [.D6];&quot;},&quot;)" office:value-type="string" office:string-value="'CP': {'element': 'C', 'mm3': ['2']}," calcext:value-type="string">
            <text:p>'CP': {'element': 'C', 'mm3': ['2']},</text:p>
          </table:table-cell>
          <table:table-cell office:value-type="string" calcext:value-type="string">
            <text:p>'CP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C</text:p>
          </table:table-cell>
          <table:table-cell table:style-name="ce3" table:formula="of:=CONCATENATE([.C6];&quot;'&quot;;[.A7];&quot;', &quot;)" office:value-type="string" office:string-value="'c', 'c1', 'c2', 'c3', 'ca', 'cp', 'cq', " calcext:value-type="string">
            <text:p>'c', 'c1', 'c2', 'c3', 'ca', 'cp', 'cq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7]);&quot;': {'element': '&quot;;[.B7];&quot;', 'mm3':&quot;; [.D7];&quot;},&quot;)" office:value-type="string" office:string-value="'CQ': {'element': 'C', 'mm3': ['2']}," calcext:value-type="string">
            <text:p>'CQ': {'element': 'C', 'mm3': ['2']},</text:p>
          </table:table-cell>
          <table:table-cell office:value-type="string" calcext:value-type="string">
            <text:p>'CQ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style-name="ce3" table:formula="of:=CONCATENATE([.C7];&quot;'&quot;;[.A8];&quot;', &quot;)" office:value-type="string" office:string-value="'c', 'c1', 'c2', 'c3', 'ca', 'cp', 'cq', 'cc', " calcext:value-type="string">
            <text:p>'c', 'c1', 'c2', 'c3', 'ca', 'cp', 'cq', 'cc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8]);&quot;': {'element': '&quot;;[.B8];&quot;', 'mm3':&quot;; [.D8];&quot;},&quot;)" office:value-type="string" office:string-value="'CC': {'element': 'C', 'mm3': ['2']}," calcext:value-type="string">
            <text:p>'CC': {'element': 'C', 'mm3': ['2']},</text:p>
          </table:table-cell>
          <table:table-cell office:value-type="string" calcext:value-type="string">
            <text:p>'CC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</text:p>
          </table:table-cell>
          <table:table-cell table:style-name="ce3" table:formula="of:=CONCATENATE([.C8];&quot;'&quot;;[.A9];&quot;', &quot;)" office:value-type="string" office:string-value="'c', 'c1', 'c2', 'c3', 'ca', 'cp', 'cq', 'cc', 'cd', " calcext:value-type="string">
            <text:p>'c', 'c1', 'c2', 'c3', 'ca', 'cp', 'cq', 'cc', 'cd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9]);&quot;': {'element': '&quot;;[.B9];&quot;', 'mm3':&quot;; [.D9];&quot;},&quot;)" office:value-type="string" office:string-value="'CD': {'element': 'C', 'mm3': ['2']}," calcext:value-type="string">
            <text:p>'CD': {'element': 'C', 'mm3': ['2']},</text:p>
          </table:table-cell>
          <table:table-cell office:value-type="string" calcext:value-type="string">
            <text:p>'CD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  <table:table-cell table:style-name="ce3" table:formula="of:=CONCATENATE([.C9];&quot;'&quot;;[.A10];&quot;', &quot;)" office:value-type="string" office:string-value="'c', 'c1', 'c2', 'c3', 'ca', 'cp', 'cq', 'cc', 'cd', 'ce', " calcext:value-type="string">
            <text:p>'c', 'c1', 'c2', 'c3', 'ca', 'cp', 'cq', 'cc', 'cd', 'ce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10]);&quot;': {'element': '&quot;;[.B10];&quot;', 'mm3':&quot;; [.D10];&quot;},&quot;)" office:value-type="string" office:string-value="'CE': {'element': 'C', 'mm3': ['2']}," calcext:value-type="string">
            <text:p>'CE': {'element': 'C', 'mm3': ['2']},</text:p>
          </table:table-cell>
          <table:table-cell office:value-type="string" calcext:value-type="string">
            <text:p>'CE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</text:p>
          </table:table-cell>
          <table:table-cell table:style-name="ce3" table:formula="of:=CONCATENATE([.C10];&quot;'&quot;;[.A11];&quot;', &quot;)" office:value-type="string" office:string-value="'c', 'c1', 'c2', 'c3', 'ca', 'cp', 'cq', 'cc', 'cd', 'ce', 'cf', " calcext:value-type="string">
            <text:p>'c', 'c1', 'c2', 'c3', 'ca', 'cp', 'cq', 'cc', 'cd', 'ce', 'cf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11]);&quot;': {'element': '&quot;;[.B11];&quot;', 'mm3':&quot;; [.D11];&quot;},&quot;)" office:value-type="string" office:string-value="'CF': {'element': 'C', 'mm3': ['2']}," calcext:value-type="string">
            <text:p>'CF': {'element': 'C', 'mm3': ['2']},</text:p>
          </table:table-cell>
          <table:table-cell office:value-type="string" calcext:value-type="string">
            <text:p>'CF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table:style-name="ce3" table:formula="of:=CONCATENATE([.C11];&quot;'&quot;;[.A12];&quot;', &quot;)" office:value-type="string" office:string-value="'c', 'c1', 'c2', 'c3', 'ca', 'cp', 'cq', 'cc', 'cd', 'ce', 'cf', 'cg', " calcext:value-type="string">
            <text:p>'c', 'c1', 'c2', 'c3', 'ca', 'cp', 'cq', 'cc', 'cd', 'ce', 'cf', 'cg', </text:p>
          </table:table-cell>
          <table:table-cell office:value-type="string" calcext:value-type="string">
            <text:p><text:s/>['4']</text:p>
          </table:table-cell>
          <table:table-cell table:style-name="ce1" table:formula="of:=CONCATENATE(&quot;'&quot;;UPPER([.A12]);&quot;': {'element': '&quot;;[.B12];&quot;', 'mm3':&quot;; [.D12];&quot;},&quot;)" office:value-type="string" office:string-value="'CG': {'element': 'C', 'mm3': ['4']}," calcext:value-type="string">
            <text:p>'CG': {'element': 'C', 'mm3': ['4']},</text:p>
          </table:table-cell>
          <table:table-cell office:value-type="string" calcext:value-type="string">
            <text:p>'CG': {'element': 'C', 'mm3': ['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</text:p>
          </table:table-cell>
          <table:table-cell table:style-name="ce3" table:formula="of:=CONCATENATE([.C12];&quot;'&quot;;[.A13];&quot;', &quot;)" office:value-type="string" office:string-value="'c', 'c1', 'c2', 'c3', 'ca', 'cp', 'cq', 'cc', 'cd', 'ce', 'cf', 'cg', 'ch', " calcext:value-type="string">
            <text:p>'c', 'c1', 'c2', 'c3', 'ca', 'cp', 'cq', 'cc', 'cd', 'ce', 'cf', 'cg', 'ch', </text:p>
          </table:table-cell>
          <table:table-cell office:value-type="string" calcext:value-type="string">
            <text:p><text:s/>['4']</text:p>
          </table:table-cell>
          <table:table-cell table:style-name="ce1" table:formula="of:=CONCATENATE(&quot;'&quot;;UPPER([.A13]);&quot;': {'element': '&quot;;[.B13];&quot;', 'mm3':&quot;; [.D13];&quot;},&quot;)" office:value-type="string" office:string-value="'CH': {'element': 'C', 'mm3': ['4']}," calcext:value-type="string">
            <text:p>'CH': {'element': 'C', 'mm3': ['4']},</text:p>
          </table:table-cell>
          <table:table-cell office:value-type="string" calcext:value-type="string">
            <text:p>'CH': {'element': 'C', 'mm3': ['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</text:p>
          </table:table-cell>
          <table:table-cell table:style-name="ce3" table:formula="of:=CONCATENATE([.C13];&quot;'&quot;;[.A14];&quot;', &quot;)" office:value-type="string" office:string-value="'c', 'c1', 'c2', 'c3', 'ca', 'cp', 'cq', 'cc', 'cd', 'ce', 'cf', 'cg', 'ch', 'cx', " calcext:value-type="string">
            <text:p>'c', 'c1', 'c2', 'c3', 'ca', 'cp', 'cq', 'cc', 'cd', 'ce', 'cf', 'cg', 'ch', 'cx', </text:p>
          </table:table-cell>
          <table:table-cell office:value-type="string" calcext:value-type="string">
            <text:p><text:s/>['22']</text:p>
          </table:table-cell>
          <table:table-cell table:style-name="ce1" table:formula="of:=CONCATENATE(&quot;'&quot;;UPPER([.A14]);&quot;': {'element': '&quot;;[.B14];&quot;', 'mm3':&quot;; [.D14];&quot;},&quot;)" office:value-type="string" office:string-value="'CX': {'element': 'C', 'mm3': ['22']}," calcext:value-type="string">
            <text:p>'CX': {'element': 'C', 'mm3': ['22']},</text:p>
          </table:table-cell>
          <table:table-cell office:value-type="string" calcext:value-type="string">
            <text:p>'CX': {'element': 'C', 'mm3': ['2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</text:p>
          </table:table-cell>
          <table:table-cell table:style-name="ce3" table:formula="of:=CONCATENATE([.C14];&quot;'&quot;;[.A15];&quot;', &quot;)" office:value-type="string" office:string-value="'c', 'c1', 'c2', 'c3', 'ca', 'cp', 'cq', 'cc', 'cd', 'ce', 'cf', 'cg', 'ch', 'cx', 'cy', " calcext:value-type="string">
            <text:p>'c', 'c1', 'c2', 'c3', 'ca', 'cp', 'cq', 'cc', 'cd', 'ce', 'cf', 'cg', 'ch', 'cx', 'cy', </text:p>
          </table:table-cell>
          <table:table-cell office:value-type="string" calcext:value-type="string">
            <text:p><text:s/>['56']</text:p>
          </table:table-cell>
          <table:table-cell table:style-name="ce1" table:formula="of:=CONCATENATE(&quot;'&quot;;UPPER([.A15]);&quot;': {'element': '&quot;;[.B15];&quot;', 'mm3':&quot;; [.D15];&quot;},&quot;)" office:value-type="string" office:string-value="'CY': {'element': 'C', 'mm3': ['56']}," calcext:value-type="string">
            <text:p>'CY': {'element': 'C', 'mm3': ['56']},</text:p>
          </table:table-cell>
          <table:table-cell office:value-type="string" calcext:value-type="string">
            <text:p>'CY': {'element': 'C', 'mm3': ['5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</text:p>
          </table:table-cell>
          <table:table-cell table:style-name="ce3" table:formula="of:=CONCATENATE([.C15];&quot;'&quot;;[.A16];&quot;', &quot;)" office:value-type="string" office:string-value="'c', 'c1', 'c2', 'c3', 'ca', 'cp', 'cq', 'cc', 'cd', 'ce', 'cf', 'cg', 'ch', 'cx', 'cy', 'cu', " calcext:value-type="string">
            <text:p>'c', 'c1', 'c2', 'c3', 'ca', 'cp', 'cq', 'cc', 'cd', 'ce', 'cf', 'cg', 'ch', 'cx', 'cy', 'cu', </text:p>
          </table:table-cell>
          <table:table-cell office:value-type="string" calcext:value-type="string">
            <text:p><text:s/>['38']</text:p>
          </table:table-cell>
          <table:table-cell table:style-name="ce1" table:formula="of:=CONCATENATE(&quot;'&quot;;UPPER([.A16]);&quot;': {'element': '&quot;;[.B16];&quot;', 'mm3':&quot;; [.D16];&quot;},&quot;)" office:value-type="string" office:string-value="'CU': {'element': 'C', 'mm3': ['38']}," calcext:value-type="string">
            <text:p>'CU': {'element': 'C', 'mm3': ['38']},</text:p>
          </table:table-cell>
          <table:table-cell office:value-type="string" calcext:value-type="string">
            <text:p>'CU': {'element': 'C', 'mm3': ['3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</text:p>
          </table:table-cell>
          <table:table-cell table:style-name="ce3" table:formula="of:=CONCATENATE([.C16];&quot;'&quot;;[.A17];&quot;', &quot;)" office:value-type="string" office:string-value="'c', 'c1', 'c2', 'c3', 'ca', 'cp', 'cq', 'cc', 'cd', 'ce', 'cf', 'cg', 'ch', 'cx', 'cy', 'cu', 'cv', " calcext:value-type="string">
            <text:p>'c', 'c1', 'c2', 'c3', 'ca', 'cp', 'cq', 'cc', 'cd', 'ce', 'cf', 'cg', 'ch', 'cx', 'cy', 'cu', 'cv', </text:p>
          </table:table-cell>
          <table:table-cell office:value-type="string" calcext:value-type="string">
            <text:p><text:s/>['57']</text:p>
          </table:table-cell>
          <table:table-cell table:style-name="ce1" table:formula="of:=CONCATENATE(&quot;'&quot;;UPPER([.A17]);&quot;': {'element': '&quot;;[.B17];&quot;', 'mm3':&quot;; [.D17];&quot;},&quot;)" office:value-type="string" office:string-value="'CV': {'element': 'C', 'mm3': ['57']}," calcext:value-type="string">
            <text:p>'CV': {'element': 'C', 'mm3': ['57']},</text:p>
          </table:table-cell>
          <table:table-cell office:value-type="string" calcext:value-type="string">
            <text:p>'CV': {'element': 'C', 'mm3': ['5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</text:p>
          </table:table-cell>
          <table:table-cell table:style-name="ce3" table:formula="of:=CONCATENATE([.C17];&quot;'&quot;;[.A18];&quot;', &quot;)" office:value-type="string" office:string-value="'c', 'c1', 'c2', 'c3', 'ca', 'cp', 'cq', 'cc', 'cd', 'ce', 'cf', 'cg', 'ch', 'cx', 'cy', 'cu', 'cv', 'cz', " calcext:value-type="string">
            <text:p>'c', 'c1', 'c2', 'c3', 'ca', 'cp', 'cq', 'cc', 'cd', 'ce', 'cf', 'cg', 'ch', 'cx', 'cy', 'cu', 'cv', 'cz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18]);&quot;': {'element': '&quot;;[.B18];&quot;', 'mm3':&quot;; [.D18];&quot;},&quot;)" office:value-type="string" office:string-value="'CZ': {'element': 'C', 'mm3': ['2']}," calcext:value-type="string">
            <text:p>'CZ': {'element': 'C', 'mm3': ['2']},</text:p>
          </table:table-cell>
          <table:table-cell office:value-type="string" calcext:value-type="string">
            <text:p>'CZ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</text:p>
          </table:table-cell>
          <table:table-cell table:style-name="ce3" table:formula="of:=CONCATENATE([.C18];&quot;'&quot;;[.A19];&quot;', &quot;)" office:value-type="string" office:string-value="'c', 'c1', 'c2', 'c3', 'ca', 'cp', 'cq', 'cc', 'cd', 'ce', 'cf', 'cg', 'ch', 'cx', 'cy', 'cu', 'cv', 'cz', 'h1', " calcext:value-type="string">
            <text:p>'c', 'c1', 'c2', 'c3', 'ca', 'cp', 'cq', 'cc', 'cd', 'ce', 'cf', 'cg', 'ch', 'cx', 'cy', 'cu', 'cv', 'cz', 'h1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19]);&quot;': {'element': '&quot;;[.B19];&quot;', 'mm3':&quot;; [.D19];&quot;},&quot;)" office:value-type="string" office:string-value="'H1': {'element': 'H', 'mm3': ['5']}," calcext:value-type="string">
            <text:p>'H1': {'element': 'H', 'mm3': ['5']},</text:p>
          </table:table-cell>
          <table:table-cell office:value-type="string" calcext:value-type="string">
            <text:p>'H1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</text:p>
          </table:table-cell>
          <table:table-cell table:style-name="ce3" table:formula="of:=CONCATENATE([.C19];&quot;'&quot;;[.A20];&quot;', &quot;)" office:value-type="string" office:string-value="'c', 'c1', 'c2', 'c3', 'ca', 'cp', 'cq', 'cc', 'cd', 'ce', 'cf', 'cg', 'ch', 'cx', 'cy', 'cu', 'cv', 'cz', 'h1', 'h2', " calcext:value-type="string">
            <text:p>'c', 'c1', 'c2', 'c3', 'ca', 'cp', 'cq', 'cc', 'cd', 'ce', 'cf', 'cg', 'ch', 'cx', 'cy', 'cu', 'cv', 'cz', 'h1', 'h2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0]);&quot;': {'element': '&quot;;[.B20];&quot;', 'mm3':&quot;; [.D20];&quot;},&quot;)" office:value-type="string" office:string-value="'H2': {'element': 'H', 'mm3': ['5']}," calcext:value-type="string">
            <text:p>'H2': {'element': 'H', 'mm3': ['5']},</text:p>
          </table:table-cell>
          <table:table-cell office:value-type="string" calcext:value-type="string">
            <text:p>'H2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</text:p>
          </table:table-cell>
          <table:table-cell table:style-name="ce3" table:formula="of:=CONCATENATE([.C20];&quot;'&quot;;[.A21];&quot;', &quot;)" office:value-type="string" office:string-value="'c', 'c1', 'c2', 'c3', 'ca', 'cp', 'cq', 'cc', 'cd', 'ce', 'cf', 'cg', 'ch', 'cx', 'cy', 'cu', 'cv', 'cz', 'h1', 'h2', 'h3', " calcext:value-type="string">
            <text:p>'c', 'c1', 'c2', 'c3', 'ca', 'cp', 'cq', 'cc', 'cd', 'ce', 'cf', 'cg', 'ch', 'cx', 'cy', 'cu', 'cv', 'cz', 'h1', 'h2', 'h3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1]);&quot;': {'element': '&quot;;[.B21];&quot;', 'mm3':&quot;; [.D21];&quot;},&quot;)" office:value-type="string" office:string-value="'H3': {'element': 'H', 'mm3': ['5']}," calcext:value-type="string">
            <text:p>'H3': {'element': 'H', 'mm3': ['5']},</text:p>
          </table:table-cell>
          <table:table-cell office:value-type="string" calcext:value-type="string">
            <text:p>'H3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</text:p>
          </table:table-cell>
          <table:table-cell table:style-name="ce3" table:formula="of:=CONCATENATE([.C21];&quot;'&quot;;[.A22];&quot;', &quot;)" office:value-type="string" office:string-value="'c', 'c1', 'c2', 'c3', 'ca', 'cp', 'cq', 'cc', 'cd', 'ce', 'cf', 'cg', 'ch', 'cx', 'cy', 'cu', 'cv', 'cz', 'h1', 'h2', 'h3', 'h4', " calcext:value-type="string">
            <text:p>'c', 'c1', 'c2', 'c3', 'ca', 'cp', 'cq', 'cc', 'cd', 'ce', 'cf', 'cg', 'ch', 'cx', 'cy', 'cu', 'cv', 'cz', 'h1', 'h2', 'h3', 'h4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2]);&quot;': {'element': '&quot;;[.B22];&quot;', 'mm3':&quot;; [.D22];&quot;},&quot;)" office:value-type="string" office:string-value="'H4': {'element': 'H', 'mm3': ['5']}," calcext:value-type="string">
            <text:p>'H4': {'element': 'H', 'mm3': ['5']},</text:p>
          </table:table-cell>
          <table:table-cell office:value-type="string" calcext:value-type="string">
            <text:p>'H4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</text:p>
          </table:table-cell>
          <table:table-cell table:style-name="ce3" table:formula="of:=CONCATENATE([.C22];&quot;'&quot;;[.A23];&quot;', &quot;)" office:value-type="string" office:string-value="'c', 'c1', 'c2', 'c3', 'ca', 'cp', 'cq', 'cc', 'cd', 'ce', 'cf', 'cg', 'ch', 'cx', 'cy', 'cu', 'cv', 'cz', 'h1', 'h2', 'h3', 'h4', 'h5', " calcext:value-type="string">
            <text:p>'c', 'c1', 'c2', 'c3', 'ca', 'cp', 'cq', 'cc', 'cd', 'ce', 'cf', 'cg', 'ch', 'cx', 'cy', 'cu', 'cv', 'cz', 'h1', 'h2', 'h3', 'h4', 'h5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3]);&quot;': {'element': '&quot;;[.B23];&quot;', 'mm3':&quot;; [.D23];&quot;},&quot;)" office:value-type="string" office:string-value="'H5': {'element': 'H', 'mm3': ['5']}," calcext:value-type="string">
            <text:p>'H5': {'element': 'H', 'mm3': ['5']},</text:p>
          </table:table-cell>
          <table:table-cell office:value-type="string" calcext:value-type="string">
            <text:p>'H5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</text:p>
          </table:table-cell>
          <table:table-cell table:style-name="ce3" table:formula="of:=CONCATENATE([.C23];&quot;'&quot;;[.A24];&quot;', &quot;)" office:value-type="string" office:string-value="'c', 'c1', 'c2', 'c3', 'ca', 'cp', 'cq', 'cc', 'cd', 'ce', 'cf', 'cg', 'ch', 'cx', 'cy', 'cu', 'cv', 'cz', 'h1', 'h2', 'h3', 'h4', 'h5', 'ha', " calcext:value-type="string">
            <text:p>'c', 'c1', 'c2', 'c3', 'ca', 'cp', 'cq', 'cc', 'cd', 'ce', 'cf', 'cg', 'ch', 'cx', 'cy', 'cu', 'cv', 'cz', 'h1', 'h2', 'h3', 'h4', 'h5', 'ha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4]);&quot;': {'element': '&quot;;[.B24];&quot;', 'mm3':&quot;; [.D24];&quot;},&quot;)" office:value-type="string" office:string-value="'HA': {'element': 'H', 'mm3': ['5']}," calcext:value-type="string">
            <text:p>'HA': {'element': 'H', 'mm3': ['5']},</text:p>
          </table:table-cell>
          <table:table-cell office:value-type="string" calcext:value-type="string">
            <text:p>'HA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</text:p>
          </table:table-cell>
          <table:table-cell table:style-name="ce3" table:formula="of:=CONCATENATE([.C24];&quot;'&quot;;[.A25];&quot;', &quot;)" office:value-type="string" office:string-value="'c', 'c1', 'c2', 'c3', 'ca', 'cp', 'cq', 'cc', 'cd', 'ce', 'cf', 'cg', 'ch', 'cx', 'cy', 'cu', 'cv', 'cz', 'h1', 'h2', 'h3', 'h4', 'h5', 'ha', 'hc', " calcext:value-type="string">
            <text:p>'c', 'c1', 'c2', 'c3', 'ca', 'cp', 'cq', 'cc', 'cd', 'ce', 'cf', 'cg', 'ch', 'cx', 'cy', 'cu', 'cv', 'cz', 'h1', 'h2', 'h3', 'h4', 'h5', 'ha', 'hc', </text:p>
          </table:table-cell>
          <table:table-cell office:value-type="string" calcext:value-type="string">
            <text:p><text:s/>['5', '124']</text:p>
          </table:table-cell>
          <table:table-cell table:style-name="ce1" table:formula="of:=CONCATENATE(&quot;'&quot;;UPPER([.A25]);&quot;': {'element': '&quot;;[.B25];&quot;', 'mm3':&quot;; [.D25];&quot;},&quot;)" office:value-type="string" office:string-value="'HC': {'element': 'H', 'mm3': ['5', '124']}," calcext:value-type="string">
            <text:p>'HC': {'element': 'H', 'mm3': ['5', '124']},</text:p>
          </table:table-cell>
          <table:table-cell office:value-type="string" calcext:value-type="string">
            <text:p>'HC': {'element': 'H', 'mm3': ['5', '12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 table:style-name="ce3" table:formula="of:=CONCATENATE([.C25];&quot;'&quot;;[.A26];&quot;', &quot;)" office:value-type="string" office:string-value="'c', 'c1', 'c2', 'c3', 'ca', 'cp', 'cq', 'cc', 'cd', 'ce', 'cf', 'cg', 'ch', 'cx', 'cy', 'cu', 'cv', 'cz', 'h1', 'h2', 'h3', 'h4', 'h5', 'ha', 'hc', 'hn', " calcext:value-type="string">
            <text:p>'c', 'c1', 'c2', 'c3', 'ca', 'cp', 'cq', 'cc', 'cd', 'ce', 'cf', 'cg', 'ch', 'cx', 'cy', 'cu', 'cv', 'cz', 'h1', 'h2', 'h3', 'h4', 'h5', 'ha', 'hc', 'hn', </text:p>
          </table:table-cell>
          <table:table-cell office:value-type="string" calcext:value-type="string">
            <text:p><text:s/>['23', '28', '48']</text:p>
          </table:table-cell>
          <table:table-cell table:style-name="ce1" table:formula="of:=CONCATENATE(&quot;'&quot;;UPPER([.A26]);&quot;': {'element': '&quot;;[.B26];&quot;', 'mm3':&quot;; [.D26];&quot;},&quot;)" office:value-type="string" office:string-value="'HN': {'element': 'H', 'mm3': ['23', '28', '48']}," calcext:value-type="string">
            <text:p>'HN': {'element': 'H', 'mm3': ['23', '28', '48']},</text:p>
          </table:table-cell>
          <table:table-cell office:value-type="string" calcext:value-type="string">
            <text:p>'HN': {'element': 'H', 'mm3': ['23', '28', '4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H</text:p>
          </table:table-cell>
          <table:table-cell table:style-name="ce3" table:formula="of:=CONCATENATE([.C26];&quot;'&quot;;[.A27];&quot;', &quot;)" office:value-type="string" office:string-value="'c', 'c1', 'c2', 'c3', 'ca', 'cp', 'cq', 'cc', 'cd', 'ce', 'cf', 'cg', 'ch', 'cx', 'cy', 'cu', 'cv', 'cz', 'h1', 'h2', 'h3', 'h4', 'h5', 'ha', 'hc', 'hn', 'ho', " calcext:value-type="string">
            <text:p>'c', 'c1', 'c2', 'c3', 'ca', 'cp', 'cq', 'cc', 'cd', 'ce', 'cf', 'cg', 'ch', 'cx', 'cy', 'cu', 'cv', 'cz', 'h1', 'h2', 'h3', 'h4', 'h5', 'ha', 'hc', 'hn', 'ho', </text:p>
          </table:table-cell>
          <table:table-cell office:value-type="string" calcext:value-type="string">
            <text:p><text:s/>['21', '73']</text:p>
          </table:table-cell>
          <table:table-cell table:style-name="ce1" table:formula="of:=CONCATENATE(&quot;'&quot;;UPPER([.A27]);&quot;': {'element': '&quot;;[.B27];&quot;', 'mm3':&quot;; [.D27];&quot;},&quot;)" office:value-type="string" office:string-value="'HO': {'element': 'H', 'mm3': ['21', '73']}," calcext:value-type="string">
            <text:p>'HO': {'element': 'H', 'mm3': ['21', '73']},</text:p>
          </table:table-cell>
          <table:table-cell office:value-type="string" calcext:value-type="string">
            <text:p>'HO': {'element': 'H', 'mm3': ['21', '73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</text:p>
          </table:table-cell>
          <table:table-cell table:style-name="ce3" table:formula="of:=CONCATENATE([.C27];&quot;'&quot;;[.A28];&quot;', &quot;)" office:value-type="string" office:string-value="'c', 'c1', 'c2', 'c3', 'ca', 'cp', 'cq', 'cc', 'cd', 'ce', 'cf', 'cg', 'ch', 'cx', 'cy', 'cu', 'cv', 'cz', 'h1', 'h2', 'h3', 'h4', 'h5', 'ha', 'hc', 'hn', 'ho', 'hp', " calcext:value-type="string">
            <text:p>'c', 'c1', 'c2', 'c3', 'ca', 'cp', 'cq', 'cc', 'cd', 'ce', 'cf', 'cg', 'ch', 'cx', 'cy', 'cu', 'cv', 'cz', 'h1', 'h2', 'h3', 'h4', 'h5', 'ha', 'hc', 'hn', 'ho', 'hp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8]);&quot;': {'element': '&quot;;[.B28];&quot;', 'mm3':&quot;; [.D28];&quot;},&quot;)" office:value-type="string" office:string-value="'HP': {'element': 'H', 'mm3': ['5']}," calcext:value-type="string">
            <text:p>'HP': {'element': 'H', 'mm3': ['5']},</text:p>
          </table:table-cell>
          <table:table-cell office:value-type="string" calcext:value-type="string">
            <text:p>'HP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</text:p>
          </table:table-cell>
          <table:table-cell table:style-name="ce3" table:formula="of:=CONCATENATE([.C28];&quot;'&quot;;[.A29];&quot;', &quot;)" office:value-type="string" office:string-value="'c', 'c1', 'c2', 'c3', 'ca', 'cp', 'cq', 'cc', 'cd', 'ce', 'cf', 'cg', 'ch', 'cx', 'cy', 'cu', 'cv', 'cz', 'h1', 'h2', 'h3', 'h4', 'h5', 'ha', 'hc', 'hn', 'ho', 'hp', 'hs', " calcext:value-type="string">
            <text:p>'c', 'c1', 'c2', 'c3', 'ca', 'cp', 'cq', 'cc', 'cd', 'ce', 'cf', 'cg', 'ch', 'cx', 'cy', 'cu', 'cv', 'cz', 'h1', 'h2', 'h3', 'h4', 'h5', 'ha', 'hc', 'hn', 'ho', 'hp', 'hs', </text:p>
          </table:table-cell>
          <table:table-cell office:value-type="string" calcext:value-type="string">
            <text:p><text:s/>['44']</text:p>
          </table:table-cell>
          <table:table-cell table:style-name="ce1" table:formula="of:=CONCATENATE(&quot;'&quot;;UPPER([.A29]);&quot;': {'element': '&quot;;[.B29];&quot;', 'mm3':&quot;; [.D29];&quot;},&quot;)" office:value-type="string" office:string-value="'HS': {'element': 'H', 'mm3': ['44']}," calcext:value-type="string">
            <text:p>'HS': {'element': 'H', 'mm3': ['44']},</text:p>
          </table:table-cell>
          <table:table-cell office:value-type="string" calcext:value-type="string">
            <text:p>'HS': {'element': 'H', 'mm3': ['4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H</text:p>
          </table:table-cell>
          <table:table-cell table:style-name="ce3" table:formula="of:=CONCATENATE([.C29];&quot;'&quot;;[.A30];&quot;', &quot;)" office:value-type="string" office:string-value="'c', 'c1', 'c2', 'c3', 'ca', 'cp', 'cq', 'cc', 'cd', 'ce', 'cf', 'cg', 'ch', 'cx', 'cy', 'cu', 'cv', 'cz', 'h1', 'h2', 'h3', 'h4', 'h5', 'ha', 'hc', 'hn', 'ho', 'hp', 'hs', 'hw', " calcext:value-type="string">
            <text:p>'c', 'c1', 'c2', 'c3', 'ca', 'cp', 'cq', 'cc', 'cd', 'ce', 'cf', 'cg', 'ch', 'cx', 'cy', 'cu', 'cv', 'cz', 'h1', 'h2', 'h3', 'h4', 'h5', 'ha', 'hc', 'hn', 'ho', 'hp', 'hs', 'hw', </text:p>
          </table:table-cell>
          <table:table-cell office:value-type="string" calcext:value-type="string">
            <text:p><text:s/>['21']</text:p>
          </table:table-cell>
          <table:table-cell table:style-name="ce1" table:formula="of:=CONCATENATE(&quot;'&quot;;UPPER([.A30]);&quot;': {'element': '&quot;;[.B30];&quot;', 'mm3':&quot;; [.D30];&quot;},&quot;)" office:value-type="string" office:string-value="'HW': {'element': 'H', 'mm3': ['21']}," calcext:value-type="string">
            <text:p>'HW': {'element': 'H', 'mm3': ['21']},</text:p>
          </table:table-cell>
          <table:table-cell office:value-type="string" calcext:value-type="string">
            <text:p>'HW': {'element': 'H', 'mm3': ['21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H</text:p>
          </table:table-cell>
          <table:table-cell table:style-name="ce3" table:formula="of:=CONCATENATE([.C30];&quot;'&quot;;[.A31];&quot;', &quot;)" office:value-type="string" office:string-value="'c', 'c1', 'c2', 'c3', 'ca', 'cp', 'cq', 'cc', 'cd', 'ce', 'cf', 'cg', 'ch', 'cx', 'cy', 'cu', 'cv', 'cz', 'h1', 'h2', 'h3', 'h4', 'h5', 'ha', 'hc', 'hn', 'ho', 'hp', 'hs', 'hw', 'hx', " calcext:value-type="string">
            <text:p>'c', 'c1', 'c2', 'c3', 'ca', 'cp', 'cq', 'cc', 'cd', 'ce', 'cf', 'cg', 'ch', 'cx', 'cy', 'cu', 'cv', 'cz', 'h1', 'h2', 'h3', 'h4', 'h5', 'ha', 'hc', 'hn', 'ho', 'hp', 'hs', 'hw', 'hx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31]);&quot;': {'element': '&quot;;[.B31];&quot;', 'mm3':&quot;; [.D31];&quot;},&quot;)" office:value-type="string" office:string-value="'HX': {'element': 'H', 'mm3': ['5']}," calcext:value-type="string">
            <text:p>'HX': {'element': 'H', 'mm3': ['5']},</text:p>
          </table:table-cell>
          <table:table-cell office:value-type="string" calcext:value-type="string">
            <text:p>'HX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table:formula="of:=CONCATENATE([.C31];&quot;'&quot;;[.A32];&quot;', &quot;)" office:value-type="string" office:string-value="'c', 'c1', 'c2', 'c3', 'ca', 'cp', 'cq', 'cc', 'cd', 'ce', 'cf', 'cg', 'ch', 'cx', 'cy', 'cu', 'cv', 'cz', 'h1', 'h2', 'h3', 'h4', 'h5', 'ha', 'hc', 'hn', 'ho', 'hp', 'hs', 'hw', 'hx', 'f', " calcext:value-type="string">
            <text:p>'c', 'c1', 'c2', 'c3', 'ca', 'cp', 'cq', 'cc', 'cd', 'ce', 'cf', 'cg', 'ch', 'cx', 'cy', 'cu', 'cv', 'cz', 'h1', 'h2', 'h3', 'h4', 'h5', 'ha', 'hc', 'hn', 'ho', 'hp', 'hs', 'hw', 'hx', 'f', </text:p>
          </table:table-cell>
          <table:table-cell office:value-type="string" calcext:value-type="string">
            <text:p><text:s/>['11']</text:p>
          </table:table-cell>
          <table:table-cell table:style-name="ce1" table:formula="of:=CONCATENATE(&quot;'&quot;;UPPER([.A32]);&quot;': {'element': '&quot;;[.B32];&quot;', 'mm3':&quot;; [.D32];&quot;},&quot;)" office:value-type="string" office:string-value="'F': {'element': 'F', 'mm3': ['11']}," calcext:value-type="string">
            <text:p>'F': {'element': 'F', 'mm3': ['11']},</text:p>
          </table:table-cell>
          <table:table-cell office:value-type="string" calcext:value-type="string">
            <text:p>'F': {'element': 'F', 'mm3': ['11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3" table:formula="of:=CONCATENATE([.C32];&quot;'&quot;;[.A33];&quot;', &quot;)" office:value-type="string" office:string-value="'c', 'c1', 'c2', 'c3', 'ca', 'cp', 'cq', 'cc', 'cd', 'ce', 'cf', 'cg', 'ch', 'cx', 'cy', 'cu', 'cv', 'cz', 'h1', 'h2', 'h3', 'h4', 'h5', 'ha', 'hc', 'hn', 'ho', 'hp', 'hs', 'hw', 'hx', 'f', 'cl', " calcext:value-type="string">
            <text:p>'c', 'c1', 'c2', 'c3', 'ca', 'cp', 'cq', 'cc', 'cd', 'ce', 'cf', 'cg', 'ch', 'cx', 'cy', 'cu', 'cv', 'cz', 'h1', 'h2', 'h3', 'h4', 'h5', 'ha', 'hc', 'hn', 'ho', 'hp', 'hs', 'hw', 'hx', 'f', 'cl', </text:p>
          </table:table-cell>
          <table:table-cell office:value-type="string" calcext:value-type="string">
            <text:p><text:s/>['12']</text:p>
          </table:table-cell>
          <table:table-cell table:style-name="ce1" table:formula="of:=CONCATENATE(&quot;'&quot;;UPPER([.A33]);&quot;': {'element': '&quot;;[.B33];&quot;', 'mm3':&quot;; [.D33];&quot;},&quot;)" office:value-type="string" office:string-value="'CL': {'element': 'Cl', 'mm3': ['12']}," calcext:value-type="string">
            <text:p>'CL': {'element': 'Cl', 'mm3': ['12']},</text:p>
          </table:table-cell>
          <table:table-cell office:value-type="string" calcext:value-type="string">
            <text:p>'CL': {'element': 'Cl', 'mm3': ['1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</text:p>
          </table:table-cell>
          <table:table-cell table:style-name="ce3" table:formula="of:=CONCATENATE([.C33];&quot;'&quot;;[.A34];&quot;', &quot;)" office:value-type="string" office:string-value="'c', 'c1', 'c2', 'c3', 'ca', 'cp', 'cq', 'cc', 'cd', 'ce', 'cf', 'cg', 'ch', 'cx', 'cy', 'cu', 'cv', 'cz', 'h1', 'h2', 'h3', 'h4', 'h5', 'ha', 'hc', 'hn', 'ho', 'hp', 'hs', 'hw', 'hx', 'f', 'cl', 'br', " calcext:value-type="string">
            <text:p>'c', 'c1', 'c2', 'c3', 'ca', 'cp', 'cq', 'cc', 'cd', 'ce', 'cf', 'cg', 'ch', 'cx', 'cy', 'cu', 'cv', 'cz', 'h1', 'h2', 'h3', 'h4', 'h5', 'ha', 'hc', 'hn', 'ho', 'hp', 'hs', 'hw', 'hx', 'f', 'cl', 'br', </text:p>
          </table:table-cell>
          <table:table-cell office:value-type="string" calcext:value-type="string">
            <text:p><text:s/>['13']</text:p>
          </table:table-cell>
          <table:table-cell table:style-name="ce1" table:formula="of:=CONCATENATE(&quot;'&quot;;UPPER([.A34]);&quot;': {'element': '&quot;;[.B34];&quot;', 'mm3':&quot;; [.D34];&quot;},&quot;)" office:value-type="string" office:string-value="'BR': {'element': 'Br', 'mm3': ['13']}," calcext:value-type="string">
            <text:p>'BR': {'element': 'Br', 'mm3': ['13']},</text:p>
          </table:table-cell>
          <table:table-cell office:value-type="string" calcext:value-type="string">
            <text:p>'BR': {'element': 'Br', 'mm3': ['13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style-name="ce3" table:formula="of:=CONCATENATE([.C34];&quot;'&quot;;[.A35];&quot;', &quot;)" office:value-type="string" office:string-value="'c', 'c1', 'c2', 'c3', 'ca', 'cp', 'cq', 'cc', 'cd', 'ce', 'cf', 'cg', 'ch', 'cx', 'cy', 'cu', 'cv', 'cz', 'h1', 'h2', 'h3', 'h4', 'h5', 'ha', 'hc', 'hn', 'ho', 'hp', 'hs', 'hw', 'hx', 'f', 'cl', 'br', 'I', " calcext:value-type="string">
            <text:p>'c', 'c1', 'c2', 'c3', 'ca', 'cp', 'cq', 'cc', 'cd', 'ce', 'cf', 'cg', 'ch', 'cx', 'cy', 'cu', 'cv', 'cz', 'h1', 'h2', 'h3', 'h4', 'h5', 'ha', 'hc', 'hn', 'ho', 'hp', 'hs', 'hw', 'hx', 'f', 'cl', 'br', 'I', </text:p>
          </table:table-cell>
          <table:table-cell office:value-type="string" calcext:value-type="string">
            <text:p><text:s/>['14']</text:p>
          </table:table-cell>
          <table:table-cell table:style-name="ce1" table:formula="of:=CONCATENATE(&quot;'&quot;;UPPER([.A35]);&quot;': {'element': '&quot;;[.B35];&quot;', 'mm3':&quot;; [.D35];&quot;},&quot;)" office:value-type="string" office:string-value="'I': {'element': 'I', 'mm3': ['14']}," calcext:value-type="string">
            <text:p>'I': {'element': 'I', 'mm3': ['14']},</text:p>
          </table:table-cell>
          <table:table-cell office:value-type="string" calcext:value-type="string">
            <text:p>'I': {'element': 'I', 'mm3': ['1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CONCATENATE([.C35];&quot;'&quot;;[.A3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" calcext:value-type="string">
            <text:p>'c', 'c1', 'c2', 'c3', 'ca', 'cp', 'cq', 'cc', 'cd', 'ce', 'cf', 'cg', 'ch', 'cx', 'cy', 'cu', 'cv', 'cz', 'h1', 'h2', 'h3', 'h4', 'h5', 'ha', 'hc', 'hn', 'ho', 'hp', 'hs', 'hw', 'hx', 'f', 'cl', 'br', 'I', 'n', </text:p>
          </table:table-cell>
          <table:table-cell office:value-type="string" calcext:value-type="string">
            <text:p><text:s/>['9']</text:p>
          </table:table-cell>
          <table:table-cell table:style-name="ce1" table:formula="of:=CONCATENATE(&quot;'&quot;;UPPER([.A36]);&quot;': {'element': '&quot;;[.B36];&quot;', 'mm3':&quot;; [.D36];&quot;},&quot;)" office:value-type="string" office:string-value="'N': {'element': 'N', 'mm3': ['9']}," calcext:value-type="string">
            <text:p>'N': {'element': 'N', 'mm3': ['9']},</text:p>
          </table:table-cell>
          <table:table-cell office:value-type="string" calcext:value-type="string">
            <text:p>'N': {'element': 'N', 'mm3': ['9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</text:p>
          </table:table-cell>
          <table:table-cell table:style-name="ce3" table:formula="of:=CONCATENATE([.C36];&quot;'&quot;;[.A3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" calcext:value-type="string">
            <text:p>'c', 'c1', 'c2', 'c3', 'ca', 'cp', 'cq', 'cc', 'cd', 'ce', 'cf', 'cg', 'ch', 'cx', 'cy', 'cu', 'cv', 'cz', 'h1', 'h2', 'h3', 'h4', 'h5', 'ha', 'hc', 'hn', 'ho', 'hp', 'hs', 'hw', 'hx', 'f', 'cl', 'br', 'I', 'n', 'n1', </text:p>
          </table:table-cell>
          <table:table-cell office:value-type="string" calcext:value-type="string">
            <text:p><text:s/>['10']</text:p>
          </table:table-cell>
          <table:table-cell table:style-name="ce1" table:formula="of:=CONCATENATE(&quot;'&quot;;UPPER([.A37]);&quot;': {'element': '&quot;;[.B37];&quot;', 'mm3':&quot;; [.D37];&quot;},&quot;)" office:value-type="string" office:string-value="'N1': {'element': 'N', 'mm3': ['10']}," calcext:value-type="string">
            <text:p>'N1': {'element': 'N', 'mm3': ['10']},</text:p>
          </table:table-cell>
          <table:table-cell office:value-type="string" calcext:value-type="string">
            <text:p>'N1': {'element': 'N', 'mm3': ['1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</text:p>
          </table:table-cell>
          <table:table-cell table:style-name="ce3" table:formula="of:=CONCATENATE([.C37];&quot;'&quot;;[.A3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" calcext:value-type="string">
            <text:p>'c', 'c1', 'c2', 'c3', 'ca', 'cp', 'cq', 'cc', 'cd', 'ce', 'cf', 'cg', 'ch', 'cx', 'cy', 'cu', 'cv', 'cz', 'h1', 'h2', 'h3', 'h4', 'h5', 'ha', 'hc', 'hn', 'ho', 'hp', 'hs', 'hw', 'hx', 'f', 'cl', 'br', 'I', 'n', 'n1', 'n2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38]);&quot;': {'element': '&quot;;[.B38];&quot;', 'mm3':&quot;; [.D38];&quot;},&quot;)" office:value-type="string" office:string-value="'N2': {'element': 'N', 'mm3': ['37']}," calcext:value-type="string">
            <text:p>'N2': {'element': 'N', 'mm3': ['37']},</text:p>
          </table:table-cell>
          <table:table-cell office:value-type="string" calcext:value-type="string">
            <text:p>'N2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</text:p>
          </table:table-cell>
          <table:table-cell table:style-name="ce3" table:formula="of:=CONCATENATE([.C38];&quot;'&quot;;[.A3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</text:p>
          </table:table-cell>
          <table:table-cell office:value-type="string" calcext:value-type="string">
            <text:p><text:s/>['8']</text:p>
          </table:table-cell>
          <table:table-cell table:style-name="ce1" table:formula="of:=CONCATENATE(&quot;'&quot;;UPPER([.A39]);&quot;': {'element': '&quot;;[.B39];&quot;', 'mm3':&quot;; [.D39];&quot;},&quot;)" office:value-type="string" office:string-value="'N3': {'element': 'N', 'mm3': ['8']}," calcext:value-type="string">
            <text:p>'N3': {'element': 'N', 'mm3': ['8']},</text:p>
          </table:table-cell>
          <table:table-cell office:value-type="string" calcext:value-type="string">
            <text:p>'N3': {'element': 'N', 'mm3': ['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N</text:p>
          </table:table-cell>
          <table:table-cell table:style-name="ce3" table:formula="of:=CONCATENATE([.C39];&quot;'&quot;;[.A4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</text:p>
          </table:table-cell>
          <table:table-cell office:value-type="string" calcext:value-type="string">
            <text:p><text:s/>['39']</text:p>
          </table:table-cell>
          <table:table-cell table:style-name="ce1" table:formula="of:=CONCATENATE(&quot;'&quot;;UPPER([.A40]);&quot;': {'element': '&quot;;[.B40];&quot;', 'mm3':&quot;; [.D40];&quot;},&quot;)" office:value-type="string" office:string-value="'N4': {'element': 'N', 'mm3': ['39']}," calcext:value-type="string">
            <text:p>'N4': {'element': 'N', 'mm3': ['39']},</text:p>
          </table:table-cell>
          <table:table-cell office:value-type="string" calcext:value-type="string">
            <text:p>'N4': {'element': 'N', 'mm3': ['39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style-name="ce3" table:formula="of:=CONCATENATE([.C40];&quot;'&quot;;[.A4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</text:p>
          </table:table-cell>
          <table:table-cell office:value-type="string" calcext:value-type="string">
            <text:p><text:s/>['8', '40']</text:p>
          </table:table-cell>
          <table:table-cell table:style-name="ce1" table:formula="of:=CONCATENATE(&quot;'&quot;;UPPER([.A41]);&quot;': {'element': '&quot;;[.B41];&quot;', 'mm3':&quot;; [.D41];&quot;},&quot;)" office:value-type="string" office:string-value="'NA': {'element': 'N', 'mm3': ['8', '40']}," calcext:value-type="string">
            <text:p>'NA': {'element': 'N', 'mm3': ['8', '40']},</text:p>
          </table:table-cell>
          <table:table-cell office:value-type="string" calcext:value-type="string">
            <text:p>'NA': {'element': 'N', 'mm3': ['8', '4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</text:p>
          </table:table-cell>
          <table:table-cell table:style-name="ce3" table:formula="of:=CONCATENATE([.C41];&quot;'&quot;;[.A42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</text:p>
          </table:table-cell>
          <table:table-cell office:value-type="string" calcext:value-type="string">
            <text:p><text:s/>['8']</text:p>
          </table:table-cell>
          <table:table-cell table:style-name="ce1" table:formula="of:=CONCATENATE(&quot;'&quot;;UPPER([.A42]);&quot;': {'element': '&quot;;[.B42];&quot;', 'mm3':&quot;; [.D42];&quot;},&quot;)" office:value-type="string" office:string-value="'NB': {'element': 'N', 'mm3': ['8']}," calcext:value-type="string">
            <text:p>'NB': {'element': 'N', 'mm3': ['8']},</text:p>
          </table:table-cell>
          <table:table-cell office:value-type="string" calcext:value-type="string">
            <text:p>'NB': {'element': 'N', 'mm3': ['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</text:p>
          </table:table-cell>
          <table:table-cell table:style-name="ce3" table:formula="of:=CONCATENATE([.C42];&quot;'&quot;;[.A43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3]);&quot;': {'element': '&quot;;[.B43];&quot;', 'mm3':&quot;; [.D43];&quot;},&quot;)" office:value-type="string" office:string-value="'NC': {'element': 'N', 'mm3': ['37']}," calcext:value-type="string">
            <text:p>'NC': {'element': 'N', 'mm3': ['37']},</text:p>
          </table:table-cell>
          <table:table-cell office:value-type="string" calcext:value-type="string">
            <text:p>'NC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</text:p>
          </table:table-cell>
          <table:table-cell table:style-name="ce3" table:formula="of:=CONCATENATE([.C43];&quot;'&quot;;[.A44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4]);&quot;': {'element': '&quot;;[.B44];&quot;', 'mm3':&quot;; [.D44];&quot;},&quot;)" office:value-type="string" office:string-value="'ND': {'element': 'N', 'mm3': ['37']}," calcext:value-type="string">
            <text:p>'ND': {'element': 'N', 'mm3': ['37']},</text:p>
          </table:table-cell>
          <table:table-cell office:value-type="string" calcext:value-type="string">
            <text:p>'ND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style-name="ce3" table:formula="of:=CONCATENATE([.C44];&quot;'&quot;;[.A45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5]);&quot;': {'element': '&quot;;[.B45];&quot;', 'mm3':&quot;; [.D45];&quot;},&quot;)" office:value-type="string" office:string-value="'NE': {'element': 'N', 'mm3': ['37']}," calcext:value-type="string">
            <text:p>'NE': {'element': 'N', 'mm3': ['37']},</text:p>
          </table:table-cell>
          <table:table-cell office:value-type="string" calcext:value-type="string">
            <text:p>'NE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</text:p>
          </table:table-cell>
          <table:table-cell table:style-name="ce3" table:formula="of:=CONCATENATE([.C45];&quot;'&quot;;[.A4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6]);&quot;': {'element': '&quot;;[.B46];&quot;', 'mm3':&quot;; [.D46];&quot;},&quot;)" office:value-type="string" office:string-value="'NF': {'element': 'N', 'mm3': ['37']}," calcext:value-type="string">
            <text:p>'NF': {'element': 'N', 'mm3': ['37']},</text:p>
          </table:table-cell>
          <table:table-cell office:value-type="string" calcext:value-type="string">
            <text:p>'NF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N</text:p>
          </table:table-cell>
          <table:table-cell table:style-name="ce3" table:formula="of:=CONCATENATE([.C46];&quot;'&quot;;[.A4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</text:p>
          </table:table-cell>
          <table:table-cell office:value-type="string" calcext:value-type="string">
            <text:p><text:s/>['8']</text:p>
          </table:table-cell>
          <table:table-cell table:style-name="ce1" table:formula="of:=CONCATENATE(&quot;'&quot;;UPPER([.A47]);&quot;': {'element': '&quot;;[.B47];&quot;', 'mm3':&quot;; [.D47];&quot;},&quot;)" office:value-type="string" office:string-value="'NH': {'element': 'N', 'mm3': ['8']}," calcext:value-type="string">
            <text:p>'NH': {'element': 'N', 'mm3': ['8']},</text:p>
          </table:table-cell>
          <table:table-cell office:value-type="string" calcext:value-type="string">
            <text:p>'NH': {'element': 'N', 'mm3': ['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table:style-name="ce3" table:formula="of:=CONCATENATE([.C47];&quot;'&quot;;[.A4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</text:p>
          </table:table-cell>
          <table:table-cell office:value-type="string" calcext:value-type="string">
            <text:p><text:s/>['46']</text:p>
          </table:table-cell>
          <table:table-cell table:style-name="ce1" table:formula="of:=CONCATENATE(&quot;'&quot;;UPPER([.A48]);&quot;': {'element': '&quot;;[.B48];&quot;', 'mm3':&quot;; [.D48];&quot;},&quot;)" office:value-type="string" office:string-value="'NO': {'element': 'N', 'mm3': ['46']}," calcext:value-type="string">
            <text:p>'NO': {'element': 'N', 'mm3': ['46']},</text:p>
          </table:table-cell>
          <table:table-cell office:value-type="string" calcext:value-type="string">
            <text:p>'NO': {'element': 'N', 'mm3': ['4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table:formula="of:=CONCATENATE([.C48];&quot;'&quot;;[.A4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</text:p>
          </table:table-cell>
          <table:table-cell office:value-type="string" calcext:value-type="string">
            <text:p><text:s/>['7']</text:p>
          </table:table-cell>
          <table:table-cell table:style-name="ce1" table:formula="of:=CONCATENATE(&quot;'&quot;;UPPER([.A49]);&quot;': {'element': '&quot;;[.B49];&quot;', 'mm3':&quot;; [.D49];&quot;},&quot;)" office:value-type="string" office:string-value="'O': {'element': 'O', 'mm3': ['7']}," calcext:value-type="string">
            <text:p>'O': {'element': 'O', 'mm3': ['7']},</text:p>
          </table:table-cell>
          <table:table-cell office:value-type="string" calcext:value-type="string">
            <text:p>'O': {'element': 'O', 'mm3': ['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</text:p>
          </table:table-cell>
          <table:table-cell table:style-name="ce3" table:formula="of:=CONCATENATE([.C49];&quot;'&quot;;[.A5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</text:p>
          </table:table-cell>
          <table:table-cell office:value-type="string" calcext:value-type="string">
            <text:p><text:s/>['6']</text:p>
          </table:table-cell>
          <table:table-cell table:style-name="ce1" table:formula="of:=CONCATENATE(&quot;'&quot;;UPPER([.A50]);&quot;': {'element': '&quot;;[.B50];&quot;', 'mm3':&quot;; [.D50];&quot;},&quot;)" office:value-type="string" office:string-value="'OH': {'element': 'O', 'mm3': ['6']}," calcext:value-type="string">
            <text:p>'OH': {'element': 'O', 'mm3': ['6']},</text:p>
          </table:table-cell>
          <table:table-cell office:value-type="string" calcext:value-type="string">
            <text:p>'OH': {'element': 'O', 'mm3': ['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style-name="ce3" table:formula="of:=CONCATENATE([.C50];&quot;'&quot;;[.A5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</text:p>
          </table:table-cell>
          <table:table-cell office:value-type="string" calcext:value-type="string">
            <text:p><text:s/>['6', '41']</text:p>
          </table:table-cell>
          <table:table-cell table:style-name="ce1" table:formula="of:=CONCATENATE(&quot;'&quot;;UPPER([.A51]);&quot;': {'element': '&quot;;[.B51];&quot;', 'mm3':&quot;; [.D51];&quot;},&quot;)" office:value-type="string" office:string-value="'OS': {'element': 'O', 'mm3': ['6', '41']}," calcext:value-type="string">
            <text:p>'OS': {'element': 'O', 'mm3': ['6', '41']},</text:p>
          </table:table-cell>
          <table:table-cell office:value-type="string" calcext:value-type="string">
            <text:p>'OS': {'element': 'O', 'mm3': ['6', '41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O</text:p>
          </table:table-cell>
          <table:table-cell table:style-name="ce3" table:formula="of:=CONCATENATE([.C51];&quot;'&quot;;[.A52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</text:p>
          </table:table-cell>
          <table:table-cell office:value-type="string" calcext:value-type="string">
            <text:p><text:s/>['6']</text:p>
          </table:table-cell>
          <table:table-cell table:style-name="ce1" table:formula="of:=CONCATENATE(&quot;'&quot;;UPPER([.A52]);&quot;': {'element': '&quot;;[.B52];&quot;', 'mm3':&quot;; [.D52];&quot;},&quot;)" office:value-type="string" office:string-value="'OW': {'element': 'O', 'mm3': ['6']}," calcext:value-type="string">
            <text:p>'OW': {'element': 'O', 'mm3': ['6']},</text:p>
          </table:table-cell>
          <table:table-cell office:value-type="string" calcext:value-type="string">
            <text:p>'OW': {'element': 'O', 'mm3': ['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</text:p>
          </table:table-cell>
          <table:table-cell table:style-name="ce3" table:formula="of:=CONCATENATE([.C52];&quot;'&quot;;[.A53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3]);&quot;': {'element': '&quot;;[.B53];&quot;', 'mm3':&quot;; [.D53];&quot;},&quot;)" office:value-type="string" office:string-value="'P2': {'element': 'P', 'mm3': ['60']}," calcext:value-type="string">
            <text:p>'P2': {'element': 'P', 'mm3': ['60']},</text:p>
          </table:table-cell>
          <table:table-cell office:value-type="string" calcext:value-type="string">
            <text:p>'P2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</text:p>
          </table:table-cell>
          <table:table-cell table:style-name="ce3" table:formula="of:=CONCATENATE([.C53];&quot;'&quot;;[.A54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</text:p>
          </table:table-cell>
          <table:table-cell office:value-type="string" calcext:value-type="string">
            <text:p><text:s/>['25']</text:p>
          </table:table-cell>
          <table:table-cell table:style-name="ce1" table:formula="of:=CONCATENATE(&quot;'&quot;;UPPER([.A54]);&quot;': {'element': '&quot;;[.B54];&quot;', 'mm3':&quot;; [.D54];&quot;},&quot;)" office:value-type="string" office:string-value="'P3': {'element': 'P', 'mm3': ['25']}," calcext:value-type="string">
            <text:p>'P3': {'element': 'P', 'mm3': ['25']},</text:p>
          </table:table-cell>
          <table:table-cell office:value-type="string" calcext:value-type="string">
            <text:p>'P3': {'element': 'P', 'mm3': ['2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</text:p>
          </table:table-cell>
          <table:table-cell table:style-name="ce3" table:formula="of:=CONCATENATE([.C54];&quot;'&quot;;[.A55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</text:p>
          </table:table-cell>
          <table:table-cell office:value-type="string" calcext:value-type="string">
            <text:p><text:s/>['25']</text:p>
          </table:table-cell>
          <table:table-cell table:style-name="ce1" table:formula="of:=CONCATENATE(&quot;'&quot;;UPPER([.A55]);&quot;': {'element': '&quot;;[.B55];&quot;', 'mm3':&quot;; [.D55];&quot;},&quot;)" office:value-type="string" office:string-value="'P4': {'element': 'P', 'mm3': ['25']}," calcext:value-type="string">
            <text:p>'P4': {'element': 'P', 'mm3': ['25']},</text:p>
          </table:table-cell>
          <table:table-cell office:value-type="string" calcext:value-type="string">
            <text:p>'P4': {'element': 'P', 'mm3': ['2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</text:p>
          </table:table-cell>
          <table:table-cell table:style-name="ce3" table:formula="of:=CONCATENATE([.C55];&quot;'&quot;;[.A5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6]);&quot;': {'element': '&quot;;[.B56];&quot;', 'mm3':&quot;; [.D56];&quot;},&quot;)" office:value-type="string" office:string-value="'P5': {'element': 'P', 'mm3': ['60']}," calcext:value-type="string">
            <text:p>'P5': {'element': 'P', 'mm3': ['60']},</text:p>
          </table:table-cell>
          <table:table-cell office:value-type="string" calcext:value-type="string">
            <text:p>'P5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</text:p>
          </table:table-cell>
          <table:table-cell table:style-name="ce3" table:formula="of:=CONCATENATE([.C56];&quot;'&quot;;[.A5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7]);&quot;': {'element': '&quot;;[.B57];&quot;', 'mm3':&quot;; [.D57];&quot;},&quot;)" office:value-type="string" office:string-value="'PB': {'element': 'P', 'mm3': ['60']}," calcext:value-type="string">
            <text:p>'PB': {'element': 'P', 'mm3': ['60']},</text:p>
          </table:table-cell>
          <table:table-cell office:value-type="string" calcext:value-type="string">
            <text:p>'PB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table:style-name="ce3" table:formula="of:=CONCATENATE([.C57];&quot;'&quot;;[.A5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8]);&quot;': {'element': '&quot;;[.B58];&quot;', 'mm3':&quot;; [.D58];&quot;},&quot;)" office:value-type="string" office:string-value="'PC': {'element': 'P', 'mm3': ['60']}," calcext:value-type="string">
            <text:p>'PC': {'element': 'P', 'mm3': ['60']},</text:p>
          </table:table-cell>
          <table:table-cell office:value-type="string" calcext:value-type="string">
            <text:p>'PC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</text:p>
          </table:table-cell>
          <table:table-cell table:style-name="ce3" table:formula="of:=CONCATENATE([.C58];&quot;'&quot;;[.A5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9]);&quot;': {'element': '&quot;;[.B59];&quot;', 'mm3':&quot;; [.D59];&quot;},&quot;)" office:value-type="string" office:string-value="'PD': {'element': 'P', 'mm3': ['60']}," calcext:value-type="string">
            <text:p>'PD': {'element': 'P', 'mm3': ['60']},</text:p>
          </table:table-cell>
          <table:table-cell office:value-type="string" calcext:value-type="string">
            <text:p>'PD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</text:p>
          </table:table-cell>
          <table:table-cell table:style-name="ce3" table:formula="of:=CONCATENATE([.C59];&quot;'&quot;;[.A6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0]);&quot;': {'element': '&quot;;[.B60];&quot;', 'mm3':&quot;; [.D60];&quot;},&quot;)" office:value-type="string" office:string-value="'PE': {'element': 'P', 'mm3': ['60']}," calcext:value-type="string">
            <text:p>'PE': {'element': 'P', 'mm3': ['60']},</text:p>
          </table:table-cell>
          <table:table-cell office:value-type="string" calcext:value-type="string">
            <text:p>'PE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</text:p>
          </table:table-cell>
          <table:table-cell table:style-name="ce3" table:formula="of:=CONCATENATE([.C60];&quot;'&quot;;[.A6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1]);&quot;': {'element': '&quot;;[.B61];&quot;', 'mm3':&quot;; [.D61];&quot;},&quot;)" office:value-type="string" office:string-value="'PF': {'element': 'P', 'mm3': ['60']}," calcext:value-type="string">
            <text:p>'PF': {'element': 'P', 'mm3': ['60']},</text:p>
          </table:table-cell>
          <table:table-cell office:value-type="string" calcext:value-type="string">
            <text:p>'PF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</text:p>
          </table:table-cell>
          <table:table-cell table:style-name="ce3" table:formula="of:=CONCATENATE([.C61];&quot;'&quot;;[.A62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2]);&quot;': {'element': '&quot;;[.B62];&quot;', 'mm3':&quot;; [.D62];&quot;},&quot;)" office:value-type="string" office:string-value="'PX': {'element': 'P', 'mm3': ['60']}," calcext:value-type="string">
            <text:p>'PX': {'element': 'P', 'mm3': ['60']},</text:p>
          </table:table-cell>
          <table:table-cell office:value-type="string" calcext:value-type="string">
            <text:p>'PX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</text:p>
          </table:table-cell>
          <table:table-cell table:style-name="ce3" table:formula="of:=CONCATENATE([.C62];&quot;'&quot;;[.A63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3]);&quot;': {'element': '&quot;;[.B63];&quot;', 'mm3':&quot;; [.D63];&quot;},&quot;)" office:value-type="string" office:string-value="'PY': {'element': 'P', 'mm3': ['60']}," calcext:value-type="string">
            <text:p>'PY': {'element': 'P', 'mm3': ['60']},</text:p>
          </table:table-cell>
          <table:table-cell office:value-type="string" calcext:value-type="string">
            <text:p>'PY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3" table:formula="of:=CONCATENATE([.C63];&quot;'&quot;;[.A64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</text:p>
          </table:table-cell>
          <table:table-cell office:value-type="string" calcext:value-type="string">
            <text:p><text:s/>['42']</text:p>
          </table:table-cell>
          <table:table-cell table:style-name="ce1" table:formula="of:=CONCATENATE(&quot;'&quot;;UPPER([.A64]);&quot;': {'element': '&quot;;[.B64];&quot;', 'mm3':&quot;; [.D64];&quot;},&quot;)" office:value-type="string" office:string-value="'S': {'element': 'S', 'mm3': ['42']}," calcext:value-type="string">
            <text:p>'S': {'element': 'S', 'mm3': ['42']},</text:p>
          </table:table-cell>
          <table:table-cell office:value-type="string" calcext:value-type="string">
            <text:p>'S': {'element': 'S', 'mm3': ['4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</text:p>
          </table:table-cell>
          <table:table-cell table:style-name="ce3" table:formula="of:=CONCATENATE([.C64];&quot;'&quot;;[.A65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</text:p>
          </table:table-cell>
          <table:table-cell office:value-type="string" calcext:value-type="string">
            <text:p><text:s/>['15']</text:p>
          </table:table-cell>
          <table:table-cell table:style-name="ce1" table:formula="of:=CONCATENATE(&quot;'&quot;;UPPER([.A65]);&quot;': {'element': '&quot;;[.B65];&quot;', 'mm3':&quot;; [.D65];&quot;},&quot;)" office:value-type="string" office:string-value="'S2': {'element': 'S', 'mm3': ['15']}," calcext:value-type="string">
            <text:p>'S2': {'element': 'S', 'mm3': ['15']},</text:p>
          </table:table-cell>
          <table:table-cell office:value-type="string" calcext:value-type="string">
            <text:p>'S2': {'element': 'S', 'mm3': ['1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</text:p>
          </table:table-cell>
          <table:table-cell table:style-name="ce3" table:formula="of:=CONCATENATE([.C65];&quot;'&quot;;[.A6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</text:p>
          </table:table-cell>
          <table:table-cell office:value-type="string" calcext:value-type="string">
            <text:p><text:s/>['15', '17']</text:p>
          </table:table-cell>
          <table:table-cell table:style-name="ce1" table:formula="of:=CONCATENATE(&quot;'&quot;;UPPER([.A66]);&quot;': {'element': '&quot;;[.B66];&quot;', 'mm3':&quot;; [.D66];&quot;},&quot;)" office:value-type="string" office:string-value="'S4': {'element': 'S', 'mm3': ['15', '17']}," calcext:value-type="string">
            <text:p>'S4': {'element': 'S', 'mm3': ['15', '17']},</text:p>
          </table:table-cell>
          <table:table-cell office:value-type="string" calcext:value-type="string">
            <text:p>'S4': {'element': 'S', 'mm3': ['15', '1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</text:p>
          </table:table-cell>
          <table:table-cell table:style-name="ce3" table:formula="of:=CONCATENATE([.C66];&quot;'&quot;;[.A6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</text:p>
          </table:table-cell>
          <table:table-cell office:value-type="string" calcext:value-type="string">
            <text:p><text:s/>['18']</text:p>
          </table:table-cell>
          <table:table-cell table:style-name="ce1" table:formula="of:=CONCATENATE(&quot;'&quot;;UPPER([.A67]);&quot;': {'element': '&quot;;[.B67];&quot;', 'mm3':&quot;; [.D67];&quot;},&quot;)" office:value-type="string" office:string-value="'S6': {'element': 'S', 'mm3': ['18']}," calcext:value-type="string">
            <text:p>'S6': {'element': 'S', 'mm3': ['18']},</text:p>
          </table:table-cell>
          <table:table-cell office:value-type="string" calcext:value-type="string">
            <text:p>'S6': {'element': 'S', 'mm3': ['1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3" table:formula="of:=CONCATENATE([.C67];&quot;'&quot;;[.A6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</text:p>
          </table:table-cell>
          <table:table-cell office:value-type="string" calcext:value-type="string">
            <text:p><text:s/>['15']</text:p>
          </table:table-cell>
          <table:table-cell table:style-name="ce1" table:formula="of:=CONCATENATE(&quot;'&quot;;UPPER([.A68]);&quot;': {'element': '&quot;;[.B68];&quot;', 'mm3':&quot;; [.D68];&quot;},&quot;)" office:value-type="string" office:string-value="'SH': {'element': 'S', 'mm3': ['15']}," calcext:value-type="string">
            <text:p>'SH': {'element': 'S', 'mm3': ['15']},</text:p>
          </table:table-cell>
          <table:table-cell office:value-type="string" calcext:value-type="string">
            <text:p>'SH': {'element': 'S', 'mm3': ['1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</text:p>
          </table:table-cell>
          <table:table-cell table:style-name="ce3" table:formula="of:=CONCATENATE([.C68];&quot;'&quot;;[.A6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</text:p>
          </table:table-cell>
          <table:table-cell office:value-type="string" calcext:value-type="string">
            <text:p><text:s/>['15', '42', '104']</text:p>
          </table:table-cell>
          <table:table-cell table:style-name="ce1" table:formula="of:=CONCATENATE(&quot;'&quot;;UPPER([.A69]);&quot;': {'element': '&quot;;[.B69];&quot;', 'mm3':&quot;; [.D69];&quot;},&quot;)" office:value-type="string" office:string-value="'SS': {'element': 'S', 'mm3': ['15', '42', '104']}," calcext:value-type="string">
            <text:p>'SS': {'element': 'S', 'mm3': ['15', '42', '104']},</text:p>
          </table:table-cell>
          <table:table-cell office:value-type="string" calcext:value-type="string">
            <text:p>'SS': {'element': 'S', 'mm3': ['15', '42', '10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</text:p>
          </table:table-cell>
          <table:table-cell table:style-name="ce3" table:formula="of:=CONCATENATE([.C69];&quot;'&quot;;[.A7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</text:p>
          </table:table-cell>
          <table:table-cell office:value-type="string" calcext:value-type="string">
            <text:p><text:s/>['17']</text:p>
          </table:table-cell>
          <table:table-cell table:style-name="ce1" table:formula="of:=CONCATENATE(&quot;'&quot;;UPPER([.A70]);&quot;': {'element': '&quot;;[.B70];&quot;', 'mm3':&quot;; [.D70];&quot;},&quot;)" office:value-type="string" office:string-value="'SX': {'element': 'S', 'mm3': ['17']}," calcext:value-type="string">
            <text:p>'SX': {'element': 'S', 'mm3': ['17']},</text:p>
          </table:table-cell>
          <table:table-cell office:value-type="string" calcext:value-type="string">
            <text:p>'SX': {'element': 'S', 'mm3': ['1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</text:p>
          </table:table-cell>
          <table:table-cell table:style-name="ce3" table:formula="of:=CONCATENATE([.C70];&quot;'&quot;;[.A7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'sy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'sy', </text:p>
          </table:table-cell>
          <table:table-cell office:value-type="string" calcext:value-type="string">
            <text:p><text:s/>['18']</text:p>
          </table:table-cell>
          <table:table-cell table:style-name="ce1" table:formula="of:=CONCATENATE(&quot;'&quot;;UPPER([.A71]);&quot;': {'element': '&quot;;[.B71];&quot;', 'mm3':&quot;; [.D71];&quot;},&quot;)" office:value-type="string" office:string-value="'SY': {'element': 'S', 'mm3': ['18']}," calcext:value-type="string">
            <text:p>'SY': {'element': 'S', 'mm3': ['18']},</text:p>
          </table:table-cell>
          <table:table-cell office:value-type="string" calcext:value-type="string">
            <text:p>'SY': {'element': 'S', 'mm3': ['1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'sy', 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FF" table:style-name="ta2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'C_3'</text:p>
          </table:table-cell>
          <table:table-cell office:value-type="string" calcext:value-type="string">
            <text:p>C</text:p>
          </table:table-cell>
          <table:table-cell table:formula="of:=CONCATENATE([.A1];&quot;, &quot;)" office:value-type="string" office:string-value="'C_3', " calcext:value-type="string">
            <text:p>'C_3', </text:p>
          </table:table-cell>
          <table:table-cell office:value-type="string" calcext:value-type="string">
            <text:p>'1'</text:p>
          </table:table-cell>
          <table:table-cell table:style-name="ce4" table:formula="of:=CONCATENATE(UPPER([.A1]);&quot;: {'element': '&quot;;[.B1];&quot;', 'MM3': &quot;; [.D1];&quot;},&quot;)" office:value-type="string" office:string-value="'C_3': {'element': 'C', 'MM3': '1'}," calcext:value-type="string">
            <text:p>'C_3': {'element': 'C', 'MM3': '1'},</text:p>
          </table:table-cell>
          <table:table-cell office:value-type="string" calcext:value-type="string">
            <text:p>'C_3': {'element': 'C', 'MM3': '1'},</text:p>
          </table:table-cell>
          <table:table-cell/>
        </table:table-row>
        <table:table-row table:style-name="ro1">
          <table:table-cell office:value-type="string" calcext:value-type="string">
            <text:p>'C_22'</text:p>
          </table:table-cell>
          <table:table-cell office:value-type="string" calcext:value-type="string">
            <text:p>C</text:p>
          </table:table-cell>
          <table:table-cell table:formula="of:=CONCATENATE([.C1];[.A2];&quot;, &quot;)" office:value-type="string" office:string-value="'C_3', 'C_22', " calcext:value-type="string">
            <text:p>'C_3', 'C_22', </text:p>
          </table:table-cell>
          <table:table-cell office:value-type="string" calcext:value-type="string">
            <text:p>'22'</text:p>
          </table:table-cell>
          <table:table-cell table:style-name="ce4" table:formula="of:=CONCATENATE(UPPER([.A2]);&quot;: {'element': '&quot;;[.B2];&quot;', 'MM3': &quot;; [.D2];&quot;},&quot;)" office:value-type="string" office:string-value="'C_22': {'element': 'C', 'MM3': '22'}," calcext:value-type="string">
            <text:p>'C_22': {'element': 'C', 'MM3': '22'},</text:p>
          </table:table-cell>
          <table:table-cell office:value-type="string" calcext:value-type="string">
            <text:p>'C_22': {'element': 'C', 'MM3': '22'},</text:p>
          </table:table-cell>
          <table:table-cell/>
        </table:table-row>
        <table:table-row table:style-name="ro1">
          <table:table-cell office:value-type="string" calcext:value-type="string">
            <text:p>'C_56'</text:p>
          </table:table-cell>
          <table:table-cell office:value-type="string" calcext:value-type="string">
            <text:p>C</text:p>
          </table:table-cell>
          <table:table-cell table:formula="of:=CONCATENATE([.C2];[.A3];&quot;, &quot;)" office:value-type="string" office:string-value="'C_3', 'C_22', 'C_56', " calcext:value-type="string">
            <text:p>'C_3', 'C_22', 'C_56', </text:p>
          </table:table-cell>
          <table:table-cell office:value-type="string" calcext:value-type="string">
            <text:p>'56'</text:p>
          </table:table-cell>
          <table:table-cell table:style-name="ce4" table:formula="of:=CONCATENATE(UPPER([.A3]);&quot;: {'element': '&quot;;[.B3];&quot;', 'MM3': &quot;; [.D3];&quot;},&quot;)" office:value-type="string" office:string-value="'C_56': {'element': 'C', 'MM3': '56'}," calcext:value-type="string">
            <text:p>'C_56': {'element': 'C', 'MM3': '56'},</text:p>
          </table:table-cell>
          <table:table-cell office:value-type="string" calcext:value-type="string">
            <text:p>'C_56': {'element': 'C', 'MM3': '56'},</text:p>
          </table:table-cell>
          <table:table-cell/>
        </table:table-row>
        <table:table-row table:style-name="ro1">
          <table:table-cell office:value-type="string" calcext:value-type="string">
            <text:p>'C_2'</text:p>
          </table:table-cell>
          <table:table-cell office:value-type="string" calcext:value-type="string">
            <text:p>C</text:p>
          </table:table-cell>
          <table:table-cell table:formula="of:=CONCATENATE([.C3];[.A4];&quot;, &quot;)" office:value-type="string" office:string-value="'C_3', 'C_22', 'C_56', 'C_2', " calcext:value-type="string">
            <text:p>'C_3', 'C_22', 'C_56', 'C_2', </text:p>
          </table:table-cell>
          <table:table-cell office:value-type="string" calcext:value-type="string">
            <text:p>'2'</text:p>
          </table:table-cell>
          <table:table-cell table:style-name="ce4" table:formula="of:=CONCATENATE(UPPER([.A4]);&quot;: {'element': '&quot;;[.B4];&quot;', 'MM3': &quot;; [.D4];&quot;},&quot;)" office:value-type="string" office:string-value="'C_2': {'element': 'C', 'MM3': '2'}," calcext:value-type="string">
            <text:p>'C_2': {'element': 'C', 'MM3': '2'},</text:p>
          </table:table-cell>
          <table:table-cell office:value-type="string" calcext:value-type="string">
            <text:p>'C_2': {'element': 'C', 'MM3': '2'},</text:p>
          </table:table-cell>
          <table:table-cell/>
        </table:table-row>
        <table:table-row table:style-name="ro1">
          <table:table-cell office:value-type="string" calcext:value-type="string">
            <text:p>'C_3C'</text:p>
          </table:table-cell>
          <table:table-cell office:value-type="string" calcext:value-type="string">
            <text:p>C</text:p>
          </table:table-cell>
          <table:table-cell table:formula="of:=CONCATENATE([.C4];[.A5];&quot;, &quot;)" office:value-type="string" office:string-value="'C_3', 'C_22', 'C_56', 'C_2', 'C_3C', " calcext:value-type="string">
            <text:p>'C_3', 'C_22', 'C_56', 'C_2', 'C_3C', </text:p>
          </table:table-cell>
          <table:table-cell office:value-type="string" calcext:value-type="string">
            <text:p>'3'</text:p>
          </table:table-cell>
          <table:table-cell table:style-name="ce4" table:formula="of:=CONCATENATE(UPPER([.A5]);&quot;: {'element': '&quot;;[.B5];&quot;', 'MM3': &quot;; [.D5];&quot;},&quot;)" office:value-type="string" office:string-value="'C_3C': {'element': 'C', 'MM3': '3'}," calcext:value-type="string">
            <text:p>'C_3C': {'element': 'C', 'MM3': '3'},</text:p>
          </table:table-cell>
          <table:table-cell office:value-type="string" calcext:value-type="string">
            <text:p>'C_3C': {'element': 'C', 'MM3': '3'},</text:p>
          </table:table-cell>
          <table:table-cell/>
        </table:table-row>
        <table:table-row table:style-name="ro1">
          <table:table-cell office:value-type="string" calcext:value-type="string">
            <text:p>'C_29'</text:p>
          </table:table-cell>
          <table:table-cell office:value-type="string" calcext:value-type="string">
            <text:p>C</text:p>
          </table:table-cell>
          <table:table-cell table:formula="of:=CONCATENATE([.C5];[.A6];&quot;, &quot;)" office:value-type="string" office:string-value="'C_3', 'C_22', 'C_56', 'C_2', 'C_3C', 'C_29', " calcext:value-type="string">
            <text:p>'C_3', 'C_22', 'C_56', 'C_2', 'C_3C', 'C_29', </text:p>
          </table:table-cell>
          <table:table-cell office:value-type="string" calcext:value-type="string">
            <text:p>'29'</text:p>
          </table:table-cell>
          <table:table-cell table:style-name="ce4" table:formula="of:=CONCATENATE(UPPER([.A6]);&quot;: {'element': '&quot;;[.B6];&quot;', 'MM3': &quot;; [.D6];&quot;},&quot;)" office:value-type="string" office:string-value="'C_29': {'element': 'C', 'MM3': '29'}," calcext:value-type="string">
            <text:p>'C_29': {'element': 'C', 'MM3': '29'},</text:p>
          </table:table-cell>
          <table:table-cell office:value-type="string" calcext:value-type="string">
            <text:p>'C_29': {'element': 'C', 'MM3': '29'},</text:p>
          </table:table-cell>
          <table:table-cell/>
        </table:table-row>
        <table:table-row table:style-name="ro1">
          <table:table-cell office:value-type="string" calcext:value-type="string">
            <text:p>'C_30'</text:p>
          </table:table-cell>
          <table:table-cell office:value-type="string" calcext:value-type="string">
            <text:p>C</text:p>
          </table:table-cell>
          <table:table-cell table:formula="of:=CONCATENATE([.C6];[.A7];&quot;, &quot;)" office:value-type="string" office:string-value="'C_3', 'C_22', 'C_56', 'C_2', 'C_3C', 'C_29', 'C_30', " calcext:value-type="string">
            <text:p>'C_3', 'C_22', 'C_56', 'C_2', 'C_3C', 'C_29', 'C_30', </text:p>
          </table:table-cell>
          <table:table-cell office:value-type="string" calcext:value-type="string">
            <text:p>'30'</text:p>
          </table:table-cell>
          <table:table-cell table:style-name="ce4" table:formula="of:=CONCATENATE(UPPER([.A7]);&quot;: {'element': '&quot;;[.B7];&quot;', 'MM3': &quot;; [.D7];&quot;},&quot;)" office:value-type="string" office:string-value="'C_30': {'element': 'C', 'MM3': '30'}," calcext:value-type="string">
            <text:p>'C_30': {'element': 'C', 'MM3': '30'},</text:p>
          </table:table-cell>
          <table:table-cell office:value-type="string" calcext:value-type="string">
            <text:p>'C_30': {'element': 'C', 'MM3': '30'},</text:p>
          </table:table-cell>
          <table:table-cell/>
        </table:table-row>
        <table:table-row table:style-name="ro1">
          <table:table-cell office:value-type="string" calcext:value-type="string">
            <text:p>'C_38'</text:p>
          </table:table-cell>
          <table:table-cell office:value-type="string" calcext:value-type="string">
            <text:p>C</text:p>
          </table:table-cell>
          <table:table-cell table:formula="of:=CONCATENATE([.C7];[.A8];&quot;, &quot;)" office:value-type="string" office:string-value="'C_3', 'C_22', 'C_56', 'C_2', 'C_3C', 'C_29', 'C_30', 'C_38', " calcext:value-type="string">
            <text:p>'C_3', 'C_22', 'C_56', 'C_2', 'C_3C', 'C_29', 'C_30', 'C_38', </text:p>
          </table:table-cell>
          <table:table-cell office:value-type="string" calcext:value-type="string">
            <text:p>'38'</text:p>
          </table:table-cell>
          <table:table-cell table:style-name="ce4" table:formula="of:=CONCATENATE(UPPER([.A8]);&quot;: {'element': '&quot;;[.B8];&quot;', 'MM3': &quot;; [.D8];&quot;},&quot;)" office:value-type="string" office:string-value="'C_38': {'element': 'C', 'MM3': '38'}," calcext:value-type="string">
            <text:p>'C_38': {'element': 'C', 'MM3': '38'},</text:p>
          </table:table-cell>
          <table:table-cell office:value-type="string" calcext:value-type="string">
            <text:p>'C_38': {'element': 'C', 'MM3': '38'},</text:p>
          </table:table-cell>
          <table:table-cell/>
        </table:table-row>
        <table:table-row table:style-name="ro1">
          <table:table-cell office:value-type="string" calcext:value-type="string">
            <text:p>'C_57'</text:p>
          </table:table-cell>
          <table:table-cell office:value-type="string" calcext:value-type="string">
            <text:p>C</text:p>
          </table:table-cell>
          <table:table-cell table:formula="of:=CONCATENATE([.C8];[.A9];&quot;, &quot;)" office:value-type="string" office:string-value="'C_3', 'C_22', 'C_56', 'C_2', 'C_3C', 'C_29', 'C_30', 'C_38', 'C_57', " calcext:value-type="string">
            <text:p>'C_3', 'C_22', 'C_56', 'C_2', 'C_3C', 'C_29', 'C_30', 'C_38', 'C_57', </text:p>
          </table:table-cell>
          <table:table-cell office:value-type="string" calcext:value-type="string">
            <text:p>'57'</text:p>
          </table:table-cell>
          <table:table-cell table:style-name="ce4" table:formula="of:=CONCATENATE(UPPER([.A9]);&quot;: {'element': '&quot;;[.B9];&quot;', 'MM3': &quot;; [.D9];&quot;},&quot;)" office:value-type="string" office:string-value="'C_57': {'element': 'C', 'MM3': '57'}," calcext:value-type="string">
            <text:p>'C_57': {'element': 'C', 'MM3': '57'},</text:p>
          </table:table-cell>
          <table:table-cell office:value-type="string" calcext:value-type="string">
            <text:p>'C_57': {'element': 'C', 'MM3': '57'},</text:p>
          </table:table-cell>
          <table:table-cell/>
        </table:table-row>
        <table:table-row table:style-name="ro1">
          <table:table-cell office:value-type="string" calcext:value-type="string">
            <text:p>'C_113'</text:p>
          </table:table-cell>
          <table:table-cell office:value-type="string" calcext:value-type="string">
            <text:p>C</text:p>
          </table:table-cell>
          <table:table-cell table:formula="of:=CONCATENATE([.C9];[.A10];&quot;, &quot;)" office:value-type="string" office:string-value="'C_3', 'C_22', 'C_56', 'C_2', 'C_3C', 'C_29', 'C_30', 'C_38', 'C_57', 'C_113', " calcext:value-type="string">
            <text:p>'C_3', 'C_22', 'C_56', 'C_2', 'C_3C', 'C_29', 'C_30', 'C_38', 'C_57', 'C_113', </text:p>
          </table:table-cell>
          <table:table-cell office:value-type="string" calcext:value-type="string">
            <text:p>'113'</text:p>
          </table:table-cell>
          <table:table-cell table:style-name="ce4" table:formula="of:=CONCATENATE(UPPER([.A10]);&quot;: {'element': '&quot;;[.B10];&quot;', 'MM3': &quot;; [.D10];&quot;},&quot;)" office:value-type="string" office:string-value="'C_113': {'element': 'C', 'MM3': '113'}," calcext:value-type="string">
            <text:p>'C_113': {'element': 'C', 'MM3': '113'},</text:p>
          </table:table-cell>
          <table:table-cell office:value-type="string" calcext:value-type="string">
            <text:p>'C_113': {'element': 'C', 'MM3': '113'},</text:p>
          </table:table-cell>
          <table:table-cell/>
        </table:table-row>
        <table:table-row table:style-name="ro1">
          <table:table-cell office:value-type="string" calcext:value-type="string">
            <text:p>'C_114'</text:p>
          </table:table-cell>
          <table:table-cell office:value-type="string" calcext:value-type="string">
            <text:p>C</text:p>
          </table:table-cell>
          <table:table-cell table:formula="of:=CONCATENATE([.C10];[.A11];&quot;, &quot;)" office:value-type="string" office:string-value="'C_3', 'C_22', 'C_56', 'C_2', 'C_3C', 'C_29', 'C_30', 'C_38', 'C_57', 'C_113', 'C_114', " calcext:value-type="string">
            <text:p>'C_3', 'C_22', 'C_56', 'C_2', 'C_3C', 'C_29', 'C_30', 'C_38', 'C_57', 'C_113', 'C_114', </text:p>
          </table:table-cell>
          <table:table-cell office:value-type="string" calcext:value-type="string">
            <text:p>'114'</text:p>
          </table:table-cell>
          <table:table-cell table:style-name="ce4" table:formula="of:=CONCATENATE(UPPER([.A11]);&quot;: {'element': '&quot;;[.B11];&quot;', 'MM3': &quot;; [.D11];&quot;},&quot;)" office:value-type="string" office:string-value="'C_114': {'element': 'C', 'MM3': '114'}," calcext:value-type="string">
            <text:p>'C_114': {'element': 'C', 'MM3': '114'},</text:p>
          </table:table-cell>
          <table:table-cell office:value-type="string" calcext:value-type="string">
            <text:p>'C_114': {'element': 'C', 'MM3': '114'},</text:p>
          </table:table-cell>
          <table:table-cell/>
        </table:table-row>
        <table:table-row table:style-name="ro1">
          <table:table-cell office:value-type="string" calcext:value-type="string">
            <text:p>'C_R'</text:p>
          </table:table-cell>
          <table:table-cell office:value-type="string" calcext:value-type="string">
            <text:p>C</text:p>
          </table:table-cell>
          <table:table-cell table:formula="of:=CONCATENATE([.C11];[.A12];&quot;, &quot;)" office:value-type="string" office:string-value="'C_3', 'C_22', 'C_56', 'C_2', 'C_3C', 'C_29', 'C_30', 'C_38', 'C_57', 'C_113', 'C_114', 'C_R', " calcext:value-type="string">
            <text:p>'C_3', 'C_22', 'C_56', 'C_2', 'C_3C', 'C_29', 'C_30', 'C_38', 'C_57', 'C_113', 'C_114', 'C_R', </text:p>
          </table:table-cell>
          <table:table-cell office:value-type="string" calcext:value-type="string">
            <text:p>'2'</text:p>
          </table:table-cell>
          <table:table-cell table:style-name="ce4" table:formula="of:=CONCATENATE(UPPER([.A12]);&quot;: {'element': '&quot;;[.B12];&quot;', 'MM3': &quot;; [.D12];&quot;},&quot;)" office:value-type="string" office:string-value="'C_R': {'element': 'C', 'MM3': '2'}," calcext:value-type="string">
            <text:p>'C_R': {'element': 'C', 'MM3': '2'},</text:p>
          </table:table-cell>
          <table:table-cell office:value-type="string" calcext:value-type="string">
            <text:p>'C_R': {'element': 'C', 'MM3': '2'},</text:p>
          </table:table-cell>
          <table:table-cell/>
        </table:table-row>
        <table:table-row table:style-name="ro1">
          <table:table-cell office:value-type="string" calcext:value-type="string">
            <text:p>'C_50'</text:p>
          </table:table-cell>
          <table:table-cell office:value-type="string" calcext:value-type="string">
            <text:p>C</text:p>
          </table:table-cell>
          <table:table-cell table:formula="of:=CONCATENATE([.C12];[.A13];&quot;, &quot;)" office:value-type="string" office:string-value="'C_3', 'C_22', 'C_56', 'C_2', 'C_3C', 'C_29', 'C_30', 'C_38', 'C_57', 'C_113', 'C_114', 'C_R', 'C_50', " calcext:value-type="string">
            <text:p>'C_3', 'C_22', 'C_56', 'C_2', 'C_3C', 'C_29', 'C_30', 'C_38', 'C_57', 'C_113', 'C_114', 'C_R', 'C_50', </text:p>
          </table:table-cell>
          <table:table-cell office:value-type="string" calcext:value-type="string">
            <text:p>'50'</text:p>
          </table:table-cell>
          <table:table-cell table:style-name="ce4" table:formula="of:=CONCATENATE(UPPER([.A13]);&quot;: {'element': '&quot;;[.B13];&quot;', 'MM3': &quot;; [.D13];&quot;},&quot;)" office:value-type="string" office:string-value="'C_50': {'element': 'C', 'MM3': '50'}," calcext:value-type="string">
            <text:p>'C_50': {'element': 'C', 'MM3': '50'},</text:p>
          </table:table-cell>
          <table:table-cell office:value-type="string" calcext:value-type="string">
            <text:p>'C_50': {'element': 'C', 'MM3': '50'},</text:p>
          </table:table-cell>
          <table:table-cell/>
        </table:table-row>
        <table:table-row table:style-name="ro1">
          <table:table-cell office:value-type="string" calcext:value-type="string">
            <text:p>'C_58'</text:p>
          </table:table-cell>
          <table:table-cell office:value-type="string" calcext:value-type="string">
            <text:p>C</text:p>
          </table:table-cell>
          <table:table-cell table:formula="of:=CONCATENATE([.C13];[.A14];&quot;, &quot;)" office:value-type="string" office:string-value="'C_3', 'C_22', 'C_56', 'C_2', 'C_3C', 'C_29', 'C_30', 'C_38', 'C_57', 'C_113', 'C_114', 'C_R', 'C_50', 'C_58', " calcext:value-type="string">
            <text:p>'C_3', 'C_22', 'C_56', 'C_2', 'C_3C', 'C_29', 'C_30', 'C_38', 'C_57', 'C_113', 'C_114', 'C_R', 'C_50', 'C_58', </text:p>
          </table:table-cell>
          <table:table-cell office:value-type="string" calcext:value-type="string">
            <text:p>'58'</text:p>
          </table:table-cell>
          <table:table-cell table:style-name="ce4" table:formula="of:=CONCATENATE(UPPER([.A14]);&quot;: {'element': '&quot;;[.B14];&quot;', 'MM3': &quot;; [.D14];&quot;},&quot;)" office:value-type="string" office:string-value="'C_58': {'element': 'C', 'MM3': '58'}," calcext:value-type="string">
            <text:p>'C_58': {'element': 'C', 'MM3': '58'},</text:p>
          </table:table-cell>
          <table:table-cell office:value-type="string" calcext:value-type="string">
            <text:p>'C_58': {'element': 'C', 'MM3': '58'},</text:p>
          </table:table-cell>
          <table:table-cell/>
        </table:table-row>
        <table:table-row table:style-name="ro1">
          <table:table-cell office:value-type="string" calcext:value-type="string">
            <text:p>'C_67'</text:p>
          </table:table-cell>
          <table:table-cell office:value-type="string" calcext:value-type="string">
            <text:p>C</text:p>
          </table:table-cell>
          <table:table-cell table:formula="of:=CONCATENATE([.C14];[.A15];&quot;, &quot;)" office:value-type="string" office:string-value="'C_3', 'C_22', 'C_56', 'C_2', 'C_3C', 'C_29', 'C_30', 'C_38', 'C_57', 'C_113', 'C_114', 'C_R', 'C_50', 'C_58', 'C_67', " calcext:value-type="string">
            <text:p>'C_3', 'C_22', 'C_56', 'C_2', 'C_3C', 'C_29', 'C_30', 'C_38', 'C_57', 'C_113', 'C_114', 'C_R', 'C_50', 'C_58', 'C_67', </text:p>
          </table:table-cell>
          <table:table-cell office:value-type="string" calcext:value-type="string">
            <text:p>'67'</text:p>
          </table:table-cell>
          <table:table-cell table:style-name="ce4" table:formula="of:=CONCATENATE(UPPER([.A15]);&quot;: {'element': '&quot;;[.B15];&quot;', 'MM3': &quot;; [.D15];&quot;},&quot;)" office:value-type="string" office:string-value="'C_67': {'element': 'C', 'MM3': '67'}," calcext:value-type="string">
            <text:p>'C_67': {'element': 'C', 'MM3': '67'},</text:p>
          </table:table-cell>
          <table:table-cell office:value-type="string" calcext:value-type="string">
            <text:p>'C_67': {'element': 'C', 'MM3': '67'},</text:p>
          </table:table-cell>
          <table:table-cell/>
        </table:table-row>
        <table:table-row table:style-name="ro1">
          <table:table-cell office:value-type="string" calcext:value-type="string">
            <text:p>'C_71'</text:p>
          </table:table-cell>
          <table:table-cell office:value-type="string" calcext:value-type="string">
            <text:p>C</text:p>
          </table:table-cell>
          <table:table-cell table:formula="of:=CONCATENATE([.C15];[.A16];&quot;, &quot;)" office:value-type="string" office:string-value="'C_3', 'C_22', 'C_56', 'C_2', 'C_3C', 'C_29', 'C_30', 'C_38', 'C_57', 'C_113', 'C_114', 'C_R', 'C_50', 'C_58', 'C_67', 'C_71', " calcext:value-type="string">
            <text:p>'C_3', 'C_22', 'C_56', 'C_2', 'C_3C', 'C_29', 'C_30', 'C_38', 'C_57', 'C_113', 'C_114', 'C_R', 'C_50', 'C_58', 'C_67', 'C_71', </text:p>
          </table:table-cell>
          <table:table-cell office:value-type="string" calcext:value-type="string">
            <text:p>'71'</text:p>
          </table:table-cell>
          <table:table-cell table:style-name="ce4" table:formula="of:=CONCATENATE(UPPER([.A16]);&quot;: {'element': '&quot;;[.B16];&quot;', 'MM3': &quot;; [.D16];&quot;},&quot;)" office:value-type="string" office:string-value="'C_71': {'element': 'C', 'MM3': '71'}," calcext:value-type="string">
            <text:p>'C_71': {'element': 'C', 'MM3': '71'},</text:p>
          </table:table-cell>
          <table:table-cell office:value-type="string" calcext:value-type="string">
            <text:p>'C_71': {'element': 'C', 'MM3': '71'},</text:p>
          </table:table-cell>
          <table:table-cell/>
        </table:table-row>
        <table:table-row table:style-name="ro1">
          <table:table-cell office:value-type="string" calcext:value-type="string">
            <text:p>'C_1'</text:p>
          </table:table-cell>
          <table:table-cell office:value-type="string" calcext:value-type="string">
            <text:p>C</text:p>
          </table:table-cell>
          <table:table-cell table:formula="of:=CONCATENATE([.C16];[.A17];&quot;, &quot;)" office:value-type="string" office:string-value="'C_3', 'C_22', 'C_56', 'C_2', 'C_3C', 'C_29', 'C_30', 'C_38', 'C_57', 'C_113', 'C_114', 'C_R', 'C_50', 'C_58', 'C_67', 'C_71', 'C_1', " calcext:value-type="string">
            <text:p>'C_3', 'C_22', 'C_56', 'C_2', 'C_3C', 'C_29', 'C_30', 'C_38', 'C_57', 'C_113', 'C_114', 'C_R', 'C_50', 'C_58', 'C_67', 'C_71', 'C_1', </text:p>
          </table:table-cell>
          <table:table-cell office:value-type="string" calcext:value-type="string">
            <text:p>'4'</text:p>
          </table:table-cell>
          <table:table-cell table:style-name="ce4" table:formula="of:=CONCATENATE(UPPER([.A17]);&quot;: {'element': '&quot;;[.B17];&quot;', 'MM3': &quot;; [.D17];&quot;},&quot;)" office:value-type="string" office:string-value="'C_1': {'element': 'C', 'MM3': '4'}," calcext:value-type="string">
            <text:p>'C_1': {'element': 'C', 'MM3': '4'},</text:p>
          </table:table-cell>
          <table:table-cell office:value-type="string" calcext:value-type="string">
            <text:p>'C_1': {'element': 'C', 'MM3': '4'},</text:p>
          </table:table-cell>
          <table:table-cell/>
        </table:table-row>
        <table:table-row table:style-name="ro1">
          <table:table-cell office:value-type="string" calcext:value-type="string">
            <text:p>'C_68'</text:p>
          </table:table-cell>
          <table:table-cell office:value-type="string" calcext:value-type="string">
            <text:p>C</text:p>
          </table:table-cell>
          <table:table-cell table:formula="of:=CONCATENATE([.C17];[.A18];&quot;, &quot;)" office:value-type="string" office:string-value="'C_3', 'C_22', 'C_56', 'C_2', 'C_3C', 'C_29', 'C_30', 'C_38', 'C_57', 'C_113', 'C_114', 'C_R', 'C_50', 'C_58', 'C_67', 'C_71', 'C_1', 'C_68', " calcext:value-type="string">
            <text:p>'C_3', 'C_22', 'C_56', 'C_2', 'C_3C', 'C_29', 'C_30', 'C_38', 'C_57', 'C_113', 'C_114', 'C_R', 'C_50', 'C_58', 'C_67', 'C_71', 'C_1', 'C_68', </text:p>
          </table:table-cell>
          <table:table-cell office:value-type="string" calcext:value-type="string">
            <text:p>'68'</text:p>
          </table:table-cell>
          <table:table-cell table:style-name="ce4" table:formula="of:=CONCATENATE(UPPER([.A18]);&quot;: {'element': '&quot;;[.B18];&quot;', 'MM3': &quot;; [.D18];&quot;},&quot;)" office:value-type="string" office:string-value="'C_68': {'element': 'C', 'MM3': '68'}," calcext:value-type="string">
            <text:p>'C_68': {'element': 'C', 'MM3': '68'},</text:p>
          </table:table-cell>
          <table:table-cell office:value-type="string" calcext:value-type="string">
            <text:p>'C_68': {'element': 'C', 'MM3': '68'},</text:p>
          </table:table-cell>
          <table:table-cell/>
        </table:table-row>
        <table:table-row table:style-name="ro1">
          <table:table-cell office:value-type="string" calcext:value-type="string">
            <text:p>'C_106'</text:p>
          </table:table-cell>
          <table:table-cell office:value-type="string" calcext:value-type="string">
            <text:p>C</text:p>
          </table:table-cell>
          <table:table-cell table:formula="of:=CONCATENATE([.C18];[.A19];&quot;, &quot;)" office:value-type="string" office:string-value="'C_3', 'C_22', 'C_56', 'C_2', 'C_3C', 'C_29', 'C_30', 'C_38', 'C_57', 'C_113', 'C_114', 'C_R', 'C_50', 'C_58', 'C_67', 'C_71', 'C_1', 'C_68', 'C_106', " calcext:value-type="string">
            <text:p>'C_3', 'C_22', 'C_56', 'C_2', 'C_3C', 'C_29', 'C_30', 'C_38', 'C_57', 'C_113', 'C_114', 'C_R', 'C_50', 'C_58', 'C_67', 'C_71', 'C_1', 'C_68', 'C_106', </text:p>
          </table:table-cell>
          <table:table-cell office:value-type="string" calcext:value-type="string">
            <text:p>'106'</text:p>
          </table:table-cell>
          <table:table-cell table:style-name="ce4" table:formula="of:=CONCATENATE(UPPER([.A19]);&quot;: {'element': '&quot;;[.B19];&quot;', 'MM3': &quot;; [.D19];&quot;},&quot;)" office:value-type="string" office:string-value="'C_106': {'element': 'C', 'MM3': '106'}," calcext:value-type="string">
            <text:p>'C_106': {'element': 'C', 'MM3': '106'},</text:p>
          </table:table-cell>
          <table:table-cell office:value-type="string" calcext:value-type="string">
            <text:p>'C_106': {'element': 'C', 'MM3': '106'},</text:p>
          </table:table-cell>
          <table:table-cell/>
        </table:table-row>
        <table:table-row table:style-name="ro1">
          <table:table-cell office:value-type="string" calcext:value-type="string">
            <text:p>'H_'</text:p>
          </table:table-cell>
          <table:table-cell office:value-type="string" calcext:value-type="string">
            <text:p>H</text:p>
          </table:table-cell>
          <table:table-cell table:formula="of:=CONCATENATE([.C19];[.A20];&quot;, &quot;)" office:value-type="string" office:string-value="'C_3', 'C_22', 'C_56', 'C_2', 'C_3C', 'C_29', 'C_30', 'C_38', 'C_57', 'C_113', 'C_114', 'C_R', 'C_50', 'C_58', 'C_67', 'C_71', 'C_1', 'C_68', 'C_106', 'H_', " calcext:value-type="string">
            <text:p>'C_3', 'C_22', 'C_56', 'C_2', 'C_3C', 'C_29', 'C_30', 'C_38', 'C_57', 'C_113', 'C_114', 'C_R', 'C_50', 'C_58', 'C_67', 'C_71', 'C_1', 'C_68', 'C_106', 'H_', </text:p>
          </table:table-cell>
          <table:table-cell office:value-type="string" calcext:value-type="string">
            <text:p>'5'</text:p>
          </table:table-cell>
          <table:table-cell table:style-name="ce4" table:formula="of:=CONCATENATE(UPPER([.A20]);&quot;: {'element': '&quot;;[.B20];&quot;', 'MM3': &quot;; [.D20];&quot;},&quot;)" office:value-type="string" office:string-value="'H_': {'element': 'H', 'MM3': '5'}," calcext:value-type="string">
            <text:p>'H_': {'element': 'H', 'MM3': '5'},</text:p>
          </table:table-cell>
          <table:table-cell office:value-type="string" calcext:value-type="string">
            <text:p>'H_': {'element': 'H', 'MM3': '5'},</text:p>
          </table:table-cell>
          <table:table-cell/>
        </table:table-row>
        <table:table-row table:style-name="ro1">
          <table:table-cell office:value-type="string" calcext:value-type="string">
            <text:p>'H_21'</text:p>
          </table:table-cell>
          <table:table-cell office:value-type="string" calcext:value-type="string">
            <text:p>H</text:p>
          </table:table-cell>
          <table:table-cell table:formula="of:=CONCATENATE([.C20];[.A21];&quot;, &quot;)" office:value-type="string" office:string-value="'C_3', 'C_22', 'C_56', 'C_2', 'C_3C', 'C_29', 'C_30', 'C_38', 'C_57', 'C_113', 'C_114', 'C_R', 'C_50', 'C_58', 'C_67', 'C_71', 'C_1', 'C_68', 'C_106', 'H_', 'H_21', " calcext:value-type="string">
            <text:p>'C_3', 'C_22', 'C_56', 'C_2', 'C_3C', 'C_29', 'C_30', 'C_38', 'C_57', 'C_113', 'C_114', 'C_R', 'C_50', 'C_58', 'C_67', 'C_71', 'C_1', 'C_68', 'C_106', 'H_', 'H_21', </text:p>
          </table:table-cell>
          <table:table-cell office:value-type="string" calcext:value-type="string">
            <text:p>'21'</text:p>
          </table:table-cell>
          <table:table-cell table:style-name="ce4" table:formula="of:=CONCATENATE(UPPER([.A21]);&quot;: {'element': '&quot;;[.B21];&quot;', 'MM3': &quot;; [.D21];&quot;},&quot;)" office:value-type="string" office:string-value="'H_21': {'element': 'H', 'MM3': '21'}," calcext:value-type="string">
            <text:p>'H_21': {'element': 'H', 'MM3': '21'},</text:p>
          </table:table-cell>
          <table:table-cell office:value-type="string" calcext:value-type="string">
            <text:p>'H_21': {'element': 'H', 'MM3': '21'},</text:p>
          </table:table-cell>
          <table:table-cell/>
        </table:table-row>
        <table:table-row table:style-name="ro1">
          <table:table-cell office:value-type="string" calcext:value-type="string">
            <text:p>'H_23'</text:p>
          </table:table-cell>
          <table:table-cell office:value-type="string" calcext:value-type="string">
            <text:p>H</text:p>
          </table:table-cell>
          <table:table-cell table:formula="of:=CONCATENATE([.C21];[.A22];&quot;, &quot;)" office:value-type="string" office:string-value="'C_3', 'C_22', 'C_56', 'C_2', 'C_3C', 'C_29', 'C_30', 'C_38', 'C_57', 'C_113', 'C_114', 'C_R', 'C_50', 'C_58', 'C_67', 'C_71', 'C_1', 'C_68', 'C_106', 'H_', 'H_21', 'H_23', " calcext:value-type="string">
            <text:p>'C_3', 'C_22', 'C_56', 'C_2', 'C_3C', 'C_29', 'C_30', 'C_38', 'C_57', 'C_113', 'C_114', 'C_R', 'C_50', 'C_58', 'C_67', 'C_71', 'C_1', 'C_68', 'C_106', 'H_', 'H_21', 'H_23', </text:p>
          </table:table-cell>
          <table:table-cell office:value-type="string" calcext:value-type="string">
            <text:p>'23'</text:p>
          </table:table-cell>
          <table:table-cell table:style-name="ce4" table:formula="of:=CONCATENATE(UPPER([.A22]);&quot;: {'element': '&quot;;[.B22];&quot;', 'MM3': &quot;; [.D22];&quot;},&quot;)" office:value-type="string" office:string-value="'H_23': {'element': 'H', 'MM3': '23'}," calcext:value-type="string">
            <text:p>'H_23': {'element': 'H', 'MM3': '23'},</text:p>
          </table:table-cell>
          <table:table-cell office:value-type="string" calcext:value-type="string">
            <text:p>'H_23': {'element': 'H', 'MM3': '23'},</text:p>
          </table:table-cell>
          <table:table-cell/>
        </table:table-row>
        <table:table-row table:style-name="ro1">
          <table:table-cell office:value-type="string" calcext:value-type="string">
            <text:p>'H_24'</text:p>
          </table:table-cell>
          <table:table-cell office:value-type="string" calcext:value-type="string">
            <text:p>H</text:p>
          </table:table-cell>
          <table:table-cell table:formula="of:=CONCATENATE([.C22];[.A23];&quot;, &quot;)" office:value-type="string" office:string-value="'C_3', 'C_22', 'C_56', 'C_2', 'C_3C', 'C_29', 'C_30', 'C_38', 'C_57', 'C_113', 'C_114', 'C_R', 'C_50', 'C_58', 'C_67', 'C_71', 'C_1', 'C_68', 'C_106', 'H_', 'H_21', 'H_23', 'H_24', " calcext:value-type="string">
            <text:p>'C_3', 'C_22', 'C_56', 'C_2', 'C_3C', 'C_29', 'C_30', 'C_38', 'C_57', 'C_113', 'C_114', 'C_R', 'C_50', 'C_58', 'C_67', 'C_71', 'C_1', 'C_68', 'C_106', 'H_', 'H_21', 'H_23', 'H_24', </text:p>
          </table:table-cell>
          <table:table-cell office:value-type="string" calcext:value-type="string">
            <text:p>'24'</text:p>
          </table:table-cell>
          <table:table-cell table:style-name="ce4" table:formula="of:=CONCATENATE(UPPER([.A23]);&quot;: {'element': '&quot;;[.B23];&quot;', 'MM3': &quot;; [.D23];&quot;},&quot;)" office:value-type="string" office:string-value="'H_24': {'element': 'H', 'MM3': '24'}," calcext:value-type="string">
            <text:p>'H_24': {'element': 'H', 'MM3': '24'},</text:p>
          </table:table-cell>
          <table:table-cell office:value-type="string" calcext:value-type="string">
            <text:p>'H_24': {'element': 'H', 'MM3': '24'},</text:p>
          </table:table-cell>
          <table:table-cell/>
        </table:table-row>
        <table:table-row table:style-name="ro1">
          <table:table-cell office:value-type="string" calcext:value-type="string">
            <text:p>'H_28'</text:p>
          </table:table-cell>
          <table:table-cell office:value-type="string" calcext:value-type="string">
            <text:p>H</text:p>
          </table:table-cell>
          <table:table-cell table:formula="of:=CONCATENATE([.C23];[.A24];&quot;, &quot;)" office:value-type="string" office:string-value="'C_3', 'C_22', 'C_56', 'C_2', 'C_3C', 'C_29', 'C_30', 'C_38', 'C_57', 'C_113', 'C_114', 'C_R', 'C_50', 'C_58', 'C_67', 'C_71', 'C_1', 'C_68', 'C_106', 'H_', 'H_21', 'H_23', 'H_24', 'H_28', " calcext:value-type="string">
            <text:p>'C_3', 'C_22', 'C_56', 'C_2', 'C_3C', 'C_29', 'C_30', 'C_38', 'C_57', 'C_113', 'C_114', 'C_R', 'C_50', 'C_58', 'C_67', 'C_71', 'C_1', 'C_68', 'C_106', 'H_', 'H_21', 'H_23', 'H_24', 'H_28', </text:p>
          </table:table-cell>
          <table:table-cell office:value-type="string" calcext:value-type="string">
            <text:p>'28'</text:p>
          </table:table-cell>
          <table:table-cell table:style-name="ce4" table:formula="of:=CONCATENATE(UPPER([.A24]);&quot;: {'element': '&quot;;[.B24];&quot;', 'MM3': &quot;; [.D24];&quot;},&quot;)" office:value-type="string" office:string-value="'H_28': {'element': 'H', 'MM3': '28'}," calcext:value-type="string">
            <text:p>'H_28': {'element': 'H', 'MM3': '28'},</text:p>
          </table:table-cell>
          <table:table-cell office:value-type="string" calcext:value-type="string">
            <text:p>'H_28': {'element': 'H', 'MM3': '28'},</text:p>
          </table:table-cell>
          <table:table-cell/>
        </table:table-row>
        <table:table-row table:style-name="ro1">
          <table:table-cell office:value-type="string" calcext:value-type="string">
            <text:p>'H_36'</text:p>
          </table:table-cell>
          <table:table-cell office:value-type="string" calcext:value-type="string">
            <text:p>H</text:p>
          </table:table-cell>
          <table:table-cell table:formula="of:=CONCATENATE([.C24];[.A25];&quot;, &quot;)" office:value-type="string" office:string-value="'C_3', 'C_22', 'C_56', 'C_2', 'C_3C', 'C_29', 'C_30', 'C_38', 'C_57', 'C_113', 'C_114', 'C_R', 'C_50', 'C_58', 'C_67', 'C_71', 'C_1', 'C_68', 'C_106', 'H_', 'H_21', 'H_23', 'H_24', 'H_28', 'H_36', " calcext:value-type="string">
            <text:p>'C_3', 'C_22', 'C_56', 'C_2', 'C_3C', 'C_29', 'C_30', 'C_38', 'C_57', 'C_113', 'C_114', 'C_R', 'C_50', 'C_58', 'C_67', 'C_71', 'C_1', 'C_68', 'C_106', 'H_', 'H_21', 'H_23', 'H_24', 'H_28', 'H_36', </text:p>
          </table:table-cell>
          <table:table-cell office:value-type="string" calcext:value-type="string">
            <text:p>'36'</text:p>
          </table:table-cell>
          <table:table-cell table:style-name="ce4" table:formula="of:=CONCATENATE(UPPER([.A25]);&quot;: {'element': '&quot;;[.B25];&quot;', 'MM3': &quot;; [.D25];&quot;},&quot;)" office:value-type="string" office:string-value="'H_36': {'element': 'H', 'MM3': '36'}," calcext:value-type="string">
            <text:p>'H_36': {'element': 'H', 'MM3': '36'},</text:p>
          </table:table-cell>
          <table:table-cell office:value-type="string" calcext:value-type="string">
            <text:p>'H_36': {'element': 'H', 'MM3': '36'},</text:p>
          </table:table-cell>
          <table:table-cell/>
        </table:table-row>
        <table:table-row table:style-name="ro1">
          <table:table-cell office:value-type="string" calcext:value-type="string">
            <text:p>'H_44'</text:p>
          </table:table-cell>
          <table:table-cell office:value-type="string" calcext:value-type="string">
            <text:p>H</text:p>
          </table:table-cell>
          <table:table-cell table:formula="of:=CONCATENATE([.C25];[.A26];&quot;, &quot;)" office:value-type="string" office:string-value="'C_3', 'C_22', 'C_56', 'C_2', 'C_3C', 'C_29', 'C_30', 'C_38', 'C_57', 'C_113', 'C_114', 'C_R', 'C_50', 'C_58', 'C_67', 'C_71', 'C_1', 'C_68', 'C_106', 'H_', 'H_21', 'H_23', 'H_24', 'H_28', 'H_36', 'H_44', " calcext:value-type="string">
            <text:p>'C_3', 'C_22', 'C_56', 'C_2', 'C_3C', 'C_29', 'C_30', 'C_38', 'C_57', 'C_113', 'C_114', 'C_R', 'C_50', 'C_58', 'C_67', 'C_71', 'C_1', 'C_68', 'C_106', 'H_', 'H_21', 'H_23', 'H_24', 'H_28', 'H_36', 'H_44', </text:p>
          </table:table-cell>
          <table:table-cell office:value-type="string" calcext:value-type="string">
            <text:p>'44'</text:p>
          </table:table-cell>
          <table:table-cell table:style-name="ce4" table:formula="of:=CONCATENATE(UPPER([.A26]);&quot;: {'element': '&quot;;[.B26];&quot;', 'MM3': &quot;; [.D26];&quot;},&quot;)" office:value-type="string" office:string-value="'H_44': {'element': 'H', 'MM3': '44'}," calcext:value-type="string">
            <text:p>'H_44': {'element': 'H', 'MM3': '44'},</text:p>
          </table:table-cell>
          <table:table-cell office:value-type="string" calcext:value-type="string">
            <text:p>'H_44': {'element': 'H', 'MM3': '44'},</text:p>
          </table:table-cell>
          <table:table-cell/>
        </table:table-row>
        <table:table-row table:style-name="ro1">
          <table:table-cell office:value-type="string" calcext:value-type="string">
            <text:p>'H_48'</text:p>
          </table:table-cell>
          <table:table-cell office:value-type="string" calcext:value-type="string">
            <text:p>H</text:p>
          </table:table-cell>
          <table:table-cell table:formula="of:=CONCATENATE([.C26];[.A2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" calcext:value-type="string">
            <text:p>'C_3', 'C_22', 'C_56', 'C_2', 'C_3C', 'C_29', 'C_30', 'C_38', 'C_57', 'C_113', 'C_114', 'C_R', 'C_50', 'C_58', 'C_67', 'C_71', 'C_1', 'C_68', 'C_106', 'H_', 'H_21', 'H_23', 'H_24', 'H_28', 'H_36', 'H_44', 'H_48', </text:p>
          </table:table-cell>
          <table:table-cell office:value-type="string" calcext:value-type="string">
            <text:p>'48'</text:p>
          </table:table-cell>
          <table:table-cell table:style-name="ce4" table:formula="of:=CONCATENATE(UPPER([.A27]);&quot;: {'element': '&quot;;[.B27];&quot;', 'MM3': &quot;; [.D27];&quot;},&quot;)" office:value-type="string" office:string-value="'H_48': {'element': 'H', 'MM3': '48'}," calcext:value-type="string">
            <text:p>'H_48': {'element': 'H', 'MM3': '48'},</text:p>
          </table:table-cell>
          <table:table-cell office:value-type="string" calcext:value-type="string">
            <text:p>'H_48': {'element': 'H', 'MM3': '48'},</text:p>
          </table:table-cell>
          <table:table-cell/>
        </table:table-row>
        <table:table-row table:style-name="ro1">
          <table:table-cell office:value-type="string" calcext:value-type="string">
            <text:p>'H_73'</text:p>
          </table:table-cell>
          <table:table-cell office:value-type="string" calcext:value-type="string">
            <text:p>H</text:p>
          </table:table-cell>
          <table:table-cell table:formula="of:=CONCATENATE([.C27];[.A2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" calcext:value-type="string">
            <text:p>'C_3', 'C_22', 'C_56', 'C_2', 'C_3C', 'C_29', 'C_30', 'C_38', 'C_57', 'C_113', 'C_114', 'C_R', 'C_50', 'C_58', 'C_67', 'C_71', 'C_1', 'C_68', 'C_106', 'H_', 'H_21', 'H_23', 'H_24', 'H_28', 'H_36', 'H_44', 'H_48', 'H_73', </text:p>
          </table:table-cell>
          <table:table-cell office:value-type="string" calcext:value-type="string">
            <text:p>'73'</text:p>
          </table:table-cell>
          <table:table-cell table:style-name="ce4" table:formula="of:=CONCATENATE(UPPER([.A28]);&quot;: {'element': '&quot;;[.B28];&quot;', 'MM3': &quot;; [.D28];&quot;},&quot;)" office:value-type="string" office:string-value="'H_73': {'element': 'H', 'MM3': '73'}," calcext:value-type="string">
            <text:p>'H_73': {'element': 'H', 'MM3': '73'},</text:p>
          </table:table-cell>
          <table:table-cell office:value-type="string" calcext:value-type="string">
            <text:p>'H_73': {'element': 'H', 'MM3': '73'},</text:p>
          </table:table-cell>
          <table:table-cell/>
        </table:table-row>
        <table:table-row table:style-name="ro1">
          <table:table-cell office:value-type="string" calcext:value-type="string">
            <text:p>'H_124'</text:p>
          </table:table-cell>
          <table:table-cell office:value-type="string" calcext:value-type="string">
            <text:p>H</text:p>
          </table:table-cell>
          <table:table-cell table:formula="of:=CONCATENATE([.C28];[.A2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</text:p>
          </table:table-cell>
          <table:table-cell office:value-type="string" calcext:value-type="string">
            <text:p>'124'</text:p>
          </table:table-cell>
          <table:table-cell table:style-name="ce4" table:formula="of:=CONCATENATE(UPPER([.A29]);&quot;: {'element': '&quot;;[.B29];&quot;', 'MM3': &quot;; [.D29];&quot;},&quot;)" office:value-type="string" office:string-value="'H_124': {'element': 'H', 'MM3': '124'}," calcext:value-type="string">
            <text:p>'H_124': {'element': 'H', 'MM3': '124'},</text:p>
          </table:table-cell>
          <table:table-cell office:value-type="string" calcext:value-type="string">
            <text:p>'H_124': {'element': 'H', 'MM3': '124'},</text:p>
          </table:table-cell>
          <table:table-cell/>
        </table:table-row>
        <table:table-row table:style-name="ro1">
          <table:table-cell office:value-type="string" calcext:value-type="string">
            <text:p>'H_B'</text:p>
          </table:table-cell>
          <table:table-cell office:value-type="string" calcext:value-type="string">
            <text:p>H</text:p>
          </table:table-cell>
          <table:table-cell table:formula="of:=CONCATENATE([.C29];[.A3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</text:p>
          </table:table-cell>
          <table:table-cell office:value-type="string" calcext:value-type="string">
            <text:p>'5'</text:p>
          </table:table-cell>
          <table:table-cell table:style-name="ce4" table:formula="of:=CONCATENATE(UPPER([.A30]);&quot;: {'element': '&quot;;[.B30];&quot;', 'MM3': &quot;; [.D30];&quot;},&quot;)" office:value-type="string" office:string-value="'H_B': {'element': 'H', 'MM3': '5'}," calcext:value-type="string">
            <text:p>'H_B': {'element': 'H', 'MM3': '5'},</text:p>
          </table:table-cell>
          <table:table-cell office:value-type="string" calcext:value-type="string">
            <text:p>'H_B': {'element': 'H', 'MM3': '5'},</text:p>
          </table:table-cell>
          <table:table-cell/>
        </table:table-row>
        <table:table-row table:style-name="ro1">
          <table:table-cell office:value-type="string" calcext:value-type="string">
            <text:p>'O_3'</text:p>
          </table:table-cell>
          <table:table-cell office:value-type="string" calcext:value-type="string">
            <text:p>O</text:p>
          </table:table-cell>
          <table:table-cell table:formula="of:=CONCATENATE([.C30];[.A3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</text:p>
          </table:table-cell>
          <table:table-cell office:value-type="string" calcext:value-type="string">
            <text:p>'6'</text:p>
          </table:table-cell>
          <table:table-cell table:style-name="ce4" table:formula="of:=CONCATENATE(UPPER([.A31]);&quot;: {'element': '&quot;;[.B31];&quot;', 'MM3': &quot;; [.D31];&quot;},&quot;)" office:value-type="string" office:string-value="'O_3': {'element': 'O', 'MM3': '6'}," calcext:value-type="string">
            <text:p>'O_3': {'element': 'O', 'MM3': '6'},</text:p>
          </table:table-cell>
          <table:table-cell office:value-type="string" calcext:value-type="string">
            <text:p>'O_3': {'element': 'O', 'MM3': '6'},</text:p>
          </table:table-cell>
          <table:table-cell/>
        </table:table-row>
        <table:table-row table:style-name="ro1">
          <table:table-cell office:value-type="string" calcext:value-type="string">
            <text:p>'O_49'</text:p>
          </table:table-cell>
          <table:table-cell office:value-type="string" calcext:value-type="string">
            <text:p>O</text:p>
          </table:table-cell>
          <table:table-cell table:formula="of:=CONCATENATE([.C31];[.A3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</text:p>
          </table:table-cell>
          <table:table-cell office:value-type="string" calcext:value-type="string">
            <text:p>'49'</text:p>
          </table:table-cell>
          <table:table-cell table:style-name="ce4" table:formula="of:=CONCATENATE(UPPER([.A32]);&quot;: {'element': '&quot;;[.B32];&quot;', 'MM3': &quot;; [.D32];&quot;},&quot;)" office:value-type="string" office:string-value="'O_49': {'element': 'O', 'MM3': '49'}," calcext:value-type="string">
            <text:p>'O_49': {'element': 'O', 'MM3': '49'},</text:p>
          </table:table-cell>
          <table:table-cell office:value-type="string" calcext:value-type="string">
            <text:p>'O_49': {'element': 'O', 'MM3': '49'},</text:p>
          </table:table-cell>
          <table:table-cell/>
        </table:table-row>
        <table:table-row table:style-name="ro1">
          <table:table-cell office:value-type="string" calcext:value-type="string">
            <text:p>'O_69'</text:p>
          </table:table-cell>
          <table:table-cell office:value-type="string" calcext:value-type="string">
            <text:p>O</text:p>
          </table:table-cell>
          <table:table-cell table:formula="of:=CONCATENATE([.C32];[.A3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</text:p>
          </table:table-cell>
          <table:table-cell office:value-type="string" calcext:value-type="string">
            <text:p>'69'</text:p>
          </table:table-cell>
          <table:table-cell table:style-name="ce4" table:formula="of:=CONCATENATE(UPPER([.A33]);&quot;: {'element': '&quot;;[.B33];&quot;', 'MM3': &quot;; [.D33];&quot;},&quot;)" office:value-type="string" office:string-value="'O_69': {'element': 'O', 'MM3': '69'}," calcext:value-type="string">
            <text:p>'O_69': {'element': 'O', 'MM3': '69'},</text:p>
          </table:table-cell>
          <table:table-cell office:value-type="string" calcext:value-type="string">
            <text:p>'O_69': {'element': 'O', 'MM3': '69'},</text:p>
          </table:table-cell>
          <table:table-cell/>
        </table:table-row>
        <table:table-row table:style-name="ro1">
          <table:table-cell office:value-type="string" calcext:value-type="string">
            <text:p>'O_70'</text:p>
          </table:table-cell>
          <table:table-cell office:value-type="string" calcext:value-type="string">
            <text:p>O</text:p>
          </table:table-cell>
          <table:table-cell table:formula="of:=CONCATENATE([.C33];[.A3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</text:p>
          </table:table-cell>
          <table:table-cell office:value-type="string" calcext:value-type="string">
            <text:p>'70'</text:p>
          </table:table-cell>
          <table:table-cell table:style-name="ce4" table:formula="of:=CONCATENATE(UPPER([.A34]);&quot;: {'element': '&quot;;[.B34];&quot;', 'MM3': &quot;; [.D34];&quot;},&quot;)" office:value-type="string" office:string-value="'O_70': {'element': 'O', 'MM3': '70'}," calcext:value-type="string">
            <text:p>'O_70': {'element': 'O', 'MM3': '70'},</text:p>
          </table:table-cell>
          <table:table-cell office:value-type="string" calcext:value-type="string">
            <text:p>'O_70': {'element': 'O', 'MM3': '70'},</text:p>
          </table:table-cell>
          <table:table-cell/>
        </table:table-row>
        <table:table-row table:style-name="ro1">
          <table:table-cell office:value-type="string" calcext:value-type="string">
            <text:p>'O_75'</text:p>
          </table:table-cell>
          <table:table-cell office:value-type="string" calcext:value-type="string">
            <text:p>O</text:p>
          </table:table-cell>
          <table:table-cell table:formula="of:=CONCATENATE([.C34];[.A3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</text:p>
          </table:table-cell>
          <table:table-cell office:value-type="string" calcext:value-type="string">
            <text:p>'75'</text:p>
          </table:table-cell>
          <table:table-cell table:style-name="ce4" table:formula="of:=CONCATENATE(UPPER([.A35]);&quot;: {'element': '&quot;;[.B35];&quot;', 'MM3': &quot;; [.D35];&quot;},&quot;)" office:value-type="string" office:string-value="'O_75': {'element': 'O', 'MM3': '75'}," calcext:value-type="string">
            <text:p>'O_75': {'element': 'O', 'MM3': '75'},</text:p>
          </table:table-cell>
          <table:table-cell office:value-type="string" calcext:value-type="string">
            <text:p>'O_75': {'element': 'O', 'MM3': '75'},</text:p>
          </table:table-cell>
          <table:table-cell/>
        </table:table-row>
        <table:table-row table:style-name="ro1">
          <table:table-cell office:value-type="string" calcext:value-type="string">
            <text:p>'O_145'</text:p>
          </table:table-cell>
          <table:table-cell office:value-type="string" calcext:value-type="string">
            <text:p>O</text:p>
          </table:table-cell>
          <table:table-cell table:formula="of:=CONCATENATE([.C35];[.A3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</text:p>
          </table:table-cell>
          <table:table-cell office:value-type="string" calcext:value-type="string">
            <text:p>'145'</text:p>
          </table:table-cell>
          <table:table-cell table:style-name="ce4" table:formula="of:=CONCATENATE(UPPER([.A36]);&quot;: {'element': '&quot;;[.B36];&quot;', 'MM3': &quot;; [.D36];&quot;},&quot;)" office:value-type="string" office:string-value="'O_145': {'element': 'O', 'MM3': '145'}," calcext:value-type="string">
            <text:p>'O_145': {'element': 'O', 'MM3': '145'},</text:p>
          </table:table-cell>
          <table:table-cell office:value-type="string" calcext:value-type="string">
            <text:p>'O_145': {'element': 'O', 'MM3': '145'},</text:p>
          </table:table-cell>
          <table:table-cell/>
        </table:table-row>
        <table:table-row table:style-name="ro1">
          <table:table-cell office:value-type="string" calcext:value-type="string">
            <text:p>'O_3_Z'</text:p>
          </table:table-cell>
          <table:table-cell office:value-type="string" calcext:value-type="string">
            <text:p>O</text:p>
          </table:table-cell>
          <table:table-cell table:formula="of:=CONCATENATE([.C36];[.A3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</text:p>
          </table:table-cell>
          <table:table-cell office:value-type="string" calcext:value-type="string">
            <text:p>'6'</text:p>
          </table:table-cell>
          <table:table-cell table:style-name="ce4" table:formula="of:=CONCATENATE(UPPER([.A37]);&quot;: {'element': '&quot;;[.B37];&quot;', 'MM3': &quot;; [.D37];&quot;},&quot;)" office:value-type="string" office:string-value="'O_3_Z': {'element': 'O', 'MM3': '6'}," calcext:value-type="string">
            <text:p>'O_3_Z': {'element': 'O', 'MM3': '6'},</text:p>
          </table:table-cell>
          <table:table-cell office:value-type="string" calcext:value-type="string">
            <text:p>'O_3_Z': {'element': 'O', 'MM3': '6'},</text:p>
          </table:table-cell>
          <table:table-cell/>
        </table:table-row>
        <table:table-row table:style-name="ro1">
          <table:table-cell office:value-type="string" calcext:value-type="string">
            <text:p>'O_R'</text:p>
          </table:table-cell>
          <table:table-cell office:value-type="string" calcext:value-type="string">
            <text:p>O</text:p>
          </table:table-cell>
          <table:table-cell table:formula="of:=CONCATENATE([.C37];[.A3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</text:p>
          </table:table-cell>
          <table:table-cell office:value-type="string" calcext:value-type="string">
            <text:p>'6'</text:p>
          </table:table-cell>
          <table:table-cell table:style-name="ce4" table:formula="of:=CONCATENATE(UPPER([.A38]);&quot;: {'element': '&quot;;[.B38];&quot;', 'MM3': &quot;; [.D38];&quot;},&quot;)" office:value-type="string" office:string-value="'O_R': {'element': 'O', 'MM3': '6'}," calcext:value-type="string">
            <text:p>'O_R': {'element': 'O', 'MM3': '6'},</text:p>
          </table:table-cell>
          <table:table-cell office:value-type="string" calcext:value-type="string">
            <text:p>'O_R': {'element': 'O', 'MM3': '6'},</text:p>
          </table:table-cell>
          <table:table-cell/>
        </table:table-row>
        <table:table-row table:style-name="ro1">
          <table:table-cell office:value-type="string" calcext:value-type="string">
            <text:p>'O_41'</text:p>
          </table:table-cell>
          <table:table-cell office:value-type="string" calcext:value-type="string">
            <text:p>O</text:p>
          </table:table-cell>
          <table:table-cell table:formula="of:=CONCATENATE([.C38];[.A3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</text:p>
          </table:table-cell>
          <table:table-cell office:value-type="string" calcext:value-type="string">
            <text:p>'41'</text:p>
          </table:table-cell>
          <table:table-cell table:style-name="ce4" table:formula="of:=CONCATENATE(UPPER([.A39]);&quot;: {'element': '&quot;;[.B39];&quot;', 'MM3': &quot;; [.D39];&quot;},&quot;)" office:value-type="string" office:string-value="'O_41': {'element': 'O', 'MM3': '41'}," calcext:value-type="string">
            <text:p>'O_41': {'element': 'O', 'MM3': '41'},</text:p>
          </table:table-cell>
          <table:table-cell office:value-type="string" calcext:value-type="string">
            <text:p>'O_41': {'element': 'O', 'MM3': '41'},</text:p>
          </table:table-cell>
          <table:table-cell/>
        </table:table-row>
        <table:table-row table:style-name="ro1">
          <table:table-cell office:value-type="string" calcext:value-type="string">
            <text:p>'O_47'</text:p>
          </table:table-cell>
          <table:table-cell office:value-type="string" calcext:value-type="string">
            <text:p>O</text:p>
          </table:table-cell>
          <table:table-cell table:formula="of:=CONCATENATE([.C39];[.A4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</text:p>
          </table:table-cell>
          <table:table-cell office:value-type="string" calcext:value-type="string">
            <text:p>'47'</text:p>
          </table:table-cell>
          <table:table-cell table:style-name="ce4" table:formula="of:=CONCATENATE(UPPER([.A40]);&quot;: {'element': '&quot;;[.B40];&quot;', 'MM3': &quot;; [.D40];&quot;},&quot;)" office:value-type="string" office:string-value="'O_47': {'element': 'O', 'MM3': '47'}," calcext:value-type="string">
            <text:p>'O_47': {'element': 'O', 'MM3': '47'},</text:p>
          </table:table-cell>
          <table:table-cell office:value-type="string" calcext:value-type="string">
            <text:p>'O_47': {'element': 'O', 'MM3': '47'},</text:p>
          </table:table-cell>
          <table:table-cell/>
        </table:table-row>
        <table:table-row table:style-name="ro1">
          <table:table-cell office:value-type="string" calcext:value-type="string">
            <text:p>'O_77'</text:p>
          </table:table-cell>
          <table:table-cell office:value-type="string" calcext:value-type="string">
            <text:p>O</text:p>
          </table:table-cell>
          <table:table-cell table:formula="of:=CONCATENATE([.C40];[.A4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</text:p>
          </table:table-cell>
          <table:table-cell office:value-type="string" calcext:value-type="string">
            <text:p>'77'</text:p>
          </table:table-cell>
          <table:table-cell table:style-name="ce4" table:formula="of:=CONCATENATE(UPPER([.A41]);&quot;: {'element': '&quot;;[.B41];&quot;', 'MM3': &quot;; [.D41];&quot;},&quot;)" office:value-type="string" office:string-value="'O_77': {'element': 'O', 'MM3': '77'}," calcext:value-type="string">
            <text:p>'O_77': {'element': 'O', 'MM3': '77'},</text:p>
          </table:table-cell>
          <table:table-cell office:value-type="string" calcext:value-type="string">
            <text:p>'O_77': {'element': 'O', 'MM3': '77'},</text:p>
          </table:table-cell>
          <table:table-cell/>
        </table:table-row>
        <table:table-row table:style-name="ro1">
          <table:table-cell office:value-type="string" calcext:value-type="string">
            <text:p>'O_78'</text:p>
          </table:table-cell>
          <table:table-cell office:value-type="string" calcext:value-type="string">
            <text:p>O</text:p>
          </table:table-cell>
          <table:table-cell table:formula="of:=CONCATENATE([.C41];[.A4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</text:p>
          </table:table-cell>
          <table:table-cell office:value-type="string" calcext:value-type="string">
            <text:p>'78'</text:p>
          </table:table-cell>
          <table:table-cell table:style-name="ce4" table:formula="of:=CONCATENATE(UPPER([.A42]);&quot;: {'element': '&quot;;[.B42];&quot;', 'MM3': &quot;; [.D42];&quot;},&quot;)" office:value-type="string" office:string-value="'O_78': {'element': 'O', 'MM3': '78'}," calcext:value-type="string">
            <text:p>'O_78': {'element': 'O', 'MM3': '78'},</text:p>
          </table:table-cell>
          <table:table-cell office:value-type="string" calcext:value-type="string">
            <text:p>'O_78': {'element': 'O', 'MM3': '78'},</text:p>
          </table:table-cell>
          <table:table-cell/>
        </table:table-row>
        <table:table-row table:style-name="ro1">
          <table:table-cell office:value-type="string" calcext:value-type="string">
            <text:p>'O_79'</text:p>
          </table:table-cell>
          <table:table-cell office:value-type="string" calcext:value-type="string">
            <text:p>O</text:p>
          </table:table-cell>
          <table:table-cell table:formula="of:=CONCATENATE([.C42];[.A4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</text:p>
          </table:table-cell>
          <table:table-cell office:value-type="string" calcext:value-type="string">
            <text:p>'79'</text:p>
          </table:table-cell>
          <table:table-cell table:style-name="ce4" table:formula="of:=CONCATENATE(UPPER([.A43]);&quot;: {'element': '&quot;;[.B43];&quot;', 'MM3': &quot;; [.D43];&quot;},&quot;)" office:value-type="string" office:string-value="'O_79': {'element': 'O', 'MM3': '79'}," calcext:value-type="string">
            <text:p>'O_79': {'element': 'O', 'MM3': '79'},</text:p>
          </table:table-cell>
          <table:table-cell office:value-type="string" calcext:value-type="string">
            <text:p>'O_79': {'element': 'O', 'MM3': '79'},</text:p>
          </table:table-cell>
          <table:table-cell/>
        </table:table-row>
        <table:table-row table:style-name="ro1">
          <table:table-cell office:value-type="string" calcext:value-type="string">
            <text:p>'O_80'</text:p>
          </table:table-cell>
          <table:table-cell office:value-type="string" calcext:value-type="string">
            <text:p>O</text:p>
          </table:table-cell>
          <table:table-cell table:formula="of:=CONCATENATE([.C43];[.A4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</text:p>
          </table:table-cell>
          <table:table-cell office:value-type="string" calcext:value-type="string">
            <text:p>'80'</text:p>
          </table:table-cell>
          <table:table-cell table:style-name="ce4" table:formula="of:=CONCATENATE(UPPER([.A44]);&quot;: {'element': '&quot;;[.B44];&quot;', 'MM3': &quot;; [.D44];&quot;},&quot;)" office:value-type="string" office:string-value="'O_80': {'element': 'O', 'MM3': '80'}," calcext:value-type="string">
            <text:p>'O_80': {'element': 'O', 'MM3': '80'},</text:p>
          </table:table-cell>
          <table:table-cell office:value-type="string" calcext:value-type="string">
            <text:p>'O_80': {'element': 'O', 'MM3': '80'},</text:p>
          </table:table-cell>
          <table:table-cell/>
        </table:table-row>
        <table:table-row table:style-name="ro1">
          <table:table-cell office:value-type="string" calcext:value-type="string">
            <text:p>'O_81'</text:p>
          </table:table-cell>
          <table:table-cell office:value-type="string" calcext:value-type="string">
            <text:p>O</text:p>
          </table:table-cell>
          <table:table-cell table:formula="of:=CONCATENATE([.C44];[.A4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</text:p>
          </table:table-cell>
          <table:table-cell office:value-type="string" calcext:value-type="string">
            <text:p>'81'</text:p>
          </table:table-cell>
          <table:table-cell table:style-name="ce4" table:formula="of:=CONCATENATE(UPPER([.A45]);&quot;: {'element': '&quot;;[.B45];&quot;', 'MM3': &quot;; [.D45];&quot;},&quot;)" office:value-type="string" office:string-value="'O_81': {'element': 'O', 'MM3': '81'}," calcext:value-type="string">
            <text:p>'O_81': {'element': 'O', 'MM3': '81'},</text:p>
          </table:table-cell>
          <table:table-cell office:value-type="string" calcext:value-type="string">
            <text:p>'O_81': {'element': 'O', 'MM3': '81'},</text:p>
          </table:table-cell>
          <table:table-cell/>
        </table:table-row>
        <table:table-row table:style-name="ro1">
          <table:table-cell office:value-type="string" calcext:value-type="string">
            <text:p>'O_82'</text:p>
          </table:table-cell>
          <table:table-cell office:value-type="string" calcext:value-type="string">
            <text:p>O</text:p>
          </table:table-cell>
          <table:table-cell table:formula="of:=CONCATENATE([.C45];[.A4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</text:p>
          </table:table-cell>
          <table:table-cell office:value-type="string" calcext:value-type="string">
            <text:p>'82'</text:p>
          </table:table-cell>
          <table:table-cell table:style-name="ce4" table:formula="of:=CONCATENATE(UPPER([.A46]);&quot;: {'element': '&quot;;[.B46];&quot;', 'MM3': &quot;; [.D46];&quot;},&quot;)" office:value-type="string" office:string-value="'O_82': {'element': 'O', 'MM3': '82'}," calcext:value-type="string">
            <text:p>'O_82': {'element': 'O', 'MM3': '82'},</text:p>
          </table:table-cell>
          <table:table-cell office:value-type="string" calcext:value-type="string">
            <text:p>'O_82': {'element': 'O', 'MM3': '82'},</text:p>
          </table:table-cell>
          <table:table-cell/>
        </table:table-row>
        <table:table-row table:style-name="ro1">
          <table:table-cell office:value-type="string" calcext:value-type="string">
            <text:p>'O_148'</text:p>
          </table:table-cell>
          <table:table-cell office:value-type="string" calcext:value-type="string">
            <text:p>O</text:p>
          </table:table-cell>
          <table:table-cell table:formula="of:=CONCATENATE([.C46];[.A4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</text:p>
          </table:table-cell>
          <table:table-cell office:value-type="string" calcext:value-type="string">
            <text:p>'148'</text:p>
          </table:table-cell>
          <table:table-cell table:style-name="ce4" table:formula="of:=CONCATENATE(UPPER([.A47]);&quot;: {'element': '&quot;;[.B47];&quot;', 'MM3': &quot;; [.D47];&quot;},&quot;)" office:value-type="string" office:string-value="'O_148': {'element': 'O', 'MM3': '148'}," calcext:value-type="string">
            <text:p>'O_148': {'element': 'O', 'MM3': '148'},</text:p>
          </table:table-cell>
          <table:table-cell office:value-type="string" calcext:value-type="string">
            <text:p>'O_148': {'element': 'O', 'MM3': '148'},</text:p>
          </table:table-cell>
          <table:table-cell/>
        </table:table-row>
        <table:table-row table:style-name="ro1">
          <table:table-cell office:value-type="string" calcext:value-type="string">
            <text:p>'O_149'</text:p>
          </table:table-cell>
          <table:table-cell office:value-type="string" calcext:value-type="string">
            <text:p>O</text:p>
          </table:table-cell>
          <table:table-cell table:formula="of:=CONCATENATE([.C47];[.A4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</text:p>
          </table:table-cell>
          <table:table-cell office:value-type="string" calcext:value-type="string">
            <text:p>'149'</text:p>
          </table:table-cell>
          <table:table-cell table:style-name="ce4" table:formula="of:=CONCATENATE(UPPER([.A48]);&quot;: {'element': '&quot;;[.B48];&quot;', 'MM3': &quot;; [.D48];&quot;},&quot;)" office:value-type="string" office:string-value="'O_149': {'element': 'O', 'MM3': '149'}," calcext:value-type="string">
            <text:p>'O_149': {'element': 'O', 'MM3': '149'},</text:p>
          </table:table-cell>
          <table:table-cell office:value-type="string" calcext:value-type="string">
            <text:p>'O_149': {'element': 'O', 'MM3': '149'},</text:p>
          </table:table-cell>
          <table:table-cell/>
        </table:table-row>
        <table:table-row table:style-name="ro1">
          <table:table-cell office:value-type="string" calcext:value-type="string">
            <text:p>'O_2'</text:p>
          </table:table-cell>
          <table:table-cell office:value-type="string" calcext:value-type="string">
            <text:p>O</text:p>
          </table:table-cell>
          <table:table-cell table:formula="of:=CONCATENATE([.C48];[.A4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</text:p>
          </table:table-cell>
          <table:table-cell office:value-type="string" calcext:value-type="string">
            <text:p>'7'</text:p>
          </table:table-cell>
          <table:table-cell table:style-name="ce4" table:formula="of:=CONCATENATE(UPPER([.A49]);&quot;: {'element': '&quot;;[.B49];&quot;', 'MM3': &quot;; [.D49];&quot;},&quot;)" office:value-type="string" office:string-value="'O_2': {'element': 'O', 'MM3': '7'}," calcext:value-type="string">
            <text:p>'O_2': {'element': 'O', 'MM3': '7'},</text:p>
          </table:table-cell>
          <table:table-cell office:value-type="string" calcext:value-type="string">
            <text:p>'O_2': {'element': 'O', 'MM3': '7'},</text:p>
          </table:table-cell>
          <table:table-cell/>
        </table:table-row>
        <table:table-row table:style-name="ro1">
          <table:table-cell office:value-type="string" calcext:value-type="string">
            <text:p>'O_159'</text:p>
          </table:table-cell>
          <table:table-cell office:value-type="string" calcext:value-type="string">
            <text:p>O</text:p>
          </table:table-cell>
          <table:table-cell table:formula="of:=CONCATENATE([.C49];[.A5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</text:p>
          </table:table-cell>
          <table:table-cell office:value-type="string" calcext:value-type="string">
            <text:p>'159'</text:p>
          </table:table-cell>
          <table:table-cell table:style-name="ce4" table:formula="of:=CONCATENATE(UPPER([.A50]);&quot;: {'element': '&quot;;[.B50];&quot;', 'MM3': &quot;; [.D50];&quot;},&quot;)" office:value-type="string" office:string-value="'O_159': {'element': 'O', 'MM3': '159'}," calcext:value-type="string">
            <text:p>'O_159': {'element': 'O', 'MM3': '159'},</text:p>
          </table:table-cell>
          <table:table-cell office:value-type="string" calcext:value-type="string">
            <text:p>'O_159': {'element': 'O', 'MM3': '159'},</text:p>
          </table:table-cell>
          <table:table-cell/>
        </table:table-row>
        <table:table-row table:style-name="ro1">
          <table:table-cell office:value-type="string" calcext:value-type="string">
            <text:p>'O_1'</text:p>
          </table:table-cell>
          <table:table-cell office:value-type="string" calcext:value-type="string">
            <text:p>O</text:p>
          </table:table-cell>
          <table:table-cell table:formula="of:=CONCATENATE([.C50];[.A5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</text:p>
          </table:table-cell>
          <table:table-cell office:value-type="string" calcext:value-type="string">
            <text:p>'7'</text:p>
          </table:table-cell>
          <table:table-cell table:style-name="ce4" table:formula="of:=CONCATENATE(UPPER([.A51]);&quot;: {'element': '&quot;;[.B51];&quot;', 'MM3': &quot;; [.D51];&quot;},&quot;)" office:value-type="string" office:string-value="'O_1': {'element': 'O', 'MM3': '7'}," calcext:value-type="string">
            <text:p>'O_1': {'element': 'O', 'MM3': '7'},</text:p>
          </table:table-cell>
          <table:table-cell office:value-type="string" calcext:value-type="string">
            <text:p>'O_1': {'element': 'O', 'MM3': '7'},</text:p>
          </table:table-cell>
          <table:table-cell/>
        </table:table-row>
        <table:table-row table:style-name="ro1">
          <table:table-cell office:value-type="string" calcext:value-type="string">
            <text:p>'N_3'</text:p>
          </table:table-cell>
          <table:table-cell office:value-type="string" calcext:value-type="string">
            <text:p>N</text:p>
          </table:table-cell>
          <table:table-cell table:formula="of:=CONCATENATE([.C51];[.A5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</text:p>
          </table:table-cell>
          <table:table-cell office:value-type="string" calcext:value-type="string">
            <text:p>'8'</text:p>
          </table:table-cell>
          <table:table-cell table:style-name="ce4" table:formula="of:=CONCATENATE(UPPER([.A52]);&quot;: {'element': '&quot;;[.B52];&quot;', 'MM3': &quot;; [.D52];&quot;},&quot;)" office:value-type="string" office:string-value="'N_3': {'element': 'N', 'MM3': '8'}," calcext:value-type="string">
            <text:p>'N_3': {'element': 'N', 'MM3': '8'},</text:p>
          </table:table-cell>
          <table:table-cell office:value-type="string" calcext:value-type="string">
            <text:p>'N_3': {'element': 'N', 'MM3': '8'},</text:p>
          </table:table-cell>
          <table:table-cell/>
        </table:table-row>
        <table:table-row table:style-name="ro1">
          <table:table-cell office:value-type="string" calcext:value-type="string">
            <text:p>'N_39'</text:p>
          </table:table-cell>
          <table:table-cell office:value-type="string" calcext:value-type="string">
            <text:p>N</text:p>
          </table:table-cell>
          <table:table-cell table:formula="of:=CONCATENATE([.C52];[.A5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</text:p>
          </table:table-cell>
          <table:table-cell office:value-type="string" calcext:value-type="string">
            <text:p>'39'</text:p>
          </table:table-cell>
          <table:table-cell table:style-name="ce4" table:formula="of:=CONCATENATE(UPPER([.A53]);&quot;: {'element': '&quot;;[.B53];&quot;', 'MM3': &quot;; [.D53];&quot;},&quot;)" office:value-type="string" office:string-value="'N_39': {'element': 'N', 'MM3': '39'}," calcext:value-type="string">
            <text:p>'N_39': {'element': 'N', 'MM3': '39'},</text:p>
          </table:table-cell>
          <table:table-cell office:value-type="string" calcext:value-type="string">
            <text:p>'N_39': {'element': 'N', 'MM3': '39'},</text:p>
          </table:table-cell>
          <table:table-cell/>
        </table:table-row>
        <table:table-row table:style-name="ro1">
          <table:table-cell office:value-type="string" calcext:value-type="string">
            <text:p>'N_146'</text:p>
          </table:table-cell>
          <table:table-cell office:value-type="string" calcext:value-type="string">
            <text:p>N</text:p>
          </table:table-cell>
          <table:table-cell table:formula="of:=CONCATENATE([.C53];[.A5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</text:p>
          </table:table-cell>
          <table:table-cell office:value-type="string" calcext:value-type="string">
            <text:p>'146'</text:p>
          </table:table-cell>
          <table:table-cell table:style-name="ce4" table:formula="of:=CONCATENATE(UPPER([.A54]);&quot;: {'element': '&quot;;[.B54];&quot;', 'MM3': &quot;; [.D54];&quot;},&quot;)" office:value-type="string" office:string-value="'N_146': {'element': 'N', 'MM3': '146'}," calcext:value-type="string">
            <text:p>'N_146': {'element': 'N', 'MM3': '146'},</text:p>
          </table:table-cell>
          <table:table-cell office:value-type="string" calcext:value-type="string">
            <text:p>'N_146': {'element': 'N', 'MM3': '146'},</text:p>
          </table:table-cell>
          <table:table-cell/>
        </table:table-row>
        <table:table-row table:style-name="ro1">
          <table:table-cell office:value-type="string" calcext:value-type="string">
            <text:p>'N_150'</text:p>
          </table:table-cell>
          <table:table-cell office:value-type="string" calcext:value-type="string">
            <text:p>N</text:p>
          </table:table-cell>
          <table:table-cell table:formula="of:=CONCATENATE([.C54];[.A5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</text:p>
          </table:table-cell>
          <table:table-cell office:value-type="string" calcext:value-type="string">
            <text:p>'150'</text:p>
          </table:table-cell>
          <table:table-cell table:style-name="ce4" table:formula="of:=CONCATENATE(UPPER([.A55]);&quot;: {'element': '&quot;;[.B55];&quot;', 'MM3': &quot;; [.D55];&quot;},&quot;)" office:value-type="string" office:string-value="'N_150': {'element': 'N', 'MM3': '150'}," calcext:value-type="string">
            <text:p>'N_150': {'element': 'N', 'MM3': '150'},</text:p>
          </table:table-cell>
          <table:table-cell office:value-type="string" calcext:value-type="string">
            <text:p>'N_150': {'element': 'N', 'MM3': '150'},</text:p>
          </table:table-cell>
          <table:table-cell/>
        </table:table-row>
        <table:table-row table:style-name="ro1">
          <table:table-cell office:value-type="string" calcext:value-type="string">
            <text:p>'N_155'</text:p>
          </table:table-cell>
          <table:table-cell office:value-type="string" calcext:value-type="string">
            <text:p>N</text:p>
          </table:table-cell>
          <table:table-cell table:formula="of:=CONCATENATE([.C55];[.A5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</text:p>
          </table:table-cell>
          <table:table-cell office:value-type="string" calcext:value-type="string">
            <text:p>'155'</text:p>
          </table:table-cell>
          <table:table-cell table:style-name="ce4" table:formula="of:=CONCATENATE(UPPER([.A56]);&quot;: {'element': '&quot;;[.B56];&quot;', 'MM3': &quot;; [.D56];&quot;},&quot;)" office:value-type="string" office:string-value="'N_155': {'element': 'N', 'MM3': '155'}," calcext:value-type="string">
            <text:p>'N_155': {'element': 'N', 'MM3': '155'},</text:p>
          </table:table-cell>
          <table:table-cell office:value-type="string" calcext:value-type="string">
            <text:p>'N_155': {'element': 'N', 'MM3': '155'},</text:p>
          </table:table-cell>
          <table:table-cell/>
        </table:table-row>
        <table:table-row table:style-name="ro1">
          <table:table-cell office:value-type="string" calcext:value-type="string">
            <text:p>'N_164'</text:p>
          </table:table-cell>
          <table:table-cell office:value-type="string" calcext:value-type="string">
            <text:p>N</text:p>
          </table:table-cell>
          <table:table-cell table:formula="of:=CONCATENATE([.C56];[.A5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</text:p>
          </table:table-cell>
          <table:table-cell office:value-type="string" calcext:value-type="string">
            <text:p>'164'</text:p>
          </table:table-cell>
          <table:table-cell table:style-name="ce4" table:formula="of:=CONCATENATE(UPPER([.A57]);&quot;: {'element': '&quot;;[.B57];&quot;', 'MM3': &quot;; [.D57];&quot;},&quot;)" office:value-type="string" office:string-value="'N_164': {'element': 'N', 'MM3': '164'}," calcext:value-type="string">
            <text:p>'N_164': {'element': 'N', 'MM3': '164'},</text:p>
          </table:table-cell>
          <table:table-cell office:value-type="string" calcext:value-type="string">
            <text:p>'N_164': {'element': 'N', 'MM3': '164'},</text:p>
          </table:table-cell>
          <table:table-cell/>
        </table:table-row>
        <table:table-row table:style-name="ro1">
          <table:table-cell office:value-type="string" calcext:value-type="string">
            <text:p>'N_R'</text:p>
          </table:table-cell>
          <table:table-cell office:value-type="string" calcext:value-type="string">
            <text:p>N</text:p>
          </table:table-cell>
          <table:table-cell table:formula="of:=CONCATENATE([.C57];[.A5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</text:p>
          </table:table-cell>
          <table:table-cell office:value-type="string" calcext:value-type="string">
            <text:p>'37'</text:p>
          </table:table-cell>
          <table:table-cell table:style-name="ce4" table:formula="of:=CONCATENATE(UPPER([.A58]);&quot;: {'element': '&quot;;[.B58];&quot;', 'MM3': &quot;; [.D58];&quot;},&quot;)" office:value-type="string" office:string-value="'N_R': {'element': 'N', 'MM3': '37'}," calcext:value-type="string">
            <text:p>'N_R': {'element': 'N', 'MM3': '37'},</text:p>
          </table:table-cell>
          <table:table-cell office:value-type="string" calcext:value-type="string">
            <text:p>'N_R': {'element': 'N', 'MM3': '37'},</text:p>
          </table:table-cell>
          <table:table-cell office:value-type="string" calcext:value-type="string">
            <text:p>(deloc)</text:p>
          </table:table-cell>
        </table:table-row>
        <table:table-row table:style-name="ro1">
          <table:table-cell office:value-type="string" calcext:value-type="string">
            <text:p>'N_40'</text:p>
          </table:table-cell>
          <table:table-cell office:value-type="string" calcext:value-type="string">
            <text:p>N</text:p>
          </table:table-cell>
          <table:table-cell table:formula="of:=CONCATENATE([.C58];[.A5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</text:p>
          </table:table-cell>
          <table:table-cell office:value-type="string" calcext:value-type="string">
            <text:p>'40'</text:p>
          </table:table-cell>
          <table:table-cell table:style-name="ce4" table:formula="of:=CONCATENATE(UPPER([.A59]);&quot;: {'element': '&quot;;[.B59];&quot;', 'MM3': &quot;; [.D59];&quot;},&quot;)" office:value-type="string" office:string-value="'N_40': {'element': 'N', 'MM3': '40'}," calcext:value-type="string">
            <text:p>'N_40': {'element': 'N', 'MM3': '40'},</text:p>
          </table:table-cell>
          <table:table-cell office:value-type="string" calcext:value-type="string">
            <text:p>'N_40': {'element': 'N', 'MM3': '40'},</text:p>
          </table:table-cell>
          <table:table-cell/>
        </table:table-row>
        <table:table-row table:style-name="ro1">
          <table:table-cell office:value-type="string" calcext:value-type="string">
            <text:p>'N_143'</text:p>
          </table:table-cell>
          <table:table-cell office:value-type="string" calcext:value-type="string">
            <text:p>N</text:p>
          </table:table-cell>
          <table:table-cell table:formula="of:=CONCATENATE([.C59];[.A6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</text:p>
          </table:table-cell>
          <table:table-cell office:value-type="string" calcext:value-type="string">
            <text:p>'143'</text:p>
          </table:table-cell>
          <table:table-cell table:style-name="ce4" table:formula="of:=CONCATENATE(UPPER([.A60]);&quot;: {'element': '&quot;;[.B60];&quot;', 'MM3': &quot;; [.D60];&quot;},&quot;)" office:value-type="string" office:string-value="'N_143': {'element': 'N', 'MM3': '143'}," calcext:value-type="string">
            <text:p>'N_143': {'element': 'N', 'MM3': '143'},</text:p>
          </table:table-cell>
          <table:table-cell office:value-type="string" calcext:value-type="string">
            <text:p>'N_143': {'element': 'N', 'MM3': '143'},</text:p>
          </table:table-cell>
          <table:table-cell/>
        </table:table-row>
        <table:table-row table:style-name="ro1">
          <table:table-cell office:value-type="string" calcext:value-type="string">
            <text:p>'N_144'</text:p>
          </table:table-cell>
          <table:table-cell office:value-type="string" calcext:value-type="string">
            <text:p>N</text:p>
          </table:table-cell>
          <table:table-cell table:formula="of:=CONCATENATE([.C60];[.A6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</text:p>
          </table:table-cell>
          <table:table-cell office:value-type="string" calcext:value-type="string">
            <text:p>'144'</text:p>
          </table:table-cell>
          <table:table-cell table:style-name="ce4" table:formula="of:=CONCATENATE(UPPER([.A61]);&quot;: {'element': '&quot;;[.B61];&quot;', 'MM3': &quot;; [.D61];&quot;},&quot;)" office:value-type="string" office:string-value="'N_144': {'element': 'N', 'MM3': '144'}," calcext:value-type="string">
            <text:p>'N_144': {'element': 'N', 'MM3': '144'},</text:p>
          </table:table-cell>
          <table:table-cell office:value-type="string" calcext:value-type="string">
            <text:p>'N_144': {'element': 'N', 'MM3': '144'},</text:p>
          </table:table-cell>
          <table:table-cell/>
        </table:table-row>
        <table:table-row table:style-name="ro1">
          <table:table-cell office:value-type="string" calcext:value-type="string">
            <text:p>'N_151'</text:p>
          </table:table-cell>
          <table:table-cell office:value-type="string" calcext:value-type="string">
            <text:p>N</text:p>
          </table:table-cell>
          <table:table-cell table:formula="of:=CONCATENATE([.C61];[.A6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</text:p>
          </table:table-cell>
          <table:table-cell office:value-type="string" calcext:value-type="string">
            <text:p>'151'</text:p>
          </table:table-cell>
          <table:table-cell table:style-name="ce4" table:formula="of:=CONCATENATE(UPPER([.A62]);&quot;: {'element': '&quot;;[.B62];&quot;', 'MM3': &quot;; [.D62];&quot;},&quot;)" office:value-type="string" office:string-value="'N_151': {'element': 'N', 'MM3': '151'}," calcext:value-type="string">
            <text:p>'N_151': {'element': 'N', 'MM3': '151'},</text:p>
          </table:table-cell>
          <table:table-cell office:value-type="string" calcext:value-type="string">
            <text:p>'N_151': {'element': 'N', 'MM3': '151'},</text:p>
          </table:table-cell>
          <table:table-cell/>
        </table:table-row>
        <table:table-row table:style-name="ro1">
          <table:table-cell office:value-type="string" calcext:value-type="string">
            <text:p>'N_2'</text:p>
          </table:table-cell>
          <table:table-cell office:value-type="string" calcext:value-type="string">
            <text:p>N</text:p>
          </table:table-cell>
          <table:table-cell table:formula="of:=CONCATENATE([.C62];[.A6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</text:p>
          </table:table-cell>
          <table:table-cell office:value-type="string" calcext:value-type="string">
            <text:p>'9'</text:p>
          </table:table-cell>
          <table:table-cell table:style-name="ce4" table:formula="of:=CONCATENATE(UPPER([.A63]);&quot;: {'element': '&quot;;[.B63];&quot;', 'MM3': &quot;; [.D63];&quot;},&quot;)" office:value-type="string" office:string-value="'N_2': {'element': 'N', 'MM3': '9'}," calcext:value-type="string">
            <text:p>'N_2': {'element': 'N', 'MM3': '9'},</text:p>
          </table:table-cell>
          <table:table-cell office:value-type="string" calcext:value-type="string">
            <text:p>'N_2': {'element': 'N', 'MM3': '9'},</text:p>
          </table:table-cell>
          <table:table-cell/>
        </table:table-row>
        <table:table-row table:style-name="ro1">
          <table:table-cell office:value-type="string" calcext:value-type="string">
            <text:p>'N_43'</text:p>
          </table:table-cell>
          <table:table-cell office:value-type="string" calcext:value-type="string">
            <text:p>N</text:p>
          </table:table-cell>
          <table:table-cell table:formula="of:=CONCATENATE([.C63];[.A6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</text:p>
          </table:table-cell>
          <table:table-cell office:value-type="string" calcext:value-type="string">
            <text:p>'43'</text:p>
          </table:table-cell>
          <table:table-cell table:style-name="ce4" table:formula="of:=CONCATENATE(UPPER([.A64]);&quot;: {'element': '&quot;;[.B64];&quot;', 'MM3': &quot;; [.D64];&quot;},&quot;)" office:value-type="string" office:string-value="'N_43': {'element': 'N', 'MM3': '43'}," calcext:value-type="string">
            <text:p>'N_43': {'element': 'N', 'MM3': '43'},</text:p>
          </table:table-cell>
          <table:table-cell office:value-type="string" calcext:value-type="string">
            <text:p>'N_43': {'element': 'N', 'MM3': '43'},</text:p>
          </table:table-cell>
          <table:table-cell/>
        </table:table-row>
        <table:table-row table:style-name="ro1">
          <table:table-cell office:value-type="string" calcext:value-type="string">
            <text:p>'N_45'</text:p>
          </table:table-cell>
          <table:table-cell office:value-type="string" calcext:value-type="string">
            <text:p>N</text:p>
          </table:table-cell>
          <table:table-cell table:formula="of:=CONCATENATE([.C64];[.A6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</text:p>
          </table:table-cell>
          <table:table-cell office:value-type="string" calcext:value-type="string">
            <text:p>'45'</text:p>
          </table:table-cell>
          <table:table-cell table:style-name="ce4" table:formula="of:=CONCATENATE(UPPER([.A65]);&quot;: {'element': '&quot;;[.B65];&quot;', 'MM3': &quot;; [.D65];&quot;},&quot;)" office:value-type="string" office:string-value="'N_45': {'element': 'N', 'MM3': '45'}," calcext:value-type="string">
            <text:p>'N_45': {'element': 'N', 'MM3': '45'},</text:p>
          </table:table-cell>
          <table:table-cell office:value-type="string" calcext:value-type="string">
            <text:p>'N_45': {'element': 'N', 'MM3': '45'},</text:p>
          </table:table-cell>
          <table:table-cell/>
        </table:table-row>
        <table:table-row table:style-name="ro1">
          <table:table-cell office:value-type="string" calcext:value-type="string">
            <text:p>'N_46'</text:p>
          </table:table-cell>
          <table:table-cell office:value-type="string" calcext:value-type="string">
            <text:p>N</text:p>
          </table:table-cell>
          <table:table-cell table:formula="of:=CONCATENATE([.C65];[.A6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</text:p>
          </table:table-cell>
          <table:table-cell office:value-type="string" calcext:value-type="string">
            <text:p>'46'</text:p>
          </table:table-cell>
          <table:table-cell table:style-name="ce4" table:formula="of:=CONCATENATE(UPPER([.A66]);&quot;: {'element': '&quot;;[.B66];&quot;', 'MM3': &quot;; [.D66];&quot;},&quot;)" office:value-type="string" office:string-value="'N_46': {'element': 'N', 'MM3': '46'}," calcext:value-type="string">
            <text:p>'N_46': {'element': 'N', 'MM3': '46'},</text:p>
          </table:table-cell>
          <table:table-cell office:value-type="string" calcext:value-type="string">
            <text:p>'N_46': {'element': 'N', 'MM3': '46'},</text:p>
          </table:table-cell>
          <table:table-cell/>
        </table:table-row>
        <table:table-row table:style-name="ro1">
          <table:table-cell office:value-type="string" calcext:value-type="string">
            <text:p>'N_72'</text:p>
          </table:table-cell>
          <table:table-cell office:value-type="string" calcext:value-type="string">
            <text:p>N</text:p>
          </table:table-cell>
          <table:table-cell table:formula="of:=CONCATENATE([.C66];[.A6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</text:p>
          </table:table-cell>
          <table:table-cell office:value-type="string" calcext:value-type="string">
            <text:p>'72'</text:p>
          </table:table-cell>
          <table:table-cell table:style-name="ce4" table:formula="of:=CONCATENATE(UPPER([.A67]);&quot;: {'element': '&quot;;[.B67];&quot;', 'MM3': &quot;; [.D67];&quot;},&quot;)" office:value-type="string" office:string-value="'N_72': {'element': 'N', 'MM3': '72'}," calcext:value-type="string">
            <text:p>'N_72': {'element': 'N', 'MM3': '72'},</text:p>
          </table:table-cell>
          <table:table-cell office:value-type="string" calcext:value-type="string">
            <text:p>'N_72': {'element': 'N', 'MM3': '72'},</text:p>
          </table:table-cell>
          <table:table-cell/>
        </table:table-row>
        <table:table-row table:style-name="ro1">
          <table:table-cell office:value-type="string" calcext:value-type="string">
            <text:p>'N_107'</text:p>
          </table:table-cell>
          <table:table-cell office:value-type="string" calcext:value-type="string">
            <text:p>N</text:p>
          </table:table-cell>
          <table:table-cell table:formula="of:=CONCATENATE([.C67];[.A6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</text:p>
          </table:table-cell>
          <table:table-cell office:value-type="string" calcext:value-type="string">
            <text:p>'107'</text:p>
          </table:table-cell>
          <table:table-cell table:style-name="ce4" table:formula="of:=CONCATENATE(UPPER([.A68]);&quot;: {'element': '&quot;;[.B68];&quot;', 'MM3': &quot;; [.D68];&quot;},&quot;)" office:value-type="string" office:string-value="'N_107': {'element': 'N', 'MM3': '107'}," calcext:value-type="string">
            <text:p>'N_107': {'element': 'N', 'MM3': '107'},</text:p>
          </table:table-cell>
          <table:table-cell office:value-type="string" calcext:value-type="string">
            <text:p>'N_107': {'element': 'N', 'MM3': '107'},</text:p>
          </table:table-cell>
          <table:table-cell/>
        </table:table-row>
        <table:table-row table:style-name="ro1">
          <table:table-cell office:value-type="string" calcext:value-type="string">
            <text:p>'N_108'</text:p>
          </table:table-cell>
          <table:table-cell office:value-type="string" calcext:value-type="string">
            <text:p>N</text:p>
          </table:table-cell>
          <table:table-cell table:formula="of:=CONCATENATE([.C68];[.A6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</text:p>
          </table:table-cell>
          <table:table-cell office:value-type="string" calcext:value-type="string">
            <text:p>'108'</text:p>
          </table:table-cell>
          <table:table-cell table:style-name="ce4" table:formula="of:=CONCATENATE(UPPER([.A69]);&quot;: {'element': '&quot;;[.B69];&quot;', 'MM3': &quot;; [.D69];&quot;},&quot;)" office:value-type="string" office:string-value="'N_108': {'element': 'N', 'MM3': '108'}," calcext:value-type="string">
            <text:p>'N_108': {'element': 'N', 'MM3': '108'},</text:p>
          </table:table-cell>
          <table:table-cell office:value-type="string" calcext:value-type="string">
            <text:p>'N_108': {'element': 'N', 'MM3': '108'},</text:p>
          </table:table-cell>
          <table:table-cell/>
        </table:table-row>
        <table:table-row table:style-name="ro1">
          <table:table-cell office:value-type="string" calcext:value-type="string">
            <text:p>'N_109'</text:p>
          </table:table-cell>
          <table:table-cell office:value-type="string" calcext:value-type="string">
            <text:p>N</text:p>
          </table:table-cell>
          <table:table-cell table:formula="of:=CONCATENATE([.C69];[.A7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</text:p>
          </table:table-cell>
          <table:table-cell office:value-type="string" calcext:value-type="string">
            <text:p>'109'</text:p>
          </table:table-cell>
          <table:table-cell table:style-name="ce4" table:formula="of:=CONCATENATE(UPPER([.A70]);&quot;: {'element': '&quot;;[.B70];&quot;', 'MM3': &quot;; [.D70];&quot;},&quot;)" office:value-type="string" office:string-value="'N_109': {'element': 'N', 'MM3': '109'}," calcext:value-type="string">
            <text:p>'N_109': {'element': 'N', 'MM3': '109'},</text:p>
          </table:table-cell>
          <table:table-cell office:value-type="string" calcext:value-type="string">
            <text:p>'N_109': {'element': 'N', 'MM3': '109'},</text:p>
          </table:table-cell>
          <table:table-cell/>
        </table:table-row>
        <table:table-row table:style-name="ro1">
          <table:table-cell office:value-type="string" calcext:value-type="string">
            <text:p>'N_110'</text:p>
          </table:table-cell>
          <table:table-cell office:value-type="string" calcext:value-type="string">
            <text:p>N</text:p>
          </table:table-cell>
          <table:table-cell table:formula="of:=CONCATENATE([.C70];[.A7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</text:p>
          </table:table-cell>
          <table:table-cell office:value-type="string" calcext:value-type="string">
            <text:p>'110'</text:p>
          </table:table-cell>
          <table:table-cell table:style-name="ce4" table:formula="of:=CONCATENATE(UPPER([.A71]);&quot;: {'element': '&quot;;[.B71];&quot;', 'MM3': &quot;; [.D71];&quot;},&quot;)" office:value-type="string" office:string-value="'N_110': {'element': 'N', 'MM3': '110'}," calcext:value-type="string">
            <text:p>'N_110': {'element': 'N', 'MM3': '110'},</text:p>
          </table:table-cell>
          <table:table-cell office:value-type="string" calcext:value-type="string">
            <text:p>'N_110': {'element': 'N', 'MM3': '110'},</text:p>
          </table:table-cell>
          <table:table-cell/>
        </table:table-row>
        <table:table-row table:style-name="ro1">
          <table:table-cell office:value-type="string" calcext:value-type="string">
            <text:p>'N_111'</text:p>
          </table:table-cell>
          <table:table-cell office:value-type="string" calcext:value-type="string">
            <text:p>N</text:p>
          </table:table-cell>
          <table:table-cell table:formula="of:=CONCATENATE([.C71];[.A7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</text:p>
          </table:table-cell>
          <table:table-cell office:value-type="string" calcext:value-type="string">
            <text:p>'111'</text:p>
          </table:table-cell>
          <table:table-cell table:style-name="ce4" table:formula="of:=CONCATENATE(UPPER([.A72]);&quot;: {'element': '&quot;;[.B72];&quot;', 'MM3': &quot;; [.D72];&quot;},&quot;)" office:value-type="string" office:string-value="'N_111': {'element': 'N', 'MM3': '111'}," calcext:value-type="string">
            <text:p>'N_111': {'element': 'N', 'MM3': '111'},</text:p>
          </table:table-cell>
          <table:table-cell office:value-type="string" calcext:value-type="string">
            <text:p>'N_111': {'element': 'N', 'MM3': '111'},</text:p>
          </table:table-cell>
          <table:table-cell/>
        </table:table-row>
        <table:table-row table:style-name="ro1">
          <table:table-cell office:value-type="string" calcext:value-type="string">
            <text:p>'N_1'</text:p>
          </table:table-cell>
          <table:table-cell office:value-type="string" calcext:value-type="string">
            <text:p>N</text:p>
          </table:table-cell>
          <table:table-cell table:formula="of:=CONCATENATE([.C72];[.A7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</text:p>
          </table:table-cell>
          <table:table-cell office:value-type="string" calcext:value-type="string">
            <text:p>'10'</text:p>
          </table:table-cell>
          <table:table-cell table:style-name="ce4" table:formula="of:=CONCATENATE(UPPER([.A73]);&quot;: {'element': '&quot;;[.B73];&quot;', 'MM3': &quot;; [.D73];&quot;},&quot;)" office:value-type="string" office:string-value="'N_1': {'element': 'N', 'MM3': '10'}," calcext:value-type="string">
            <text:p>'N_1': {'element': 'N', 'MM3': '10'},</text:p>
          </table:table-cell>
          <table:table-cell office:value-type="string" calcext:value-type="string">
            <text:p>'N_1': {'element': 'N', 'MM3': '10'},</text:p>
          </table:table-cell>
          <table:table-cell/>
        </table:table-row>
        <table:table-row table:style-name="ro1">
          <table:table-cell office:value-type="string" calcext:value-type="string">
            <text:p>'F_'</text:p>
          </table:table-cell>
          <table:table-cell office:value-type="string" calcext:value-type="string">
            <text:p>F</text:p>
          </table:table-cell>
          <table:table-cell table:formula="of:=CONCATENATE([.C73];[.A7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</text:p>
          </table:table-cell>
          <table:table-cell office:value-type="string" calcext:value-type="string">
            <text:p>'11'</text:p>
          </table:table-cell>
          <table:table-cell table:style-name="ce4" table:formula="of:=CONCATENATE(UPPER([.A74]);&quot;: {'element': '&quot;;[.B74];&quot;', 'MM3': &quot;; [.D74];&quot;},&quot;)" office:value-type="string" office:string-value="'F_': {'element': 'F', 'MM3': '11'}," calcext:value-type="string">
            <text:p>'F_': {'element': 'F', 'MM3': '11'},</text:p>
          </table:table-cell>
          <table:table-cell office:value-type="string" calcext:value-type="string">
            <text:p>'F_': {'element': 'F', 'MM3': '11'},</text:p>
          </table:table-cell>
          <table:table-cell/>
        </table:table-row>
        <table:table-row table:style-name="ro1">
          <table:table-cell office:value-type="string" calcext:value-type="string">
            <text:p>'CL'</text:p>
          </table:table-cell>
          <table:table-cell office:value-type="string" calcext:value-type="string">
            <text:p>Cl</text:p>
          </table:table-cell>
          <table:table-cell table:formula="of:=CONCATENATE([.C74];[.A7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</text:p>
          </table:table-cell>
          <table:table-cell office:value-type="string" calcext:value-type="string">
            <text:p>'12'</text:p>
          </table:table-cell>
          <table:table-cell table:style-name="ce4" table:formula="of:=CONCATENATE(UPPER([.A75]);&quot;: {'element': '&quot;;[.B75];&quot;', 'MM3': &quot;; [.D75];&quot;},&quot;)" office:value-type="string" office:string-value="'CL': {'element': 'Cl', 'MM3': '12'}," calcext:value-type="string">
            <text:p>'CL': {'element': 'Cl', 'MM3': '12'},</text:p>
          </table:table-cell>
          <table:table-cell office:value-type="string" calcext:value-type="string">
            <text:p>'CL': {'element': 'Cl', 'MM3': '12'},</text:p>
          </table:table-cell>
          <table:table-cell/>
        </table:table-row>
        <table:table-row table:style-name="ro1">
          <table:table-cell office:value-type="string" calcext:value-type="string">
            <text:p>'BR'</text:p>
          </table:table-cell>
          <table:table-cell office:value-type="string" calcext:value-type="string">
            <text:p>Br</text:p>
          </table:table-cell>
          <table:table-cell table:formula="of:=CONCATENATE([.C75];[.A7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</text:p>
          </table:table-cell>
          <table:table-cell office:value-type="string" calcext:value-type="string">
            <text:p>'13'</text:p>
          </table:table-cell>
          <table:table-cell table:style-name="ce4" table:formula="of:=CONCATENATE(UPPER([.A76]);&quot;: {'element': '&quot;;[.B76];&quot;', 'MM3': &quot;; [.D76];&quot;},&quot;)" office:value-type="string" office:string-value="'BR': {'element': 'Br', 'MM3': '13'}," calcext:value-type="string">
            <text:p>'BR': {'element': 'Br', 'MM3': '13'},</text:p>
          </table:table-cell>
          <table:table-cell office:value-type="string" calcext:value-type="string">
            <text:p>'BR': {'element': 'Br', 'MM3': '13'},</text:p>
          </table:table-cell>
          <table:table-cell/>
        </table:table-row>
        <table:table-row table:style-name="ro1">
          <table:table-cell office:value-type="string" calcext:value-type="string">
            <text:p>'I_'</text:p>
          </table:table-cell>
          <table:table-cell office:value-type="string" calcext:value-type="string">
            <text:p>I</text:p>
          </table:table-cell>
          <table:table-cell table:formula="of:=CONCATENATE([.C76];[.A7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</text:p>
          </table:table-cell>
          <table:table-cell office:value-type="string" calcext:value-type="string">
            <text:p>'14'</text:p>
          </table:table-cell>
          <table:table-cell table:style-name="ce4" table:formula="of:=CONCATENATE(UPPER([.A77]);&quot;: {'element': '&quot;;[.B77];&quot;', 'MM3': &quot;; [.D77];&quot;},&quot;)" office:value-type="string" office:string-value="'I_': {'element': 'I', 'MM3': '14'}," calcext:value-type="string">
            <text:p>'I_': {'element': 'I', 'MM3': '14'},</text:p>
          </table:table-cell>
          <table:table-cell office:value-type="string" calcext:value-type="string">
            <text:p>'I_': {'element': 'I', 'MM3': '14'},</text:p>
          </table:table-cell>
          <table:table-cell/>
        </table:table-row>
        <table:table-row table:style-name="ro1">
          <table:table-cell office:value-type="string" calcext:value-type="string">
            <text:p>'S_3+2'</text:p>
          </table:table-cell>
          <table:table-cell office:value-type="string" calcext:value-type="string">
            <text:p>S</text:p>
          </table:table-cell>
          <table:table-cell table:formula="of:=CONCATENATE([.C77];[.A7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</text:p>
          </table:table-cell>
          <table:table-cell office:value-type="string" calcext:value-type="string">
            <text:p>'15'</text:p>
          </table:table-cell>
          <table:table-cell table:style-name="ce4" table:formula="of:=CONCATENATE(UPPER([.A78]);&quot;: {'element': '&quot;;[.B78];&quot;', 'MM3': &quot;; [.D78];&quot;},&quot;)" office:value-type="string" office:string-value="'S_3+2': {'element': 'S', 'MM3': '15'}," calcext:value-type="string">
            <text:p>'S_3+2': {'element': 'S', 'MM3': '15'},</text:p>
          </table:table-cell>
          <table:table-cell office:value-type="string" calcext:value-type="string">
            <text:p>'S_3+2': {'element': 'S', 'MM3': '15'},</text:p>
          </table:table-cell>
          <table:table-cell/>
        </table:table-row>
        <table:table-row table:style-name="ro1">
          <table:table-cell office:value-type="string" calcext:value-type="string">
            <text:p>'S_16'</text:p>
          </table:table-cell>
          <table:table-cell office:value-type="string" calcext:value-type="string">
            <text:p>S</text:p>
          </table:table-cell>
          <table:table-cell table:formula="of:=CONCATENATE([.C78];[.A7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</text:p>
          </table:table-cell>
          <table:table-cell office:value-type="string" calcext:value-type="string">
            <text:p>'16'</text:p>
          </table:table-cell>
          <table:table-cell table:style-name="ce4" table:formula="of:=CONCATENATE(UPPER([.A79]);&quot;: {'element': '&quot;;[.B79];&quot;', 'MM3': &quot;; [.D79];&quot;},&quot;)" office:value-type="string" office:string-value="'S_16': {'element': 'S', 'MM3': '16'}," calcext:value-type="string">
            <text:p>'S_16': {'element': 'S', 'MM3': '16'},</text:p>
          </table:table-cell>
          <table:table-cell office:value-type="string" calcext:value-type="string">
            <text:p>'S_16': {'element': 'S', 'MM3': '16'},</text:p>
          </table:table-cell>
          <table:table-cell/>
        </table:table-row>
        <table:table-row table:style-name="ro1">
          <table:table-cell office:value-type="string" calcext:value-type="string">
            <text:p>'S_17'</text:p>
          </table:table-cell>
          <table:table-cell office:value-type="string" calcext:value-type="string">
            <text:p>S</text:p>
          </table:table-cell>
          <table:table-cell table:formula="of:=CONCATENATE([.C79];[.A8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</text:p>
          </table:table-cell>
          <table:table-cell office:value-type="string" calcext:value-type="string">
            <text:p>'17'</text:p>
          </table:table-cell>
          <table:table-cell table:style-name="ce4" table:formula="of:=CONCATENATE(UPPER([.A80]);&quot;: {'element': '&quot;;[.B80];&quot;', 'MM3': &quot;; [.D80];&quot;},&quot;)" office:value-type="string" office:string-value="'S_17': {'element': 'S', 'MM3': '17'}," calcext:value-type="string">
            <text:p>'S_17': {'element': 'S', 'MM3': '17'},</text:p>
          </table:table-cell>
          <table:table-cell office:value-type="string" calcext:value-type="string">
            <text:p>'S_17': {'element': 'S', 'MM3': '17'},</text:p>
          </table:table-cell>
          <table:table-cell/>
        </table:table-row>
        <table:table-row table:style-name="ro1">
          <table:table-cell office:value-type="string" calcext:value-type="string">
            <text:p>'S_18'</text:p>
          </table:table-cell>
          <table:table-cell office:value-type="string" calcext:value-type="string">
            <text:p>S</text:p>
          </table:table-cell>
          <table:table-cell table:formula="of:=CONCATENATE([.C80];[.A8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</text:p>
          </table:table-cell>
          <table:table-cell office:value-type="string" calcext:value-type="string">
            <text:p>'18'</text:p>
          </table:table-cell>
          <table:table-cell table:style-name="ce4" table:formula="of:=CONCATENATE(UPPER([.A81]);&quot;: {'element': '&quot;;[.B81];&quot;', 'MM3': &quot;; [.D81];&quot;},&quot;)" office:value-type="string" office:string-value="'S_18': {'element': 'S', 'MM3': '18'}," calcext:value-type="string">
            <text:p>'S_18': {'element': 'S', 'MM3': '18'},</text:p>
          </table:table-cell>
          <table:table-cell office:value-type="string" calcext:value-type="string">
            <text:p>'S_18': {'element': 'S', 'MM3': '18'},</text:p>
          </table:table-cell>
          <table:table-cell/>
        </table:table-row>
        <table:table-row table:style-name="ro1">
          <table:table-cell office:value-type="string" calcext:value-type="string">
            <text:p>'S_104'</text:p>
          </table:table-cell>
          <table:table-cell office:value-type="string" calcext:value-type="string">
            <text:p>S</text:p>
          </table:table-cell>
          <table:table-cell table:formula="of:=CONCATENATE([.C81];[.A8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</text:p>
          </table:table-cell>
          <table:table-cell office:value-type="string" calcext:value-type="string">
            <text:p>'104'</text:p>
          </table:table-cell>
          <table:table-cell table:style-name="ce4" table:formula="of:=CONCATENATE(UPPER([.A82]);&quot;: {'element': '&quot;;[.B82];&quot;', 'MM3': &quot;; [.D82];&quot;},&quot;)" office:value-type="string" office:string-value="'S_104': {'element': 'S', 'MM3': '104'}," calcext:value-type="string">
            <text:p>'S_104': {'element': 'S', 'MM3': '104'},</text:p>
          </table:table-cell>
          <table:table-cell office:value-type="string" calcext:value-type="string">
            <text:p>'S_104': {'element': 'S', 'MM3': '104'},</text:p>
          </table:table-cell>
          <table:table-cell/>
        </table:table-row>
        <table:table-row table:style-name="ro1">
          <table:table-cell office:value-type="string" calcext:value-type="string">
            <text:p>'S_105'</text:p>
          </table:table-cell>
          <table:table-cell office:value-type="string" calcext:value-type="string">
            <text:p>S</text:p>
          </table:table-cell>
          <table:table-cell table:formula="of:=CONCATENATE([.C82];[.A8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</text:p>
          </table:table-cell>
          <table:table-cell office:value-type="string" calcext:value-type="string">
            <text:p>'105'</text:p>
          </table:table-cell>
          <table:table-cell table:style-name="ce4" table:formula="of:=CONCATENATE(UPPER([.A83]);&quot;: {'element': '&quot;;[.B83];&quot;', 'MM3': &quot;; [.D83];&quot;},&quot;)" office:value-type="string" office:string-value="'S_105': {'element': 'S', 'MM3': '105'}," calcext:value-type="string">
            <text:p>'S_105': {'element': 'S', 'MM3': '105'},</text:p>
          </table:table-cell>
          <table:table-cell office:value-type="string" calcext:value-type="string">
            <text:p>'S_105': {'element': 'S', 'MM3': '105'},</text:p>
          </table:table-cell>
          <table:table-cell/>
        </table:table-row>
        <table:table-row table:style-name="ro1">
          <table:table-cell office:value-type="string" calcext:value-type="string">
            <text:p>'S_3+4'</text:p>
          </table:table-cell>
          <table:table-cell office:value-type="string" calcext:value-type="string">
            <text:p>S</text:p>
          </table:table-cell>
          <table:table-cell table:formula="of:=CONCATENATE([.C83];[.A8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</text:p>
          </table:table-cell>
          <table:table-cell office:value-type="string" calcext:value-type="string">
            <text:p>'154'</text:p>
          </table:table-cell>
          <table:table-cell table:style-name="ce4" table:formula="of:=CONCATENATE(UPPER([.A84]);&quot;: {'element': '&quot;;[.B84];&quot;', 'MM3': &quot;; [.D84];&quot;},&quot;)" office:value-type="string" office:string-value="'S_3+4': {'element': 'S', 'MM3': '154'}," calcext:value-type="string">
            <text:p>'S_3+4': {'element': 'S', 'MM3': '154'},</text:p>
          </table:table-cell>
          <table:table-cell office:value-type="string" calcext:value-type="string">
            <text:p>'S_3+4': {'element': 'S', 'MM3': '154'},</text:p>
          </table:table-cell>
          <table:table-cell/>
        </table:table-row>
        <table:table-row table:style-name="ro1">
          <table:table-cell office:value-type="string" calcext:value-type="string">
            <text:p>'S_3+6'</text:p>
          </table:table-cell>
          <table:table-cell office:value-type="string" calcext:value-type="string">
            <text:p>S</text:p>
          </table:table-cell>
          <table:table-cell table:formula="of:=CONCATENATE([.C84];[.A8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</text:p>
          </table:table-cell>
          <table:table-cell office:value-type="string" calcext:value-type="string">
            <text:p>'154'</text:p>
          </table:table-cell>
          <table:table-cell table:style-name="ce4" table:formula="of:=CONCATENATE(UPPER([.A85]);&quot;: {'element': '&quot;;[.B85];&quot;', 'MM3': &quot;; [.D85];&quot;},&quot;)" office:value-type="string" office:string-value="'S_3+6': {'element': 'S', 'MM3': '154'}," calcext:value-type="string">
            <text:p>'S_3+6': {'element': 'S', 'MM3': '154'},</text:p>
          </table:table-cell>
          <table:table-cell office:value-type="string" calcext:value-type="string">
            <text:p>'S_3+6': {'element': 'S', 'MM3': '154'},</text:p>
          </table:table-cell>
          <table:table-cell/>
        </table:table-row>
        <table:table-row table:style-name="ro1">
          <table:table-cell office:value-type="string" calcext:value-type="string">
            <text:p>'S_R'</text:p>
          </table:table-cell>
          <table:table-cell office:value-type="string" calcext:value-type="string">
            <text:p>S</text:p>
          </table:table-cell>
          <table:table-cell table:formula="of:=CONCATENATE([.C85];[.A8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</text:p>
          </table:table-cell>
          <table:table-cell office:value-type="string" calcext:value-type="string">
            <text:p>'42'</text:p>
          </table:table-cell>
          <table:table-cell table:style-name="ce4" table:formula="of:=CONCATENATE(UPPER([.A86]);&quot;: {'element': '&quot;;[.B86];&quot;', 'MM3': &quot;; [.D86];&quot;},&quot;)" office:value-type="string" office:string-value="'S_R': {'element': 'S', 'MM3': '42'}," calcext:value-type="string">
            <text:p>'S_R': {'element': 'S', 'MM3': '42'},</text:p>
          </table:table-cell>
          <table:table-cell office:value-type="string" calcext:value-type="string">
            <text:p>'S_R': {'element': 'S', 'MM3': '42'},</text:p>
          </table:table-cell>
          <table:table-cell/>
        </table:table-row>
        <table:table-row table:style-name="ro1">
          <table:table-cell office:value-type="string" calcext:value-type="string">
            <text:p>'S_2'</text:p>
          </table:table-cell>
          <table:table-cell office:value-type="string" calcext:value-type="string">
            <text:p>S</text:p>
          </table:table-cell>
          <table:table-cell table:formula="of:=CONCATENATE([.C86];[.A8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</text:p>
          </table:table-cell>
          <table:table-cell office:value-type="string" calcext:value-type="string">
            <text:p>'74'</text:p>
          </table:table-cell>
          <table:table-cell table:style-name="ce4" table:formula="of:=CONCATENATE(UPPER([.A87]);&quot;: {'element': '&quot;;[.B87];&quot;', 'MM3': &quot;; [.D87];&quot;},&quot;)" office:value-type="string" office:string-value="'S_2': {'element': 'S', 'MM3': '74'}," calcext:value-type="string">
            <text:p>'S_2': {'element': 'S', 'MM3': '74'},</text:p>
          </table:table-cell>
          <table:table-cell office:value-type="string" calcext:value-type="string">
            <text:p>'S_2': {'element': 'S', 'MM3': '74'},</text:p>
          </table:table-cell>
          <table:table-cell/>
        </table:table-row>
        <table:table-row table:style-name="ro1">
          <table:table-cell office:value-type="string" calcext:value-type="string">
            <text:p>'P_3+3'</text:p>
          </table:table-cell>
          <table:table-cell office:value-type="string" calcext:value-type="string">
            <text:p>P</text:p>
          </table:table-cell>
          <table:table-cell table:formula="of:=CONCATENATE([.C87];[.A8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</text:p>
          </table:table-cell>
          <table:table-cell office:value-type="string" calcext:value-type="string">
            <text:p>'25'</text:p>
          </table:table-cell>
          <table:table-cell table:style-name="ce4" table:formula="of:=CONCATENATE(UPPER([.A88]);&quot;: {'element': '&quot;;[.B88];&quot;', 'MM3': &quot;; [.D88];&quot;},&quot;)" office:value-type="string" office:string-value="'P_3+3': {'element': 'P', 'MM3': '25'}," calcext:value-type="string">
            <text:p>'P_3+3': {'element': 'P', 'MM3': '25'},</text:p>
          </table:table-cell>
          <table:table-cell office:value-type="string" calcext:value-type="string">
            <text:p>'P_3+3': {'element': 'P', 'MM3': '25'},</text:p>
          </table:table-cell>
          <table:table-cell/>
        </table:table-row>
        <table:table-row table:style-name="ro1">
          <table:table-cell office:value-type="string" calcext:value-type="string">
            <text:p>'P_3+5'</text:p>
          </table:table-cell>
          <table:table-cell office:value-type="string" calcext:value-type="string">
            <text:p>P</text:p>
          </table:table-cell>
          <table:table-cell table:formula="of:=CONCATENATE([.C88];[.A8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</text:p>
          </table:table-cell>
          <table:table-cell office:value-type="string" calcext:value-type="string">
            <text:p>'25'</text:p>
          </table:table-cell>
          <table:table-cell table:style-name="ce4" table:formula="of:=CONCATENATE(UPPER([.A89]);&quot;: {'element': '&quot;;[.B89];&quot;', 'MM3': &quot;; [.D89];&quot;},&quot;)" office:value-type="string" office:string-value="'P_3+5': {'element': 'P', 'MM3': '25'}," calcext:value-type="string">
            <text:p>'P_3+5': {'element': 'P', 'MM3': '25'},</text:p>
          </table:table-cell>
          <table:table-cell office:value-type="string" calcext:value-type="string">
            <text:p>'P_3+5': {'element': 'P', 'MM3': '25'},</text:p>
          </table:table-cell>
          <table:table-cell/>
        </table:table-row>
        <table:table-row table:style-name="ro1">
          <table:table-cell office:value-type="string" calcext:value-type="string">
            <text:p>'P_60'</text:p>
          </table:table-cell>
          <table:table-cell office:value-type="string" calcext:value-type="string">
            <text:p>P</text:p>
          </table:table-cell>
          <table:table-cell table:formula="of:=CONCATENATE([.C89];[.A9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</text:p>
          </table:table-cell>
          <table:table-cell office:value-type="string" calcext:value-type="string">
            <text:p>'60'</text:p>
          </table:table-cell>
          <table:table-cell table:style-name="ce4" table:formula="of:=CONCATENATE(UPPER([.A90]);&quot;: {'element': '&quot;;[.B90];&quot;', 'MM3': &quot;; [.D90];&quot;},&quot;)" office:value-type="string" office:string-value="'P_60': {'element': 'P', 'MM3': '60'}," calcext:value-type="string">
            <text:p>'P_60': {'element': 'P', 'MM3': '60'},</text:p>
          </table:table-cell>
          <table:table-cell office:value-type="string" calcext:value-type="string">
            <text:p>'P_60': {'element': 'P', 'MM3': '60'},</text:p>
          </table:table-cell>
          <table:table-cell/>
        </table:table-row>
        <table:table-row table:style-name="ro1">
          <table:table-cell office:value-type="string" calcext:value-type="string">
            <text:p>'P_153'</text:p>
          </table:table-cell>
          <table:table-cell office:value-type="string" calcext:value-type="string">
            <text:p>P</text:p>
          </table:table-cell>
          <table:table-cell table:formula="of:=CONCATENATE([.C90];[.A9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</text:p>
          </table:table-cell>
          <table:table-cell office:value-type="string" calcext:value-type="string">
            <text:p>'153'</text:p>
          </table:table-cell>
          <table:table-cell table:style-name="ce4" table:formula="of:=CONCATENATE(UPPER([.A91]);&quot;: {'element': '&quot;;[.B91];&quot;', 'MM3': &quot;; [.D91];&quot;},&quot;)" office:value-type="string" office:string-value="'P_153': {'element': 'P', 'MM3': '153'}," calcext:value-type="string">
            <text:p>'P_153': {'element': 'P', 'MM3': '153'},</text:p>
          </table:table-cell>
          <table:table-cell office:value-type="string" calcext:value-type="string">
            <text:p>'P_153': {'element': 'P', 'MM3': '153'},</text:p>
          </table:table-cell>
          <table:table-cell/>
        </table:table-row>
        <table:table-row table:style-name="ro1">
          <table:table-cell office:value-type="string" calcext:value-type="string">
            <text:p>'P_3+Q'</text:p>
          </table:table-cell>
          <table:table-cell office:value-type="string" calcext:value-type="string">
            <text:p>P</text:p>
          </table:table-cell>
          <table:table-cell table:formula="of:=CONCATENATE([.C91];[.A9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</text:p>
          </table:table-cell>
          <table:table-cell office:value-type="string" calcext:value-type="string">
            <text:p>'25'</text:p>
          </table:table-cell>
          <table:table-cell table:style-name="ce4" table:formula="of:=CONCATENATE(UPPER([.A92]);&quot;: {'element': '&quot;;[.B92];&quot;', 'MM3': &quot;; [.D92];&quot;},&quot;)" office:value-type="string" office:string-value="'P_3+Q': {'element': 'P', 'MM3': '25'}," calcext:value-type="string">
            <text:p>'P_3+Q': {'element': 'P', 'MM3': '25'},</text:p>
          </table:table-cell>
          <table:table-cell office:value-type="string" calcext:value-type="string">
            <text:p>'P_3+Q': {'element': 'P', 'MM3': '25'},</text:p>
          </table:table-cell>
          <table:table-cell/>
        </table:table-row>
        <table:table-row table:style-name="ro1">
          <table:table-cell office:value-type="string" calcext:value-type="string">
            <text:p>'B_2'</text:p>
          </table:table-cell>
          <table:table-cell office:value-type="string" calcext:value-type="string">
            <text:p>B</text:p>
          </table:table-cell>
          <table:table-cell table:formula="of:=CONCATENATE([.C92];[.A9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</text:p>
          </table:table-cell>
          <table:table-cell office:value-type="string" calcext:value-type="string">
            <text:p>'26'</text:p>
          </table:table-cell>
          <table:table-cell table:style-name="ce4" table:formula="of:=CONCATENATE(UPPER([.A93]);&quot;: {'element': '&quot;;[.B93];&quot;', 'MM3': &quot;; [.D93];&quot;},&quot;)" office:value-type="string" office:string-value="'B_2': {'element': 'B', 'MM3': '26'}," calcext:value-type="string">
            <text:p>'B_2': {'element': 'B', 'MM3': '26'},</text:p>
          </table:table-cell>
          <table:table-cell office:value-type="string" calcext:value-type="string">
            <text:p>'B_2': {'element': 'B', 'MM3': '26'},</text:p>
          </table:table-cell>
          <table:table-cell/>
        </table:table-row>
        <table:table-row table:style-name="ro1">
          <table:table-cell office:value-type="string" calcext:value-type="string">
            <text:p>'B_3'</text:p>
          </table:table-cell>
          <table:table-cell office:value-type="string" calcext:value-type="string">
            <text:p>B</text:p>
          </table:table-cell>
          <table:table-cell table:formula="of:=CONCATENATE([.C93];[.A9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</text:p>
          </table:table-cell>
          <table:table-cell office:value-type="string" calcext:value-type="string">
            <text:p>'27'</text:p>
          </table:table-cell>
          <table:table-cell table:style-name="ce4" table:formula="of:=CONCATENATE(UPPER([.A94]);&quot;: {'element': '&quot;;[.B94];&quot;', 'MM3': &quot;; [.D94];&quot;},&quot;)" office:value-type="string" office:string-value="'B_3': {'element': 'B', 'MM3': '27'}," calcext:value-type="string">
            <text:p>'B_3': {'element': 'B', 'MM3': '27'},</text:p>
          </table:table-cell>
          <table:table-cell office:value-type="string" calcext:value-type="string">
            <text:p>'B_3': {'element': 'B', 'MM3': '27'},</text:p>
          </table:table-cell>
          <table:table-cell/>
        </table:table-row>
        <table:table-row table:style-name="ro1">
          <table:table-cell office:value-type="string" calcext:value-type="string">
            <text:p>'SI3'</text:p>
          </table:table-cell>
          <table:table-cell office:value-type="string" calcext:value-type="string">
            <text:p>Si</text:p>
          </table:table-cell>
          <table:table-cell table:formula="of:=CONCATENATE([.C94];[.A9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</text:p>
          </table:table-cell>
          <table:table-cell office:value-type="string" calcext:value-type="string">
            <text:p>'19'</text:p>
          </table:table-cell>
          <table:table-cell table:style-name="ce4" table:formula="of:=CONCATENATE(UPPER([.A95]);&quot;: {'element': '&quot;;[.B95];&quot;', 'MM3': &quot;; [.D95];&quot;},&quot;)" office:value-type="string" office:string-value="'SI3': {'element': 'Si', 'MM3': '19'}," calcext:value-type="string">
            <text:p>'SI3': {'element': 'Si', 'MM3': '19'},</text:p>
          </table:table-cell>
          <table:table-cell office:value-type="string" calcext:value-type="string">
            <text:p>'SI3': {'element': 'Si', 'MM3': '19'},</text:p>
          </table:table-cell>
          <table:table-cell/>
        </table:table-row>
        <table:table-row table:style-name="ro1">
          <table:table-cell office:value-type="string" calcext:value-type="string">
            <text:p>'SN3'</text:p>
          </table:table-cell>
          <table:table-cell office:value-type="string" calcext:value-type="string">
            <text:p>Se</text:p>
          </table:table-cell>
          <table:table-cell table:formula="of:=CONCATENATE([.C95];[.A9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</text:p>
          </table:table-cell>
          <table:table-cell office:value-type="string" calcext:value-type="string">
            <text:p>'32'</text:p>
          </table:table-cell>
          <table:table-cell table:style-name="ce4" table:formula="of:=CONCATENATE(UPPER([.A96]);&quot;: {'element': '&quot;;[.B96];&quot;', 'MM3': &quot;; [.D96];&quot;},&quot;)" office:value-type="string" office:string-value="'SN3': {'element': 'Se', 'MM3': '32'}," calcext:value-type="string">
            <text:p>'SN3': {'element': 'Se', 'MM3': '32'},</text:p>
          </table:table-cell>
          <table:table-cell office:value-type="string" calcext:value-type="string">
            <text:p>'SN3': {'element': 'Se', 'MM3': '32'},</text:p>
          </table:table-cell>
          <table:table-cell/>
        </table:table-row>
        <table:table-row table:style-name="ro1">
          <table:table-cell office:value-type="string" calcext:value-type="string">
            <text:p>'HE4+4'</text:p>
          </table:table-cell>
          <table:table-cell office:value-type="string" calcext:value-type="string">
            <text:p>He</text:p>
          </table:table-cell>
          <table:table-cell table:formula="of:=CONCATENATE([.C96];[.A9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</text:p>
          </table:table-cell>
          <table:table-cell office:value-type="string" calcext:value-type="string">
            <text:p>'51'</text:p>
          </table:table-cell>
          <table:table-cell table:style-name="ce4" table:formula="of:=CONCATENATE(UPPER([.A97]);&quot;: {'element': '&quot;;[.B97];&quot;', 'MM3': &quot;; [.D97];&quot;},&quot;)" office:value-type="string" office:string-value="'HE4+4': {'element': 'He', 'MM3': '51'}," calcext:value-type="string">
            <text:p>'HE4+4': {'element': 'He', 'MM3': '51'},</text:p>
          </table:table-cell>
          <table:table-cell office:value-type="string" calcext:value-type="string">
            <text:p>'HE4+4': {'element': 'He', 'MM3': '51'},</text:p>
          </table:table-cell>
          <table:table-cell/>
        </table:table-row>
        <table:table-row table:style-name="ro1">
          <table:table-cell office:value-type="string" calcext:value-type="string">
            <text:p>'NE4+4'</text:p>
          </table:table-cell>
          <table:table-cell office:value-type="string" calcext:value-type="string">
            <text:p>Ne</text:p>
          </table:table-cell>
          <table:table-cell table:formula="of:=CONCATENATE([.C97];[.A9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</text:p>
          </table:table-cell>
          <table:table-cell office:value-type="string" calcext:value-type="string">
            <text:p>'52'</text:p>
          </table:table-cell>
          <table:table-cell table:style-name="ce4" table:formula="of:=CONCATENATE(UPPER([.A98]);&quot;: {'element': '&quot;;[.B98];&quot;', 'MM3': &quot;; [.D98];&quot;},&quot;)" office:value-type="string" office:string-value="'NE4+4': {'element': 'Ne', 'MM3': '52'}," calcext:value-type="string">
            <text:p>'NE4+4': {'element': 'Ne', 'MM3': '52'},</text:p>
          </table:table-cell>
          <table:table-cell office:value-type="string" calcext:value-type="string">
            <text:p>'NE4+4': {'element': 'Ne', 'MM3': '52'},</text:p>
          </table:table-cell>
          <table:table-cell/>
        </table:table-row>
        <table:table-row table:style-name="ro1">
          <table:table-cell office:value-type="string" calcext:value-type="string">
            <text:p>'AR4+4'</text:p>
          </table:table-cell>
          <table:table-cell office:value-type="string" calcext:value-type="string">
            <text:p>Ar</text:p>
          </table:table-cell>
          <table:table-cell table:formula="of:=CONCATENATE([.C98];[.A9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</text:p>
          </table:table-cell>
          <table:table-cell office:value-type="string" calcext:value-type="string">
            <text:p>'53'</text:p>
          </table:table-cell>
          <table:table-cell table:style-name="ce4" table:formula="of:=CONCATENATE(UPPER([.A99]);&quot;: {'element': '&quot;;[.B99];&quot;', 'MM3': &quot;; [.D99];&quot;},&quot;)" office:value-type="string" office:string-value="'AR4+4': {'element': 'Ar', 'MM3': '53'}," calcext:value-type="string">
            <text:p>'AR4+4': {'element': 'Ar', 'MM3': '53'},</text:p>
          </table:table-cell>
          <table:table-cell office:value-type="string" calcext:value-type="string">
            <text:p>'AR4+4': {'element': 'Ar', 'MM3': '53'},</text:p>
          </table:table-cell>
          <table:table-cell/>
        </table:table-row>
        <table:table-row table:style-name="ro1">
          <table:table-cell office:value-type="string" calcext:value-type="string">
            <text:p>'KR4+4'</text:p>
          </table:table-cell>
          <table:table-cell office:value-type="string" calcext:value-type="string">
            <text:p>Kr</text:p>
          </table:table-cell>
          <table:table-cell table:formula="of:=CONCATENATE([.C99];[.A10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</text:p>
          </table:table-cell>
          <table:table-cell office:value-type="string" calcext:value-type="string">
            <text:p>'54'</text:p>
          </table:table-cell>
          <table:table-cell table:style-name="ce4" table:formula="of:=CONCATENATE(UPPER([.A100]);&quot;: {'element': '&quot;;[.B100];&quot;', 'MM3': &quot;; [.D100];&quot;},&quot;)" office:value-type="string" office:string-value="'KR4+4': {'element': 'Kr', 'MM3': '54'}," calcext:value-type="string">
            <text:p>'KR4+4': {'element': 'Kr', 'MM3': '54'},</text:p>
          </table:table-cell>
          <table:table-cell office:value-type="string" calcext:value-type="string">
            <text:p>'KR4+4': {'element': 'Kr', 'MM3': '54'},</text:p>
          </table:table-cell>
          <table:table-cell/>
        </table:table-row>
        <table:table-row table:style-name="ro1">
          <table:table-cell office:value-type="string" calcext:value-type="string">
            <text:p>'XE4+4'</text:p>
          </table:table-cell>
          <table:table-cell office:value-type="string" calcext:value-type="string">
            <text:p>Xe</text:p>
          </table:table-cell>
          <table:table-cell table:formula="of:=CONCATENATE([.C100];[.A10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</text:p>
          </table:table-cell>
          <table:table-cell office:value-type="string" calcext:value-type="string">
            <text:p>'55'</text:p>
          </table:table-cell>
          <table:table-cell table:style-name="ce4" table:formula="of:=CONCATENATE(UPPER([.A101]);&quot;: {'element': '&quot;;[.B101];&quot;', 'MM3': &quot;; [.D101];&quot;},&quot;)" office:value-type="string" office:string-value="'XE4+4': {'element': 'Xe', 'MM3': '55'}," calcext:value-type="string">
            <text:p>'XE4+4': {'element': 'Xe', 'MM3': '55'},</text:p>
          </table:table-cell>
          <table:table-cell office:value-type="string" calcext:value-type="string">
            <text:p>'XE4+4': {'element': 'Xe', 'MM3': '55'},</text:p>
          </table:table-cell>
          <table:table-cell/>
        </table:table-row>
        <table:table-row table:style-name="ro1">
          <table:table-cell office:value-type="string" calcext:value-type="string">
            <text:p>'LI'</text:p>
          </table:table-cell>
          <table:table-cell office:value-type="string" calcext:value-type="string">
            <text:p>Li</text:p>
          </table:table-cell>
          <table:table-cell table:formula="of:=CONCATENATE([.C101];[.A10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</text:p>
          </table:table-cell>
          <table:table-cell office:value-type="string" calcext:value-type="string">
            <text:p>'163'</text:p>
          </table:table-cell>
          <table:table-cell table:style-name="ce4" table:formula="of:=CONCATENATE(UPPER([.A102]);&quot;: {'element': '&quot;;[.B102];&quot;', 'MM3': &quot;; [.D102];&quot;},&quot;)" office:value-type="string" office:string-value="'LI': {'element': 'Li', 'MM3': '163'}," calcext:value-type="string">
            <text:p>'LI': {'element': 'Li', 'MM3': '163'},</text:p>
          </table:table-cell>
          <table:table-cell office:value-type="string" calcext:value-type="string">
            <text:p>'LI': {'element': 'Li', 'MM3': '163'},</text:p>
          </table:table-cell>
          <table:table-cell/>
        </table:table-row>
        <table:table-row table:style-name="ro1">
          <table:table-cell office:value-type="string" calcext:value-type="string">
            <text:p>'MG3+2'</text:p>
          </table:table-cell>
          <table:table-cell office:value-type="string" calcext:value-type="string">
            <text:p>Mg</text:p>
          </table:table-cell>
          <table:table-cell table:formula="of:=CONCATENATE([.C102];[.A10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</text:p>
          </table:table-cell>
          <table:table-cell office:value-type="string" calcext:value-type="string">
            <text:p>'59'</text:p>
          </table:table-cell>
          <table:table-cell table:style-name="ce4" table:formula="of:=CONCATENATE(UPPER([.A103]);&quot;: {'element': '&quot;;[.B103];&quot;', 'MM3': &quot;; [.D103];&quot;},&quot;)" office:value-type="string" office:string-value="'MG3+2': {'element': 'Mg', 'MM3': '59'}," calcext:value-type="string">
            <text:p>'MG3+2': {'element': 'Mg', 'MM3': '59'},</text:p>
          </table:table-cell>
          <table:table-cell office:value-type="string" calcext:value-type="string">
            <text:p>'MG3+2': {'element': 'Mg', 'MM3': '59'},</text:p>
          </table:table-cell>
          <table:table-cell/>
        </table:table-row>
        <table:table-row table:style-name="ro1">
          <table:table-cell office:value-type="string" calcext:value-type="string">
            <text:p>'GE3'</text:p>
          </table:table-cell>
          <table:table-cell office:value-type="string" calcext:value-type="string">
            <text:p>Ge</text:p>
          </table:table-cell>
          <table:table-cell table:formula="of:=CONCATENATE([.C103];[.A10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</text:p>
          </table:table-cell>
          <table:table-cell office:value-type="string" calcext:value-type="string">
            <text:p>'31'</text:p>
          </table:table-cell>
          <table:table-cell table:style-name="ce4" table:formula="of:=CONCATENATE(UPPER([.A104]);&quot;: {'element': '&quot;;[.B104];&quot;', 'MM3': &quot;; [.D104];&quot;},&quot;)" office:value-type="string" office:string-value="'GE3': {'element': 'Ge', 'MM3': '31'}," calcext:value-type="string">
            <text:p>'GE3': {'element': 'Ge', 'MM3': '31'},</text:p>
          </table:table-cell>
          <table:table-cell office:value-type="string" calcext:value-type="string">
            <text:p>'GE3': {'element': 'Ge', 'MM3': '31'},</text:p>
          </table:table-cell>
          <table:table-cell/>
        </table:table-row>
        <table:table-row table:style-name="ro1">
          <table:table-cell office:value-type="string" calcext:value-type="string">
            <text:p>'PB3'</text:p>
          </table:table-cell>
          <table:table-cell office:value-type="string" calcext:value-type="string">
            <text:p>Pb</text:p>
          </table:table-cell>
          <table:table-cell table:formula="of:=CONCATENATE([.C104];[.A10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</text:p>
          </table:table-cell>
          <table:table-cell office:value-type="string" calcext:value-type="string">
            <text:p>'33'</text:p>
          </table:table-cell>
          <table:table-cell table:style-name="ce4" table:formula="of:=CONCATENATE(UPPER([.A105]);&quot;: {'element': '&quot;;[.B105];&quot;', 'MM3': &quot;; [.D105];&quot;},&quot;)" office:value-type="string" office:string-value="'PB3': {'element': 'Pb', 'MM3': '33'}," calcext:value-type="string">
            <text:p>'PB3': {'element': 'Pb', 'MM3': '33'},</text:p>
          </table:table-cell>
          <table:table-cell office:value-type="string" calcext:value-type="string">
            <text:p>'PB3': {'element': 'Pb', 'MM3': '33'},</text:p>
          </table:table-cell>
          <table:table-cell/>
        </table:table-row>
        <table:table-row table:style-name="ro1">
          <table:table-cell office:value-type="string" calcext:value-type="string">
            <text:p>'SE3+2'</text:p>
          </table:table-cell>
          <table:table-cell office:value-type="string" calcext:value-type="string">
            <text:p>Se</text:p>
          </table:table-cell>
          <table:table-cell table:formula="of:=CONCATENATE([.C105];[.A10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</text:p>
          </table:table-cell>
          <table:table-cell office:value-type="string" calcext:value-type="string">
            <text:p>'34'</text:p>
          </table:table-cell>
          <table:table-cell table:style-name="ce4" table:formula="of:=CONCATENATE(UPPER([.A106]);&quot;: {'element': '&quot;;[.B106];&quot;', 'MM3': &quot;; [.D106];&quot;},&quot;)" office:value-type="string" office:string-value="'SE3+2': {'element': 'Se', 'MM3': '34'}," calcext:value-type="string">
            <text:p>'SE3+2': {'element': 'Se', 'MM3': '34'},</text:p>
          </table:table-cell>
          <table:table-cell office:value-type="string" calcext:value-type="string">
            <text:p>'SE3+2': {'element': 'Se', 'MM3': '34'},</text:p>
          </table:table-cell>
          <table:table-cell/>
        </table:table-row>
        <table:table-row table:style-name="ro1">
          <table:table-cell office:value-type="string" calcext:value-type="string">
            <text:p>'TE3+2'</text:p>
          </table:table-cell>
          <table:table-cell office:value-type="string" calcext:value-type="string">
            <text:p>Te</text:p>
          </table:table-cell>
          <table:table-cell table:formula="of:=CONCATENATE([.C106];[.A10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</text:p>
          </table:table-cell>
          <table:table-cell office:value-type="string" calcext:value-type="string">
            <text:p>'35'</text:p>
          </table:table-cell>
          <table:table-cell table:style-name="ce4" table:formula="of:=CONCATENATE(UPPER([.A107]);&quot;: {'element': '&quot;;[.B107];&quot;', 'MM3': &quot;; [.D107];&quot;},&quot;)" office:value-type="string" office:string-value="'TE3+2': {'element': 'Te', 'MM3': '35'}," calcext:value-type="string">
            <text:p>'TE3+2': {'element': 'Te', 'MM3': '35'},</text:p>
          </table:table-cell>
          <table:table-cell office:value-type="string" calcext:value-type="string">
            <text:p>'TE3+2': {'element': 'Te', 'MM3': '35'},</text:p>
          </table:table-cell>
          <table:table-cell/>
        </table:table-row>
        <table:table-row table:style-name="ro1">
          <table:table-cell office:value-type="string" calcext:value-type="string">
            <text:p>'CA6+2'</text:p>
          </table:table-cell>
          <table:table-cell office:value-type="string" calcext:value-type="string">
            <text:p>Ca</text:p>
          </table:table-cell>
          <table:table-cell table:formula="of:=CONCATENATE([.C107];[.A10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</text:p>
          </table:table-cell>
          <table:table-cell office:value-type="string" calcext:value-type="string">
            <text:p>'125'</text:p>
          </table:table-cell>
          <table:table-cell table:style-name="ce4" table:formula="of:=CONCATENATE(UPPER([.A108]);&quot;: {'element': '&quot;;[.B108];&quot;', 'MM3': &quot;; [.D108];&quot;},&quot;)" office:value-type="string" office:string-value="'CA6+2': {'element': 'Ca', 'MM3': '125'}," calcext:value-type="string">
            <text:p>'CA6+2': {'element': 'Ca', 'MM3': '125'},</text:p>
          </table:table-cell>
          <table:table-cell office:value-type="string" calcext:value-type="string">
            <text:p>'CA6+2': {'element': 'Ca', 'MM3': '125'},</text:p>
          </table:table-cell>
          <table:table-cell/>
        </table:table-row>
        <table:table-row table:style-name="ro1">
          <table:table-cell office:value-type="string" calcext:value-type="string">
            <text:p>'SR6+2'</text:p>
          </table:table-cell>
          <table:table-cell office:value-type="string" calcext:value-type="string">
            <text:p>Sr</text:p>
          </table:table-cell>
          <table:table-cell table:formula="of:=CONCATENATE([.C108];[.A10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</text:p>
          </table:table-cell>
          <table:table-cell office:value-type="string" calcext:value-type="string">
            <text:p>'126'</text:p>
          </table:table-cell>
          <table:table-cell table:style-name="ce4" table:formula="of:=CONCATENATE(UPPER([.A109]);&quot;: {'element': '&quot;;[.B109];&quot;', 'MM3': &quot;; [.D109];&quot;},&quot;)" office:value-type="string" office:string-value="'SR6+2': {'element': 'Sr', 'MM3': '126'}," calcext:value-type="string">
            <text:p>'SR6+2': {'element': 'Sr', 'MM3': '126'},</text:p>
          </table:table-cell>
          <table:table-cell office:value-type="string" calcext:value-type="string">
            <text:p>'SR6+2': {'element': 'Sr', 'MM3': '126'},</text:p>
          </table:table-cell>
          <table:table-cell/>
        </table:table-row>
        <table:table-row table:style-name="ro1">
          <table:table-cell office:value-type="string" calcext:value-type="string">
            <text:p>'BA6+2'</text:p>
          </table:table-cell>
          <table:table-cell office:value-type="string" calcext:value-type="string">
            <text:p>Ba</text:p>
          </table:table-cell>
          <table:table-cell table:formula="of:=CONCATENATE([.C109];[.A11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</text:p>
          </table:table-cell>
          <table:table-cell office:value-type="string" calcext:value-type="string">
            <text:p>'127'</text:p>
          </table:table-cell>
          <table:table-cell table:style-name="ce4" table:formula="of:=CONCATENATE(UPPER([.A110]);&quot;: {'element': '&quot;;[.B110];&quot;', 'MM3': &quot;; [.D110];&quot;},&quot;)" office:value-type="string" office:string-value="'BA6+2': {'element': 'Ba', 'MM3': '127'}," calcext:value-type="string">
            <text:p>'BA6+2': {'element': 'Ba', 'MM3': '127'},</text:p>
          </table:table-cell>
          <table:table-cell office:value-type="string" calcext:value-type="string">
            <text:p>'BA6+2': {'element': 'Ba', 'MM3': '127'},</text:p>
          </table:table-cell>
          <table:table-cell/>
        </table:table-row>
        <table:table-row table:style-name="ro1">
          <table:table-cell office:value-type="string" calcext:value-type="string">
            <text:p>'FE3+2'</text:p>
          </table:table-cell>
          <table:table-cell office:value-type="string" calcext:value-type="string">
            <text:p>Fe</text:p>
          </table:table-cell>
          <table:table-cell table:formula="of:=CONCATENATE([.C110];[.A11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</text:p>
          </table:table-cell>
          <table:table-cell office:value-type="string" calcext:value-type="string">
            <text:p>'62'</text:p>
          </table:table-cell>
          <table:table-cell table:style-name="ce4" table:formula="of:=CONCATENATE(UPPER([.A111]);&quot;: {'element': '&quot;;[.B111];&quot;', 'MM3': &quot;; [.D111];&quot;},&quot;)" office:value-type="string" office:string-value="'FE3+2': {'element': 'Fe', 'MM3': '62'}," calcext:value-type="string">
            <text:p>'FE3+2': {'element': 'Fe', 'MM3': '62'},</text:p>
          </table:table-cell>
          <table:table-cell office:value-type="string" calcext:value-type="string">
            <text:p>'FE3+2': {'element': 'Fe', 'MM3': '62'},</text:p>
          </table:table-cell>
          <table:table-cell/>
        </table:table-row>
        <table:table-row table:style-name="ro1">
          <table:table-cell office:value-type="string" calcext:value-type="string">
            <text:p>'FE_61'</text:p>
          </table:table-cell>
          <table:table-cell office:value-type="string" calcext:value-type="string">
            <text:p>Fe</text:p>
          </table:table-cell>
          <table:table-cell table:formula="of:=CONCATENATE([.C111];[.A11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</text:p>
          </table:table-cell>
          <table:table-cell office:value-type="string" calcext:value-type="string">
            <text:p>'61'</text:p>
          </table:table-cell>
          <table:table-cell table:style-name="ce4" table:formula="of:=CONCATENATE(UPPER([.A112]);&quot;: {'element': '&quot;;[.B112];&quot;', 'MM3': &quot;; [.D112];&quot;},&quot;)" office:value-type="string" office:string-value="'FE_61': {'element': 'Fe', 'MM3': '61'}," calcext:value-type="string">
            <text:p>'FE_61': {'element': 'Fe', 'MM3': '61'},</text:p>
          </table:table-cell>
          <table:table-cell office:value-type="string" calcext:value-type="string">
            <text:p>'FE_61': {'element': 'Fe', 'MM3': '61'},</text:p>
          </table:table-cell>
          <table:table-cell/>
        </table:table-row>
        <table:table-row table:style-name="ro1">
          <table:table-cell office:value-type="string" calcext:value-type="string">
            <text:p>'FE6+2'</text:p>
          </table:table-cell>
          <table:table-cell office:value-type="string" calcext:value-type="string">
            <text:p>Fe</text:p>
          </table:table-cell>
          <table:table-cell table:formula="of:=CONCATENATE([.C112];[.A11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</text:p>
          </table:table-cell>
          <table:table-cell office:value-type="string" calcext:value-type="string">
            <text:p>'62'</text:p>
          </table:table-cell>
          <table:table-cell table:style-name="ce4" table:formula="of:=CONCATENATE(UPPER([.A113]);&quot;: {'element': '&quot;;[.B113];&quot;', 'MM3': &quot;; [.D113];&quot;},&quot;)" office:value-type="string" office:string-value="'FE6+2': {'element': 'Fe', 'MM3': '62'}," calcext:value-type="string">
            <text:p>'FE6+2': {'element': 'Fe', 'MM3': '62'},</text:p>
          </table:table-cell>
          <table:table-cell office:value-type="string" calcext:value-type="string">
            <text:p>'FE6+2': {'element': 'Fe', 'MM3': '62'},</text:p>
          </table:table-cell>
          <table:table-cell/>
        </table:table-row>
        <table:table-row table:style-name="ro1">
          <table:table-cell office:value-type="string" calcext:value-type="string">
            <text:p>'NI4+2'</text:p>
          </table:table-cell>
          <table:table-cell office:value-type="string" calcext:value-type="string">
            <text:p>Ni</text:p>
          </table:table-cell>
          <table:table-cell table:formula="of:=CONCATENATE([.C113];[.A11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</text:p>
          </table:table-cell>
          <table:table-cell office:value-type="string" calcext:value-type="string">
            <text:p>'63'</text:p>
          </table:table-cell>
          <table:table-cell table:style-name="ce4" table:formula="of:=CONCATENATE(UPPER([.A114]);&quot;: {'element': '&quot;;[.B114];&quot;', 'MM3': &quot;; [.D114];&quot;},&quot;)" office:value-type="string" office:string-value="'NI4+2': {'element': 'Ni', 'MM3': '63'}," calcext:value-type="string">
            <text:p>'NI4+2': {'element': 'Ni', 'MM3': '63'},</text:p>
          </table:table-cell>
          <table:table-cell office:value-type="string" calcext:value-type="string">
            <text:p>'NI4+2': {'element': 'Ni', 'MM3': '63'},</text:p>
          </table:table-cell>
          <table:table-cell/>
        </table:table-row>
        <table:table-row table:style-name="ro1">
          <table:table-cell office:value-type="string" calcext:value-type="string">
            <text:p>'NI_64'</text:p>
          </table:table-cell>
          <table:table-cell office:value-type="string" calcext:value-type="string">
            <text:p>Ni</text:p>
          </table:table-cell>
          <table:table-cell table:formula="of:=CONCATENATE([.C114];[.A11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</text:p>
          </table:table-cell>
          <table:table-cell office:value-type="string" calcext:value-type="string">
            <text:p>'64'</text:p>
          </table:table-cell>
          <table:table-cell table:style-name="ce4" table:formula="of:=CONCATENATE(UPPER([.A115]);&quot;: {'element': '&quot;;[.B115];&quot;', 'MM3': &quot;; [.D115];&quot;},&quot;)" office:value-type="string" office:string-value="'NI_64': {'element': 'Ni', 'MM3': '64'}," calcext:value-type="string">
            <text:p>'NI_64': {'element': 'Ni', 'MM3': '64'},</text:p>
          </table:table-cell>
          <table:table-cell office:value-type="string" calcext:value-type="string">
            <text:p>'NI_64': {'element': 'Ni', 'MM3': '64'},</text:p>
          </table:table-cell>
          <table:table-cell/>
        </table:table-row>
        <table:table-row table:style-name="ro1">
          <table:table-cell office:value-type="string" calcext:value-type="string">
            <text:p>'CO6+3'</text:p>
          </table:table-cell>
          <table:table-cell office:value-type="string" calcext:value-type="string">
            <text:p>Co</text:p>
          </table:table-cell>
          <table:table-cell table:formula="of:=CONCATENATE([.C115];[.A11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</text:p>
          </table:table-cell>
          <table:table-cell office:value-type="string" calcext:value-type="string">
            <text:p>'66'</text:p>
          </table:table-cell>
          <table:table-cell table:style-name="ce4" table:formula="of:=CONCATENATE(UPPER([.A116]);&quot;: {'element': '&quot;;[.B116];&quot;', 'MM3': &quot;; [.D116];&quot;},&quot;)" office:value-type="string" office:string-value="'CO6+3': {'element': 'Co', 'MM3': '66'}," calcext:value-type="string">
            <text:p>'CO6+3': {'element': 'Co', 'MM3': '66'},</text:p>
          </table:table-cell>
          <table:table-cell office:value-type="string" calcext:value-type="string">
            <text:p>'CO6+3': {'element': 'Co', 'MM3': '66'},</text:p>
          </table:table-cell>
          <table:table-cell/>
        </table:table-row>
        <table:table-row table:style-name="ro1">
          <table:table-cell office:value-type="string" calcext:value-type="string">
            <text:p>'CO_65'</text:p>
          </table:table-cell>
          <table:table-cell office:value-type="string" calcext:value-type="string">
            <text:p>Co</text:p>
          </table:table-cell>
          <table:table-cell table:formula="of:=CONCATENATE([.C116];[.A11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</text:p>
          </table:table-cell>
          <table:table-cell office:value-type="string" calcext:value-type="string">
            <text:p>'65'</text:p>
          </table:table-cell>
          <table:table-cell table:style-name="ce4" table:formula="of:=CONCATENATE(UPPER([.A117]);&quot;: {'element': '&quot;;[.B117];&quot;', 'MM3': &quot;; [.D117];&quot;},&quot;)" office:value-type="string" office:string-value="'CO_65': {'element': 'Co', 'MM3': '65'}," calcext:value-type="string">
            <text:p>'CO_65': {'element': 'Co', 'MM3': '65'},</text:p>
          </table:table-cell>
          <table:table-cell office:value-type="string" calcext:value-type="string">
            <text:p>'CO_65': {'element': 'Co', 'MM3': '65'},</text:p>
          </table:table-cell>
          <table:table-cell/>
        </table:table-row>
        <table:table-row table:style-name="ro1">
          <table:table-cell office:value-type="string" calcext:value-type="string">
            <text:p>'LA3+3'</text:p>
          </table:table-cell>
          <table:table-cell office:value-type="string" calcext:value-type="string">
            <text:p>La</text:p>
          </table:table-cell>
          <table:table-cell table:formula="of:=CONCATENATE([.C117];[.A11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</text:p>
          </table:table-cell>
          <table:table-cell office:value-type="string" calcext:value-type="string">
            <text:p>'128'</text:p>
          </table:table-cell>
          <table:table-cell table:style-name="ce4" table:formula="of:=CONCATENATE(UPPER([.A118]);&quot;: {'element': '&quot;;[.B118];&quot;', 'MM3': &quot;; [.D118];&quot;},&quot;)" office:value-type="string" office:string-value="'LA3+3': {'element': 'La', 'MM3': '128'}," calcext:value-type="string">
            <text:p>'LA3+3': {'element': 'La', 'MM3': '128'},</text:p>
          </table:table-cell>
          <table:table-cell office:value-type="string" calcext:value-type="string">
            <text:p>'LA3+3': {'element': 'La', 'MM3': '128'},</text:p>
          </table:table-cell>
          <table:table-cell/>
        </table:table-row>
        <table:table-row table:style-name="ro1">
          <table:table-cell office:value-type="string" calcext:value-type="string">
            <text:p>'CE6+3'</text:p>
          </table:table-cell>
          <table:table-cell office:value-type="string" calcext:value-type="string">
            <text:p>Ce</text:p>
          </table:table-cell>
          <table:table-cell table:formula="of:=CONCATENATE([.C118];[.A11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</text:p>
          </table:table-cell>
          <table:table-cell office:value-type="string" calcext:value-type="string">
            <text:p>'129'</text:p>
          </table:table-cell>
          <table:table-cell table:style-name="ce4" table:formula="of:=CONCATENATE(UPPER([.A119]);&quot;: {'element': '&quot;;[.B119];&quot;', 'MM3': &quot;; [.D119];&quot;},&quot;)" office:value-type="string" office:string-value="'CE6+3': {'element': 'Ce', 'MM3': '129'}," calcext:value-type="string">
            <text:p>'CE6+3': {'element': 'Ce', 'MM3': '129'},</text:p>
          </table:table-cell>
          <table:table-cell office:value-type="string" calcext:value-type="string">
            <text:p>'CE6+3': {'element': 'Ce', 'MM3': '129'},</text:p>
          </table:table-cell>
          <table:table-cell/>
        </table:table-row>
        <table:table-row table:style-name="ro1">
          <table:table-cell office:value-type="string" calcext:value-type="string">
            <text:p>'PR6+3'</text:p>
          </table:table-cell>
          <table:table-cell office:value-type="string" calcext:value-type="string">
            <text:p>Pr</text:p>
          </table:table-cell>
          <table:table-cell table:formula="of:=CONCATENATE([.C119];[.A12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</text:p>
          </table:table-cell>
          <table:table-cell office:value-type="string" calcext:value-type="string">
            <text:p>'130'</text:p>
          </table:table-cell>
          <table:table-cell table:style-name="ce4" table:formula="of:=CONCATENATE(UPPER([.A120]);&quot;: {'element': '&quot;;[.B120];&quot;', 'MM3': &quot;; [.D120];&quot;},&quot;)" office:value-type="string" office:string-value="'PR6+3': {'element': 'Pr', 'MM3': '130'}," calcext:value-type="string">
            <text:p>'PR6+3': {'element': 'Pr', 'MM3': '130'},</text:p>
          </table:table-cell>
          <table:table-cell office:value-type="string" calcext:value-type="string">
            <text:p>'PR6+3': {'element': 'Pr', 'MM3': '130'},</text:p>
          </table:table-cell>
          <table:table-cell/>
        </table:table-row>
        <table:table-row table:style-name="ro1">
          <table:table-cell office:value-type="string" calcext:value-type="string">
            <text:p>'ND6+3'</text:p>
          </table:table-cell>
          <table:table-cell office:value-type="string" calcext:value-type="string">
            <text:p>Nd</text:p>
          </table:table-cell>
          <table:table-cell table:formula="of:=CONCATENATE([.C120];[.A12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</text:p>
          </table:table-cell>
          <table:table-cell office:value-type="string" calcext:value-type="string">
            <text:p>'131'</text:p>
          </table:table-cell>
          <table:table-cell table:style-name="ce4" table:formula="of:=CONCATENATE(UPPER([.A121]);&quot;: {'element': '&quot;;[.B121];&quot;', 'MM3': &quot;; [.D121];&quot;},&quot;)" office:value-type="string" office:string-value="'ND6+3': {'element': 'Nd', 'MM3': '131'}," calcext:value-type="string">
            <text:p>'ND6+3': {'element': 'Nd', 'MM3': '131'},</text:p>
          </table:table-cell>
          <table:table-cell office:value-type="string" calcext:value-type="string">
            <text:p>'ND6+3': {'element': 'Nd', 'MM3': '131'},</text:p>
          </table:table-cell>
          <table:table-cell/>
        </table:table-row>
        <table:table-row table:style-name="ro1">
          <table:table-cell office:value-type="string" calcext:value-type="string">
            <text:p>'PM6+3'</text:p>
          </table:table-cell>
          <table:table-cell office:value-type="string" calcext:value-type="string">
            <text:p>Pm</text:p>
          </table:table-cell>
          <table:table-cell table:formula="of:=CONCATENATE([.C121];[.A12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</text:p>
          </table:table-cell>
          <table:table-cell office:value-type="string" calcext:value-type="string">
            <text:p>'132'</text:p>
          </table:table-cell>
          <table:table-cell table:style-name="ce4" table:formula="of:=CONCATENATE(UPPER([.A122]);&quot;: {'element': '&quot;;[.B122];&quot;', 'MM3': &quot;; [.D122];&quot;},&quot;)" office:value-type="string" office:string-value="'PM6+3': {'element': 'Pm', 'MM3': '132'}," calcext:value-type="string">
            <text:p>'PM6+3': {'element': 'Pm', 'MM3': '132'},</text:p>
          </table:table-cell>
          <table:table-cell office:value-type="string" calcext:value-type="string">
            <text:p>'PM6+3': {'element': 'Pm', 'MM3': '132'},</text:p>
          </table:table-cell>
          <table:table-cell/>
        </table:table-row>
        <table:table-row table:style-name="ro1">
          <table:table-cell office:value-type="string" calcext:value-type="string">
            <text:p>'SM6+3'</text:p>
          </table:table-cell>
          <table:table-cell office:value-type="string" calcext:value-type="string">
            <text:p>Sm</text:p>
          </table:table-cell>
          <table:table-cell table:formula="of:=CONCATENATE([.C122];[.A12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</text:p>
          </table:table-cell>
          <table:table-cell office:value-type="string" calcext:value-type="string">
            <text:p>'133'</text:p>
          </table:table-cell>
          <table:table-cell table:style-name="ce4" table:formula="of:=CONCATENATE(UPPER([.A123]);&quot;: {'element': '&quot;;[.B123];&quot;', 'MM3': &quot;; [.D123];&quot;},&quot;)" office:value-type="string" office:string-value="'SM6+3': {'element': 'Sm', 'MM3': '133'}," calcext:value-type="string">
            <text:p>'SM6+3': {'element': 'Sm', 'MM3': '133'},</text:p>
          </table:table-cell>
          <table:table-cell office:value-type="string" calcext:value-type="string">
            <text:p>'SM6+3': {'element': 'Sm', 'MM3': '133'},</text:p>
          </table:table-cell>
          <table:table-cell/>
        </table:table-row>
        <table:table-row table:style-name="ro1">
          <table:table-cell office:value-type="string" calcext:value-type="string">
            <text:p>'EU6+3'</text:p>
          </table:table-cell>
          <table:table-cell office:value-type="string" calcext:value-type="string">
            <text:p>Eu</text:p>
          </table:table-cell>
          <table:table-cell table:formula="of:=CONCATENATE([.C123];[.A12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</text:p>
          </table:table-cell>
          <table:table-cell office:value-type="string" calcext:value-type="string">
            <text:p>'134'</text:p>
          </table:table-cell>
          <table:table-cell table:style-name="ce4" table:formula="of:=CONCATENATE(UPPER([.A124]);&quot;: {'element': '&quot;;[.B124];&quot;', 'MM3': &quot;; [.D124];&quot;},&quot;)" office:value-type="string" office:string-value="'EU6+3': {'element': 'Eu', 'MM3': '134'}," calcext:value-type="string">
            <text:p>'EU6+3': {'element': 'Eu', 'MM3': '134'},</text:p>
          </table:table-cell>
          <table:table-cell office:value-type="string" calcext:value-type="string">
            <text:p>'EU6+3': {'element': 'Eu', 'MM3': '134'},</text:p>
          </table:table-cell>
          <table:table-cell/>
        </table:table-row>
        <table:table-row table:style-name="ro1">
          <table:table-cell office:value-type="string" calcext:value-type="string">
            <text:p>'GD6+3'</text:p>
          </table:table-cell>
          <table:table-cell office:value-type="string" calcext:value-type="string">
            <text:p>Gd</text:p>
          </table:table-cell>
          <table:table-cell table:formula="of:=CONCATENATE([.C124];[.A12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</text:p>
          </table:table-cell>
          <table:table-cell office:value-type="string" calcext:value-type="string">
            <text:p>'135'</text:p>
          </table:table-cell>
          <table:table-cell table:style-name="ce4" table:formula="of:=CONCATENATE(UPPER([.A125]);&quot;: {'element': '&quot;;[.B125];&quot;', 'MM3': &quot;; [.D125];&quot;},&quot;)" office:value-type="string" office:string-value="'GD6+3': {'element': 'Gd', 'MM3': '135'}," calcext:value-type="string">
            <text:p>'GD6+3': {'element': 'Gd', 'MM3': '135'},</text:p>
          </table:table-cell>
          <table:table-cell office:value-type="string" calcext:value-type="string">
            <text:p>'GD6+3': {'element': 'Gd', 'MM3': '135'},</text:p>
          </table:table-cell>
          <table:table-cell/>
        </table:table-row>
        <table:table-row table:style-name="ro1">
          <table:table-cell office:value-type="string" calcext:value-type="string">
            <text:p>'TB6+3'</text:p>
          </table:table-cell>
          <table:table-cell office:value-type="string" calcext:value-type="string">
            <text:p>Tb</text:p>
          </table:table-cell>
          <table:table-cell table:formula="of:=CONCATENATE([.C125];[.A12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</text:p>
          </table:table-cell>
          <table:table-cell office:value-type="string" calcext:value-type="string">
            <text:p>'136'</text:p>
          </table:table-cell>
          <table:table-cell table:style-name="ce4" table:formula="of:=CONCATENATE(UPPER([.A126]);&quot;: {'element': '&quot;;[.B126];&quot;', 'MM3': &quot;; [.D126];&quot;},&quot;)" office:value-type="string" office:string-value="'TB6+3': {'element': 'Tb', 'MM3': '136'}," calcext:value-type="string">
            <text:p>'TB6+3': {'element': 'Tb', 'MM3': '136'},</text:p>
          </table:table-cell>
          <table:table-cell office:value-type="string" calcext:value-type="string">
            <text:p>'TB6+3': {'element': 'Tb', 'MM3': '136'},</text:p>
          </table:table-cell>
          <table:table-cell/>
        </table:table-row>
        <table:table-row table:style-name="ro1">
          <table:table-cell office:value-type="string" calcext:value-type="string">
            <text:p>'DY6+3'</text:p>
          </table:table-cell>
          <table:table-cell office:value-type="string" calcext:value-type="string">
            <text:p>Dy</text:p>
          </table:table-cell>
          <table:table-cell table:formula="of:=CONCATENATE([.C126];[.A12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</text:p>
          </table:table-cell>
          <table:table-cell office:value-type="string" calcext:value-type="string">
            <text:p>'137'</text:p>
          </table:table-cell>
          <table:table-cell table:style-name="ce4" table:formula="of:=CONCATENATE(UPPER([.A127]);&quot;: {'element': '&quot;;[.B127];&quot;', 'MM3': &quot;; [.D127];&quot;},&quot;)" office:value-type="string" office:string-value="'DY6+3': {'element': 'Dy', 'MM3': '137'}," calcext:value-type="string">
            <text:p>'DY6+3': {'element': 'Dy', 'MM3': '137'},</text:p>
          </table:table-cell>
          <table:table-cell office:value-type="string" calcext:value-type="string">
            <text:p>'DY6+3': {'element': 'Dy', 'MM3': '137'},</text:p>
          </table:table-cell>
          <table:table-cell/>
        </table:table-row>
        <table:table-row table:style-name="ro1">
          <table:table-cell office:value-type="string" calcext:value-type="string">
            <text:p>'HO6+3'</text:p>
          </table:table-cell>
          <table:table-cell office:value-type="string" calcext:value-type="string">
            <text:p>Ho</text:p>
          </table:table-cell>
          <table:table-cell table:formula="of:=CONCATENATE([.C127];[.A12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</text:p>
          </table:table-cell>
          <table:table-cell office:value-type="string" calcext:value-type="string">
            <text:p>'138'</text:p>
          </table:table-cell>
          <table:table-cell table:style-name="ce4" table:formula="of:=CONCATENATE(UPPER([.A128]);&quot;: {'element': '&quot;;[.B128];&quot;', 'MM3': &quot;; [.D128];&quot;},&quot;)" office:value-type="string" office:string-value="'HO6+3': {'element': 'Ho', 'MM3': '138'}," calcext:value-type="string">
            <text:p>'HO6+3': {'element': 'Ho', 'MM3': '138'},</text:p>
          </table:table-cell>
          <table:table-cell office:value-type="string" calcext:value-type="string">
            <text:p>'HO6+3': {'element': 'Ho', 'MM3': '138'},</text:p>
          </table:table-cell>
          <table:table-cell/>
        </table:table-row>
        <table:table-row table:style-name="ro1">
          <table:table-cell office:value-type="string" calcext:value-type="string">
            <text:p>'ER6+3'</text:p>
          </table:table-cell>
          <table:table-cell office:value-type="string" calcext:value-type="string">
            <text:p>Er</text:p>
          </table:table-cell>
          <table:table-cell table:formula="of:=CONCATENATE([.C128];[.A12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</text:p>
          </table:table-cell>
          <table:table-cell office:value-type="string" calcext:value-type="string">
            <text:p>'139'</text:p>
          </table:table-cell>
          <table:table-cell table:style-name="ce4" table:formula="of:=CONCATENATE(UPPER([.A129]);&quot;: {'element': '&quot;;[.B129];&quot;', 'MM3': &quot;; [.D129];&quot;},&quot;)" office:value-type="string" office:string-value="'ER6+3': {'element': 'Er', 'MM3': '139'}," calcext:value-type="string">
            <text:p>'ER6+3': {'element': 'Er', 'MM3': '139'},</text:p>
          </table:table-cell>
          <table:table-cell office:value-type="string" calcext:value-type="string">
            <text:p>'ER6+3': {'element': 'Er', 'MM3': '139'},</text:p>
          </table:table-cell>
          <table:table-cell/>
        </table:table-row>
        <table:table-row table:style-name="ro1">
          <table:table-cell office:value-type="string" calcext:value-type="string">
            <text:p>'TM6+3'</text:p>
          </table:table-cell>
          <table:table-cell office:value-type="string" calcext:value-type="string">
            <text:p>Tm</text:p>
          </table:table-cell>
          <table:table-cell table:formula="of:=CONCATENATE([.C129];[.A13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</text:p>
          </table:table-cell>
          <table:table-cell office:value-type="string" calcext:value-type="string">
            <text:p>'140'</text:p>
          </table:table-cell>
          <table:table-cell table:style-name="ce4" table:formula="of:=CONCATENATE(UPPER([.A130]);&quot;: {'element': '&quot;;[.B130];&quot;', 'MM3': &quot;; [.D130];&quot;},&quot;)" office:value-type="string" office:string-value="'TM6+3': {'element': 'Tm', 'MM3': '140'}," calcext:value-type="string">
            <text:p>'TM6+3': {'element': 'Tm', 'MM3': '140'},</text:p>
          </table:table-cell>
          <table:table-cell office:value-type="string" calcext:value-type="string">
            <text:p>'TM6+3': {'element': 'Tm', 'MM3': '140'},</text:p>
          </table:table-cell>
          <table:table-cell/>
        </table:table-row>
        <table:table-row table:style-name="ro1">
          <table:table-cell office:value-type="string" calcext:value-type="string">
            <text:p>'YB6+3'</text:p>
          </table:table-cell>
          <table:table-cell office:value-type="string" calcext:value-type="string">
            <text:p>Yb</text:p>
          </table:table-cell>
          <table:table-cell table:formula="of:=CONCATENATE([.C130];[.A13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</text:p>
          </table:table-cell>
          <table:table-cell office:value-type="string" calcext:value-type="string">
            <text:p>'141'</text:p>
          </table:table-cell>
          <table:table-cell table:style-name="ce4" table:formula="of:=CONCATENATE(UPPER([.A131]);&quot;: {'element': '&quot;;[.B131];&quot;', 'MM3': &quot;; [.D131];&quot;},&quot;)" office:value-type="string" office:string-value="'YB6+3': {'element': 'Yb', 'MM3': '141'}," calcext:value-type="string">
            <text:p>'YB6+3': {'element': 'Yb', 'MM3': '141'},</text:p>
          </table:table-cell>
          <table:table-cell office:value-type="string" calcext:value-type="string">
            <text:p>'YB6+3': {'element': 'Yb', 'MM3': '141'},</text:p>
          </table:table-cell>
          <table:table-cell/>
        </table:table-row>
        <table:table-row table:style-name="ro1">
          <table:table-cell office:value-type="string" calcext:value-type="string">
            <text:p>'LU6+3'</text:p>
          </table:table-cell>
          <table:table-cell office:value-type="string" calcext:value-type="string">
            <text:p>Lu</text:p>
          </table:table-cell>
          <table:table-cell table:formula="of:=CONCATENATE([.C131];[.A13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</text:p>
          </table:table-cell>
          <table:table-cell office:value-type="string" calcext:value-type="string">
            <text:p>'142'</text:p>
          </table:table-cell>
          <table:table-cell table:style-name="ce4" table:formula="of:=CONCATENATE(UPPER([.A132]);&quot;: {'element': '&quot;;[.B132];&quot;', 'MM3': &quot;; [.D132];&quot;},&quot;)" office:value-type="string" office:string-value="'LU6+3': {'element': 'Lu', 'MM3': '142'}," calcext:value-type="string">
            <text:p>'LU6+3': {'element': 'Lu', 'MM3': '142'},</text:p>
          </table:table-cell>
          <table:table-cell office:value-type="string" calcext:value-type="string">
            <text:p>'LU6+3': {'element': 'Lu', 'MM3': '142'},</text:p>
          </table:table-cell>
          <table:table-cell/>
        </table:table-row>
        <table:table-row table:style-name="ro1">
          <table:table-cell office:value-type="string" calcext:value-type="string">
            <text:p>'BE3+2'</text:p>
          </table:table-cell>
          <table:table-cell office:value-type="string" calcext:value-type="string">
            <text:p>Be</text:p>
          </table:table-cell>
          <table:table-cell table:formula="of:=CONCATENATE([.C132];[.A13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</text:p>
          </table:table-cell>
          <table:table-cell office:value-type="string" calcext:value-type="string">
            <text:p>'165'</text:p>
          </table:table-cell>
          <table:table-cell table:style-name="ce4" table:formula="of:=CONCATENATE(UPPER([.A133]);&quot;: {'element': '&quot;;[.B133];&quot;', 'MM3': &quot;; [.D133];&quot;},&quot;)" office:value-type="string" office:string-value="'BE3+2': {'element': 'Be', 'MM3': '165'}," calcext:value-type="string">
            <text:p>'BE3+2': {'element': 'Be', 'MM3': '165'},</text:p>
          </table:table-cell>
          <table:table-cell office:value-type="string" calcext:value-type="string">
            <text:p>'BE3+2': {'element': 'Be', 'MM3': '165'},</text:p>
          </table:table-cell>
          <table:table-cell/>
        </table:table-row>
        <table:table-row table:style-name="ro1">
          <table:table-cell office:value-type="string" calcext:value-type="string">
            <text:p>'NA'</text:p>
          </table:table-cell>
          <table:table-cell office:value-type="string" calcext:value-type="string">
            <text:p>Na</text:p>
          </table:table-cell>
          <table:table-cell table:formula="of:=CONCATENATE([.C133];[.A13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</text:p>
          </table:table-cell>
          <table:table-cell office:value-type="string" calcext:value-type="string">
            <text:p>'166'</text:p>
          </table:table-cell>
          <table:table-cell table:style-name="ce4" table:formula="of:=CONCATENATE(UPPER([.A134]);&quot;: {'element': '&quot;;[.B134];&quot;', 'MM3': &quot;; [.D134];&quot;},&quot;)" office:value-type="string" office:string-value="'NA': {'element': 'Na', 'MM3': '166'}," calcext:value-type="string">
            <text:p>'NA': {'element': 'Na', 'MM3': '166'},</text:p>
          </table:table-cell>
          <table:table-cell office:value-type="string" calcext:value-type="string">
            <text:p>'NA': {'element': 'Na', 'MM3': '166'},</text:p>
          </table:table-cell>
          <table:table-cell/>
        </table:table-row>
        <table:table-row table:style-name="ro1">
          <table:table-cell office:value-type="string" calcext:value-type="string">
            <text:p>'AL3'</text:p>
          </table:table-cell>
          <table:table-cell office:value-type="string" calcext:value-type="string">
            <text:p>Al</text:p>
          </table:table-cell>
          <table:table-cell table:formula="of:=CONCATENATE([.C134];[.A13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</text:p>
          </table:table-cell>
          <table:table-cell office:value-type="string" calcext:value-type="string">
            <text:p>'167'</text:p>
          </table:table-cell>
          <table:table-cell table:style-name="ce4" table:formula="of:=CONCATENATE(UPPER([.A135]);&quot;: {'element': '&quot;;[.B135];&quot;', 'MM3': &quot;; [.D135];&quot;},&quot;)" office:value-type="string" office:string-value="'AL3': {'element': 'Al', 'MM3': '167'}," calcext:value-type="string">
            <text:p>'AL3': {'element': 'Al', 'MM3': '167'},</text:p>
          </table:table-cell>
          <table:table-cell office:value-type="string" calcext:value-type="string">
            <text:p>'AL3': {'element': 'Al', 'MM3': '167'},</text:p>
          </table:table-cell>
          <table:table-cell/>
        </table:table-row>
        <table:table-row table:style-name="ro1">
          <table:table-cell office:value-type="string" calcext:value-type="string">
            <text:p>'K_'</text:p>
          </table:table-cell>
          <table:table-cell office:value-type="string" calcext:value-type="string">
            <text:p>K</text:p>
          </table:table-cell>
          <table:table-cell table:formula="of:=CONCATENATE([.C135];[.A13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</text:p>
          </table:table-cell>
          <table:table-cell office:value-type="string" calcext:value-type="string">
            <text:p>'168'</text:p>
          </table:table-cell>
          <table:table-cell table:style-name="ce4" table:formula="of:=CONCATENATE(UPPER([.A136]);&quot;: {'element': '&quot;;[.B136];&quot;', 'MM3': &quot;; [.D136];&quot;},&quot;)" office:value-type="string" office:string-value="'K_': {'element': 'K', 'MM3': '168'}," calcext:value-type="string">
            <text:p>'K_': {'element': 'K', 'MM3': '168'},</text:p>
          </table:table-cell>
          <table:table-cell office:value-type="string" calcext:value-type="string">
            <text:p>'K_': {'element': 'K', 'MM3': '168'},</text:p>
          </table:table-cell>
          <table:table-cell/>
        </table:table-row>
        <table:table-row table:style-name="ro1">
          <table:table-cell office:value-type="string" calcext:value-type="string">
            <text:p>'SC3+3'</text:p>
          </table:table-cell>
          <table:table-cell office:value-type="string" calcext:value-type="string">
            <text:p>Sc</text:p>
          </table:table-cell>
          <table:table-cell table:formula="of:=CONCATENATE([.C136];[.A13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</text:p>
          </table:table-cell>
          <table:table-cell office:value-type="string" calcext:value-type="string">
            <text:p>'169'</text:p>
          </table:table-cell>
          <table:table-cell table:style-name="ce4" table:formula="of:=CONCATENATE(UPPER([.A137]);&quot;: {'element': '&quot;;[.B137];&quot;', 'MM3': &quot;; [.D137];&quot;},&quot;)" office:value-type="string" office:string-value="'SC3+3': {'element': 'Sc', 'MM3': '169'}," calcext:value-type="string">
            <text:p>'SC3+3': {'element': 'Sc', 'MM3': '169'},</text:p>
          </table:table-cell>
          <table:table-cell office:value-type="string" calcext:value-type="string">
            <text:p>'SC3+3': {'element': 'Sc', 'MM3': '169'},</text:p>
          </table:table-cell>
          <table:table-cell/>
        </table:table-row>
        <table:table-row table:style-name="ro1">
          <table:table-cell office:value-type="string" calcext:value-type="string">
            <text:p>'TI3+4'</text:p>
          </table:table-cell>
          <table:table-cell office:value-type="string" calcext:value-type="string">
            <text:p>Ti</text:p>
          </table:table-cell>
          <table:table-cell table:formula="of:=CONCATENATE([.C137];[.A13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</text:p>
          </table:table-cell>
          <table:table-cell office:value-type="string" calcext:value-type="string">
            <text:p>'170'</text:p>
          </table:table-cell>
          <table:table-cell table:style-name="ce4" table:formula="of:=CONCATENATE(UPPER([.A138]);&quot;: {'element': '&quot;;[.B138];&quot;', 'MM3': &quot;; [.D138];&quot;},&quot;)" office:value-type="string" office:string-value="'TI3+4': {'element': 'Ti', 'MM3': '170'}," calcext:value-type="string">
            <text:p>'TI3+4': {'element': 'Ti', 'MM3': '170'},</text:p>
          </table:table-cell>
          <table:table-cell office:value-type="string" calcext:value-type="string">
            <text:p>'TI3+4': {'element': 'Ti', 'MM3': '170'},</text:p>
          </table:table-cell>
          <table:table-cell/>
        </table:table-row>
        <table:table-row table:style-name="ro1">
          <table:table-cell office:value-type="string" calcext:value-type="string">
            <text:p>'TI6+4'</text:p>
          </table:table-cell>
          <table:table-cell office:value-type="string" calcext:value-type="string">
            <text:p>Ti</text:p>
          </table:table-cell>
          <table:table-cell table:formula="of:=CONCATENATE([.C138];[.A13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</text:p>
          </table:table-cell>
          <table:table-cell office:value-type="string" calcext:value-type="string">
            <text:p>'170'</text:p>
          </table:table-cell>
          <table:table-cell table:style-name="ce4" table:formula="of:=CONCATENATE(UPPER([.A139]);&quot;: {'element': '&quot;;[.B139];&quot;', 'MM3': &quot;; [.D139];&quot;},&quot;)" office:value-type="string" office:string-value="'TI6+4': {'element': 'Ti', 'MM3': '170'}," calcext:value-type="string">
            <text:p>'TI6+4': {'element': 'Ti', 'MM3': '170'},</text:p>
          </table:table-cell>
          <table:table-cell office:value-type="string" calcext:value-type="string">
            <text:p>'TI6+4': {'element': 'Ti', 'MM3': '170'},</text:p>
          </table:table-cell>
          <table:table-cell/>
        </table:table-row>
        <table:table-row table:style-name="ro1">
          <table:table-cell office:value-type="string" calcext:value-type="string">
            <text:p>'V_3+5'</text:p>
          </table:table-cell>
          <table:table-cell office:value-type="string" calcext:value-type="string">
            <text:p>V</text:p>
          </table:table-cell>
          <table:table-cell table:formula="of:=CONCATENATE([.C139];[.A14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</text:p>
          </table:table-cell>
          <table:table-cell office:value-type="string" calcext:value-type="string">
            <text:p>'171'</text:p>
          </table:table-cell>
          <table:table-cell table:style-name="ce4" table:formula="of:=CONCATENATE(UPPER([.A140]);&quot;: {'element': '&quot;;[.B140];&quot;', 'MM3': &quot;; [.D140];&quot;},&quot;)" office:value-type="string" office:string-value="'V_3+5': {'element': 'V', 'MM3': '171'}," calcext:value-type="string">
            <text:p>'V_3+5': {'element': 'V', 'MM3': '171'},</text:p>
          </table:table-cell>
          <table:table-cell office:value-type="string" calcext:value-type="string">
            <text:p>'V_3+5': {'element': 'V', 'MM3': '171'},</text:p>
          </table:table-cell>
          <table:table-cell/>
        </table:table-row>
        <table:table-row table:style-name="ro1">
          <table:table-cell office:value-type="string" calcext:value-type="string">
            <text:p>'CR6+3'</text:p>
          </table:table-cell>
          <table:table-cell office:value-type="string" calcext:value-type="string">
            <text:p>Cr</text:p>
          </table:table-cell>
          <table:table-cell table:formula="of:=CONCATENATE([.C140];[.A14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</text:p>
          </table:table-cell>
          <table:table-cell office:value-type="string" calcext:value-type="string">
            <text:p>'172'</text:p>
          </table:table-cell>
          <table:table-cell table:style-name="ce4" table:formula="of:=CONCATENATE(UPPER([.A141]);&quot;: {'element': '&quot;;[.B141];&quot;', 'MM3': &quot;; [.D141];&quot;},&quot;)" office:value-type="string" office:string-value="'CR6+3': {'element': 'Cr', 'MM3': '172'}," calcext:value-type="string">
            <text:p>'CR6+3': {'element': 'Cr', 'MM3': '172'},</text:p>
          </table:table-cell>
          <table:table-cell office:value-type="string" calcext:value-type="string">
            <text:p>'CR6+3': {'element': 'Cr', 'MM3': '172'},</text:p>
          </table:table-cell>
          <table:table-cell/>
        </table:table-row>
        <table:table-row table:style-name="ro1">
          <table:table-cell office:value-type="string" calcext:value-type="string">
            <text:p>'MN6+2'</text:p>
          </table:table-cell>
          <table:table-cell office:value-type="string" calcext:value-type="string">
            <text:p>Mn</text:p>
          </table:table-cell>
          <table:table-cell table:formula="of:=CONCATENATE([.C141];[.A14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</text:p>
          </table:table-cell>
          <table:table-cell office:value-type="string" calcext:value-type="string">
            <text:p>'173'</text:p>
          </table:table-cell>
          <table:table-cell table:style-name="ce4" table:formula="of:=CONCATENATE(UPPER([.A142]);&quot;: {'element': '&quot;;[.B142];&quot;', 'MM3': &quot;; [.D142];&quot;},&quot;)" office:value-type="string" office:string-value="'MN6+2': {'element': 'Mn', 'MM3': '173'}," calcext:value-type="string">
            <text:p>'MN6+2': {'element': 'Mn', 'MM3': '173'},</text:p>
          </table:table-cell>
          <table:table-cell office:value-type="string" calcext:value-type="string">
            <text:p>'MN6+2': {'element': 'Mn', 'MM3': '173'},</text:p>
          </table:table-cell>
          <table:table-cell/>
        </table:table-row>
        <table:table-row table:style-name="ro1">
          <table:table-cell office:value-type="string" calcext:value-type="string">
            <text:p>'CU3+1'</text:p>
          </table:table-cell>
          <table:table-cell office:value-type="string" calcext:value-type="string">
            <text:p>Cu</text:p>
          </table:table-cell>
          <table:table-cell table:formula="of:=CONCATENATE([.C142];[.A14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</text:p>
          </table:table-cell>
          <table:table-cell office:value-type="string" calcext:value-type="string">
            <text:p>'174'</text:p>
          </table:table-cell>
          <table:table-cell table:style-name="ce4" table:formula="of:=CONCATENATE(UPPER([.A143]);&quot;: {'element': '&quot;;[.B143];&quot;', 'MM3': &quot;; [.D143];&quot;},&quot;)" office:value-type="string" office:string-value="'CU3+1': {'element': 'Cu', 'MM3': '174'}," calcext:value-type="string">
            <text:p>'CU3+1': {'element': 'Cu', 'MM3': '174'},</text:p>
          </table:table-cell>
          <table:table-cell office:value-type="string" calcext:value-type="string">
            <text:p>'CU3+1': {'element': 'Cu', 'MM3': '174'},</text:p>
          </table:table-cell>
          <table:table-cell/>
        </table:table-row>
        <table:table-row table:style-name="ro1">
          <table:table-cell office:value-type="string" calcext:value-type="string">
            <text:p>'ZN3+2'</text:p>
          </table:table-cell>
          <table:table-cell office:value-type="string" calcext:value-type="string">
            <text:p>Zn</text:p>
          </table:table-cell>
          <table:table-cell table:formula="of:=CONCATENATE([.C143];[.A14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</text:p>
          </table:table-cell>
          <table:table-cell office:value-type="string" calcext:value-type="string">
            <text:p>'175'</text:p>
          </table:table-cell>
          <table:table-cell table:style-name="ce4" table:formula="of:=CONCATENATE(UPPER([.A144]);&quot;: {'element': '&quot;;[.B144];&quot;', 'MM3': &quot;; [.D144];&quot;},&quot;)" office:value-type="string" office:string-value="'ZN3+2': {'element': 'Zn', 'MM3': '175'}," calcext:value-type="string">
            <text:p>'ZN3+2': {'element': 'Zn', 'MM3': '175'},</text:p>
          </table:table-cell>
          <table:table-cell office:value-type="string" calcext:value-type="string">
            <text:p>'ZN3+2': {'element': 'Zn', 'MM3': '175'},</text:p>
          </table:table-cell>
          <table:table-cell/>
        </table:table-row>
        <table:table-row table:style-name="ro1">
          <table:table-cell office:value-type="string" calcext:value-type="string">
            <text:p>'GA3+3'</text:p>
          </table:table-cell>
          <table:table-cell office:value-type="string" calcext:value-type="string">
            <text:p>Ga</text:p>
          </table:table-cell>
          <table:table-cell table:formula="of:=CONCATENATE([.C144];[.A14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</text:p>
          </table:table-cell>
          <table:table-cell office:value-type="string" calcext:value-type="string">
            <text:p>'176'</text:p>
          </table:table-cell>
          <table:table-cell table:style-name="ce4" table:formula="of:=CONCATENATE(UPPER([.A145]);&quot;: {'element': '&quot;;[.B145];&quot;', 'MM3': &quot;; [.D145];&quot;},&quot;)" office:value-type="string" office:string-value="'GA3+3': {'element': 'Ga', 'MM3': '176'}," calcext:value-type="string">
            <text:p>'GA3+3': {'element': 'Ga', 'MM3': '176'},</text:p>
          </table:table-cell>
          <table:table-cell office:value-type="string" calcext:value-type="string">
            <text:p>'GA3+3': {'element': 'Ga', 'MM3': '176'},</text:p>
          </table:table-cell>
          <table:table-cell/>
        </table:table-row>
        <table:table-row table:style-name="ro1">
          <table:table-cell office:value-type="string" calcext:value-type="string">
            <text:p>'AS3+3'</text:p>
          </table:table-cell>
          <table:table-cell office:value-type="string" calcext:value-type="string">
            <text:p>As</text:p>
          </table:table-cell>
          <table:table-cell table:formula="of:=CONCATENATE([.C145];[.A14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</text:p>
          </table:table-cell>
          <table:table-cell office:value-type="string" calcext:value-type="string">
            <text:p>'177'</text:p>
          </table:table-cell>
          <table:table-cell table:style-name="ce4" table:formula="of:=CONCATENATE(UPPER([.A146]);&quot;: {'element': '&quot;;[.B146];&quot;', 'MM3': &quot;; [.D146];&quot;},&quot;)" office:value-type="string" office:string-value="'AS3+3': {'element': 'As', 'MM3': '177'}," calcext:value-type="string">
            <text:p>'AS3+3': {'element': 'As', 'MM3': '177'},</text:p>
          </table:table-cell>
          <table:table-cell office:value-type="string" calcext:value-type="string">
            <text:p>'AS3+3': {'element': 'As', 'MM3': '177'},</text:p>
          </table:table-cell>
          <table:table-cell/>
        </table:table-row>
        <table:table-row table:style-name="ro1">
          <table:table-cell office:value-type="string" calcext:value-type="string">
            <text:p>'RB'</text:p>
          </table:table-cell>
          <table:table-cell office:value-type="string" calcext:value-type="string">
            <text:p>Rb</text:p>
          </table:table-cell>
          <table:table-cell table:formula="of:=CONCATENATE([.C146];[.A14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</text:p>
          </table:table-cell>
          <table:table-cell office:value-type="string" calcext:value-type="string">
            <text:p>'178'</text:p>
          </table:table-cell>
          <table:table-cell table:style-name="ce4" table:formula="of:=CONCATENATE(UPPER([.A147]);&quot;: {'element': '&quot;;[.B147];&quot;', 'MM3': &quot;; [.D147];&quot;},&quot;)" office:value-type="string" office:string-value="'RB': {'element': 'Rb', 'MM3': '178'}," calcext:value-type="string">
            <text:p>'RB': {'element': 'Rb', 'MM3': '178'},</text:p>
          </table:table-cell>
          <table:table-cell office:value-type="string" calcext:value-type="string">
            <text:p>'RB': {'element': 'Rb', 'MM3': '178'},</text:p>
          </table:table-cell>
          <table:table-cell/>
        </table:table-row>
        <table:table-row table:style-name="ro1">
          <table:table-cell office:value-type="string" calcext:value-type="string">
            <text:p>'Y_3+3'</text:p>
          </table:table-cell>
          <table:table-cell office:value-type="string" calcext:value-type="string">
            <text:p>Y</text:p>
          </table:table-cell>
          <table:table-cell table:formula="of:=CONCATENATE([.C147];[.A14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</text:p>
          </table:table-cell>
          <table:table-cell office:value-type="string" calcext:value-type="string">
            <text:p>'179'</text:p>
          </table:table-cell>
          <table:table-cell table:style-name="ce4" table:formula="of:=CONCATENATE(UPPER([.A148]);&quot;: {'element': '&quot;;[.B148];&quot;', 'MM3': &quot;; [.D148];&quot;},&quot;)" office:value-type="string" office:string-value="'Y_3+3': {'element': 'Y', 'MM3': '179'}," calcext:value-type="string">
            <text:p>'Y_3+3': {'element': 'Y', 'MM3': '179'},</text:p>
          </table:table-cell>
          <table:table-cell office:value-type="string" calcext:value-type="string">
            <text:p>'Y_3+3': {'element': 'Y', 'MM3': '179'},</text:p>
          </table:table-cell>
          <table:table-cell/>
        </table:table-row>
        <table:table-row table:style-name="ro1">
          <table:table-cell office:value-type="string" calcext:value-type="string">
            <text:p>'ZR3+4'</text:p>
          </table:table-cell>
          <table:table-cell office:value-type="string" calcext:value-type="string">
            <text:p>Zr</text:p>
          </table:table-cell>
          <table:table-cell table:formula="of:=CONCATENATE([.C148];[.A14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</text:p>
          </table:table-cell>
          <table:table-cell office:value-type="string" calcext:value-type="string">
            <text:p>'180'</text:p>
          </table:table-cell>
          <table:table-cell table:style-name="ce4" table:formula="of:=CONCATENATE(UPPER([.A149]);&quot;: {'element': '&quot;;[.B149];&quot;', 'MM3': &quot;; [.D149];&quot;},&quot;)" office:value-type="string" office:string-value="'ZR3+4': {'element': 'Zr', 'MM3': '180'}," calcext:value-type="string">
            <text:p>'ZR3+4': {'element': 'Zr', 'MM3': '180'},</text:p>
          </table:table-cell>
          <table:table-cell office:value-type="string" calcext:value-type="string">
            <text:p>'ZR3+4': {'element': 'Zr', 'MM3': '180'},</text:p>
          </table:table-cell>
          <table:table-cell/>
        </table:table-row>
        <table:table-row table:style-name="ro1">
          <table:table-cell office:value-type="string" calcext:value-type="string">
            <text:p>'NB3+5'</text:p>
          </table:table-cell>
          <table:table-cell office:value-type="string" calcext:value-type="string">
            <text:p>Nb</text:p>
          </table:table-cell>
          <table:table-cell table:formula="of:=CONCATENATE([.C149];[.A15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</text:p>
          </table:table-cell>
          <table:table-cell office:value-type="string" calcext:value-type="string">
            <text:p>'181'</text:p>
          </table:table-cell>
          <table:table-cell table:style-name="ce4" table:formula="of:=CONCATENATE(UPPER([.A150]);&quot;: {'element': '&quot;;[.B150];&quot;', 'MM3': &quot;; [.D150];&quot;},&quot;)" office:value-type="string" office:string-value="'NB3+5': {'element': 'Nb', 'MM3': '181'}," calcext:value-type="string">
            <text:p>'NB3+5': {'element': 'Nb', 'MM3': '181'},</text:p>
          </table:table-cell>
          <table:table-cell office:value-type="string" calcext:value-type="string">
            <text:p>'NB3+5': {'element': 'Nb', 'MM3': '181'},</text:p>
          </table:table-cell>
          <table:table-cell/>
        </table:table-row>
        <table:table-row table:style-name="ro1">
          <table:table-cell office:value-type="string" calcext:value-type="string">
            <text:p>'MO6+6'</text:p>
          </table:table-cell>
          <table:table-cell office:value-type="string" calcext:value-type="string">
            <text:p>Mo</text:p>
          </table:table-cell>
          <table:table-cell table:formula="of:=CONCATENATE([.C150];[.A15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</text:p>
          </table:table-cell>
          <table:table-cell office:value-type="string" calcext:value-type="string">
            <text:p>'182'</text:p>
          </table:table-cell>
          <table:table-cell table:style-name="ce4" table:formula="of:=CONCATENATE(UPPER([.A151]);&quot;: {'element': '&quot;;[.B151];&quot;', 'MM3': &quot;; [.D151];&quot;},&quot;)" office:value-type="string" office:string-value="'MO6+6': {'element': 'Mo', 'MM3': '182'}," calcext:value-type="string">
            <text:p>'MO6+6': {'element': 'Mo', 'MM3': '182'},</text:p>
          </table:table-cell>
          <table:table-cell office:value-type="string" calcext:value-type="string">
            <text:p>'MO6+6': {'element': 'Mo', 'MM3': '182'},</text:p>
          </table:table-cell>
          <table:table-cell/>
        </table:table-row>
        <table:table-row table:style-name="ro1">
          <table:table-cell office:value-type="string" calcext:value-type="string">
            <text:p>'MO3+6'</text:p>
          </table:table-cell>
          <table:table-cell office:value-type="string" calcext:value-type="string">
            <text:p>Mo</text:p>
          </table:table-cell>
          <table:table-cell table:formula="of:=CONCATENATE([.C151];[.A15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</text:p>
          </table:table-cell>
          <table:table-cell office:value-type="string" calcext:value-type="string">
            <text:p>'182'</text:p>
          </table:table-cell>
          <table:table-cell table:style-name="ce4" table:formula="of:=CONCATENATE(UPPER([.A152]);&quot;: {'element': '&quot;;[.B152];&quot;', 'MM3': &quot;; [.D152];&quot;},&quot;)" office:value-type="string" office:string-value="'MO3+6': {'element': 'Mo', 'MM3': '182'}," calcext:value-type="string">
            <text:p>'MO3+6': {'element': 'Mo', 'MM3': '182'},</text:p>
          </table:table-cell>
          <table:table-cell office:value-type="string" calcext:value-type="string">
            <text:p>'MO3+6': {'element': 'Mo', 'MM3': '182'},</text:p>
          </table:table-cell>
          <table:table-cell/>
        </table:table-row>
        <table:table-row table:style-name="ro1">
          <table:table-cell office:value-type="string" calcext:value-type="string">
            <text:p>'TC6+5'</text:p>
          </table:table-cell>
          <table:table-cell office:value-type="string" calcext:value-type="string">
            <text:p>Tc</text:p>
          </table:table-cell>
          <table:table-cell table:formula="of:=CONCATENATE([.C152];[.A15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</text:p>
          </table:table-cell>
          <table:table-cell office:value-type="string" calcext:value-type="string">
            <text:p>'183'</text:p>
          </table:table-cell>
          <table:table-cell table:style-name="ce4" table:formula="of:=CONCATENATE(UPPER([.A153]);&quot;: {'element': '&quot;;[.B153];&quot;', 'MM3': &quot;; [.D153];&quot;},&quot;)" office:value-type="string" office:string-value="'TC6+5': {'element': 'Tc', 'MM3': '183'}," calcext:value-type="string">
            <text:p>'TC6+5': {'element': 'Tc', 'MM3': '183'},</text:p>
          </table:table-cell>
          <table:table-cell office:value-type="string" calcext:value-type="string">
            <text:p>'TC6+5': {'element': 'Tc', 'MM3': '183'},</text:p>
          </table:table-cell>
          <table:table-cell/>
        </table:table-row>
        <table:table-row table:style-name="ro1">
          <table:table-cell office:value-type="string" calcext:value-type="string">
            <text:p>'RU6+2'</text:p>
          </table:table-cell>
          <table:table-cell office:value-type="string" calcext:value-type="string">
            <text:p>Ru</text:p>
          </table:table-cell>
          <table:table-cell table:formula="of:=CONCATENATE([.C153];[.A15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</text:p>
          </table:table-cell>
          <table:table-cell office:value-type="string" calcext:value-type="string">
            <text:p>'184'</text:p>
          </table:table-cell>
          <table:table-cell table:style-name="ce4" table:formula="of:=CONCATENATE(UPPER([.A154]);&quot;: {'element': '&quot;;[.B154];&quot;', 'MM3': &quot;; [.D154];&quot;},&quot;)" office:value-type="string" office:string-value="'RU6+2': {'element': 'Ru', 'MM3': '184'}," calcext:value-type="string">
            <text:p>'RU6+2': {'element': 'Ru', 'MM3': '184'},</text:p>
          </table:table-cell>
          <table:table-cell office:value-type="string" calcext:value-type="string">
            <text:p>'RU6+2': {'element': 'Ru', 'MM3': '184'},</text:p>
          </table:table-cell>
          <table:table-cell/>
        </table:table-row>
        <table:table-row table:style-name="ro1">
          <table:table-cell office:value-type="string" calcext:value-type="string">
            <text:p>'RH6+3'</text:p>
          </table:table-cell>
          <table:table-cell office:value-type="string" calcext:value-type="string">
            <text:p>Rh</text:p>
          </table:table-cell>
          <table:table-cell table:formula="of:=CONCATENATE([.C154];[.A15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</text:p>
          </table:table-cell>
          <table:table-cell office:value-type="string" calcext:value-type="string">
            <text:p>'185'</text:p>
          </table:table-cell>
          <table:table-cell table:style-name="ce4" table:formula="of:=CONCATENATE(UPPER([.A155]);&quot;: {'element': '&quot;;[.B155];&quot;', 'MM3': &quot;; [.D155];&quot;},&quot;)" office:value-type="string" office:string-value="'RH6+3': {'element': 'Rh', 'MM3': '185'}," calcext:value-type="string">
            <text:p>'RH6+3': {'element': 'Rh', 'MM3': '185'},</text:p>
          </table:table-cell>
          <table:table-cell office:value-type="string" calcext:value-type="string">
            <text:p>'RH6+3': {'element': 'Rh', 'MM3': '185'},</text:p>
          </table:table-cell>
          <table:table-cell/>
        </table:table-row>
        <table:table-row table:style-name="ro1">
          <table:table-cell office:value-type="string" calcext:value-type="string">
            <text:p>'PD4+2'</text:p>
          </table:table-cell>
          <table:table-cell office:value-type="string" calcext:value-type="string">
            <text:p>Pd</text:p>
          </table:table-cell>
          <table:table-cell table:formula="of:=CONCATENATE([.C155];[.A15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</text:p>
          </table:table-cell>
          <table:table-cell office:value-type="string" calcext:value-type="string">
            <text:p>'186'</text:p>
          </table:table-cell>
          <table:table-cell table:style-name="ce4" table:formula="of:=CONCATENATE(UPPER([.A156]);&quot;: {'element': '&quot;;[.B156];&quot;', 'MM3': &quot;; [.D156];&quot;},&quot;)" office:value-type="string" office:string-value="'PD4+2': {'element': 'Pd', 'MM3': '186'}," calcext:value-type="string">
            <text:p>'PD4+2': {'element': 'Pd', 'MM3': '186'},</text:p>
          </table:table-cell>
          <table:table-cell office:value-type="string" calcext:value-type="string">
            <text:p>'PD4+2': {'element': 'Pd', 'MM3': '186'},</text:p>
          </table:table-cell>
          <table:table-cell/>
        </table:table-row>
        <table:table-row table:style-name="ro1">
          <table:table-cell office:value-type="string" calcext:value-type="string">
            <text:p>'AG1+1'</text:p>
          </table:table-cell>
          <table:table-cell office:value-type="string" calcext:value-type="string">
            <text:p>Ag</text:p>
          </table:table-cell>
          <table:table-cell table:formula="of:=CONCATENATE([.C156];[.A15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</text:p>
          </table:table-cell>
          <table:table-cell office:value-type="string" calcext:value-type="string">
            <text:p>'187'</text:p>
          </table:table-cell>
          <table:table-cell table:style-name="ce4" table:formula="of:=CONCATENATE(UPPER([.A157]);&quot;: {'element': '&quot;;[.B157];&quot;', 'MM3': &quot;; [.D157];&quot;},&quot;)" office:value-type="string" office:string-value="'AG1+1': {'element': 'Ag', 'MM3': '187'}," calcext:value-type="string">
            <text:p>'AG1+1': {'element': 'Ag', 'MM3': '187'},</text:p>
          </table:table-cell>
          <table:table-cell office:value-type="string" calcext:value-type="string">
            <text:p>'AG1+1': {'element': 'Ag', 'MM3': '187'},</text:p>
          </table:table-cell>
          <table:table-cell/>
        </table:table-row>
        <table:table-row table:style-name="ro1">
          <table:table-cell office:value-type="string" calcext:value-type="string">
            <text:p>'CD3+2'</text:p>
          </table:table-cell>
          <table:table-cell office:value-type="string" calcext:value-type="string">
            <text:p>Cd</text:p>
          </table:table-cell>
          <table:table-cell table:formula="of:=CONCATENATE([.C157];[.A15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</text:p>
          </table:table-cell>
          <table:table-cell office:value-type="string" calcext:value-type="string">
            <text:p>'188'</text:p>
          </table:table-cell>
          <table:table-cell table:style-name="ce4" table:formula="of:=CONCATENATE(UPPER([.A158]);&quot;: {'element': '&quot;;[.B158];&quot;', 'MM3': &quot;; [.D158];&quot;},&quot;)" office:value-type="string" office:string-value="'CD3+2': {'element': 'Cd', 'MM3': '188'}," calcext:value-type="string">
            <text:p>'CD3+2': {'element': 'Cd', 'MM3': '188'},</text:p>
          </table:table-cell>
          <table:table-cell office:value-type="string" calcext:value-type="string">
            <text:p>'CD3+2': {'element': 'Cd', 'MM3': '188'},</text:p>
          </table:table-cell>
          <table:table-cell/>
        </table:table-row>
        <table:table-row table:style-name="ro1">
          <table:table-cell office:value-type="string" calcext:value-type="string">
            <text:p>'IN3+3'</text:p>
          </table:table-cell>
          <table:table-cell office:value-type="string" calcext:value-type="string">
            <text:p>In</text:p>
          </table:table-cell>
          <table:table-cell table:formula="of:=CONCATENATE([.C158];[.A15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</text:p>
          </table:table-cell>
          <table:table-cell office:value-type="string" calcext:value-type="string">
            <text:p>'189'</text:p>
          </table:table-cell>
          <table:table-cell table:style-name="ce4" table:formula="of:=CONCATENATE(UPPER([.A159]);&quot;: {'element': '&quot;;[.B159];&quot;', 'MM3': &quot;; [.D159];&quot;},&quot;)" office:value-type="string" office:string-value="'IN3+3': {'element': 'In', 'MM3': '189'}," calcext:value-type="string">
            <text:p>'IN3+3': {'element': 'In', 'MM3': '189'},</text:p>
          </table:table-cell>
          <table:table-cell office:value-type="string" calcext:value-type="string">
            <text:p>'IN3+3': {'element': 'In', 'MM3': '189'},</text:p>
          </table:table-cell>
          <table:table-cell/>
        </table:table-row>
        <table:table-row table:style-name="ro1">
          <table:table-cell office:value-type="string" calcext:value-type="string">
            <text:p>'SB3+3'</text:p>
          </table:table-cell>
          <table:table-cell office:value-type="string" calcext:value-type="string">
            <text:p>Sb</text:p>
          </table:table-cell>
          <table:table-cell table:formula="of:=CONCATENATE([.C159];[.A16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</text:p>
          </table:table-cell>
          <table:table-cell office:value-type="string" calcext:value-type="string">
            <text:p>'190'</text:p>
          </table:table-cell>
          <table:table-cell table:style-name="ce4" table:formula="of:=CONCATENATE(UPPER([.A160]);&quot;: {'element': '&quot;;[.B160];&quot;', 'MM3': &quot;; [.D160];&quot;},&quot;)" office:value-type="string" office:string-value="'SB3+3': {'element': 'Sb', 'MM3': '190'}," calcext:value-type="string">
            <text:p>'SB3+3': {'element': 'Sb', 'MM3': '190'},</text:p>
          </table:table-cell>
          <table:table-cell office:value-type="string" calcext:value-type="string">
            <text:p>'SB3+3': {'element': 'Sb', 'MM3': '190'},</text:p>
          </table:table-cell>
          <table:table-cell/>
        </table:table-row>
        <table:table-row table:style-name="ro1">
          <table:table-cell office:value-type="string" calcext:value-type="string">
            <text:p>'CS'</text:p>
          </table:table-cell>
          <table:table-cell office:value-type="string" calcext:value-type="string">
            <text:p>Cs</text:p>
          </table:table-cell>
          <table:table-cell table:formula="of:=CONCATENATE([.C160];[.A16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</text:p>
          </table:table-cell>
          <table:table-cell office:value-type="string" calcext:value-type="string">
            <text:p>'191'</text:p>
          </table:table-cell>
          <table:table-cell table:style-name="ce4" table:formula="of:=CONCATENATE(UPPER([.A161]);&quot;: {'element': '&quot;;[.B161];&quot;', 'MM3': &quot;; [.D161];&quot;},&quot;)" office:value-type="string" office:string-value="'CS': {'element': 'Cs', 'MM3': '191'}," calcext:value-type="string">
            <text:p>'CS': {'element': 'Cs', 'MM3': '191'},</text:p>
          </table:table-cell>
          <table:table-cell office:value-type="string" calcext:value-type="string">
            <text:p>'CS': {'element': 'Cs', 'MM3': '191'},</text:p>
          </table:table-cell>
          <table:table-cell/>
        </table:table-row>
        <table:table-row table:style-name="ro1">
          <table:table-cell office:value-type="string" calcext:value-type="string">
            <text:p>'HF3+4'</text:p>
          </table:table-cell>
          <table:table-cell office:value-type="string" calcext:value-type="string">
            <text:p>Hf</text:p>
          </table:table-cell>
          <table:table-cell table:formula="of:=CONCATENATE([.C161];[.A16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</text:p>
          </table:table-cell>
          <table:table-cell office:value-type="string" calcext:value-type="string">
            <text:p>'192'</text:p>
          </table:table-cell>
          <table:table-cell table:style-name="ce4" table:formula="of:=CONCATENATE(UPPER([.A162]);&quot;: {'element': '&quot;;[.B162];&quot;', 'MM3': &quot;; [.D162];&quot;},&quot;)" office:value-type="string" office:string-value="'HF3+4': {'element': 'Hf', 'MM3': '192'}," calcext:value-type="string">
            <text:p>'HF3+4': {'element': 'Hf', 'MM3': '192'},</text:p>
          </table:table-cell>
          <table:table-cell office:value-type="string" calcext:value-type="string">
            <text:p>'HF3+4': {'element': 'Hf', 'MM3': '192'},</text:p>
          </table:table-cell>
          <table:table-cell/>
        </table:table-row>
        <table:table-row table:style-name="ro1">
          <table:table-cell office:value-type="string" calcext:value-type="string">
            <text:p>'TA3+5'</text:p>
          </table:table-cell>
          <table:table-cell office:value-type="string" calcext:value-type="string">
            <text:p>Ta</text:p>
          </table:table-cell>
          <table:table-cell table:formula="of:=CONCATENATE([.C162];[.A16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</text:p>
          </table:table-cell>
          <table:table-cell office:value-type="string" calcext:value-type="string">
            <text:p>'193'</text:p>
          </table:table-cell>
          <table:table-cell table:style-name="ce4" table:formula="of:=CONCATENATE(UPPER([.A163]);&quot;: {'element': '&quot;;[.B163];&quot;', 'MM3': &quot;; [.D163];&quot;},&quot;)" office:value-type="string" office:string-value="'TA3+5': {'element': 'Ta', 'MM3': '193'}," calcext:value-type="string">
            <text:p>'TA3+5': {'element': 'Ta', 'MM3': '193'},</text:p>
          </table:table-cell>
          <table:table-cell office:value-type="string" calcext:value-type="string">
            <text:p>'TA3+5': {'element': 'Ta', 'MM3': '193'},</text:p>
          </table:table-cell>
          <table:table-cell/>
        </table:table-row>
        <table:table-row table:style-name="ro1">
          <table:table-cell office:value-type="string" calcext:value-type="string">
            <text:p>'W_6+6'</text:p>
          </table:table-cell>
          <table:table-cell office:value-type="string" calcext:value-type="string">
            <text:p>W</text:p>
          </table:table-cell>
          <table:table-cell table:formula="of:=CONCATENATE([.C163];[.A16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</text:p>
          </table:table-cell>
          <table:table-cell office:value-type="string" calcext:value-type="string">
            <text:p>'194'</text:p>
          </table:table-cell>
          <table:table-cell table:style-name="ce4" table:formula="of:=CONCATENATE(UPPER([.A164]);&quot;: {'element': '&quot;;[.B164];&quot;', 'MM3': &quot;; [.D164];&quot;},&quot;)" office:value-type="string" office:string-value="'W_6+6': {'element': 'W', 'MM3': '194'}," calcext:value-type="string">
            <text:p>'W_6+6': {'element': 'W', 'MM3': '194'},</text:p>
          </table:table-cell>
          <table:table-cell office:value-type="string" calcext:value-type="string">
            <text:p>'W_6+6': {'element': 'W', 'MM3': '194'},</text:p>
          </table:table-cell>
          <table:table-cell/>
        </table:table-row>
        <table:table-row table:style-name="ro1">
          <table:table-cell office:value-type="string" calcext:value-type="string">
            <text:p>'W_3+4'</text:p>
          </table:table-cell>
          <table:table-cell office:value-type="string" calcext:value-type="string">
            <text:p>W</text:p>
          </table:table-cell>
          <table:table-cell table:formula="of:=CONCATENATE([.C164];[.A16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</text:p>
          </table:table-cell>
          <table:table-cell office:value-type="string" calcext:value-type="string">
            <text:p>'194'</text:p>
          </table:table-cell>
          <table:table-cell table:style-name="ce4" table:formula="of:=CONCATENATE(UPPER([.A165]);&quot;: {'element': '&quot;;[.B165];&quot;', 'MM3': &quot;; [.D165];&quot;},&quot;)" office:value-type="string" office:string-value="'W_3+4': {'element': 'W', 'MM3': '194'}," calcext:value-type="string">
            <text:p>'W_3+4': {'element': 'W', 'MM3': '194'},</text:p>
          </table:table-cell>
          <table:table-cell office:value-type="string" calcext:value-type="string">
            <text:p>'W_3+4': {'element': 'W', 'MM3': '194'},</text:p>
          </table:table-cell>
          <table:table-cell/>
        </table:table-row>
        <table:table-row table:style-name="ro1">
          <table:table-cell office:value-type="string" calcext:value-type="string">
            <text:p>'W_3+6'</text:p>
          </table:table-cell>
          <table:table-cell office:value-type="string" calcext:value-type="string">
            <text:p>W</text:p>
          </table:table-cell>
          <table:table-cell table:formula="of:=CONCATENATE([.C165];[.A16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</text:p>
          </table:table-cell>
          <table:table-cell office:value-type="string" calcext:value-type="string">
            <text:p>'194'</text:p>
          </table:table-cell>
          <table:table-cell table:style-name="ce4" table:formula="of:=CONCATENATE(UPPER([.A166]);&quot;: {'element': '&quot;;[.B166];&quot;', 'MM3': &quot;; [.D166];&quot;},&quot;)" office:value-type="string" office:string-value="'W_3+6': {'element': 'W', 'MM3': '194'}," calcext:value-type="string">
            <text:p>'W_3+6': {'element': 'W', 'MM3': '194'},</text:p>
          </table:table-cell>
          <table:table-cell office:value-type="string" calcext:value-type="string">
            <text:p>'W_3+6': {'element': 'W', 'MM3': '194'},</text:p>
          </table:table-cell>
          <table:table-cell/>
        </table:table-row>
        <table:table-row table:style-name="ro1">
          <table:table-cell office:value-type="string" calcext:value-type="string">
            <text:p>'RE6+5'</text:p>
          </table:table-cell>
          <table:table-cell office:value-type="string" calcext:value-type="string">
            <text:p>Re</text:p>
          </table:table-cell>
          <table:table-cell table:formula="of:=CONCATENATE([.C166];[.A16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</text:p>
          </table:table-cell>
          <table:table-cell office:value-type="string" calcext:value-type="string">
            <text:p>'195'</text:p>
          </table:table-cell>
          <table:table-cell table:style-name="ce4" table:formula="of:=CONCATENATE(UPPER([.A167]);&quot;: {'element': '&quot;;[.B167];&quot;', 'MM3': &quot;; [.D167];&quot;},&quot;)" office:value-type="string" office:string-value="'RE6+5': {'element': 'Re', 'MM3': '195'}," calcext:value-type="string">
            <text:p>'RE6+5': {'element': 'Re', 'MM3': '195'},</text:p>
          </table:table-cell>
          <table:table-cell office:value-type="string" calcext:value-type="string">
            <text:p>'RE6+5': {'element': 'Re', 'MM3': '195'},</text:p>
          </table:table-cell>
          <table:table-cell/>
        </table:table-row>
        <table:table-row table:style-name="ro1">
          <table:table-cell office:value-type="string" calcext:value-type="string">
            <text:p>'RE3+7'</text:p>
          </table:table-cell>
          <table:table-cell office:value-type="string" calcext:value-type="string">
            <text:p>Re</text:p>
          </table:table-cell>
          <table:table-cell table:formula="of:=CONCATENATE([.C167];[.A16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</text:p>
          </table:table-cell>
          <table:table-cell office:value-type="string" calcext:value-type="string">
            <text:p>'195'</text:p>
          </table:table-cell>
          <table:table-cell table:style-name="ce4" table:formula="of:=CONCATENATE(UPPER([.A168]);&quot;: {'element': '&quot;;[.B168];&quot;', 'MM3': &quot;; [.D168];&quot;},&quot;)" office:value-type="string" office:string-value="'RE3+7': {'element': 'Re', 'MM3': '195'}," calcext:value-type="string">
            <text:p>'RE3+7': {'element': 'Re', 'MM3': '195'},</text:p>
          </table:table-cell>
          <table:table-cell office:value-type="string" calcext:value-type="string">
            <text:p>'RE3+7': {'element': 'Re', 'MM3': '195'},</text:p>
          </table:table-cell>
          <table:table-cell/>
        </table:table-row>
        <table:table-row table:style-name="ro1">
          <table:table-cell office:value-type="string" calcext:value-type="string">
            <text:p>'OS6+6'</text:p>
          </table:table-cell>
          <table:table-cell office:value-type="string" calcext:value-type="string">
            <text:p>Os</text:p>
          </table:table-cell>
          <table:table-cell table:formula="of:=CONCATENATE([.C168];[.A16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</text:p>
          </table:table-cell>
          <table:table-cell office:value-type="string" calcext:value-type="string">
            <text:p>'196'</text:p>
          </table:table-cell>
          <table:table-cell table:style-name="ce4" table:formula="of:=CONCATENATE(UPPER([.A169]);&quot;: {'element': '&quot;;[.B169];&quot;', 'MM3': &quot;; [.D169];&quot;},&quot;)" office:value-type="string" office:string-value="'OS6+6': {'element': 'Os', 'MM3': '196'}," calcext:value-type="string">
            <text:p>'OS6+6': {'element': 'Os', 'MM3': '196'},</text:p>
          </table:table-cell>
          <table:table-cell office:value-type="string" calcext:value-type="string">
            <text:p>'OS6+6': {'element': 'Os', 'MM3': '196'},</text:p>
          </table:table-cell>
          <table:table-cell/>
        </table:table-row>
        <table:table-row table:style-name="ro1">
          <table:table-cell office:value-type="string" calcext:value-type="string">
            <text:p>'IR6+3'</text:p>
          </table:table-cell>
          <table:table-cell office:value-type="string" calcext:value-type="string">
            <text:p>Ir</text:p>
          </table:table-cell>
          <table:table-cell table:formula="of:=CONCATENATE([.C169];[.A17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</text:p>
          </table:table-cell>
          <table:table-cell office:value-type="string" calcext:value-type="string">
            <text:p>'197'</text:p>
          </table:table-cell>
          <table:table-cell table:style-name="ce4" table:formula="of:=CONCATENATE(UPPER([.A170]);&quot;: {'element': '&quot;;[.B170];&quot;', 'MM3': &quot;; [.D170];&quot;},&quot;)" office:value-type="string" office:string-value="'IR6+3': {'element': 'Ir', 'MM3': '197'}," calcext:value-type="string">
            <text:p>'IR6+3': {'element': 'Ir', 'MM3': '197'},</text:p>
          </table:table-cell>
          <table:table-cell office:value-type="string" calcext:value-type="string">
            <text:p>'IR6+3': {'element': 'Ir', 'MM3': '197'},</text:p>
          </table:table-cell>
          <table:table-cell/>
        </table:table-row>
        <table:table-row table:style-name="ro1">
          <table:table-cell office:value-type="string" calcext:value-type="string">
            <text:p>'PT4+4'</text:p>
          </table:table-cell>
          <table:table-cell office:value-type="string" calcext:value-type="string">
            <text:p>Pt</text:p>
          </table:table-cell>
          <table:table-cell table:formula="of:=CONCATENATE([.C170];[.A17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</text:p>
          </table:table-cell>
          <table:table-cell office:value-type="string" calcext:value-type="string">
            <text:p>'198'</text:p>
          </table:table-cell>
          <table:table-cell table:style-name="ce4" table:formula="of:=CONCATENATE(UPPER([.A171]);&quot;: {'element': '&quot;;[.B171];&quot;', 'MM3': &quot;; [.D171];&quot;},&quot;)" office:value-type="string" office:string-value="'PT4+4': {'element': 'Pt', 'MM3': '198'}," calcext:value-type="string">
            <text:p>'PT4+4': {'element': 'Pt', 'MM3': '198'},</text:p>
          </table:table-cell>
          <table:table-cell office:value-type="string" calcext:value-type="string">
            <text:p>'PT4+4': {'element': 'Pt', 'MM3': '198'},</text:p>
          </table:table-cell>
          <table:table-cell/>
        </table:table-row>
        <table:table-row table:style-name="ro1">
          <table:table-cell office:value-type="string" calcext:value-type="string">
            <text:p>'AU4+3'</text:p>
          </table:table-cell>
          <table:table-cell office:value-type="string" calcext:value-type="string">
            <text:p>Au</text:p>
          </table:table-cell>
          <table:table-cell table:formula="of:=CONCATENATE([.C171];[.A17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</text:p>
          </table:table-cell>
          <table:table-cell office:value-type="string" calcext:value-type="string">
            <text:p>'199'</text:p>
          </table:table-cell>
          <table:table-cell table:style-name="ce4" table:formula="of:=CONCATENATE(UPPER([.A172]);&quot;: {'element': '&quot;;[.B172];&quot;', 'MM3': &quot;; [.D172];&quot;},&quot;)" office:value-type="string" office:string-value="'AU4+3': {'element': 'Au', 'MM3': '199'}," calcext:value-type="string">
            <text:p>'AU4+3': {'element': 'Au', 'MM3': '199'},</text:p>
          </table:table-cell>
          <table:table-cell office:value-type="string" calcext:value-type="string">
            <text:p>'AU4+3': {'element': 'Au', 'MM3': '199'},</text:p>
          </table:table-cell>
          <table:table-cell/>
        </table:table-row>
        <table:table-row table:style-name="ro1">
          <table:table-cell office:value-type="string" calcext:value-type="string">
            <text:p>'HG1+2'</text:p>
          </table:table-cell>
          <table:table-cell office:value-type="string" calcext:value-type="string">
            <text:p>Hg</text:p>
          </table:table-cell>
          <table:table-cell table:formula="of:=CONCATENATE([.C172];[.A17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</text:p>
          </table:table-cell>
          <table:table-cell office:value-type="string" calcext:value-type="string">
            <text:p>'200'</text:p>
          </table:table-cell>
          <table:table-cell table:style-name="ce4" table:formula="of:=CONCATENATE(UPPER([.A173]);&quot;: {'element': '&quot;;[.B173];&quot;', 'MM3': &quot;; [.D173];&quot;},&quot;)" office:value-type="string" office:string-value="'HG1+2': {'element': 'Hg', 'MM3': '200'}," calcext:value-type="string">
            <text:p>'HG1+2': {'element': 'Hg', 'MM3': '200'},</text:p>
          </table:table-cell>
          <table:table-cell office:value-type="string" calcext:value-type="string">
            <text:p>'HG1+2': {'element': 'Hg', 'MM3': '200'},</text:p>
          </table:table-cell>
          <table:table-cell/>
        </table:table-row>
        <table:table-row table:style-name="ro1">
          <table:table-cell office:value-type="string" calcext:value-type="string">
            <text:p>'TL3+3'</text:p>
          </table:table-cell>
          <table:table-cell office:value-type="string" calcext:value-type="string">
            <text:p>Tl</text:p>
          </table:table-cell>
          <table:table-cell table:formula="of:=CONCATENATE([.C173];[.A17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</text:p>
          </table:table-cell>
          <table:table-cell office:value-type="string" calcext:value-type="string">
            <text:p>'201'</text:p>
          </table:table-cell>
          <table:table-cell table:style-name="ce4" table:formula="of:=CONCATENATE(UPPER([.A174]);&quot;: {'element': '&quot;;[.B174];&quot;', 'MM3': &quot;; [.D174];&quot;},&quot;)" office:value-type="string" office:string-value="'TL3+3': {'element': 'Tl', 'MM3': '201'}," calcext:value-type="string">
            <text:p>'TL3+3': {'element': 'Tl', 'MM3': '201'},</text:p>
          </table:table-cell>
          <table:table-cell office:value-type="string" calcext:value-type="string">
            <text:p>'TL3+3': {'element': 'Tl', 'MM3': '201'},</text:p>
          </table:table-cell>
          <table:table-cell/>
        </table:table-row>
        <table:table-row table:style-name="ro1">
          <table:table-cell office:value-type="string" calcext:value-type="string">
            <text:p>'BI3+3'</text:p>
          </table:table-cell>
          <table:table-cell office:value-type="string" calcext:value-type="string">
            <text:p>Bi</text:p>
          </table:table-cell>
          <table:table-cell table:formula="of:=CONCATENATE([.C174];[.A17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</text:p>
          </table:table-cell>
          <table:table-cell office:value-type="string" calcext:value-type="string">
            <text:p>'202'</text:p>
          </table:table-cell>
          <table:table-cell table:style-name="ce4" table:formula="of:=CONCATENATE(UPPER([.A175]);&quot;: {'element': '&quot;;[.B175];&quot;', 'MM3': &quot;; [.D175];&quot;},&quot;)" office:value-type="string" office:string-value="'BI3+3': {'element': 'Bi', 'MM3': '202'}," calcext:value-type="string">
            <text:p>'BI3+3': {'element': 'Bi', 'MM3': '202'},</text:p>
          </table:table-cell>
          <table:table-cell office:value-type="string" calcext:value-type="string">
            <text:p>'BI3+3': {'element': 'Bi', 'MM3': '202'},</text:p>
          </table:table-cell>
          <table:table-cell/>
        </table:table-row>
        <table:table-row table:style-name="ro1">
          <table:table-cell office:value-type="string" calcext:value-type="string">
            <text:p>'PO3+2'</text:p>
          </table:table-cell>
          <table:table-cell office:value-type="string" calcext:value-type="string">
            <text:p>Po</text:p>
          </table:table-cell>
          <table:table-cell table:formula="of:=CONCATENATE([.C175];[.A17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</text:p>
          </table:table-cell>
          <table:table-cell office:value-type="string" calcext:value-type="string">
            <text:p>'203'</text:p>
          </table:table-cell>
          <table:table-cell table:style-name="ce4" table:formula="of:=CONCATENATE(UPPER([.A176]);&quot;: {'element': '&quot;;[.B176];&quot;', 'MM3': &quot;; [.D176];&quot;},&quot;)" office:value-type="string" office:string-value="'PO3+2': {'element': 'Po', 'MM3': '203'}," calcext:value-type="string">
            <text:p>'PO3+2': {'element': 'Po', 'MM3': '203'},</text:p>
          </table:table-cell>
          <table:table-cell office:value-type="string" calcext:value-type="string">
            <text:p>'PO3+2': {'element': 'Po', 'MM3': '203'},</text:p>
          </table:table-cell>
          <table:table-cell/>
        </table:table-row>
        <table:table-row table:style-name="ro1">
          <table:table-cell office:value-type="string" calcext:value-type="string">
            <text:p>'AT'</text:p>
          </table:table-cell>
          <table:table-cell office:value-type="string" calcext:value-type="string">
            <text:p>At</text:p>
          </table:table-cell>
          <table:table-cell table:formula="of:=CONCATENATE([.C176];[.A17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</text:p>
          </table:table-cell>
          <table:table-cell office:value-type="string" calcext:value-type="string">
            <text:p>'204'</text:p>
          </table:table-cell>
          <table:table-cell table:style-name="ce4" table:formula="of:=CONCATENATE(UPPER([.A177]);&quot;: {'element': '&quot;;[.B177];&quot;', 'MM3': &quot;; [.D177];&quot;},&quot;)" office:value-type="string" office:string-value="'AT': {'element': 'At', 'MM3': '204'}," calcext:value-type="string">
            <text:p>'AT': {'element': 'At', 'MM3': '204'},</text:p>
          </table:table-cell>
          <table:table-cell office:value-type="string" calcext:value-type="string">
            <text:p>'AT': {'element': 'At', 'MM3': '204'},</text:p>
          </table:table-cell>
          <table:table-cell/>
        </table:table-row>
        <table:table-row table:style-name="ro1">
          <table:table-cell office:value-type="string" calcext:value-type="string">
            <text:p>'RN4+4'</text:p>
          </table:table-cell>
          <table:table-cell office:value-type="string" calcext:value-type="string">
            <text:p>Rn</text:p>
          </table:table-cell>
          <table:table-cell table:formula="of:=CONCATENATE([.C177];[.A17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</text:p>
          </table:table-cell>
          <table:table-cell office:value-type="string" calcext:value-type="string">
            <text:p>'205'</text:p>
          </table:table-cell>
          <table:table-cell table:style-name="ce4" table:formula="of:=CONCATENATE(UPPER([.A178]);&quot;: {'element': '&quot;;[.B178];&quot;', 'MM3': &quot;; [.D178];&quot;},&quot;)" office:value-type="string" office:string-value="'RN4+4': {'element': 'Rn', 'MM3': '205'}," calcext:value-type="string">
            <text:p>'RN4+4': {'element': 'Rn', 'MM3': '205'},</text:p>
          </table:table-cell>
          <table:table-cell office:value-type="string" calcext:value-type="string">
            <text:p>'RN4+4': {'element': 'Rn', 'MM3': '205'},</text:p>
          </table:table-cell>
          <table:table-cell/>
        </table:table-row>
        <table:table-row table:style-name="ro1">
          <table:table-cell office:value-type="string" calcext:value-type="string">
            <text:p>'FR'</text:p>
          </table:table-cell>
          <table:table-cell office:value-type="string" calcext:value-type="string">
            <text:p>Fr</text:p>
          </table:table-cell>
          <table:table-cell table:formula="of:=CONCATENATE([.C178];[.A17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</text:p>
          </table:table-cell>
          <table:table-cell office:value-type="string" calcext:value-type="string">
            <text:p>'206'</text:p>
          </table:table-cell>
          <table:table-cell table:style-name="ce4" table:formula="of:=CONCATENATE(UPPER([.A179]);&quot;: {'element': '&quot;;[.B179];&quot;', 'MM3': &quot;; [.D179];&quot;},&quot;)" office:value-type="string" office:string-value="'FR': {'element': 'Fr', 'MM3': '206'}," calcext:value-type="string">
            <text:p>'FR': {'element': 'Fr', 'MM3': '206'},</text:p>
          </table:table-cell>
          <table:table-cell office:value-type="string" calcext:value-type="string">
            <text:p>'FR': {'element': 'Fr', 'MM3': '206'},</text:p>
          </table:table-cell>
          <table:table-cell/>
        </table:table-row>
        <table:table-row table:style-name="ro1">
          <table:table-cell office:value-type="string" calcext:value-type="string">
            <text:p>'RA6+2'</text:p>
          </table:table-cell>
          <table:table-cell office:value-type="string" calcext:value-type="string">
            <text:p>Ra</text:p>
          </table:table-cell>
          <table:table-cell table:formula="of:=CONCATENATE([.C179];[.A18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</text:p>
          </table:table-cell>
          <table:table-cell office:value-type="string" calcext:value-type="string">
            <text:p>'207'</text:p>
          </table:table-cell>
          <table:table-cell table:style-name="ce4" table:formula="of:=CONCATENATE(UPPER([.A180]);&quot;: {'element': '&quot;;[.B180];&quot;', 'MM3': &quot;; [.D180];&quot;},&quot;)" office:value-type="string" office:string-value="'RA6+2': {'element': 'Ra', 'MM3': '207'}," calcext:value-type="string">
            <text:p>'RA6+2': {'element': 'Ra', 'MM3': '207'},</text:p>
          </table:table-cell>
          <table:table-cell office:value-type="string" calcext:value-type="string">
            <text:p>'RA6+2': {'element': 'Ra', 'MM3': '207'},</text:p>
          </table:table-cell>
          <table:table-cell/>
        </table:table-row>
        <table:table-row table:style-name="ro1">
          <table:table-cell office:value-type="string" calcext:value-type="string">
            <text:p>'AC6+3'</text:p>
          </table:table-cell>
          <table:table-cell office:value-type="string" calcext:value-type="string">
            <text:p>Ac</text:p>
          </table:table-cell>
          <table:table-cell table:formula="of:=CONCATENATE([.C180];[.A18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</text:p>
          </table:table-cell>
          <table:table-cell office:value-type="string" calcext:value-type="string">
            <text:p>'208'</text:p>
          </table:table-cell>
          <table:table-cell table:style-name="ce4" table:formula="of:=CONCATENATE(UPPER([.A181]);&quot;: {'element': '&quot;;[.B181];&quot;', 'MM3': &quot;; [.D181];&quot;},&quot;)" office:value-type="string" office:string-value="'AC6+3': {'element': 'Ac', 'MM3': '208'}," calcext:value-type="string">
            <text:p>'AC6+3': {'element': 'Ac', 'MM3': '208'},</text:p>
          </table:table-cell>
          <table:table-cell office:value-type="string" calcext:value-type="string">
            <text:p>'AC6+3': {'element': 'Ac', 'MM3': '208'},</text:p>
          </table:table-cell>
          <table:table-cell/>
        </table:table-row>
        <table:table-row table:style-name="ro1">
          <table:table-cell office:value-type="string" calcext:value-type="string">
            <text:p>'TH6+4'</text:p>
          </table:table-cell>
          <table:table-cell office:value-type="string" calcext:value-type="string">
            <text:p>Th</text:p>
          </table:table-cell>
          <table:table-cell table:formula="of:=CONCATENATE([.C181];[.A18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</text:p>
          </table:table-cell>
          <table:table-cell office:value-type="string" calcext:value-type="string">
            <text:p>'209'</text:p>
          </table:table-cell>
          <table:table-cell table:style-name="ce4" table:formula="of:=CONCATENATE(UPPER([.A182]);&quot;: {'element': '&quot;;[.B182];&quot;', 'MM3': &quot;; [.D182];&quot;},&quot;)" office:value-type="string" office:string-value="'TH6+4': {'element': 'Th', 'MM3': '209'}," calcext:value-type="string">
            <text:p>'TH6+4': {'element': 'Th', 'MM3': '209'},</text:p>
          </table:table-cell>
          <table:table-cell office:value-type="string" calcext:value-type="string">
            <text:p>'TH6+4': {'element': 'Th', 'MM3': '209'},</text:p>
          </table:table-cell>
          <table:table-cell/>
        </table:table-row>
        <table:table-row table:style-name="ro1">
          <table:table-cell office:value-type="string" calcext:value-type="string">
            <text:p>'PA6+4'</text:p>
          </table:table-cell>
          <table:table-cell office:value-type="string" calcext:value-type="string">
            <text:p>Pa</text:p>
          </table:table-cell>
          <table:table-cell table:formula="of:=CONCATENATE([.C182];[.A18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</text:p>
          </table:table-cell>
          <table:table-cell office:value-type="string" calcext:value-type="string">
            <text:p>'210'</text:p>
          </table:table-cell>
          <table:table-cell table:style-name="ce4" table:formula="of:=CONCATENATE(UPPER([.A183]);&quot;: {'element': '&quot;;[.B183];&quot;', 'MM3': &quot;; [.D183];&quot;},&quot;)" office:value-type="string" office:string-value="'PA6+4': {'element': 'Pa', 'MM3': '210'}," calcext:value-type="string">
            <text:p>'PA6+4': {'element': 'Pa', 'MM3': '210'},</text:p>
          </table:table-cell>
          <table:table-cell office:value-type="string" calcext:value-type="string">
            <text:p>'PA6+4': {'element': 'Pa', 'MM3': '210'},</text:p>
          </table:table-cell>
          <table:table-cell/>
        </table:table-row>
        <table:table-row table:style-name="ro1">
          <table:table-cell office:value-type="string" calcext:value-type="string">
            <text:p>'U_6+4'</text:p>
          </table:table-cell>
          <table:table-cell office:value-type="string" calcext:value-type="string">
            <text:p>U</text:p>
          </table:table-cell>
          <table:table-cell table:formula="of:=CONCATENATE([.C183];[.A18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</text:p>
          </table:table-cell>
          <table:table-cell office:value-type="string" calcext:value-type="string">
            <text:p>'211'</text:p>
          </table:table-cell>
          <table:table-cell table:style-name="ce4" table:formula="of:=CONCATENATE(UPPER([.A184]);&quot;: {'element': '&quot;;[.B184];&quot;', 'MM3': &quot;; [.D184];&quot;},&quot;)" office:value-type="string" office:string-value="'U_6+4': {'element': 'U', 'MM3': '211'}," calcext:value-type="string">
            <text:p>'U_6+4': {'element': 'U', 'MM3': '211'},</text:p>
          </table:table-cell>
          <table:table-cell office:value-type="string" calcext:value-type="string">
            <text:p>'U_6+4': {'element': 'U', 'MM3': '211'},</text:p>
          </table:table-cell>
          <table:table-cell/>
        </table:table-row>
        <table:table-row table:style-name="ro1">
          <table:table-cell office:value-type="string" calcext:value-type="string">
            <text:p>'NP6+4'</text:p>
          </table:table-cell>
          <table:table-cell office:value-type="string" calcext:value-type="string">
            <text:p>Np</text:p>
          </table:table-cell>
          <table:table-cell table:formula="of:=CONCATENATE([.C184];[.A18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</text:p>
          </table:table-cell>
          <table:table-cell office:value-type="string" calcext:value-type="string">
            <text:p>'212'</text:p>
          </table:table-cell>
          <table:table-cell table:style-name="ce4" table:formula="of:=CONCATENATE(UPPER([.A185]);&quot;: {'element': '&quot;;[.B185];&quot;', 'MM3': &quot;; [.D185];&quot;},&quot;)" office:value-type="string" office:string-value="'NP6+4': {'element': 'Np', 'MM3': '212'}," calcext:value-type="string">
            <text:p>'NP6+4': {'element': 'Np', 'MM3': '212'},</text:p>
          </table:table-cell>
          <table:table-cell office:value-type="string" calcext:value-type="string">
            <text:p>'NP6+4': {'element': 'Np', 'MM3': '212'},</text:p>
          </table:table-cell>
          <table:table-cell/>
        </table:table-row>
        <table:table-row table:style-name="ro1">
          <table:table-cell office:value-type="string" calcext:value-type="string">
            <text:p>'PU6+4'</text:p>
          </table:table-cell>
          <table:table-cell office:value-type="string" calcext:value-type="string">
            <text:p>Pu</text:p>
          </table:table-cell>
          <table:table-cell table:formula="of:=CONCATENATE([.C185];[.A18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</text:p>
          </table:table-cell>
          <table:table-cell office:value-type="string" calcext:value-type="string">
            <text:p>'213'</text:p>
          </table:table-cell>
          <table:table-cell table:style-name="ce4" table:formula="of:=CONCATENATE(UPPER([.A186]);&quot;: {'element': '&quot;;[.B186];&quot;', 'MM3': &quot;; [.D186];&quot;},&quot;)" office:value-type="string" office:string-value="'PU6+4': {'element': 'Pu', 'MM3': '213'}," calcext:value-type="string">
            <text:p>'PU6+4': {'element': 'Pu', 'MM3': '213'},</text:p>
          </table:table-cell>
          <table:table-cell office:value-type="string" calcext:value-type="string">
            <text:p>'PU6+4': {'element': 'Pu', 'MM3': '213'},</text:p>
          </table:table-cell>
          <table:table-cell/>
        </table:table-row>
        <table:table-row table:style-name="ro1">
          <table:table-cell office:value-type="string" calcext:value-type="string">
            <text:p>'AM6+4'</text:p>
          </table:table-cell>
          <table:table-cell office:value-type="string" calcext:value-type="string">
            <text:p>Am</text:p>
          </table:table-cell>
          <table:table-cell table:formula="of:=CONCATENATE([.C186];[.A18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</text:p>
          </table:table-cell>
          <table:table-cell office:value-type="string" calcext:value-type="string">
            <text:p>'214'</text:p>
          </table:table-cell>
          <table:table-cell table:style-name="ce4" table:formula="of:=CONCATENATE(UPPER([.A187]);&quot;: {'element': '&quot;;[.B187];&quot;', 'MM3': &quot;; [.D187];&quot;},&quot;)" office:value-type="string" office:string-value="'AM6+4': {'element': 'Am', 'MM3': '214'}," calcext:value-type="string">
            <text:p>'AM6+4': {'element': 'Am', 'MM3': '214'},</text:p>
          </table:table-cell>
          <table:table-cell office:value-type="string" calcext:value-type="string">
            <text:p>'AM6+4': {'element': 'Am', 'MM3': '214'},</text:p>
          </table:table-cell>
          <table:table-cell/>
        </table:table-row>
        <table:table-row table:style-name="ro1">
          <table:table-cell office:value-type="string" calcext:value-type="string">
            <text:p>'CM6+3'</text:p>
          </table:table-cell>
          <table:table-cell office:value-type="string" calcext:value-type="string">
            <text:p>Cm</text:p>
          </table:table-cell>
          <table:table-cell table:formula="of:=CONCATENATE([.C187];[.A18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</text:p>
          </table:table-cell>
          <table:table-cell office:value-type="string" calcext:value-type="string">
            <text:p>'215'</text:p>
          </table:table-cell>
          <table:table-cell table:style-name="ce4" table:formula="of:=CONCATENATE(UPPER([.A188]);&quot;: {'element': '&quot;;[.B188];&quot;', 'MM3': &quot;; [.D188];&quot;},&quot;)" office:value-type="string" office:string-value="'CM6+3': {'element': 'Cm', 'MM3': '215'}," calcext:value-type="string">
            <text:p>'CM6+3': {'element': 'Cm', 'MM3': '215'},</text:p>
          </table:table-cell>
          <table:table-cell office:value-type="string" calcext:value-type="string">
            <text:p>'CM6+3': {'element': 'Cm', 'MM3': '215'},</text:p>
          </table:table-cell>
          <table:table-cell/>
        </table:table-row>
        <table:table-row table:style-name="ro1">
          <table:table-cell office:value-type="string" calcext:value-type="string">
            <text:p>'BK6+3'</text:p>
          </table:table-cell>
          <table:table-cell office:value-type="string" calcext:value-type="string">
            <text:p>Bk</text:p>
          </table:table-cell>
          <table:table-cell table:formula="of:=CONCATENATE([.C188];[.A18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</text:p>
          </table:table-cell>
          <table:table-cell office:value-type="string" calcext:value-type="string">
            <text:p>'216'</text:p>
          </table:table-cell>
          <table:table-cell table:style-name="ce4" table:formula="of:=CONCATENATE(UPPER([.A189]);&quot;: {'element': '&quot;;[.B189];&quot;', 'MM3': &quot;; [.D189];&quot;},&quot;)" office:value-type="string" office:string-value="'BK6+3': {'element': 'Bk', 'MM3': '216'}," calcext:value-type="string">
            <text:p>'BK6+3': {'element': 'Bk', 'MM3': '216'},</text:p>
          </table:table-cell>
          <table:table-cell office:value-type="string" calcext:value-type="string">
            <text:p>'BK6+3': {'element': 'Bk', 'MM3': '216'},</text:p>
          </table:table-cell>
          <table:table-cell/>
        </table:table-row>
        <table:table-row table:style-name="ro1">
          <table:table-cell office:value-type="string" calcext:value-type="string">
            <text:p>'CF6+3'</text:p>
          </table:table-cell>
          <table:table-cell office:value-type="string" calcext:value-type="string">
            <text:p>Cf</text:p>
          </table:table-cell>
          <table:table-cell table:formula="of:=CONCATENATE([.C189];[.A19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</text:p>
          </table:table-cell>
          <table:table-cell office:value-type="string" calcext:value-type="string">
            <text:p>'217'</text:p>
          </table:table-cell>
          <table:table-cell table:style-name="ce4" table:formula="of:=CONCATENATE(UPPER([.A190]);&quot;: {'element': '&quot;;[.B190];&quot;', 'MM3': &quot;; [.D190];&quot;},&quot;)" office:value-type="string" office:string-value="'CF6+3': {'element': 'Cf', 'MM3': '217'}," calcext:value-type="string">
            <text:p>'CF6+3': {'element': 'Cf', 'MM3': '217'},</text:p>
          </table:table-cell>
          <table:table-cell office:value-type="string" calcext:value-type="string">
            <text:p>'CF6+3': {'element': 'Cf', 'MM3': '217'},</text:p>
          </table:table-cell>
          <table:table-cell/>
        </table:table-row>
        <table:table-row table:style-name="ro1">
          <table:table-cell office:value-type="string" calcext:value-type="string">
            <text:p>'ES6+3'</text:p>
          </table:table-cell>
          <table:table-cell office:value-type="string" calcext:value-type="string">
            <text:p>Es</text:p>
          </table:table-cell>
          <table:table-cell table:formula="of:=CONCATENATE([.C190];[.A19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</text:p>
          </table:table-cell>
          <table:table-cell office:value-type="string" calcext:value-type="string">
            <text:p>'218'</text:p>
          </table:table-cell>
          <table:table-cell table:style-name="ce4" table:formula="of:=CONCATENATE(UPPER([.A191]);&quot;: {'element': '&quot;;[.B191];&quot;', 'MM3': &quot;; [.D191];&quot;},&quot;)" office:value-type="string" office:string-value="'ES6+3': {'element': 'Es', 'MM3': '218'}," calcext:value-type="string">
            <text:p>'ES6+3': {'element': 'Es', 'MM3': '218'},</text:p>
          </table:table-cell>
          <table:table-cell office:value-type="string" calcext:value-type="string">
            <text:p>'ES6+3': {'element': 'Es', 'MM3': '218'},</text:p>
          </table:table-cell>
          <table:table-cell/>
        </table:table-row>
        <table:table-row table:style-name="ro1">
          <table:table-cell office:value-type="string" calcext:value-type="string">
            <text:p>'FM6+3'</text:p>
          </table:table-cell>
          <table:table-cell office:value-type="string" calcext:value-type="string">
            <text:p>Fm</text:p>
          </table:table-cell>
          <table:table-cell table:formula="of:=CONCATENATE([.C191];[.A19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</text:p>
          </table:table-cell>
          <table:table-cell office:value-type="string" calcext:value-type="string">
            <text:p>'219'</text:p>
          </table:table-cell>
          <table:table-cell table:style-name="ce4" table:formula="of:=CONCATENATE(UPPER([.A192]);&quot;: {'element': '&quot;;[.B192];&quot;', 'MM3': &quot;; [.D192];&quot;},&quot;)" office:value-type="string" office:string-value="'FM6+3': {'element': 'Fm', 'MM3': '219'}," calcext:value-type="string">
            <text:p>'FM6+3': {'element': 'Fm', 'MM3': '219'},</text:p>
          </table:table-cell>
          <table:table-cell office:value-type="string" calcext:value-type="string">
            <text:p>'FM6+3': {'element': 'Fm', 'MM3': '219'},</text:p>
          </table:table-cell>
          <table:table-cell/>
        </table:table-row>
        <table:table-row table:style-name="ro1">
          <table:table-cell office:value-type="string" calcext:value-type="string">
            <text:p>'MD6+3'</text:p>
          </table:table-cell>
          <table:table-cell office:value-type="string" calcext:value-type="string">
            <text:p>Md</text:p>
          </table:table-cell>
          <table:table-cell table:formula="of:=CONCATENATE([.C192];[.A19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</text:p>
          </table:table-cell>
          <table:table-cell office:value-type="string" calcext:value-type="string">
            <text:p>'220'</text:p>
          </table:table-cell>
          <table:table-cell table:style-name="ce4" table:formula="of:=CONCATENATE(UPPER([.A193]);&quot;: {'element': '&quot;;[.B193];&quot;', 'MM3': &quot;; [.D193];&quot;},&quot;)" office:value-type="string" office:string-value="'MD6+3': {'element': 'Md', 'MM3': '220'}," calcext:value-type="string">
            <text:p>'MD6+3': {'element': 'Md', 'MM3': '220'},</text:p>
          </table:table-cell>
          <table:table-cell office:value-type="string" calcext:value-type="string">
            <text:p>'MD6+3': {'element': 'Md', 'MM3': '220'},</text:p>
          </table:table-cell>
          <table:table-cell/>
        </table:table-row>
        <table:table-row table:style-name="ro1">
          <table:table-cell office:value-type="string" calcext:value-type="string">
            <text:p>'NO6+3'</text:p>
          </table:table-cell>
          <table:table-cell office:value-type="string" calcext:value-type="string">
            <text:p>No</text:p>
          </table:table-cell>
          <table:table-cell table:formula="of:=CONCATENATE([.C193];[.A19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</text:p>
          </table:table-cell>
          <table:table-cell office:value-type="string" calcext:value-type="string">
            <text:p>'221'</text:p>
          </table:table-cell>
          <table:table-cell table:style-name="ce4" table:formula="of:=CONCATENATE(UPPER([.A194]);&quot;: {'element': '&quot;;[.B194];&quot;', 'MM3': &quot;; [.D194];&quot;},&quot;)" office:value-type="string" office:string-value="'NO6+3': {'element': 'No', 'MM3': '221'}," calcext:value-type="string">
            <text:p>'NO6+3': {'element': 'No', 'MM3': '221'},</text:p>
          </table:table-cell>
          <table:table-cell office:value-type="string" calcext:value-type="string">
            <text:p>'NO6+3': {'element': 'No', 'MM3': '221'},</text:p>
          </table:table-cell>
          <table:table-cell/>
        </table:table-row>
        <table:table-row table:style-name="ro1">
          <table:table-cell office:value-type="string" calcext:value-type="string">
            <text:p>'LW6+3'</text:p>
          </table:table-cell>
          <table:table-cell office:value-type="string" calcext:value-type="string">
            <text:p>Lw</text:p>
          </table:table-cell>
          <table:table-cell table:formula="of:=CONCATENATE([.C194];[.A19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'LW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'LW6+3', </text:p>
          </table:table-cell>
          <table:table-cell office:value-type="string" calcext:value-type="string">
            <text:p>'222’</text:p>
          </table:table-cell>
          <table:table-cell table:style-name="ce4" table:formula="of:=CONCATENATE(UPPER([.A195]);&quot;: {'element': '&quot;;[.B195];&quot;', 'MM3': &quot;; [.D195];&quot;},&quot;)" office:value-type="string" office:string-value="'LW6+3': {'element': 'Lw', 'MM3': '222’}," calcext:value-type="string">
            <text:p>'LW6+3': {'element': 'Lw', 'MM3': '222’},</text:p>
          </table:table-cell>
          <table:table-cell office:value-type="string" calcext:value-type="string">
            <text:p>'LW6+3': {'element': 'Lw', 'MM3': '222’},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'LW6+3', </text:p>
          </table:table-cell>
          <table:table-cell table:number-columns-repeated="4"/>
        </table:table-row>
        <table:table-row table:style-name="ro1" table:number-rows-repeated="10483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mber" table:style-name="ta2">
        <table:table-column table:style-name="co4" table:number-columns-repeated="6" table:default-cell-style-name="Default"/>
        <table:table-row table:style-name="ro1">
          <table:table-cell table:number-columns-repeated="2" office:value-type="string" calcext:value-type="string">
            <text:p>H</text:p>
          </table:table-cell>
          <table:table-cell table:formula="of:=CONCATENATE(&quot;'&quot;;[.A1];&quot;', &quot;)" office:value-type="string" office:string-value="'H', " calcext:value-type="string">
            <text:p>'H', </text:p>
          </table:table-cell>
          <table:table-cell/>
          <table:table-cell table:style-name="ce4" table:formula="of:=CONCATENATE(&quot;'&quot;;UPPER([.A1]);&quot;': {'element': '&quot;;[.B1];&quot;'},&quot;)" office:value-type="string" office:string-value="'H': {'element': 'H'}," calcext:value-type="string">
            <text:p>'H': {'element': 'H'},</text:p>
          </table:table-cell>
          <table:table-cell office:value-type="string" calcext:value-type="string">
            <text:p>'H': {'element': 'H'},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H</text:p>
          </table:table-cell>
          <table:table-cell table:formula="of:=CONCATENATE([.C1];&quot;'&quot;;[.A2];&quot;', &quot;)" office:value-type="string" office:string-value="'H', 'HO', " calcext:value-type="string">
            <text:p>'H', 'HO', </text:p>
          </table:table-cell>
          <table:table-cell/>
          <table:table-cell table:style-name="ce4" table:formula="of:=CONCATENATE(&quot;'&quot;;UPPER([.A2]);&quot;': {'element': '&quot;;[.B2];&quot;'},&quot;)" office:value-type="string" office:string-value="'HO': {'element': 'H'}," calcext:value-type="string">
            <text:p>'HO': {'element': 'H'},</text:p>
          </table:table-cell>
          <table:table-cell office:value-type="string" calcext:value-type="string">
            <text:p>'HO': {'element': 'H'},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</text:p>
          </table:table-cell>
          <table:table-cell table:formula="of:=CONCATENATE([.C2];&quot;'&quot;;[.A3];&quot;', &quot;)" office:value-type="string" office:string-value="'H', 'HO', 'HS', " calcext:value-type="string">
            <text:p>'H', 'HO', 'HS', </text:p>
          </table:table-cell>
          <table:table-cell/>
          <table:table-cell table:style-name="ce4" table:formula="of:=CONCATENATE(&quot;'&quot;;UPPER([.A3]);&quot;': {'element': '&quot;;[.B3];&quot;'},&quot;)" office:value-type="string" office:string-value="'HS': {'element': 'H'}," calcext:value-type="string">
            <text:p>'HS': {'element': 'H'},</text:p>
          </table:table-cell>
          <table:table-cell office:value-type="string" calcext:value-type="string">
            <text:p>'HS': {'element': 'H'},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</text:p>
          </table:table-cell>
          <table:table-cell table:formula="of:=CONCATENATE([.C3];&quot;'&quot;;[.A4];&quot;', &quot;)" office:value-type="string" office:string-value="'H', 'HO', 'HS', 'HC', " calcext:value-type="string">
            <text:p>'H', 'HO', 'HS', 'HC', </text:p>
          </table:table-cell>
          <table:table-cell/>
          <table:table-cell table:style-name="ce4" table:formula="of:=CONCATENATE(&quot;'&quot;;UPPER([.A4]);&quot;': {'element': '&quot;;[.B4];&quot;'},&quot;)" office:value-type="string" office:string-value="'HC': {'element': 'H'}," calcext:value-type="string">
            <text:p>'HC': {'element': 'H'},</text:p>
          </table:table-cell>
          <table:table-cell office:value-type="string" calcext:value-type="string">
            <text:p>'HC': {'element': 'H'},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</text:p>
          </table:table-cell>
          <table:table-cell table:formula="of:=CONCATENATE([.C4];&quot;'&quot;;[.A5];&quot;', &quot;)" office:value-type="string" office:string-value="'H', 'HO', 'HS', 'HC', 'H1', " calcext:value-type="string">
            <text:p>'H', 'HO', 'HS', 'HC', 'H1', </text:p>
          </table:table-cell>
          <table:table-cell/>
          <table:table-cell table:style-name="ce4" table:formula="of:=CONCATENATE(&quot;'&quot;;UPPER([.A5]);&quot;': {'element': '&quot;;[.B5];&quot;'},&quot;)" office:value-type="string" office:string-value="'H1': {'element': 'H'}," calcext:value-type="string">
            <text:p>'H1': {'element': 'H'},</text:p>
          </table:table-cell>
          <table:table-cell office:value-type="string" calcext:value-type="string">
            <text:p>'H1': {'element': 'H'},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</text:p>
          </table:table-cell>
          <table:table-cell table:formula="of:=CONCATENATE([.C5];&quot;'&quot;;[.A6];&quot;', &quot;)" office:value-type="string" office:string-value="'H', 'HO', 'HS', 'HC', 'H1', 'H2', " calcext:value-type="string">
            <text:p>'H', 'HO', 'HS', 'HC', 'H1', 'H2', </text:p>
          </table:table-cell>
          <table:table-cell/>
          <table:table-cell table:style-name="ce4" table:formula="of:=CONCATENATE(&quot;'&quot;;UPPER([.A6]);&quot;': {'element': '&quot;;[.B6];&quot;'},&quot;)" office:value-type="string" office:string-value="'H2': {'element': 'H'}," calcext:value-type="string">
            <text:p>'H2': {'element': 'H'},</text:p>
          </table:table-cell>
          <table:table-cell office:value-type="string" calcext:value-type="string">
            <text:p>'H2': {'element': 'H'},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</text:p>
          </table:table-cell>
          <table:table-cell table:formula="of:=CONCATENATE([.C6];&quot;'&quot;;[.A7];&quot;', &quot;)" office:value-type="string" office:string-value="'H', 'HO', 'HS', 'HC', 'H1', 'H2', 'H3', " calcext:value-type="string">
            <text:p>'H', 'HO', 'HS', 'HC', 'H1', 'H2', 'H3', </text:p>
          </table:table-cell>
          <table:table-cell/>
          <table:table-cell table:style-name="ce4" table:formula="of:=CONCATENATE(&quot;'&quot;;UPPER([.A7]);&quot;': {'element': '&quot;;[.B7];&quot;'},&quot;)" office:value-type="string" office:string-value="'H3': {'element': 'H'}," calcext:value-type="string">
            <text:p>'H3': {'element': 'H'},</text:p>
          </table:table-cell>
          <table:table-cell office:value-type="string" calcext:value-type="string">
            <text:p>'H3': {'element': 'H'},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</text:p>
          </table:table-cell>
          <table:table-cell table:formula="of:=CONCATENATE([.C7];&quot;'&quot;;[.A8];&quot;', &quot;)" office:value-type="string" office:string-value="'H', 'HO', 'HS', 'HC', 'H1', 'H2', 'H3', 'HP', " calcext:value-type="string">
            <text:p>'H', 'HO', 'HS', 'HC', 'H1', 'H2', 'H3', 'HP', </text:p>
          </table:table-cell>
          <table:table-cell/>
          <table:table-cell table:style-name="ce4" table:formula="of:=CONCATENATE(&quot;'&quot;;UPPER([.A8]);&quot;': {'element': '&quot;;[.B8];&quot;'},&quot;)" office:value-type="string" office:string-value="'HP': {'element': 'H'}," calcext:value-type="string">
            <text:p>'HP': {'element': 'H'},</text:p>
          </table:table-cell>
          <table:table-cell office:value-type="string" calcext:value-type="string">
            <text:p>'HP': {'element': 'H'},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</text:p>
          </table:table-cell>
          <table:table-cell table:formula="of:=CONCATENATE([.C8];&quot;'&quot;;[.A9];&quot;', &quot;)" office:value-type="string" office:string-value="'H', 'HO', 'HS', 'HC', 'H1', 'H2', 'H3', 'HP', 'HA', " calcext:value-type="string">
            <text:p>'H', 'HO', 'HS', 'HC', 'H1', 'H2', 'H3', 'HP', 'HA', </text:p>
          </table:table-cell>
          <table:table-cell/>
          <table:table-cell table:style-name="ce4" table:formula="of:=CONCATENATE(&quot;'&quot;;UPPER([.A9]);&quot;': {'element': '&quot;;[.B9];&quot;'},&quot;)" office:value-type="string" office:string-value="'HA': {'element': 'H'}," calcext:value-type="string">
            <text:p>'HA': {'element': 'H'},</text:p>
          </table:table-cell>
          <table:table-cell office:value-type="string" calcext:value-type="string">
            <text:p>'HA': {'element': 'H'},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</text:p>
          </table:table-cell>
          <table:table-cell table:formula="of:=CONCATENATE([.C9];&quot;'&quot;;[.A10];&quot;', &quot;)" office:value-type="string" office:string-value="'H', 'HO', 'HS', 'HC', 'H1', 'H2', 'H3', 'HP', 'HA', 'H4', " calcext:value-type="string">
            <text:p>'H', 'HO', 'HS', 'HC', 'H1', 'H2', 'H3', 'HP', 'HA', 'H4', </text:p>
          </table:table-cell>
          <table:table-cell/>
          <table:table-cell table:style-name="ce4" table:formula="of:=CONCATENATE(&quot;'&quot;;UPPER([.A10]);&quot;': {'element': '&quot;;[.B10];&quot;'},&quot;)" office:value-type="string" office:string-value="'H4': {'element': 'H'}," calcext:value-type="string">
            <text:p>'H4': {'element': 'H'},</text:p>
          </table:table-cell>
          <table:table-cell office:value-type="string" calcext:value-type="string">
            <text:p>'H4': {'element': 'H'},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</text:p>
          </table:table-cell>
          <table:table-cell table:formula="of:=CONCATENATE([.C10];&quot;'&quot;;[.A11];&quot;', &quot;)" office:value-type="string" office:string-value="'H', 'HO', 'HS', 'HC', 'H1', 'H2', 'H3', 'HP', 'HA', 'H4', 'H5', " calcext:value-type="string">
            <text:p>'H', 'HO', 'HS', 'HC', 'H1', 'H2', 'H3', 'HP', 'HA', 'H4', 'H5', </text:p>
          </table:table-cell>
          <table:table-cell/>
          <table:table-cell table:style-name="ce4" table:formula="of:=CONCATENATE(&quot;'&quot;;UPPER([.A11]);&quot;': {'element': '&quot;;[.B11];&quot;'},&quot;)" office:value-type="string" office:string-value="'H5': {'element': 'H'}," calcext:value-type="string">
            <text:p>'H5': {'element': 'H'},</text:p>
          </table:table-cell>
          <table:table-cell office:value-type="string" calcext:value-type="string">
            <text:p>'H5': {'element': 'H'},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H</text:p>
          </table:table-cell>
          <table:table-cell table:formula="of:=CONCATENATE([.C11];&quot;'&quot;;[.A12];&quot;', &quot;)" office:value-type="string" office:string-value="'H', 'HO', 'HS', 'HC', 'H1', 'H2', 'H3', 'HP', 'HA', 'H4', 'H5', 'HW', " calcext:value-type="string">
            <text:p>'H', 'HO', 'HS', 'HC', 'H1', 'H2', 'H3', 'HP', 'HA', 'H4', 'H5', 'HW', </text:p>
          </table:table-cell>
          <table:table-cell/>
          <table:table-cell table:style-name="ce4" table:formula="of:=CONCATENATE(&quot;'&quot;;UPPER([.A12]);&quot;': {'element': '&quot;;[.B12];&quot;'},&quot;)" office:value-type="string" office:string-value="'HW': {'element': 'H'}," calcext:value-type="string">
            <text:p>'HW': {'element': 'H'},</text:p>
          </table:table-cell>
          <table:table-cell office:value-type="string" calcext:value-type="string">
            <text:p>'HW': {'element': 'H'},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formula="of:=CONCATENATE([.C12];&quot;'&quot;;[.A13];&quot;', &quot;)" office:value-type="string" office:string-value="'H', 'HO', 'HS', 'HC', 'H1', 'H2', 'H3', 'HP', 'HA', 'H4', 'H5', 'HW', 'O', " calcext:value-type="string">
            <text:p>'H', 'HO', 'HS', 'HC', 'H1', 'H2', 'H3', 'HP', 'HA', 'H4', 'H5', 'HW', 'O', </text:p>
          </table:table-cell>
          <table:table-cell/>
          <table:table-cell table:style-name="ce4" table:formula="of:=CONCATENATE(&quot;'&quot;;UPPER([.A13]);&quot;': {'element': '&quot;;[.B13];&quot;'},&quot;)" office:value-type="string" office:string-value="'O': {'element': 'O'}," calcext:value-type="string">
            <text:p>'O': {'element': 'O'},</text:p>
          </table:table-cell>
          <table:table-cell office:value-type="string" calcext:value-type="string">
            <text:p>'O': {'element': 'O'},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</text:p>
          </table:table-cell>
          <table:table-cell table:formula="of:=CONCATENATE([.C13];&quot;'&quot;;[.A14];&quot;', &quot;)" office:value-type="string" office:string-value="'H', 'HO', 'HS', 'HC', 'H1', 'H2', 'H3', 'HP', 'HA', 'H4', 'H5', 'HW', 'O', 'O2', " calcext:value-type="string">
            <text:p>'H', 'HO', 'HS', 'HC', 'H1', 'H2', 'H3', 'HP', 'HA', 'H4', 'H5', 'HW', 'O', 'O2', </text:p>
          </table:table-cell>
          <table:table-cell/>
          <table:table-cell table:style-name="ce4" table:formula="of:=CONCATENATE(&quot;'&quot;;UPPER([.A14]);&quot;': {'element': '&quot;;[.B14];&quot;'},&quot;)" office:value-type="string" office:string-value="'O2': {'element': 'O'}," calcext:value-type="string">
            <text:p>'O2': {'element': 'O'},</text:p>
          </table:table-cell>
          <table:table-cell office:value-type="string" calcext:value-type="string">
            <text:p>'O2': {'element': 'O'},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O</text:p>
          </table:table-cell>
          <table:table-cell table:formula="of:=CONCATENATE([.C14];&quot;'&quot;;[.A15];&quot;', &quot;)" office:value-type="string" office:string-value="'H', 'HO', 'HS', 'HC', 'H1', 'H2', 'H3', 'HP', 'HA', 'H4', 'H5', 'HW', 'O', 'O2', 'OW', " calcext:value-type="string">
            <text:p>'H', 'HO', 'HS', 'HC', 'H1', 'H2', 'H3', 'HP', 'HA', 'H4', 'H5', 'HW', 'O', 'O2', 'OW', </text:p>
          </table:table-cell>
          <table:table-cell/>
          <table:table-cell table:style-name="ce4" table:formula="of:=CONCATENATE(&quot;'&quot;;UPPER([.A15]);&quot;': {'element': '&quot;;[.B15];&quot;'},&quot;)" office:value-type="string" office:string-value="'OW': {'element': 'O'}," calcext:value-type="string">
            <text:p>'OW': {'element': 'O'},</text:p>
          </table:table-cell>
          <table:table-cell office:value-type="string" calcext:value-type="string">
            <text:p>'OW': {'element': 'O'},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</text:p>
          </table:table-cell>
          <table:table-cell table:formula="of:=CONCATENATE([.C15];&quot;'&quot;;[.A16];&quot;', &quot;)" office:value-type="string" office:string-value="'H', 'HO', 'HS', 'HC', 'H1', 'H2', 'H3', 'HP', 'HA', 'H4', 'H5', 'HW', 'O', 'O2', 'OW', 'OH', " calcext:value-type="string">
            <text:p>'H', 'HO', 'HS', 'HC', 'H1', 'H2', 'H3', 'HP', 'HA', 'H4', 'H5', 'HW', 'O', 'O2', 'OW', 'OH', </text:p>
          </table:table-cell>
          <table:table-cell/>
          <table:table-cell table:style-name="ce4" table:formula="of:=CONCATENATE(&quot;'&quot;;UPPER([.A16]);&quot;': {'element': '&quot;;[.B16];&quot;'},&quot;)" office:value-type="string" office:string-value="'OH': {'element': 'O'}," calcext:value-type="string">
            <text:p>'OH': {'element': 'O'},</text:p>
          </table:table-cell>
          <table:table-cell office:value-type="string" calcext:value-type="string">
            <text:p>'OH': {'element': 'O'},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formula="of:=CONCATENATE([.C16];&quot;'&quot;;[.A17];&quot;', &quot;)" office:value-type="string" office:string-value="'H', 'HO', 'HS', 'HC', 'H1', 'H2', 'H3', 'HP', 'HA', 'H4', 'H5', 'HW', 'O', 'O2', 'OW', 'OH', 'OS', " calcext:value-type="string">
            <text:p>'H', 'HO', 'HS', 'HC', 'H1', 'H2', 'H3', 'HP', 'HA', 'H4', 'H5', 'HW', 'O', 'O2', 'OW', 'OH', 'OS', </text:p>
          </table:table-cell>
          <table:table-cell/>
          <table:table-cell table:style-name="ce4" table:formula="of:=CONCATENATE(&quot;'&quot;;UPPER([.A17]);&quot;': {'element': '&quot;;[.B17];&quot;'},&quot;)" office:value-type="string" office:string-value="'OS': {'element': 'O'}," calcext:value-type="string">
            <text:p>'OS': {'element': 'O'},</text:p>
          </table:table-cell>
          <table:table-cell office:value-type="string" calcext:value-type="string">
            <text:p>'OS': {'element': 'O'},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table:formula="of:=CONCATENATE([.C17];&quot;'&quot;;[.A18];&quot;', &quot;)" office:value-type="string" office:string-value="'H', 'HO', 'HS', 'HC', 'H1', 'H2', 'H3', 'HP', 'HA', 'H4', 'H5', 'HW', 'O', 'O2', 'OW', 'OH', 'OS', 'CT', " calcext:value-type="string">
            <text:p>'H', 'HO', 'HS', 'HC', 'H1', 'H2', 'H3', 'HP', 'HA', 'H4', 'H5', 'HW', 'O', 'O2', 'OW', 'OH', 'OS', 'CT', </text:p>
          </table:table-cell>
          <table:table-cell/>
          <table:table-cell table:style-name="ce4" table:formula="of:=CONCATENATE(&quot;'&quot;;UPPER([.A18]);&quot;': {'element': '&quot;;[.B18];&quot;'},&quot;)" office:value-type="string" office:string-value="'CT': {'element': 'C'}," calcext:value-type="string">
            <text:p>'CT': {'element': 'C'},</text:p>
          </table:table-cell>
          <table:table-cell office:value-type="string" calcext:value-type="string">
            <text:p>'CT': {'element': 'C'},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table:formula="of:=CONCATENATE([.C18];&quot;'&quot;;[.A19];&quot;', &quot;)" office:value-type="string" office:string-value="'H', 'HO', 'HS', 'HC', 'H1', 'H2', 'H3', 'HP', 'HA', 'H4', 'H5', 'HW', 'O', 'O2', 'OW', 'OH', 'OS', 'CT', 'CA', " calcext:value-type="string">
            <text:p>'H', 'HO', 'HS', 'HC', 'H1', 'H2', 'H3', 'HP', 'HA', 'H4', 'H5', 'HW', 'O', 'O2', 'OW', 'OH', 'OS', 'CT', 'CA', </text:p>
          </table:table-cell>
          <table:table-cell/>
          <table:table-cell table:style-name="ce4" table:formula="of:=CONCATENATE(&quot;'&quot;;UPPER([.A19]);&quot;': {'element': '&quot;;[.B19];&quot;'},&quot;)" office:value-type="string" office:string-value="'CA': {'element': 'C'}," calcext:value-type="string">
            <text:p>'CA': {'element': 'C'},</text:p>
          </table:table-cell>
          <table:table-cell office:value-type="string" calcext:value-type="string">
            <text:p>'CA': {'element': 'C'},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</text:p>
          </table:table-cell>
          <table:table-cell table:formula="of:=CONCATENATE([.C19];&quot;'&quot;;[.A20];&quot;', &quot;)" office:value-type="string" office:string-value="'H', 'HO', 'HS', 'HC', 'H1', 'H2', 'H3', 'HP', 'HA', 'H4', 'H5', 'HW', 'O', 'O2', 'OW', 'OH', 'OS', 'CT', 'CA', 'CM', " calcext:value-type="string">
            <text:p>'H', 'HO', 'HS', 'HC', 'H1', 'H2', 'H3', 'HP', 'HA', 'H4', 'H5', 'HW', 'O', 'O2', 'OW', 'OH', 'OS', 'CT', 'CA', 'CM', </text:p>
          </table:table-cell>
          <table:table-cell/>
          <table:table-cell table:style-name="ce4" table:formula="of:=CONCATENATE(&quot;'&quot;;UPPER([.A20]);&quot;': {'element': '&quot;;[.B20];&quot;'},&quot;)" office:value-type="string" office:string-value="'CM': {'element': 'C'}," calcext:value-type="string">
            <text:p>'CM': {'element': 'C'},</text:p>
          </table:table-cell>
          <table:table-cell office:value-type="string" calcext:value-type="string">
            <text:p>'CM': {'element': 'C'},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formula="of:=CONCATENATE([.C20];&quot;'&quot;;[.A21];&quot;', &quot;)" office:value-type="string" office:string-value="'H', 'HO', 'HS', 'HC', 'H1', 'H2', 'H3', 'HP', 'HA', 'H4', 'H5', 'HW', 'O', 'O2', 'OW', 'OH', 'OS', 'CT', 'CA', 'CM', 'C', " calcext:value-type="string">
            <text:p>'H', 'HO', 'HS', 'HC', 'H1', 'H2', 'H3', 'HP', 'HA', 'H4', 'H5', 'HW', 'O', 'O2', 'OW', 'OH', 'OS', 'CT', 'CA', 'CM', 'C', </text:p>
          </table:table-cell>
          <table:table-cell/>
          <table:table-cell table:style-name="ce4" table:formula="of:=CONCATENATE(&quot;'&quot;;UPPER([.A21]);&quot;': {'element': '&quot;;[.B21];&quot;'},&quot;)" office:value-type="string" office:string-value="'C': {'element': 'C'}," calcext:value-type="string">
            <text:p>'C': {'element': 'C'},</text:p>
          </table:table-cell>
          <table:table-cell office:value-type="string" calcext:value-type="string">
            <text:p>'C': {'element': 'C'},</text:p>
          </table:table-cell>
        </table:table-row>
        <table:table-row table:style-name="ro1">
          <table:table-cell office:value-type="string" calcext:value-type="string">
            <text:p>C*</text:p>
          </table:table-cell>
          <table:table-cell office:value-type="string" calcext:value-type="string">
            <text:p>C</text:p>
          </table:table-cell>
          <table:table-cell table:formula="of:=CONCATENATE([.C21];&quot;'&quot;;[.A22];&quot;', &quot;)" office:value-type="string" office:string-value="'H', 'HO', 'HS', 'HC', 'H1', 'H2', 'H3', 'HP', 'HA', 'H4', 'H5', 'HW', 'O', 'O2', 'OW', 'OH', 'OS', 'CT', 'CA', 'CM', 'C', 'C*', " calcext:value-type="string">
            <text:p>'H', 'HO', 'HS', 'HC', 'H1', 'H2', 'H3', 'HP', 'HA', 'H4', 'H5', 'HW', 'O', 'O2', 'OW', 'OH', 'OS', 'CT', 'CA', 'CM', 'C', 'C*', </text:p>
          </table:table-cell>
          <table:table-cell/>
          <table:table-cell table:style-name="ce4" table:formula="of:=CONCATENATE(&quot;'&quot;;UPPER([.A22]);&quot;': {'element': '&quot;;[.B22];&quot;'},&quot;)" office:value-type="string" office:string-value="'C*': {'element': 'C'}," calcext:value-type="string">
            <text:p>'C*': {'element': 'C'},</text:p>
          </table:table-cell>
          <table:table-cell office:value-type="string" calcext:value-type="string">
            <text:p>'C*': {'element': 'C'}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</text:p>
          </table:table-cell>
          <table:table-cell table:formula="of:=CONCATENATE([.C22];&quot;'&quot;;[.A23];&quot;', &quot;)" office:value-type="string" office:string-value="'H', 'HO', 'HS', 'HC', 'H1', 'H2', 'H3', 'HP', 'HA', 'H4', 'H5', 'HW', 'O', 'O2', 'OW', 'OH', 'OS', 'CT', 'CA', 'CM', 'C', 'C*', 'CB', " calcext:value-type="string">
            <text:p>'H', 'HO', 'HS', 'HC', 'H1', 'H2', 'H3', 'HP', 'HA', 'H4', 'H5', 'HW', 'O', 'O2', 'OW', 'OH', 'OS', 'CT', 'CA', 'CM', 'C', 'C*', 'CB', </text:p>
          </table:table-cell>
          <table:table-cell/>
          <table:table-cell table:style-name="ce4" table:formula="of:=CONCATENATE(&quot;'&quot;;UPPER([.A23]);&quot;': {'element': '&quot;;[.B23];&quot;'},&quot;)" office:value-type="string" office:string-value="'CB': {'element': 'C'}," calcext:value-type="string">
            <text:p>'CB': {'element': 'C'},</text:p>
          </table:table-cell>
          <table:table-cell office:value-type="string" calcext:value-type="string">
            <text:p>'CB': {'element': 'C'},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formula="of:=CONCATENATE([.C23];&quot;'&quot;;[.A24];&quot;', &quot;)" office:value-type="string" office:string-value="'H', 'HO', 'HS', 'HC', 'H1', 'H2', 'H3', 'HP', 'HA', 'H4', 'H5', 'HW', 'O', 'O2', 'OW', 'OH', 'OS', 'CT', 'CA', 'CM', 'C', 'C*', 'CB', 'CC', " calcext:value-type="string">
            <text:p>'H', 'HO', 'HS', 'HC', 'H1', 'H2', 'H3', 'HP', 'HA', 'H4', 'H5', 'HW', 'O', 'O2', 'OW', 'OH', 'OS', 'CT', 'CA', 'CM', 'C', 'C*', 'CB', 'CC', </text:p>
          </table:table-cell>
          <table:table-cell/>
          <table:table-cell table:style-name="ce4" table:formula="of:=CONCATENATE(&quot;'&quot;;UPPER([.A24]);&quot;': {'element': '&quot;;[.B24];&quot;'},&quot;)" office:value-type="string" office:string-value="'CC': {'element': 'C'}," calcext:value-type="string">
            <text:p>'CC': {'element': 'C'},</text:p>
          </table:table-cell>
          <table:table-cell office:value-type="string" calcext:value-type="string">
            <text:p>'CC': {'element': 'C'},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</text:p>
          </table:table-cell>
          <table:table-cell table:formula="of:=CONCATENATE([.C24];&quot;'&quot;;[.A25];&quot;', &quot;)" office:value-type="string" office:string-value="'H', 'HO', 'HS', 'HC', 'H1', 'H2', 'H3', 'HP', 'HA', 'H4', 'H5', 'HW', 'O', 'O2', 'OW', 'OH', 'OS', 'CT', 'CA', 'CM', 'C', 'C*', 'CB', 'CC', 'CN', " calcext:value-type="string">
            <text:p>'H', 'HO', 'HS', 'HC', 'H1', 'H2', 'H3', 'HP', 'HA', 'H4', 'H5', 'HW', 'O', 'O2', 'OW', 'OH', 'OS', 'CT', 'CA', 'CM', 'C', 'C*', 'CB', 'CC', 'CN', </text:p>
          </table:table-cell>
          <table:table-cell/>
          <table:table-cell table:style-name="ce4" table:formula="of:=CONCATENATE(&quot;'&quot;;UPPER([.A25]);&quot;': {'element': '&quot;;[.B25];&quot;'},&quot;)" office:value-type="string" office:string-value="'CN': {'element': 'C'}," calcext:value-type="string">
            <text:p>'CN': {'element': 'C'},</text:p>
          </table:table-cell>
          <table:table-cell office:value-type="string" calcext:value-type="string">
            <text:p>'CN': {'element': 'C'},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</text:p>
          </table:table-cell>
          <table:table-cell table:formula="of:=CONCATENATE([.C25];&quot;'&quot;;[.A26];&quot;', &quot;)" office:value-type="string" office:string-value="'H', 'HO', 'HS', 'HC', 'H1', 'H2', 'H3', 'HP', 'HA', 'H4', 'H5', 'HW', 'O', 'O2', 'OW', 'OH', 'OS', 'CT', 'CA', 'CM', 'C', 'C*', 'CB', 'CC', 'CN', 'CK', " calcext:value-type="string">
            <text:p>'H', 'HO', 'HS', 'HC', 'H1', 'H2', 'H3', 'HP', 'HA', 'H4', 'H5', 'HW', 'O', 'O2', 'OW', 'OH', 'OS', 'CT', 'CA', 'CM', 'C', 'C*', 'CB', 'CC', 'CN', 'CK', </text:p>
          </table:table-cell>
          <table:table-cell/>
          <table:table-cell table:style-name="ce4" table:formula="of:=CONCATENATE(&quot;'&quot;;UPPER([.A26]);&quot;': {'element': '&quot;;[.B26];&quot;'},&quot;)" office:value-type="string" office:string-value="'CK': {'element': 'C'}," calcext:value-type="string">
            <text:p>'CK': {'element': 'C'},</text:p>
          </table:table-cell>
          <table:table-cell office:value-type="string" calcext:value-type="string">
            <text:p>'CK': {'element': 'C'},</text:p>
          </table:table-cell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C</text:p>
          </table:table-cell>
          <table:table-cell table:formula="of:=CONCATENATE([.C26];&quot;'&quot;;[.A27];&quot;', &quot;)" office:value-type="string" office:string-value="'H', 'HO', 'HS', 'HC', 'H1', 'H2', 'H3', 'HP', 'HA', 'H4', 'H5', 'HW', 'O', 'O2', 'OW', 'OH', 'OS', 'CT', 'CA', 'CM', 'C', 'C*', 'CB', 'CC', 'CN', 'CK', 'CQ', " calcext:value-type="string">
            <text:p>'H', 'HO', 'HS', 'HC', 'H1', 'H2', 'H3', 'HP', 'HA', 'H4', 'H5', 'HW', 'O', 'O2', 'OW', 'OH', 'OS', 'CT', 'CA', 'CM', 'C', 'C*', 'CB', 'CC', 'CN', 'CK', 'CQ', </text:p>
          </table:table-cell>
          <table:table-cell/>
          <table:table-cell table:style-name="ce4" table:formula="of:=CONCATENATE(&quot;'&quot;;UPPER([.A27]);&quot;': {'element': '&quot;;[.B27];&quot;'},&quot;)" office:value-type="string" office:string-value="'CQ': {'element': 'C'}," calcext:value-type="string">
            <text:p>'CQ': {'element': 'C'},</text:p>
          </table:table-cell>
          <table:table-cell office:value-type="string" calcext:value-type="string">
            <text:p>'CQ': {'element': 'C'},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</text:p>
          </table:table-cell>
          <table:table-cell table:formula="of:=CONCATENATE([.C27];&quot;'&quot;;[.A28];&quot;', &quot;)" office:value-type="string" office:string-value="'H', 'HO', 'HS', 'HC', 'H1', 'H2', 'H3', 'HP', 'HA', 'H4', 'H5', 'HW', 'O', 'O2', 'OW', 'OH', 'OS', 'CT', 'CA', 'CM', 'C', 'C*', 'CB', 'CC', 'CN', 'CK', 'CQ', 'CW', " calcext:value-type="string">
            <text:p>'H', 'HO', 'HS', 'HC', 'H1', 'H2', 'H3', 'HP', 'HA', 'H4', 'H5', 'HW', 'O', 'O2', 'OW', 'OH', 'OS', 'CT', 'CA', 'CM', 'C', 'C*', 'CB', 'CC', 'CN', 'CK', 'CQ', 'CW', </text:p>
          </table:table-cell>
          <table:table-cell/>
          <table:table-cell table:style-name="ce4" table:formula="of:=CONCATENATE(&quot;'&quot;;UPPER([.A28]);&quot;': {'element': '&quot;;[.B28];&quot;'},&quot;)" office:value-type="string" office:string-value="'CW': {'element': 'C'}," calcext:value-type="string">
            <text:p>'CW': {'element': 'C'},</text:p>
          </table:table-cell>
          <table:table-cell office:value-type="string" calcext:value-type="string">
            <text:p>'CW': {'element': 'C'},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</text:p>
          </table:table-cell>
          <table:table-cell table:formula="of:=CONCATENATE([.C28];&quot;'&quot;;[.A29];&quot;', &quot;)" office:value-type="string" office:string-value="'H', 'HO', 'HS', 'HC', 'H1', 'H2', 'H3', 'HP', 'HA', 'H4', 'H5', 'HW', 'O', 'O2', 'OW', 'OH', 'OS', 'CT', 'CA', 'CM', 'C', 'C*', 'CB', 'CC', 'CN', 'CK', 'CQ', 'CW', 'CV', " calcext:value-type="string">
            <text:p>'H', 'HO', 'HS', 'HC', 'H1', 'H2', 'H3', 'HP', 'HA', 'H4', 'H5', 'HW', 'O', 'O2', 'OW', 'OH', 'OS', 'CT', 'CA', 'CM', 'C', 'C*', 'CB', 'CC', 'CN', 'CK', 'CQ', 'CW', 'CV', </text:p>
          </table:table-cell>
          <table:table-cell/>
          <table:table-cell table:style-name="ce4" table:formula="of:=CONCATENATE(&quot;'&quot;;UPPER([.A29]);&quot;': {'element': '&quot;;[.B29];&quot;'},&quot;)" office:value-type="string" office:string-value="'CV': {'element': 'C'}," calcext:value-type="string">
            <text:p>'CV': {'element': 'C'},</text:p>
          </table:table-cell>
          <table:table-cell office:value-type="string" calcext:value-type="string">
            <text:p>'CV': {'element': 'C'},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</text:p>
          </table:table-cell>
          <table:table-cell table:formula="of:=CONCATENATE([.C29];&quot;'&quot;;[.A30];&quot;', &quot;)" office:value-type="string" office:string-value="'H', 'HO', 'HS', 'HC', 'H1', 'H2', 'H3', 'HP', 'HA', 'H4', 'H5', 'HW', 'O', 'O2', 'OW', 'OH', 'OS', 'CT', 'CA', 'CM', 'C', 'C*', 'CB', 'CC', 'CN', 'CK', 'CQ', 'CW', 'CV', 'CR', " calcext:value-type="string">
            <text:p>'H', 'HO', 'HS', 'HC', 'H1', 'H2', 'H3', 'HP', 'HA', 'H4', 'H5', 'HW', 'O', 'O2', 'OW', 'OH', 'OS', 'CT', 'CA', 'CM', 'C', 'C*', 'CB', 'CC', 'CN', 'CK', 'CQ', 'CW', 'CV', 'CR', </text:p>
          </table:table-cell>
          <table:table-cell/>
          <table:table-cell table:style-name="ce4" table:formula="of:=CONCATENATE(&quot;'&quot;;UPPER([.A30]);&quot;': {'element': '&quot;;[.B30];&quot;'},&quot;)" office:value-type="string" office:string-value="'CR': {'element': 'C'}," calcext:value-type="string">
            <text:p>'CR': {'element': 'C'},</text:p>
          </table:table-cell>
          <table:table-cell office:value-type="string" calcext:value-type="string">
            <text:p>'CR': {'element': 'C'},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</text:p>
          </table:table-cell>
          <table:table-cell table:formula="of:=CONCATENATE([.C30];&quot;'&quot;;[.A31];&quot;', &quot;)" office:value-type="string" office:string-value="'H', 'HO', 'HS', 'HC', 'H1', 'H2', 'H3', 'HP', 'HA', 'H4', 'H5', 'HW', 'O', 'O2', 'OW', 'OH', 'OS', 'CT', 'CA', 'CM', 'C', 'C*', 'CB', 'CC', 'CN', 'CK', 'CQ', 'CW', 'CV', 'CR', 'CX', " calcext:value-type="string">
            <text:p>'H', 'HO', 'HS', 'HC', 'H1', 'H2', 'H3', 'HP', 'HA', 'H4', 'H5', 'HW', 'O', 'O2', 'OW', 'OH', 'OS', 'CT', 'CA', 'CM', 'C', 'C*', 'CB', 'CC', 'CN', 'CK', 'CQ', 'CW', 'CV', 'CR', 'CX', </text:p>
          </table:table-cell>
          <table:table-cell/>
          <table:table-cell table:style-name="ce4" table:formula="of:=CONCATENATE(&quot;'&quot;;UPPER([.A31]);&quot;': {'element': '&quot;;[.B31];&quot;'},&quot;)" office:value-type="string" office:string-value="'CX': {'element': 'C'}," calcext:value-type="string">
            <text:p>'CX': {'element': 'C'},</text:p>
          </table:table-cell>
          <table:table-cell office:value-type="string" calcext:value-type="string">
            <text:p>'CX': {'element': 'C'},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</text:p>
          </table:table-cell>
          <table:table-cell table:formula="of:=CONCATENATE([.C31];&quot;'&quot;;[.A32];&quot;', &quot;)" office:value-type="string" office:string-value="'H', 'HO', 'HS', 'HC', 'H1', 'H2', 'H3', 'HP', 'HA', 'H4', 'H5', 'HW', 'O', 'O2', 'OW', 'OH', 'OS', 'CT', 'CA', 'CM', 'C', 'C*', 'CB', 'CC', 'CN', 'CK', 'CQ', 'CW', 'CV', 'CR', 'CX', 'CY', " calcext:value-type="string">
            <text:p>'H', 'HO', 'HS', 'HC', 'H1', 'H2', 'H3', 'HP', 'HA', 'H4', 'H5', 'HW', 'O', 'O2', 'OW', 'OH', 'OS', 'CT', 'CA', 'CM', 'C', 'C*', 'CB', 'CC', 'CN', 'CK', 'CQ', 'CW', 'CV', 'CR', 'CX', 'CY', </text:p>
          </table:table-cell>
          <table:table-cell/>
          <table:table-cell table:style-name="ce4" table:formula="of:=CONCATENATE(&quot;'&quot;;UPPER([.A32]);&quot;': {'element': '&quot;;[.B32];&quot;'},&quot;)" office:value-type="string" office:string-value="'CY': {'element': 'C'}," calcext:value-type="string">
            <text:p>'CY': {'element': 'C'},</text:p>
          </table:table-cell>
          <table:table-cell office:value-type="string" calcext:value-type="string">
            <text:p>'CY': {'element': 'C'},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</text:p>
          </table:table-cell>
          <table:table-cell table:formula="of:=CONCATENATE([.C32];&quot;'&quot;;[.A33];&quot;', &quot;)" office:value-type="string" office:string-value="'H', 'HO', 'HS', 'HC', 'H1', 'H2', 'H3', 'HP', 'HA', 'H4', 'H5', 'HW', 'O', 'O2', 'OW', 'OH', 'OS', 'CT', 'CA', 'CM', 'C', 'C*', 'CB', 'CC', 'CN', 'CK', 'CQ', 'CW', 'CV', 'CR', 'CX', 'CY', 'CD', " calcext:value-type="string">
            <text:p>'H', 'HO', 'HS', 'HC', 'H1', 'H2', 'H3', 'HP', 'HA', 'H4', 'H5', 'HW', 'O', 'O2', 'OW', 'OH', 'OS', 'CT', 'CA', 'CM', 'C', 'C*', 'CB', 'CC', 'CN', 'CK', 'CQ', 'CW', 'CV', 'CR', 'CX', 'CY', 'CD', </text:p>
          </table:table-cell>
          <table:table-cell/>
          <table:table-cell table:style-name="ce4" table:formula="of:=CONCATENATE(&quot;'&quot;;UPPER([.A33]);&quot;': {'element': '&quot;;[.B33];&quot;'},&quot;)" office:value-type="string" office:string-value="'CD': {'element': 'C'}," calcext:value-type="string">
            <text:p>'CD': {'element': 'C'},</text:p>
          </table:table-cell>
          <table:table-cell office:value-type="string" calcext:value-type="string">
            <text:p>'CD': {'element': 'C'},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formula="of:=CONCATENATE([.C33];&quot;'&quot;;[.A34];&quot;', &quot;)" office:value-type="string" office:string-value="'H', 'HO', 'HS', 'HC', 'H1', 'H2', 'H3', 'HP', 'HA', 'H4', 'H5', 'HW', 'O', 'O2', 'OW', 'OH', 'OS', 'CT', 'CA', 'CM', 'C', 'C*', 'CB', 'CC', 'CN', 'CK', 'CQ', 'CW', 'CV', 'CR', 'CX', 'CY', 'CD', 'N', " calcext:value-type="string">
            <text:p>'H', 'HO', 'HS', 'HC', 'H1', 'H2', 'H3', 'HP', 'HA', 'H4', 'H5', 'HW', 'O', 'O2', 'OW', 'OH', 'OS', 'CT', 'CA', 'CM', 'C', 'C*', 'CB', 'CC', 'CN', 'CK', 'CQ', 'CW', 'CV', 'CR', 'CX', 'CY', 'CD', 'N', </text:p>
          </table:table-cell>
          <table:table-cell/>
          <table:table-cell table:style-name="ce4" table:formula="of:=CONCATENATE(&quot;'&quot;;UPPER([.A34]);&quot;': {'element': '&quot;;[.B34];&quot;'},&quot;)" office:value-type="string" office:string-value="'N': {'element': 'N'}," calcext:value-type="string">
            <text:p>'N': {'element': 'N'},</text:p>
          </table:table-cell>
          <table:table-cell office:value-type="string" calcext:value-type="string">
            <text:p>'N': {'element': 'N'},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formula="of:=CONCATENATE([.C34];&quot;'&quot;;[.A35];&quot;', &quot;)" office:value-type="string" office:string-value="'H', 'HO', 'HS', 'HC', 'H1', 'H2', 'H3', 'HP', 'HA', 'H4', 'H5', 'HW', 'O', 'O2', 'OW', 'OH', 'OS', 'CT', 'CA', 'CM', 'C', 'C*', 'CB', 'CC', 'CN', 'CK', 'CQ', 'CW', 'CV', 'CR', 'CX', 'CY', 'CD', 'N', 'NA', " calcext:value-type="string">
            <text:p>'H', 'HO', 'HS', 'HC', 'H1', 'H2', 'H3', 'HP', 'HA', 'H4', 'H5', 'HW', 'O', 'O2', 'OW', 'OH', 'OS', 'CT', 'CA', 'CM', 'C', 'C*', 'CB', 'CC', 'CN', 'CK', 'CQ', 'CW', 'CV', 'CR', 'CX', 'CY', 'CD', 'N', 'NA', </text:p>
          </table:table-cell>
          <table:table-cell/>
          <table:table-cell table:style-name="ce4" table:formula="of:=CONCATENATE(&quot;'&quot;;UPPER([.A35]);&quot;': {'element': '&quot;;[.B35];&quot;'},&quot;)" office:value-type="string" office:string-value="'NA': {'element': 'N'}," calcext:value-type="string">
            <text:p>'NA': {'element': 'N'},</text:p>
          </table:table-cell>
          <table:table-cell office:value-type="string" calcext:value-type="string">
            <text:p>'NA': {'element': 'N'},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</text:p>
          </table:table-cell>
          <table:table-cell table:formula="of:=CONCATENATE([.C35];&quot;'&quot;;[.A36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" calcext:value-type="string">
            <text:p>'H', 'HO', 'HS', 'HC', 'H1', 'H2', 'H3', 'HP', 'HA', 'H4', 'H5', 'HW', 'O', 'O2', 'OW', 'OH', 'OS', 'CT', 'CA', 'CM', 'C', 'C*', 'CB', 'CC', 'CN', 'CK', 'CQ', 'CW', 'CV', 'CR', 'CX', 'CY', 'CD', 'N', 'NA', 'N2', </text:p>
          </table:table-cell>
          <table:table-cell/>
          <table:table-cell table:style-name="ce4" table:formula="of:=CONCATENATE(&quot;'&quot;;UPPER([.A36]);&quot;': {'element': '&quot;;[.B36];&quot;'},&quot;)" office:value-type="string" office:string-value="'N2': {'element': 'N'}," calcext:value-type="string">
            <text:p>'N2': {'element': 'N'},</text:p>
          </table:table-cell>
          <table:table-cell office:value-type="string" calcext:value-type="string">
            <text:p>'N2': {'element': 'N'},</text:p>
          </table:table-cell>
        </table:table-row>
        <table:table-row table:style-name="ro1">
          <table:table-cell office:value-type="string" calcext:value-type="string">
            <text:p>N*</text:p>
          </table:table-cell>
          <table:table-cell office:value-type="string" calcext:value-type="string">
            <text:p>N</text:p>
          </table:table-cell>
          <table:table-cell table:formula="of:=CONCATENATE([.C36];&quot;'&quot;;[.A37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" calcext:value-type="string">
            <text:p>'H', 'HO', 'HS', 'HC', 'H1', 'H2', 'H3', 'HP', 'HA', 'H4', 'H5', 'HW', 'O', 'O2', 'OW', 'OH', 'OS', 'CT', 'CA', 'CM', 'C', 'C*', 'CB', 'CC', 'CN', 'CK', 'CQ', 'CW', 'CV', 'CR', 'CX', 'CY', 'CD', 'N', 'NA', 'N2', 'N*', </text:p>
          </table:table-cell>
          <table:table-cell/>
          <table:table-cell table:style-name="ce4" table:formula="of:=CONCATENATE(&quot;'&quot;;UPPER([.A37]);&quot;': {'element': '&quot;;[.B37];&quot;'},&quot;)" office:value-type="string" office:string-value="'N*': {'element': 'N'}," calcext:value-type="string">
            <text:p>'N*': {'element': 'N'},</text:p>
          </table:table-cell>
          <table:table-cell office:value-type="string" calcext:value-type="string">
            <text:p>'N*': {'element': 'N'},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</text:p>
          </table:table-cell>
          <table:table-cell table:formula="of:=CONCATENATE([.C37];&quot;'&quot;;[.A38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" calcext:value-type="string">
            <text:p>'H', 'HO', 'HS', 'HC', 'H1', 'H2', 'H3', 'HP', 'HA', 'H4', 'H5', 'HW', 'O', 'O2', 'OW', 'OH', 'OS', 'CT', 'CA', 'CM', 'C', 'C*', 'CB', 'CC', 'CN', 'CK', 'CQ', 'CW', 'CV', 'CR', 'CX', 'CY', 'CD', 'N', 'NA', 'N2', 'N*', 'NC', </text:p>
          </table:table-cell>
          <table:table-cell/>
          <table:table-cell table:style-name="ce4" table:formula="of:=CONCATENATE(&quot;'&quot;;UPPER([.A38]);&quot;': {'element': '&quot;;[.B38];&quot;'},&quot;)" office:value-type="string" office:string-value="'NC': {'element': 'N'}," calcext:value-type="string">
            <text:p>'NC': {'element': 'N'},</text:p>
          </table:table-cell>
          <table:table-cell office:value-type="string" calcext:value-type="string">
            <text:p>'NC': {'element': 'N'},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</text:p>
          </table:table-cell>
          <table:table-cell table:formula="of:=CONCATENATE([.C38];&quot;'&quot;;[.A39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</text:p>
          </table:table-cell>
          <table:table-cell/>
          <table:table-cell table:style-name="ce4" table:formula="of:=CONCATENATE(&quot;'&quot;;UPPER([.A39]);&quot;': {'element': '&quot;;[.B39];&quot;'},&quot;)" office:value-type="string" office:string-value="'NB': {'element': 'N'}," calcext:value-type="string">
            <text:p>'NB': {'element': 'N'},</text:p>
          </table:table-cell>
          <table:table-cell office:value-type="string" calcext:value-type="string">
            <text:p>'NB': {'element': 'N'},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</text:p>
          </table:table-cell>
          <table:table-cell table:formula="of:=CONCATENATE([.C39];&quot;'&quot;;[.A40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</text:p>
          </table:table-cell>
          <table:table-cell/>
          <table:table-cell table:style-name="ce4" table:formula="of:=CONCATENATE(&quot;'&quot;;UPPER([.A40]);&quot;': {'element': '&quot;;[.B40];&quot;'},&quot;)" office:value-type="string" office:string-value="'N3': {'element': 'N'}," calcext:value-type="string">
            <text:p>'N3': {'element': 'N'},</text:p>
          </table:table-cell>
          <table:table-cell office:value-type="string" calcext:value-type="string">
            <text:p>'N3': {'element': 'N'}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table:formula="of:=CONCATENATE([.C40];&quot;'&quot;;[.A41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</text:p>
          </table:table-cell>
          <table:table-cell/>
          <table:table-cell table:style-name="ce4" table:formula="of:=CONCATENATE(&quot;'&quot;;UPPER([.A41]);&quot;': {'element': '&quot;;[.B41];&quot;'},&quot;)" office:value-type="string" office:string-value="'NP': {'element': 'N'}," calcext:value-type="string">
            <text:p>'NP': {'element': 'N'},</text:p>
          </table:table-cell>
          <table:table-cell office:value-type="string" calcext:value-type="string">
            <text:p>'NP': {'element': 'N'},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table:formula="of:=CONCATENATE([.C41];&quot;'&quot;;[.A42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</text:p>
          </table:table-cell>
          <table:table-cell/>
          <table:table-cell table:style-name="ce4" table:formula="of:=CONCATENATE(&quot;'&quot;;UPPER([.A42]);&quot;': {'element': '&quot;;[.B42];&quot;'},&quot;)" office:value-type="string" office:string-value="'NO': {'element': 'N'}," calcext:value-type="string">
            <text:p>'NO': {'element': 'N'},</text:p>
          </table:table-cell>
          <table:table-cell office:value-type="string" calcext:value-type="string">
            <text:p>'NO': {'element': 'N'},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formula="of:=CONCATENATE([.C42];&quot;'&quot;;[.A43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</text:p>
          </table:table-cell>
          <table:table-cell/>
          <table:table-cell table:style-name="ce4" table:formula="of:=CONCATENATE(&quot;'&quot;;UPPER([.A43]);&quot;': {'element': '&quot;;[.B43];&quot;'},&quot;)" office:value-type="string" office:string-value="'S': {'element': 'S'}," calcext:value-type="string">
            <text:p>'S': {'element': 'S'},</text:p>
          </table:table-cell>
          <table:table-cell office:value-type="string" calcext:value-type="string">
            <text:p>'S': {'element': 'S'},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formula="of:=CONCATENATE([.C43];&quot;'&quot;;[.A44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</text:p>
          </table:table-cell>
          <table:table-cell/>
          <table:table-cell table:style-name="ce4" table:formula="of:=CONCATENATE(&quot;'&quot;;UPPER([.A44]);&quot;': {'element': '&quot;;[.B44];&quot;'},&quot;)" office:value-type="string" office:string-value="'SH': {'element': 'S'}," calcext:value-type="string">
            <text:p>'SH': {'element': 'S'},</text:p>
          </table:table-cell>
          <table:table-cell office:value-type="string" calcext:value-type="string">
            <text:p>'SH': {'element': 'S'},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formula="of:=CONCATENATE([.C44];&quot;'&quot;;[.A45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</text:p>
          </table:table-cell>
          <table:table-cell/>
          <table:table-cell table:style-name="ce4" table:formula="of:=CONCATENATE(&quot;'&quot;;UPPER([.A45]);&quot;': {'element': '&quot;;[.B45];&quot;'},&quot;)" office:value-type="string" office:string-value="'P': {'element': 'P'}," calcext:value-type="string">
            <text:p>'P': {'element': 'P'},</text:p>
          </table:table-cell>
          <table:table-cell office:value-type="string" calcext:value-type="string">
            <text:p>'P': {'element': 'P'},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Cl</text:p>
          </table:table-cell>
          <table:table-cell table:formula="of:=CONCATENATE([.C45];&quot;'&quot;;[.A46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</text:p>
          </table:table-cell>
          <table:table-cell/>
          <table:table-cell table:style-name="ce4" table:formula="of:=CONCATENATE(&quot;'&quot;;UPPER([.A46]);&quot;': {'element': '&quot;;[.B46];&quot;'},&quot;)" office:value-type="string" office:string-value="'IM': {'element': 'Cl'}," calcext:value-type="string">
            <text:p>'IM': {'element': 'Cl'},</text:p>
          </table:table-cell>
          <table:table-cell office:value-type="string" calcext:value-type="string">
            <text:p>'IM': {'element': 'Cl'},</text:p>
          </table:table-cell>
        </table:table-row>
        <table:table-row table:style-name="ro1">
          <table:table-cell table:number-columns-repeated="2" office:value-type="string" calcext:value-type="string">
            <text:p>Li</text:p>
          </table:table-cell>
          <table:table-cell table:formula="of:=CONCATENATE([.C46];&quot;'&quot;;[.A47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</text:p>
          </table:table-cell>
          <table:table-cell/>
          <table:table-cell table:style-name="ce4" table:formula="of:=CONCATENATE(&quot;'&quot;;UPPER([.A47]);&quot;': {'element': '&quot;;[.B47];&quot;'},&quot;)" office:value-type="string" office:string-value="'LI': {'element': 'Li'}," calcext:value-type="string">
            <text:p>'LI': {'element': 'Li'},</text:p>
          </table:table-cell>
          <table:table-cell office:value-type="string" calcext:value-type="string">
            <text:p>'LI': {'element': 'Li'},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Na</text:p>
          </table:table-cell>
          <table:table-cell table:formula="of:=CONCATENATE([.C47];&quot;'&quot;;[.A48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</text:p>
          </table:table-cell>
          <table:table-cell/>
          <table:table-cell table:style-name="ce4" table:formula="of:=CONCATENATE(&quot;'&quot;;UPPER([.A48]);&quot;': {'element': '&quot;;[.B48];&quot;'},&quot;)" office:value-type="string" office:string-value="'IP': {'element': 'Na'}," calcext:value-type="string">
            <text:p>'IP': {'element': 'Na'},</text:p>
          </table:table-cell>
          <table:table-cell office:value-type="string" calcext:value-type="string">
            <text:p>'IP': {'element': 'Na'},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formula="of:=CONCATENATE([.C48];&quot;'&quot;;[.A49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</text:p>
          </table:table-cell>
          <table:table-cell/>
          <table:table-cell table:style-name="ce4" table:formula="of:=CONCATENATE(&quot;'&quot;;UPPER([.A49]);&quot;': {'element': '&quot;;[.B49];&quot;'},&quot;)" office:value-type="string" office:string-value="'K': {'element': 'K'}," calcext:value-type="string">
            <text:p>'K': {'element': 'K'},</text:p>
          </table:table-cell>
          <table:table-cell office:value-type="string" calcext:value-type="string">
            <text:p>'K': {'element': 'K'},</text:p>
          </table:table-cell>
        </table:table-row>
        <table:table-row table:style-name="ro1">
          <table:table-cell table:number-columns-repeated="2" office:value-type="string" calcext:value-type="string">
            <text:p>Rb</text:p>
          </table:table-cell>
          <table:table-cell table:formula="of:=CONCATENATE([.C49];&quot;'&quot;;[.A50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</text:p>
          </table:table-cell>
          <table:table-cell/>
          <table:table-cell table:style-name="ce4" table:formula="of:=CONCATENATE(&quot;'&quot;;UPPER([.A50]);&quot;': {'element': '&quot;;[.B50];&quot;'},&quot;)" office:value-type="string" office:string-value="'RB': {'element': 'Rb'}," calcext:value-type="string">
            <text:p>'RB': {'element': 'Rb'},</text:p>
          </table:table-cell>
          <table:table-cell office:value-type="string" calcext:value-type="string">
            <text:p>'RB': {'element': 'Rb'},</text:p>
          </table:table-cell>
        </table:table-row>
        <table:table-row table:style-name="ro1">
          <table:table-cell table:number-columns-repeated="2" office:value-type="string" calcext:value-type="string">
            <text:p>Cs</text:p>
          </table:table-cell>
          <table:table-cell table:formula="of:=CONCATENATE([.C50];&quot;'&quot;;[.A51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</text:p>
          </table:table-cell>
          <table:table-cell/>
          <table:table-cell table:style-name="ce4" table:formula="of:=CONCATENATE(&quot;'&quot;;UPPER([.A51]);&quot;': {'element': '&quot;;[.B51];&quot;'},&quot;)" office:value-type="string" office:string-value="'CS': {'element': 'Cs'}," calcext:value-type="string">
            <text:p>'CS': {'element': 'Cs'},</text:p>
          </table:table-cell>
          <table:table-cell office:value-type="string" calcext:value-type="string">
            <text:p>'CS': {'element': 'Cs'},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formula="of:=CONCATENATE([.C51];&quot;'&quot;;[.A52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</text:p>
          </table:table-cell>
          <table:table-cell/>
          <table:table-cell table:style-name="ce4" table:formula="of:=CONCATENATE(&quot;'&quot;;UPPER([.A52]);&quot;': {'element': '&quot;;[.B52];&quot;'},&quot;)" office:value-type="string" office:string-value="'I': {'element': 'I'}," calcext:value-type="string">
            <text:p>'I': {'element': 'I'},</text:p>
          </table:table-cell>
          <table:table-cell office:value-type="string" calcext:value-type="string">
            <text:p>'I': {'element': 'I'},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formula="of:=CONCATENATE([.C52];&quot;'&quot;;[.A53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</text:p>
          </table:table-cell>
          <table:table-cell/>
          <table:table-cell table:style-name="ce4" table:formula="of:=CONCATENATE(&quot;'&quot;;UPPER([.A53]);&quot;': {'element': '&quot;;[.B53];&quot;'},&quot;)" office:value-type="string" office:string-value="'F': {'element': 'F'}," calcext:value-type="string">
            <text:p>'F': {'element': 'F'},</text:p>
          </table:table-cell>
          <table:table-cell office:value-type="string" calcext:value-type="string">
            <text:p>'F': {'element': 'F'},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Na</text:p>
          </table:table-cell>
          <table:table-cell table:formula="of:=CONCATENATE([.C53];&quot;'&quot;;[.A54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'IB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'IB', </text:p>
          </table:table-cell>
          <table:table-cell/>
          <table:table-cell table:style-name="ce4" table:formula="of:=CONCATENATE(&quot;'&quot;;UPPER([.A54]);&quot;': {'element': '&quot;;[.B54];&quot;'},&quot;)" office:value-type="string" office:string-value="'IB': {'element': 'Na'}," calcext:value-type="string">
            <text:p>'IB': {'element': 'Na'},</text:p>
          </table:table-cell>
          <table:table-cell office:value-type="string" calcext:value-type="string">
            <text:p>'IB': {'element': 'Na'},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'IB', </text:p>
          </table:table-cell>
          <table:table-cell table:number-columns-repeated="3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reiding" table:style-name="ta2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H_</text:p>
          </table:table-cell>
          <table:table-cell office:value-type="string" calcext:value-type="string">
            <text:p>H</text:p>
          </table:table-cell>
          <table:table-cell table:formula="of:=CONCATENATE(&quot;'&quot;;[.A1];&quot;', &quot;)" office:value-type="string" office:string-value="'H_', " calcext:value-type="string">
            <text:p>'H_', </text:p>
          </table:table-cell>
          <table:table-cell/>
          <table:table-cell table:style-name="ce4" table:formula="of:=CONCATENATE(&quot;'&quot;;UPPER([.A1]);&quot;': {'element': '&quot;;[.B1];&quot;'},&quot;)" office:value-type="string" office:string-value="'H_': {'element': 'H'}," calcext:value-type="string">
            <text:p>'H_': {'element': 'H'},</text:p>
          </table:table-cell>
          <table:table-cell office:value-type="string" calcext:value-type="string">
            <text:p>'H_': {'element': 'H'},</text:p>
          </table:table-cell>
        </table:table-row>
        <table:table-row table:style-name="ro1">
          <table:table-cell office:value-type="string" calcext:value-type="string">
            <text:p>H_b</text:p>
          </table:table-cell>
          <table:table-cell office:value-type="string" calcext:value-type="string">
            <text:p>H</text:p>
          </table:table-cell>
          <table:table-cell table:formula="of:=CONCATENATE([.C1];&quot;'&quot;;[.A2];&quot;', &quot;)" office:value-type="string" office:string-value="'H_', 'H_b', " calcext:value-type="string">
            <text:p>'H_', 'H_b', </text:p>
          </table:table-cell>
          <table:table-cell/>
          <table:table-cell table:style-name="ce4" table:formula="of:=CONCATENATE(&quot;'&quot;;UPPER([.A2]);&quot;': {'element': '&quot;;[.B2];&quot;'},&quot;)" office:value-type="string" office:string-value="'H_B': {'element': 'H'}," calcext:value-type="string">
            <text:p>'H_B': {'element': 'H'},</text:p>
          </table:table-cell>
          <table:table-cell office:value-type="string" calcext:value-type="string">
            <text:p>'H_B': {'element': 'H'},</text:p>
          </table:table-cell>
        </table:table-row>
        <table:table-row table:style-name="ro1">
          <table:table-cell office:value-type="string" calcext:value-type="string">
            <text:p>H_HB</text:p>
          </table:table-cell>
          <table:table-cell office:value-type="string" calcext:value-type="string">
            <text:p>H</text:p>
          </table:table-cell>
          <table:table-cell table:formula="of:=CONCATENATE([.C2];&quot;'&quot;;[.A3];&quot;', &quot;)" office:value-type="string" office:string-value="'H_', 'H_b', 'H_HB', " calcext:value-type="string">
            <text:p>'H_', 'H_b', 'H_HB', </text:p>
          </table:table-cell>
          <table:table-cell/>
          <table:table-cell table:style-name="ce4" table:formula="of:=CONCATENATE(&quot;'&quot;;UPPER([.A3]);&quot;': {'element': '&quot;;[.B3];&quot;'},&quot;)" office:value-type="string" office:string-value="'H_HB': {'element': 'H'}," calcext:value-type="string">
            <text:p>'H_HB': {'element': 'H'},</text:p>
          </table:table-cell>
          <table:table-cell office:value-type="string" calcext:value-type="string">
            <text:p>'H_HB': {'element': 'H'},</text:p>
          </table:table-cell>
        </table:table-row>
        <table:table-row table:style-name="ro1">
          <table:table-cell office:value-type="string" calcext:value-type="string">
            <text:p>B_2</text:p>
          </table:table-cell>
          <table:table-cell office:value-type="string" calcext:value-type="string">
            <text:p>B</text:p>
          </table:table-cell>
          <table:table-cell table:formula="of:=CONCATENATE([.C3];&quot;'&quot;;[.A4];&quot;', &quot;)" office:value-type="string" office:string-value="'H_', 'H_b', 'H_HB', 'B_2', " calcext:value-type="string">
            <text:p>'H_', 'H_b', 'H_HB', 'B_2', </text:p>
          </table:table-cell>
          <table:table-cell/>
          <table:table-cell table:style-name="ce4" table:formula="of:=CONCATENATE(&quot;'&quot;;UPPER([.A4]);&quot;': {'element': '&quot;;[.B4];&quot;'},&quot;)" office:value-type="string" office:string-value="'B_2': {'element': 'B'}," calcext:value-type="string">
            <text:p>'B_2': {'element': 'B'},</text:p>
          </table:table-cell>
          <table:table-cell office:value-type="string" calcext:value-type="string">
            <text:p>'B_2': {'element': 'B'},</text:p>
          </table:table-cell>
        </table:table-row>
        <table:table-row table:style-name="ro1">
          <table:table-cell office:value-type="string" calcext:value-type="string">
            <text:p>B_3</text:p>
          </table:table-cell>
          <table:table-cell office:value-type="string" calcext:value-type="string">
            <text:p>B</text:p>
          </table:table-cell>
          <table:table-cell table:formula="of:=CONCATENATE([.C4];&quot;'&quot;;[.A5];&quot;', &quot;)" office:value-type="string" office:string-value="'H_', 'H_b', 'H_HB', 'B_2', 'B_3', " calcext:value-type="string">
            <text:p>'H_', 'H_b', 'H_HB', 'B_2', 'B_3', </text:p>
          </table:table-cell>
          <table:table-cell/>
          <table:table-cell table:style-name="ce4" table:formula="of:=CONCATENATE(&quot;'&quot;;UPPER([.A5]);&quot;': {'element': '&quot;;[.B5];&quot;'},&quot;)" office:value-type="string" office:string-value="'B_3': {'element': 'B'}," calcext:value-type="string">
            <text:p>'B_3': {'element': 'B'},</text:p>
          </table:table-cell>
          <table:table-cell office:value-type="string" calcext:value-type="string">
            <text:p>'B_3': {'element': 'B'},</text:p>
          </table:table-cell>
        </table:table-row>
        <table:table-row table:style-name="ro1">
          <table:table-cell office:value-type="string" calcext:value-type="string">
            <text:p>C_3</text:p>
          </table:table-cell>
          <table:table-cell office:value-type="string" calcext:value-type="string">
            <text:p>C</text:p>
          </table:table-cell>
          <table:table-cell table:formula="of:=CONCATENATE([.C5];&quot;'&quot;;[.A6];&quot;', &quot;)" office:value-type="string" office:string-value="'H_', 'H_b', 'H_HB', 'B_2', 'B_3', 'C_3', " calcext:value-type="string">
            <text:p>'H_', 'H_b', 'H_HB', 'B_2', 'B_3', 'C_3', </text:p>
          </table:table-cell>
          <table:table-cell/>
          <table:table-cell table:style-name="ce4" table:formula="of:=CONCATENATE(&quot;'&quot;;UPPER([.A6]);&quot;': {'element': '&quot;;[.B6];&quot;'},&quot;)" office:value-type="string" office:string-value="'C_3': {'element': 'C'}," calcext:value-type="string">
            <text:p>'C_3': {'element': 'C'},</text:p>
          </table:table-cell>
          <table:table-cell office:value-type="string" calcext:value-type="string">
            <text:p>'C_3': {'element': 'C'},</text:p>
          </table:table-cell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C</text:p>
          </table:table-cell>
          <table:table-cell table:formula="of:=CONCATENATE([.C6];&quot;'&quot;;[.A7];&quot;', &quot;)" office:value-type="string" office:string-value="'H_', 'H_b', 'H_HB', 'B_2', 'B_3', 'C_3', 'C_R', " calcext:value-type="string">
            <text:p>'H_', 'H_b', 'H_HB', 'B_2', 'B_3', 'C_3', 'C_R', </text:p>
          </table:table-cell>
          <table:table-cell/>
          <table:table-cell table:style-name="ce4" table:formula="of:=CONCATENATE(&quot;'&quot;;UPPER([.A7]);&quot;': {'element': '&quot;;[.B7];&quot;'},&quot;)" office:value-type="string" office:string-value="'C_R': {'element': 'C'}," calcext:value-type="string">
            <text:p>'C_R': {'element': 'C'},</text:p>
          </table:table-cell>
          <table:table-cell office:value-type="string" calcext:value-type="string">
            <text:p>'C_R': {'element': 'C'},</text:p>
          </table:table-cell>
        </table:table-row>
        <table:table-row table:style-name="ro1">
          <table:table-cell office:value-type="string" calcext:value-type="string">
            <text:p>C_2</text:p>
          </table:table-cell>
          <table:table-cell office:value-type="string" calcext:value-type="string">
            <text:p>C</text:p>
          </table:table-cell>
          <table:table-cell table:formula="of:=CONCATENATE([.C7];&quot;'&quot;;[.A8];&quot;', &quot;)" office:value-type="string" office:string-value="'H_', 'H_b', 'H_HB', 'B_2', 'B_3', 'C_3', 'C_R', 'C_2', " calcext:value-type="string">
            <text:p>'H_', 'H_b', 'H_HB', 'B_2', 'B_3', 'C_3', 'C_R', 'C_2', </text:p>
          </table:table-cell>
          <table:table-cell/>
          <table:table-cell table:style-name="ce4" table:formula="of:=CONCATENATE(&quot;'&quot;;UPPER([.A8]);&quot;': {'element': '&quot;;[.B8];&quot;'},&quot;)" office:value-type="string" office:string-value="'C_2': {'element': 'C'}," calcext:value-type="string">
            <text:p>'C_2': {'element': 'C'},</text:p>
          </table:table-cell>
          <table:table-cell office:value-type="string" calcext:value-type="string">
            <text:p>'C_2': {'element': 'C'},</text:p>
          </table:table-cell>
        </table:table-row>
        <table:table-row table:style-name="ro1">
          <table:table-cell office:value-type="string" calcext:value-type="string">
            <text:p>C_1</text:p>
          </table:table-cell>
          <table:table-cell office:value-type="string" calcext:value-type="string">
            <text:p>C</text:p>
          </table:table-cell>
          <table:table-cell table:formula="of:=CONCATENATE([.C8];&quot;'&quot;;[.A9];&quot;', &quot;)" office:value-type="string" office:string-value="'H_', 'H_b', 'H_HB', 'B_2', 'B_3', 'C_3', 'C_R', 'C_2', 'C_1', " calcext:value-type="string">
            <text:p>'H_', 'H_b', 'H_HB', 'B_2', 'B_3', 'C_3', 'C_R', 'C_2', 'C_1', </text:p>
          </table:table-cell>
          <table:table-cell/>
          <table:table-cell table:style-name="ce4" table:formula="of:=CONCATENATE(&quot;'&quot;;UPPER([.A9]);&quot;': {'element': '&quot;;[.B9];&quot;'},&quot;)" office:value-type="string" office:string-value="'C_1': {'element': 'C'}," calcext:value-type="string">
            <text:p>'C_1': {'element': 'C'},</text:p>
          </table:table-cell>
          <table:table-cell office:value-type="string" calcext:value-type="string">
            <text:p>'C_1': {'element': 'C'},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string" calcext:value-type="string">
            <text:p>N</text:p>
          </table:table-cell>
          <table:table-cell table:formula="of:=CONCATENATE([.C9];&quot;'&quot;;[.A10];&quot;', &quot;)" office:value-type="string" office:string-value="'H_', 'H_b', 'H_HB', 'B_2', 'B_3', 'C_3', 'C_R', 'C_2', 'C_1', 'N_3', " calcext:value-type="string">
            <text:p>'H_', 'H_b', 'H_HB', 'B_2', 'B_3', 'C_3', 'C_R', 'C_2', 'C_1', 'N_3', </text:p>
          </table:table-cell>
          <table:table-cell/>
          <table:table-cell table:style-name="ce4" table:formula="of:=CONCATENATE(&quot;'&quot;;UPPER([.A10]);&quot;': {'element': '&quot;;[.B10];&quot;'},&quot;)" office:value-type="string" office:string-value="'N_3': {'element': 'N'}," calcext:value-type="string">
            <text:p>'N_3': {'element': 'N'},</text:p>
          </table:table-cell>
          <table:table-cell office:value-type="string" calcext:value-type="string">
            <text:p>'N_3': {'element': 'N'},</text:p>
          </table:table-cell>
        </table:table-row>
        <table:table-row table:style-name="ro1">
          <table:table-cell office:value-type="string" calcext:value-type="string">
            <text:p>N_R</text:p>
          </table:table-cell>
          <table:table-cell office:value-type="string" calcext:value-type="string">
            <text:p>N</text:p>
          </table:table-cell>
          <table:table-cell table:formula="of:=CONCATENATE([.C10];&quot;'&quot;;[.A11];&quot;', &quot;)" office:value-type="string" office:string-value="'H_', 'H_b', 'H_HB', 'B_2', 'B_3', 'C_3', 'C_R', 'C_2', 'C_1', 'N_3', 'N_R', " calcext:value-type="string">
            <text:p>'H_', 'H_b', 'H_HB', 'B_2', 'B_3', 'C_3', 'C_R', 'C_2', 'C_1', 'N_3', 'N_R', </text:p>
          </table:table-cell>
          <table:table-cell/>
          <table:table-cell table:style-name="ce4" table:formula="of:=CONCATENATE(&quot;'&quot;;UPPER([.A11]);&quot;': {'element': '&quot;;[.B11];&quot;'},&quot;)" office:value-type="string" office:string-value="'N_R': {'element': 'N'}," calcext:value-type="string">
            <text:p>'N_R': {'element': 'N'},</text:p>
          </table:table-cell>
          <table:table-cell office:value-type="string" calcext:value-type="string">
            <text:p>'N_R': {'element': 'N'},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string" calcext:value-type="string">
            <text:p>N</text:p>
          </table:table-cell>
          <table:table-cell table:formula="of:=CONCATENATE([.C11];&quot;'&quot;;[.A12];&quot;', &quot;)" office:value-type="string" office:string-value="'H_', 'H_b', 'H_HB', 'B_2', 'B_3', 'C_3', 'C_R', 'C_2', 'C_1', 'N_3', 'N_R', 'N_2', " calcext:value-type="string">
            <text:p>'H_', 'H_b', 'H_HB', 'B_2', 'B_3', 'C_3', 'C_R', 'C_2', 'C_1', 'N_3', 'N_R', 'N_2', </text:p>
          </table:table-cell>
          <table:table-cell/>
          <table:table-cell table:style-name="ce4" table:formula="of:=CONCATENATE(&quot;'&quot;;UPPER([.A12]);&quot;': {'element': '&quot;;[.B12];&quot;'},&quot;)" office:value-type="string" office:string-value="'N_2': {'element': 'N'}," calcext:value-type="string">
            <text:p>'N_2': {'element': 'N'},</text:p>
          </table:table-cell>
          <table:table-cell office:value-type="string" calcext:value-type="string">
            <text:p>'N_2': {'element': 'N'},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string" calcext:value-type="string">
            <text:p>N</text:p>
          </table:table-cell>
          <table:table-cell table:formula="of:=CONCATENATE([.C12];&quot;'&quot;;[.A13];&quot;', &quot;)" office:value-type="string" office:string-value="'H_', 'H_b', 'H_HB', 'B_2', 'B_3', 'C_3', 'C_R', 'C_2', 'C_1', 'N_3', 'N_R', 'N_2', 'N_1', " calcext:value-type="string">
            <text:p>'H_', 'H_b', 'H_HB', 'B_2', 'B_3', 'C_3', 'C_R', 'C_2', 'C_1', 'N_3', 'N_R', 'N_2', 'N_1', </text:p>
          </table:table-cell>
          <table:table-cell/>
          <table:table-cell table:style-name="ce4" table:formula="of:=CONCATENATE(&quot;'&quot;;UPPER([.A13]);&quot;': {'element': '&quot;;[.B13];&quot;'},&quot;)" office:value-type="string" office:string-value="'N_1': {'element': 'N'}," calcext:value-type="string">
            <text:p>'N_1': {'element': 'N'},</text:p>
          </table:table-cell>
          <table:table-cell office:value-type="string" calcext:value-type="string">
            <text:p>'N_1': {'element': 'N'},</text:p>
          </table:table-cell>
        </table:table-row>
        <table:table-row table:style-name="ro1">
          <table:table-cell office:value-type="string" calcext:value-type="string">
            <text:p>O_3</text:p>
          </table:table-cell>
          <table:table-cell office:value-type="string" calcext:value-type="string">
            <text:p>O</text:p>
          </table:table-cell>
          <table:table-cell table:formula="of:=CONCATENATE([.C13];&quot;'&quot;;[.A14];&quot;', &quot;)" office:value-type="string" office:string-value="'H_', 'H_b', 'H_HB', 'B_2', 'B_3', 'C_3', 'C_R', 'C_2', 'C_1', 'N_3', 'N_R', 'N_2', 'N_1', 'O_3', " calcext:value-type="string">
            <text:p>'H_', 'H_b', 'H_HB', 'B_2', 'B_3', 'C_3', 'C_R', 'C_2', 'C_1', 'N_3', 'N_R', 'N_2', 'N_1', 'O_3', </text:p>
          </table:table-cell>
          <table:table-cell/>
          <table:table-cell table:style-name="ce4" table:formula="of:=CONCATENATE(&quot;'&quot;;UPPER([.A14]);&quot;': {'element': '&quot;;[.B14];&quot;'},&quot;)" office:value-type="string" office:string-value="'O_3': {'element': 'O'}," calcext:value-type="string">
            <text:p>'O_3': {'element': 'O'},</text:p>
          </table:table-cell>
          <table:table-cell office:value-type="string" calcext:value-type="string">
            <text:p>'O_3': {'element': 'O'},</text:p>
          </table:table-cell>
        </table:table-row>
        <table:table-row table:style-name="ro1">
          <table:table-cell office:value-type="string" calcext:value-type="string">
            <text:p>O_R</text:p>
          </table:table-cell>
          <table:table-cell office:value-type="string" calcext:value-type="string">
            <text:p>O</text:p>
          </table:table-cell>
          <table:table-cell table:formula="of:=CONCATENATE([.C14];&quot;'&quot;;[.A15];&quot;', &quot;)" office:value-type="string" office:string-value="'H_', 'H_b', 'H_HB', 'B_2', 'B_3', 'C_3', 'C_R', 'C_2', 'C_1', 'N_3', 'N_R', 'N_2', 'N_1', 'O_3', 'O_R', " calcext:value-type="string">
            <text:p>'H_', 'H_b', 'H_HB', 'B_2', 'B_3', 'C_3', 'C_R', 'C_2', 'C_1', 'N_3', 'N_R', 'N_2', 'N_1', 'O_3', 'O_R', </text:p>
          </table:table-cell>
          <table:table-cell/>
          <table:table-cell table:style-name="ce4" table:formula="of:=CONCATENATE(&quot;'&quot;;UPPER([.A15]);&quot;': {'element': '&quot;;[.B15];&quot;'},&quot;)" office:value-type="string" office:string-value="'O_R': {'element': 'O'}," calcext:value-type="string">
            <text:p>'O_R': {'element': 'O'},</text:p>
          </table:table-cell>
          <table:table-cell office:value-type="string" calcext:value-type="string">
            <text:p>'O_R': {'element': 'O'},</text:p>
          </table:table-cell>
        </table:table-row>
        <table:table-row table:style-name="ro1">
          <table:table-cell office:value-type="string" calcext:value-type="string">
            <text:p>O_2</text:p>
          </table:table-cell>
          <table:table-cell office:value-type="string" calcext:value-type="string">
            <text:p>O</text:p>
          </table:table-cell>
          <table:table-cell table:formula="of:=CONCATENATE([.C15];&quot;'&quot;;[.A16];&quot;', &quot;)" office:value-type="string" office:string-value="'H_', 'H_b', 'H_HB', 'B_2', 'B_3', 'C_3', 'C_R', 'C_2', 'C_1', 'N_3', 'N_R', 'N_2', 'N_1', 'O_3', 'O_R', 'O_2', " calcext:value-type="string">
            <text:p>'H_', 'H_b', 'H_HB', 'B_2', 'B_3', 'C_3', 'C_R', 'C_2', 'C_1', 'N_3', 'N_R', 'N_2', 'N_1', 'O_3', 'O_R', 'O_2', </text:p>
          </table:table-cell>
          <table:table-cell/>
          <table:table-cell table:style-name="ce4" table:formula="of:=CONCATENATE(&quot;'&quot;;UPPER([.A16]);&quot;': {'element': '&quot;;[.B16];&quot;'},&quot;)" office:value-type="string" office:string-value="'O_2': {'element': 'O'}," calcext:value-type="string">
            <text:p>'O_2': {'element': 'O'},</text:p>
          </table:table-cell>
          <table:table-cell office:value-type="string" calcext:value-type="string">
            <text:p>'O_2': {'element': 'O'},</text:p>
          </table:table-cell>
        </table:table-row>
        <table:table-row table:style-name="ro1">
          <table:table-cell office:value-type="string" calcext:value-type="string">
            <text:p>O_1</text:p>
          </table:table-cell>
          <table:table-cell office:value-type="string" calcext:value-type="string">
            <text:p>O</text:p>
          </table:table-cell>
          <table:table-cell table:formula="of:=CONCATENATE([.C16];&quot;'&quot;;[.A17];&quot;', &quot;)" office:value-type="string" office:string-value="'H_', 'H_b', 'H_HB', 'B_2', 'B_3', 'C_3', 'C_R', 'C_2', 'C_1', 'N_3', 'N_R', 'N_2', 'N_1', 'O_3', 'O_R', 'O_2', 'O_1', " calcext:value-type="string">
            <text:p>'H_', 'H_b', 'H_HB', 'B_2', 'B_3', 'C_3', 'C_R', 'C_2', 'C_1', 'N_3', 'N_R', 'N_2', 'N_1', 'O_3', 'O_R', 'O_2', 'O_1', </text:p>
          </table:table-cell>
          <table:table-cell/>
          <table:table-cell table:style-name="ce4" table:formula="of:=CONCATENATE(&quot;'&quot;;UPPER([.A17]);&quot;': {'element': '&quot;;[.B17];&quot;'},&quot;)" office:value-type="string" office:string-value="'O_1': {'element': 'O'}," calcext:value-type="string">
            <text:p>'O_1': {'element': 'O'},</text:p>
          </table:table-cell>
          <table:table-cell office:value-type="string" calcext:value-type="string">
            <text:p>'O_1': {'element': 'O'},</text:p>
          </table:table-cell>
        </table:table-row>
        <table:table-row table:style-name="ro1">
          <table:table-cell office:value-type="string" calcext:value-type="string">
            <text:p>F_</text:p>
          </table:table-cell>
          <table:table-cell office:value-type="string" calcext:value-type="string">
            <text:p>F</text:p>
          </table:table-cell>
          <table:table-cell table:formula="of:=CONCATENATE([.C17];&quot;'&quot;;[.A18];&quot;', &quot;)" office:value-type="string" office:string-value="'H_', 'H_b', 'H_HB', 'B_2', 'B_3', 'C_3', 'C_R', 'C_2', 'C_1', 'N_3', 'N_R', 'N_2', 'N_1', 'O_3', 'O_R', 'O_2', 'O_1', 'F_', " calcext:value-type="string">
            <text:p>'H_', 'H_b', 'H_HB', 'B_2', 'B_3', 'C_3', 'C_R', 'C_2', 'C_1', 'N_3', 'N_R', 'N_2', 'N_1', 'O_3', 'O_R', 'O_2', 'O_1', 'F_', </text:p>
          </table:table-cell>
          <table:table-cell/>
          <table:table-cell table:style-name="ce4" table:formula="of:=CONCATENATE(&quot;'&quot;;UPPER([.A18]);&quot;': {'element': '&quot;;[.B18];&quot;'},&quot;)" office:value-type="string" office:string-value="'F_': {'element': 'F'}," calcext:value-type="string">
            <text:p>'F_': {'element': 'F'},</text:p>
          </table:table-cell>
          <table:table-cell office:value-type="string" calcext:value-type="string">
            <text:p>'F_': {'element': 'F'},</text:p>
          </table:table-cell>
        </table:table-row>
        <table:table-row table:style-name="ro1">
          <table:table-cell office:value-type="string" calcext:value-type="string">
            <text:p>Al3</text:p>
          </table:table-cell>
          <table:table-cell office:value-type="string" calcext:value-type="string">
            <text:p>Al</text:p>
          </table:table-cell>
          <table:table-cell table:formula="of:=CONCATENATE([.C18];&quot;'&quot;;[.A19];&quot;', &quot;)" office:value-type="string" office:string-value="'H_', 'H_b', 'H_HB', 'B_2', 'B_3', 'C_3', 'C_R', 'C_2', 'C_1', 'N_3', 'N_R', 'N_2', 'N_1', 'O_3', 'O_R', 'O_2', 'O_1', 'F_', 'Al3', " calcext:value-type="string">
            <text:p>'H_', 'H_b', 'H_HB', 'B_2', 'B_3', 'C_3', 'C_R', 'C_2', 'C_1', 'N_3', 'N_R', 'N_2', 'N_1', 'O_3', 'O_R', 'O_2', 'O_1', 'F_', 'Al3', </text:p>
          </table:table-cell>
          <table:table-cell/>
          <table:table-cell table:style-name="ce4" table:formula="of:=CONCATENATE(&quot;'&quot;;UPPER([.A19]);&quot;': {'element': '&quot;;[.B19];&quot;'},&quot;)" office:value-type="string" office:string-value="'AL3': {'element': 'Al'}," calcext:value-type="string">
            <text:p>'AL3': {'element': 'Al'},</text:p>
          </table:table-cell>
          <table:table-cell office:value-type="string" calcext:value-type="string">
            <text:p>'AL3': {'element': 'Al'},</text:p>
          </table:table-cell>
        </table:table-row>
        <table:table-row table:style-name="ro1">
          <table:table-cell office:value-type="string" calcext:value-type="string">
            <text:p>Si3</text:p>
          </table:table-cell>
          <table:table-cell office:value-type="string" calcext:value-type="string">
            <text:p>Si</text:p>
          </table:table-cell>
          <table:table-cell table:formula="of:=CONCATENATE([.C19];&quot;'&quot;;[.A20];&quot;', &quot;)" office:value-type="string" office:string-value="'H_', 'H_b', 'H_HB', 'B_2', 'B_3', 'C_3', 'C_R', 'C_2', 'C_1', 'N_3', 'N_R', 'N_2', 'N_1', 'O_3', 'O_R', 'O_2', 'O_1', 'F_', 'Al3', 'Si3', " calcext:value-type="string">
            <text:p>'H_', 'H_b', 'H_HB', 'B_2', 'B_3', 'C_3', 'C_R', 'C_2', 'C_1', 'N_3', 'N_R', 'N_2', 'N_1', 'O_3', 'O_R', 'O_2', 'O_1', 'F_', 'Al3', 'Si3', </text:p>
          </table:table-cell>
          <table:table-cell/>
          <table:table-cell table:style-name="ce4" table:formula="of:=CONCATENATE(&quot;'&quot;;UPPER([.A20]);&quot;': {'element': '&quot;;[.B20];&quot;'},&quot;)" office:value-type="string" office:string-value="'SI3': {'element': 'Si'}," calcext:value-type="string">
            <text:p>'SI3': {'element': 'Si'},</text:p>
          </table:table-cell>
          <table:table-cell office:value-type="string" calcext:value-type="string">
            <text:p>'SI3': {'element': 'Si'},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</text:p>
          </table:table-cell>
          <table:table-cell table:formula="of:=CONCATENATE([.C20];&quot;'&quot;;[.A21];&quot;', &quot;)" office:value-type="string" office:string-value="'H_', 'H_b', 'H_HB', 'B_2', 'B_3', 'C_3', 'C_R', 'C_2', 'C_1', 'N_3', 'N_R', 'N_2', 'N_1', 'O_3', 'O_R', 'O_2', 'O_1', 'F_', 'Al3', 'Si3', 'P_3', " calcext:value-type="string">
            <text:p>'H_', 'H_b', 'H_HB', 'B_2', 'B_3', 'C_3', 'C_R', 'C_2', 'C_1', 'N_3', 'N_R', 'N_2', 'N_1', 'O_3', 'O_R', 'O_2', 'O_1', 'F_', 'Al3', 'Si3', 'P_3', </text:p>
          </table:table-cell>
          <table:table-cell/>
          <table:table-cell table:style-name="ce4" table:formula="of:=CONCATENATE(&quot;'&quot;;UPPER([.A21]);&quot;': {'element': '&quot;;[.B21];&quot;'},&quot;)" office:value-type="string" office:string-value="'P_3': {'element': 'P'}," calcext:value-type="string">
            <text:p>'P_3': {'element': 'P'},</text:p>
          </table:table-cell>
          <table:table-cell office:value-type="string" calcext:value-type="string">
            <text:p>'P_3': {'element': 'P'},</text:p>
          </table:table-cell>
        </table:table-row>
        <table:table-row table:style-name="ro1">
          <table:table-cell office:value-type="string" calcext:value-type="string">
            <text:p>S_3</text:p>
          </table:table-cell>
          <table:table-cell office:value-type="string" calcext:value-type="string">
            <text:p>S</text:p>
          </table:table-cell>
          <table:table-cell table:formula="of:=CONCATENATE([.C21];&quot;'&quot;;[.A22];&quot;', &quot;)" office:value-type="string" office:string-value="'H_', 'H_b', 'H_HB', 'B_2', 'B_3', 'C_3', 'C_R', 'C_2', 'C_1', 'N_3', 'N_R', 'N_2', 'N_1', 'O_3', 'O_R', 'O_2', 'O_1', 'F_', 'Al3', 'Si3', 'P_3', 'S_3', " calcext:value-type="string">
            <text:p>'H_', 'H_b', 'H_HB', 'B_2', 'B_3', 'C_3', 'C_R', 'C_2', 'C_1', 'N_3', 'N_R', 'N_2', 'N_1', 'O_3', 'O_R', 'O_2', 'O_1', 'F_', 'Al3', 'Si3', 'P_3', 'S_3', </text:p>
          </table:table-cell>
          <table:table-cell/>
          <table:table-cell table:style-name="ce4" table:formula="of:=CONCATENATE(&quot;'&quot;;UPPER([.A22]);&quot;': {'element': '&quot;;[.B22];&quot;'},&quot;)" office:value-type="string" office:string-value="'S_3': {'element': 'S'}," calcext:value-type="string">
            <text:p>'S_3': {'element': 'S'},</text:p>
          </table:table-cell>
          <table:table-cell office:value-type="string" calcext:value-type="string">
            <text:p>'S_3': {'element': 'S'},</text:p>
          </table:table-cell>
        </table:table-row>
        <table:table-row table:style-name="ro1">
          <table:table-cell table:number-columns-repeated="2" office:value-type="string" calcext:value-type="string">
            <text:p>Cl</text:p>
          </table:table-cell>
          <table:table-cell table:formula="of:=CONCATENATE([.C22];&quot;'&quot;;[.A23];&quot;', &quot;)" office:value-type="string" office:string-value="'H_', 'H_b', 'H_HB', 'B_2', 'B_3', 'C_3', 'C_R', 'C_2', 'C_1', 'N_3', 'N_R', 'N_2', 'N_1', 'O_3', 'O_R', 'O_2', 'O_1', 'F_', 'Al3', 'Si3', 'P_3', 'S_3', 'Cl', " calcext:value-type="string">
            <text:p>'H_', 'H_b', 'H_HB', 'B_2', 'B_3', 'C_3', 'C_R', 'C_2', 'C_1', 'N_3', 'N_R', 'N_2', 'N_1', 'O_3', 'O_R', 'O_2', 'O_1', 'F_', 'Al3', 'Si3', 'P_3', 'S_3', 'Cl', </text:p>
          </table:table-cell>
          <table:table-cell/>
          <table:table-cell table:style-name="ce4" table:formula="of:=CONCATENATE(&quot;'&quot;;UPPER([.A23]);&quot;': {'element': '&quot;;[.B23];&quot;'},&quot;)" office:value-type="string" office:string-value="'CL': {'element': 'Cl'}," calcext:value-type="string">
            <text:p>'CL': {'element': 'Cl'},</text:p>
          </table:table-cell>
          <table:table-cell office:value-type="string" calcext:value-type="string">
            <text:p>'CL': {'element': 'Cl'},</text:p>
          </table:table-cell>
        </table:table-row>
        <table:table-row table:style-name="ro1">
          <table:table-cell office:value-type="string" calcext:value-type="string">
            <text:p>Ga3</text:p>
          </table:table-cell>
          <table:table-cell office:value-type="string" calcext:value-type="string">
            <text:p>Ga</text:p>
          </table:table-cell>
          <table:table-cell table:formula="of:=CONCATENATE([.C23];&quot;'&quot;;[.A24];&quot;', &quot;)" office:value-type="string" office:string-value="'H_', 'H_b', 'H_HB', 'B_2', 'B_3', 'C_3', 'C_R', 'C_2', 'C_1', 'N_3', 'N_R', 'N_2', 'N_1', 'O_3', 'O_R', 'O_2', 'O_1', 'F_', 'Al3', 'Si3', 'P_3', 'S_3', 'Cl', 'Ga3', " calcext:value-type="string">
            <text:p>'H_', 'H_b', 'H_HB', 'B_2', 'B_3', 'C_3', 'C_R', 'C_2', 'C_1', 'N_3', 'N_R', 'N_2', 'N_1', 'O_3', 'O_R', 'O_2', 'O_1', 'F_', 'Al3', 'Si3', 'P_3', 'S_3', 'Cl', 'Ga3', </text:p>
          </table:table-cell>
          <table:table-cell/>
          <table:table-cell table:style-name="ce4" table:formula="of:=CONCATENATE(&quot;'&quot;;UPPER([.A24]);&quot;': {'element': '&quot;;[.B24];&quot;'},&quot;)" office:value-type="string" office:string-value="'GA3': {'element': 'Ga'}," calcext:value-type="string">
            <text:p>'GA3': {'element': 'Ga'},</text:p>
          </table:table-cell>
          <table:table-cell office:value-type="string" calcext:value-type="string">
            <text:p>'GA3': {'element': 'Ga'},</text:p>
          </table:table-cell>
        </table:table-row>
        <table:table-row table:style-name="ro1">
          <table:table-cell office:value-type="string" calcext:value-type="string">
            <text:p>Ge3</text:p>
          </table:table-cell>
          <table:table-cell office:value-type="string" calcext:value-type="string">
            <text:p>Ge</text:p>
          </table:table-cell>
          <table:table-cell table:formula="of:=CONCATENATE([.C24];&quot;'&quot;;[.A25];&quot;', &quot;)" office:value-type="string" office:string-value="'H_', 'H_b', 'H_HB', 'B_2', 'B_3', 'C_3', 'C_R', 'C_2', 'C_1', 'N_3', 'N_R', 'N_2', 'N_1', 'O_3', 'O_R', 'O_2', 'O_1', 'F_', 'Al3', 'Si3', 'P_3', 'S_3', 'Cl', 'Ga3', 'Ge3', " calcext:value-type="string">
            <text:p>'H_', 'H_b', 'H_HB', 'B_2', 'B_3', 'C_3', 'C_R', 'C_2', 'C_1', 'N_3', 'N_R', 'N_2', 'N_1', 'O_3', 'O_R', 'O_2', 'O_1', 'F_', 'Al3', 'Si3', 'P_3', 'S_3', 'Cl', 'Ga3', 'Ge3', </text:p>
          </table:table-cell>
          <table:table-cell/>
          <table:table-cell table:style-name="ce4" table:formula="of:=CONCATENATE(&quot;'&quot;;UPPER([.A25]);&quot;': {'element': '&quot;;[.B25];&quot;'},&quot;)" office:value-type="string" office:string-value="'GE3': {'element': 'Ge'}," calcext:value-type="string">
            <text:p>'GE3': {'element': 'Ge'},</text:p>
          </table:table-cell>
          <table:table-cell office:value-type="string" calcext:value-type="string">
            <text:p>'GE3': {'element': 'Ge'},</text:p>
          </table:table-cell>
        </table:table-row>
        <table:table-row table:style-name="ro1">
          <table:table-cell office:value-type="string" calcext:value-type="string">
            <text:p>As3</text:p>
          </table:table-cell>
          <table:table-cell office:value-type="string" calcext:value-type="string">
            <text:p>As</text:p>
          </table:table-cell>
          <table:table-cell table:formula="of:=CONCATENATE([.C25];&quot;'&quot;;[.A26];&quot;', &quot;)" office:value-type="string" office:string-value="'H_', 'H_b', 'H_HB', 'B_2', 'B_3', 'C_3', 'C_R', 'C_2', 'C_1', 'N_3', 'N_R', 'N_2', 'N_1', 'O_3', 'O_R', 'O_2', 'O_1', 'F_', 'Al3', 'Si3', 'P_3', 'S_3', 'Cl', 'Ga3', 'Ge3', 'As3', " calcext:value-type="string">
            <text:p>'H_', 'H_b', 'H_HB', 'B_2', 'B_3', 'C_3', 'C_R', 'C_2', 'C_1', 'N_3', 'N_R', 'N_2', 'N_1', 'O_3', 'O_R', 'O_2', 'O_1', 'F_', 'Al3', 'Si3', 'P_3', 'S_3', 'Cl', 'Ga3', 'Ge3', 'As3', </text:p>
          </table:table-cell>
          <table:table-cell/>
          <table:table-cell table:style-name="ce4" table:formula="of:=CONCATENATE(&quot;'&quot;;UPPER([.A26]);&quot;': {'element': '&quot;;[.B26];&quot;'},&quot;)" office:value-type="string" office:string-value="'AS3': {'element': 'As'}," calcext:value-type="string">
            <text:p>'AS3': {'element': 'As'},</text:p>
          </table:table-cell>
          <table:table-cell office:value-type="string" calcext:value-type="string">
            <text:p>'AS3': {'element': 'As'},</text:p>
          </table:table-cell>
        </table:table-row>
        <table:table-row table:style-name="ro1">
          <table:table-cell office:value-type="string" calcext:value-type="string">
            <text:p>Se3</text:p>
          </table:table-cell>
          <table:table-cell office:value-type="string" calcext:value-type="string">
            <text:p>Se</text:p>
          </table:table-cell>
          <table:table-cell table:formula="of:=CONCATENATE([.C26];&quot;'&quot;;[.A27];&quot;', &quot;)" office:value-type="string" office:string-value="'H_', 'H_b', 'H_HB', 'B_2', 'B_3', 'C_3', 'C_R', 'C_2', 'C_1', 'N_3', 'N_R', 'N_2', 'N_1', 'O_3', 'O_R', 'O_2', 'O_1', 'F_', 'Al3', 'Si3', 'P_3', 'S_3', 'Cl', 'Ga3', 'Ge3', 'As3', 'Se3', " calcext:value-type="string">
            <text:p>'H_', 'H_b', 'H_HB', 'B_2', 'B_3', 'C_3', 'C_R', 'C_2', 'C_1', 'N_3', 'N_R', 'N_2', 'N_1', 'O_3', 'O_R', 'O_2', 'O_1', 'F_', 'Al3', 'Si3', 'P_3', 'S_3', 'Cl', 'Ga3', 'Ge3', 'As3', 'Se3', </text:p>
          </table:table-cell>
          <table:table-cell/>
          <table:table-cell table:style-name="ce4" table:formula="of:=CONCATENATE(&quot;'&quot;;UPPER([.A27]);&quot;': {'element': '&quot;;[.B27];&quot;'},&quot;)" office:value-type="string" office:string-value="'SE3': {'element': 'Se'}," calcext:value-type="string">
            <text:p>'SE3': {'element': 'Se'},</text:p>
          </table:table-cell>
          <table:table-cell office:value-type="string" calcext:value-type="string">
            <text:p>'SE3': {'element': 'Se'},</text:p>
          </table:table-cell>
        </table:table-row>
        <table:table-row table:style-name="ro1">
          <table:table-cell table:number-columns-repeated="2" office:value-type="string" calcext:value-type="string">
            <text:p>Br</text:p>
          </table:table-cell>
          <table:table-cell table:formula="of:=CONCATENATE([.C27];&quot;'&quot;;[.A28];&quot;', &quot;)" office:value-type="string" office:string-value="'H_', 'H_b', 'H_HB', 'B_2', 'B_3', 'C_3', 'C_R', 'C_2', 'C_1', 'N_3', 'N_R', 'N_2', 'N_1', 'O_3', 'O_R', 'O_2', 'O_1', 'F_', 'Al3', 'Si3', 'P_3', 'S_3', 'Cl', 'Ga3', 'Ge3', 'As3', 'Se3', 'Br', " calcext:value-type="string">
            <text:p>'H_', 'H_b', 'H_HB', 'B_2', 'B_3', 'C_3', 'C_R', 'C_2', 'C_1', 'N_3', 'N_R', 'N_2', 'N_1', 'O_3', 'O_R', 'O_2', 'O_1', 'F_', 'Al3', 'Si3', 'P_3', 'S_3', 'Cl', 'Ga3', 'Ge3', 'As3', 'Se3', 'Br', </text:p>
          </table:table-cell>
          <table:table-cell/>
          <table:table-cell table:style-name="ce4" table:formula="of:=CONCATENATE(&quot;'&quot;;UPPER([.A28]);&quot;': {'element': '&quot;;[.B28];&quot;'},&quot;)" office:value-type="string" office:string-value="'BR': {'element': 'Br'}," calcext:value-type="string">
            <text:p>'BR': {'element': 'Br'},</text:p>
          </table:table-cell>
          <table:table-cell office:value-type="string" calcext:value-type="string">
            <text:p>'BR': {'element': 'Br'},</text:p>
          </table:table-cell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In</text:p>
          </table:table-cell>
          <table:table-cell table:formula="of:=CONCATENATE([.C28];&quot;'&quot;;[.A29];&quot;', &quot;)" office:value-type="string" office:string-value="'H_', 'H_b', 'H_HB', 'B_2', 'B_3', 'C_3', 'C_R', 'C_2', 'C_1', 'N_3', 'N_R', 'N_2', 'N_1', 'O_3', 'O_R', 'O_2', 'O_1', 'F_', 'Al3', 'Si3', 'P_3', 'S_3', 'Cl', 'Ga3', 'Ge3', 'As3', 'Se3', 'Br', 'In3', " calcext:value-type="string">
            <text:p>'H_', 'H_b', 'H_HB', 'B_2', 'B_3', 'C_3', 'C_R', 'C_2', 'C_1', 'N_3', 'N_R', 'N_2', 'N_1', 'O_3', 'O_R', 'O_2', 'O_1', 'F_', 'Al3', 'Si3', 'P_3', 'S_3', 'Cl', 'Ga3', 'Ge3', 'As3', 'Se3', 'Br', 'In3', </text:p>
          </table:table-cell>
          <table:table-cell/>
          <table:table-cell table:style-name="ce4" table:formula="of:=CONCATENATE(&quot;'&quot;;UPPER([.A29]);&quot;': {'element': '&quot;;[.B29];&quot;'},&quot;)" office:value-type="string" office:string-value="'IN3': {'element': 'In'}," calcext:value-type="string">
            <text:p>'IN3': {'element': 'In'},</text:p>
          </table:table-cell>
          <table:table-cell office:value-type="string" calcext:value-type="string">
            <text:p>'IN3': {'element': 'In'},</text:p>
          </table:table-cell>
        </table:table-row>
        <table:table-row table:style-name="ro1">
          <table:table-cell office:value-type="string" calcext:value-type="string">
            <text:p>Sn3</text:p>
          </table:table-cell>
          <table:table-cell office:value-type="string" calcext:value-type="string">
            <text:p>Sn</text:p>
          </table:table-cell>
          <table:table-cell table:formula="of:=CONCATENATE([.C29];&quot;'&quot;;[.A30];&quot;', &quot;)" office:value-type="string" office:string-value="'H_', 'H_b', 'H_HB', 'B_2', 'B_3', 'C_3', 'C_R', 'C_2', 'C_1', 'N_3', 'N_R', 'N_2', 'N_1', 'O_3', 'O_R', 'O_2', 'O_1', 'F_', 'Al3', 'Si3', 'P_3', 'S_3', 'Cl', 'Ga3', 'Ge3', 'As3', 'Se3', 'Br', 'In3', 'Sn3', " calcext:value-type="string">
            <text:p>'H_', 'H_b', 'H_HB', 'B_2', 'B_3', 'C_3', 'C_R', 'C_2', 'C_1', 'N_3', 'N_R', 'N_2', 'N_1', 'O_3', 'O_R', 'O_2', 'O_1', 'F_', 'Al3', 'Si3', 'P_3', 'S_3', 'Cl', 'Ga3', 'Ge3', 'As3', 'Se3', 'Br', 'In3', 'Sn3', </text:p>
          </table:table-cell>
          <table:table-cell/>
          <table:table-cell table:style-name="ce4" table:formula="of:=CONCATENATE(&quot;'&quot;;UPPER([.A30]);&quot;': {'element': '&quot;;[.B30];&quot;'},&quot;)" office:value-type="string" office:string-value="'SN3': {'element': 'Sn'}," calcext:value-type="string">
            <text:p>'SN3': {'element': 'Sn'},</text:p>
          </table:table-cell>
          <table:table-cell office:value-type="string" calcext:value-type="string">
            <text:p>'SN3': {'element': 'Sn'},</text:p>
          </table:table-cell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b</text:p>
          </table:table-cell>
          <table:table-cell table:formula="of:=CONCATENATE([.C30];&quot;'&quot;;[.A31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" calcext:value-type="string">
            <text:p>'H_', 'H_b', 'H_HB', 'B_2', 'B_3', 'C_3', 'C_R', 'C_2', 'C_1', 'N_3', 'N_R', 'N_2', 'N_1', 'O_3', 'O_R', 'O_2', 'O_1', 'F_', 'Al3', 'Si3', 'P_3', 'S_3', 'Cl', 'Ga3', 'Ge3', 'As3', 'Se3', 'Br', 'In3', 'Sn3', 'Sb3', </text:p>
          </table:table-cell>
          <table:table-cell/>
          <table:table-cell table:style-name="ce4" table:formula="of:=CONCATENATE(&quot;'&quot;;UPPER([.A31]);&quot;': {'element': '&quot;;[.B31];&quot;'},&quot;)" office:value-type="string" office:string-value="'SB3': {'element': 'Sb'}," calcext:value-type="string">
            <text:p>'SB3': {'element': 'Sb'},</text:p>
          </table:table-cell>
          <table:table-cell office:value-type="string" calcext:value-type="string">
            <text:p>'SB3': {'element': 'Sb'},</text:p>
          </table:table-cell>
        </table:table-row>
        <table:table-row table:style-name="ro1">
          <table:table-cell office:value-type="string" calcext:value-type="string">
            <text:p>Te3</text:p>
          </table:table-cell>
          <table:table-cell office:value-type="string" calcext:value-type="string">
            <text:p>Te</text:p>
          </table:table-cell>
          <table:table-cell table:formula="of:=CONCATENATE([.C31];&quot;'&quot;;[.A32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" calcext:value-type="string">
            <text:p>'H_', 'H_b', 'H_HB', 'B_2', 'B_3', 'C_3', 'C_R', 'C_2', 'C_1', 'N_3', 'N_R', 'N_2', 'N_1', 'O_3', 'O_R', 'O_2', 'O_1', 'F_', 'Al3', 'Si3', 'P_3', 'S_3', 'Cl', 'Ga3', 'Ge3', 'As3', 'Se3', 'Br', 'In3', 'Sn3', 'Sb3', 'Te3', </text:p>
          </table:table-cell>
          <table:table-cell/>
          <table:table-cell table:style-name="ce4" table:formula="of:=CONCATENATE(&quot;'&quot;;UPPER([.A32]);&quot;': {'element': '&quot;;[.B32];&quot;'},&quot;)" office:value-type="string" office:string-value="'TE3': {'element': 'Te'}," calcext:value-type="string">
            <text:p>'TE3': {'element': 'Te'},</text:p>
          </table:table-cell>
          <table:table-cell office:value-type="string" calcext:value-type="string">
            <text:p>'TE3': {'element': 'Te'},</text:p>
          </table:table-cell>
        </table:table-row>
        <table:table-row table:style-name="ro1">
          <table:table-cell office:value-type="string" calcext:value-type="string">
            <text:p>I_</text:p>
          </table:table-cell>
          <table:table-cell office:value-type="string" calcext:value-type="string">
            <text:p>I</text:p>
          </table:table-cell>
          <table:table-cell table:formula="of:=CONCATENATE([.C32];&quot;'&quot;;[.A33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</text:p>
          </table:table-cell>
          <table:table-cell/>
          <table:table-cell table:style-name="ce4" table:formula="of:=CONCATENATE(&quot;'&quot;;UPPER([.A33]);&quot;': {'element': '&quot;;[.B33];&quot;'},&quot;)" office:value-type="string" office:string-value="'I_': {'element': 'I'}," calcext:value-type="string">
            <text:p>'I_': {'element': 'I'},</text:p>
          </table:table-cell>
          <table:table-cell office:value-type="string" calcext:value-type="string">
            <text:p>'I_': {'element': 'I'},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NCATENATE([.C33];&quot;'&quot;;[.A34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</text:p>
          </table:table-cell>
          <table:table-cell/>
          <table:table-cell table:style-name="ce4" table:formula="of:=CONCATENATE(&quot;'&quot;;UPPER([.A34]);&quot;': {'element': '&quot;;[.B34];&quot;'},&quot;)" office:value-type="string" office:string-value="'NA': {'element': 'Na'}," calcext:value-type="string">
            <text:p>'NA': {'element': 'Na'},</text:p>
          </table:table-cell>
          <table:table-cell office:value-type="string" calcext:value-type="string">
            <text:p>'NA': {'element': 'Na'},</text:p>
          </table:table-cell>
        </table:table-row>
        <table:table-row table:style-name="ro1">
          <table:table-cell table:number-columns-repeated="2" office:value-type="string" calcext:value-type="string">
            <text:p>Ca</text:p>
          </table:table-cell>
          <table:table-cell table:formula="of:=CONCATENATE([.C34];&quot;'&quot;;[.A35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'Ca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</text:p>
          </table:table-cell>
          <table:table-cell/>
          <table:table-cell table:style-name="ce4" table:formula="of:=CONCATENATE(&quot;'&quot;;UPPER([.A35]);&quot;': {'element': '&quot;;[.B35];&quot;'},&quot;)" office:value-type="string" office:string-value="'CA': {'element': 'Ca'}," calcext:value-type="string">
            <text:p>'CA': {'element': 'Ca'},</text:p>
          </table:table-cell>
          <table:table-cell office:value-type="string" calcext:value-type="string">
            <text:p>'CA': {'element': 'Ca'},</text:p>
          </table:table-cell>
        </table:table-row>
        <table:table-row table:style-name="ro1">
          <table:table-cell table:number-columns-repeated="2" office:value-type="string" calcext:value-type="string">
            <text:p>Fe</text:p>
          </table:table-cell>
          <table:table-cell table:formula="of:=CONCATENATE([.C35];&quot;'&quot;;[.A36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'Ca', 'Fe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'Fe', </text:p>
          </table:table-cell>
          <table:table-cell/>
          <table:table-cell table:style-name="ce4" table:formula="of:=CONCATENATE(&quot;'&quot;;UPPER([.A36]);&quot;': {'element': '&quot;;[.B36];&quot;'},&quot;)" office:value-type="string" office:string-value="'FE': {'element': 'Fe'}," calcext:value-type="string">
            <text:p>'FE': {'element': 'Fe'},</text:p>
          </table:table-cell>
          <table:table-cell office:value-type="string" calcext:value-type="string">
            <text:p>'FE': {'element': 'Fe'},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e</text:p>
          </table:table-cell>
          <table:table-cell table:formula="of:=CONCATENATE([.C36];&quot;'&quot;;[.A37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'Ca', 'Fe', 'Fn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'Fe', 'Fn', </text:p>
          </table:table-cell>
          <table:table-cell/>
          <table:table-cell table:style-name="ce4" table:formula="of:=CONCATENATE(&quot;'&quot;;UPPER([.A37]);&quot;': {'element': '&quot;;[.B37];&quot;'},&quot;)" office:value-type="string" office:string-value="'FN': {'element': 'Fe'}," calcext:value-type="string">
            <text:p>'FN': {'element': 'Fe'},</text:p>
          </table:table-cell>
          <table:table-cell office:value-type="string" calcext:value-type="string">
            <text:p>'FN': {'element': 'Fe'},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'Fe', 'Fn', </text:p>
          </table:table-cell>
          <table:table-cell table:number-columns-repeated="3"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s" table:style-name="ta2">
        <table:table-column table:style-name="co4" table:number-columns-repeated="1009" table:default-cell-style-name="ce5"/>
        <table:table-row table:style-name="ro1">
          <table:table-cell office:value-type="string" calcext:value-type="string">
            <text:p>A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y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g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r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u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m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n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l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Y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r</text:p>
          </table:table-cell>
          <table:table-cell table:number-columns-repeated="1008"/>
        </table:table-row>
        <table:table-row table:style-name="ro1" table:number-rows-repeated="1048471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  <table:database-ranges>
        <table:database-range table:name="__Anonymous_Sheet_DB__0" table:target-range-address="MM3.A1:MM3.AMJ16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Elements.A1:Elements.AMJ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4:59:43.32159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4-09T09:51:19Z</meta:creation-date>
    <dc:date>2018-04-27T16:11:44.576385549</dc:date>
    <meta:editing-cycles>15</meta:editing-cycles>
    <meta:editing-duration>PT5H54M10S</meta:editing-duration>
    <meta:document-statistic meta:table-count="6" meta:cell-count="2972" meta:object-count="0"/>
    <meta:user-defined meta:name="WorkbookGuid">abdc0b2f-7f8c-4a09-a06d-42a49ec8ffd5</meta:user-defined>
  </office:meta>
</office:document-meta>
</file>